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4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20_2" style:data-style-name="N11">
      <style:table-cell-properties fo:border-bottom="none" fo:background-color="#cc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Normal_20_2" style:data-style-name="N11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fff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20_2">
      <style:table-cell-properties style:rotation-align="none"/>
    </style:style>
    <style:style style:name="ce12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99ff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dddddd" style:rotation-align="none"/>
    </style:style>
    <style:style style:name="ce16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1">
      <style:table-cell-properties fo:background-color="#ffff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1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1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fo:background-color="#33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2">
      <style:table-cell-properties fo:background-color="#33cc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 style:data-style-name="N3">
      <style:table-cell-properties fo:background-color="#ffffff" style:rotation-align="none"/>
    </style:style>
    <style:style style:name="ce26" style:family="table-cell" style:parent-style-name="Normal_20_2" style:data-style-name="N3">
      <style:table-cell-properties fo:background-color="#3366ff" style:rotation-align="none"/>
    </style:style>
    <style:style style:name="ce27" style:family="table-cell" style:parent-style-name="Normal_20_2" style:data-style-name="N3">
      <style:table-cell-properties fo:border-bottom="0.06pt solid #000000" fo:background-color="#ffffff" style:diagonal-bl-tr="none" style:diagonal-tl-br="none" fo:border-left="none" fo:border-right="none" style:rotation-align="none" fo:border-top="none"/>
    </style:style>
    <style:style style:name="ce28" style:family="table-cell" style:parent-style-name="Normal_20_2" style:data-style-name="N3">
      <style:table-cell-properties fo:background-color="#66ccff" style:rotation-align="none"/>
    </style:style>
    <style:style style:name="ce29" style:family="table-cell" style:parent-style-name="Normal_20_2" style:data-style-name="N11">
      <style:table-cell-properties fo:background-color="#ffffff" style:rotation-align="none"/>
    </style:style>
    <style:style style:name="ce30" style:family="table-cell" style:parent-style-name="Normal_20_2" style:data-style-name="N11">
      <style:table-cell-properties fo:background-color="#3366ff" style:rotation-align="none"/>
    </style:style>
    <style:style style:name="ce31" style:family="table-cell" style:parent-style-name="Normal_20_2" style:data-style-name="N11">
      <style:table-cell-properties fo:background-color="#66ccff" style:rotation-align="none"/>
    </style:style>
    <style:style style:name="ce32" style:family="table-cell" style:parent-style-name="Normal_20_2" style:data-style-name="N11">
      <style:table-cell-properties fo:border-bottom="0.06pt solid #000000" fo:background-color="#ffffff" style:diagonal-bl-tr="none" style:diagonal-tl-br="none" fo:border-left="none" fo:border-right="none" style:rotation-align="none" fo:border-top="none"/>
    </style:style>
    <style:style style:name="ce33" style:family="table-cell" style:parent-style-name="Default" style:data-style-name="N11">
      <style:table-cell-properties fo:background-color="#dddddd" style:rotation-align="none"/>
    </style:style>
    <style:style style:name="ce34" style:family="table-cell" style:parent-style-name="Default" style:data-style-name="N11">
      <style:table-cell-properties style:rotation-align="none"/>
    </style:style>
    <style:style style:name="ce35" style:family="table-cell" style:parent-style-name="Default" style:data-style-name="N11">
      <style:table-cell-properties fo:background-color="#ffff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20_2">
      <style:table-cell-properties fo:background-color="#3366ff" style:rotation-align="none"/>
    </style:style>
    <style:style style:name="ce37" style:family="table-cell" style:parent-style-name="Default" style:data-style-name="N11">
      <style:table-cell-properties fo:background-color="#99ff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Normal_20_2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06pt solid #000000" fo:background-color="#ffffff" style:diagonal-bl-tr="none" style:diagonal-tl-br="none" fo:border-left="none" fo:border-right="none" style:rotation-align="none" fo:border-top="none"/>
    </style:style>
    <style:style style:name="ce43" style:family="table-cell" style:parent-style-name="Normal_20_2">
      <style:table-cell-properties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 style:data-style-name="N3">
      <style:table-cell-properties fo:background-color="#ff00ff" style:rotation-align="none"/>
    </style:style>
    <style:style style:name="ce45" style:family="table-cell" style:parent-style-name="Normal_20_2" style:data-style-name="N3">
      <style:table-cell-properties fo:border-bottom="0.06pt solid #000000" fo:background-color="#ff00ff" style:diagonal-bl-tr="none" style:diagonal-tl-br="none" fo:border-left="none" fo:border-right="none" style:rotation-align="none" fo:border-top="none"/>
    </style:style>
    <style:style style:name="ce46" style:family="table-cell" style:parent-style-name="Normal_20_2" style:data-style-name="N3">
      <style:table-cell-properties fo:background-color="#ff99ff" style:rotation-align="none"/>
    </style:style>
    <style:style style:name="ce47" style:family="table-cell" style:parent-style-name="Normal_20_2" style:data-style-name="N11">
      <style:table-cell-properties fo:background-color="#ff00ff" style:rotation-align="none"/>
    </style:style>
    <style:style style:name="ce48" style:family="table-cell" style:parent-style-name="Normal_20_2" style:data-style-name="N11">
      <style:table-cell-properties fo:background-color="#ff99ff" style:rotation-align="none"/>
    </style:style>
    <style:style style:name="ce49" style:family="table-cell" style:parent-style-name="Default" style:data-style-name="N11">
      <style:table-cell-properties fo:background-color="#ff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2">
      <style:table-cell-properties fo:background-color="#ff808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1"/>
    <style:style style:name="ce100" style:family="table-cell" style:parent-style-name="Default">
      <style:table-cell-properties fo:background-color="#ffd32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rotation-align="none"/>
    </style:style>
    <style:style style:name="ce103" style:family="table-cell" style:parent-style-name="Default" style:data-style-name="N11">
      <style:table-cell-properties fo:background-color="#ffffcc" style:rotation-align="none"/>
    </style:style>
    <style:style style:name="ce104" style:family="table-cell" style:parent-style-name="Default" style:data-style-name="N11">
      <style:table-cell-properties fo:background-color="#ffffff" style:rotation-align="none"/>
    </style:style>
    <style:style style:name="ce105" style:family="table-cell" style:parent-style-name="Default">
      <style:table-cell-properties fo:background-color="#ffd32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1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1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Economic result" table:style-name="ta1" table:print="false">
        <table:table-column table:style-name="co1" table:default-cell-style-name="Default"/>
        <table:table-column table:style-name="co1" table:default-cell-style-name="ce11"/>
        <table:table-column table:style-name="co1" table:number-columns-repeated="5" table:default-cell-style-name="ce33"/>
        <table:table-column table:style-name="co1" table:number-columns-repeated="1017" table:default-cell-style-name="Default"/>
        <table:table-row table:style-name="ro1">
          <table:table-cell table:style-name="ce2"/>
          <table:table-cell table:style-name="ce4" office:value-type="string" calcext:value-type="string">
            <text:p>Valores Históricos</text:p>
          </table:table-cell>
          <table:table-cell table:style-name="Default"/>
          <table:table-cell table:style-name="ce4" office:value-type="string" calcext:value-type="string">
            <text:p>Escenario central</text:p>
          </table:table-cell>
          <table:table-cell table:style-name="Default"/>
          <table:table-cell table:style-name="ce4" office:value-type="string" calcext:value-type="string">
            <text:p>Escenario pesimista</text:p>
          </table:table-cell>
          <table:table-cell table:style-name="Default"/>
          <table:table-cell table:style-name="ce4" office:value-type="string" calcext:value-type="string">
            <text:p>Escenario optimista</text:p>
          </table:table-cell>
          <table:table-cell table:style-name="ce16"/>
          <table:table-cell table:number-columns-repeated="6"/>
          <table:table-cell office:value-type="string" calcext:value-type="string">
            <text:p>Semestral</text:p>
          </table:table-cell>
          <table:table-cell table:number-columns-repeated="10"/>
          <table:table-cell office:value-type="string" calcext:value-type="string">
            <text:p>Trimestral</text:p>
          </table:table-cell>
          <table:table-cell table:number-columns-repeated="997"/>
        </table:table-row>
        <table:table-row table:style-name="ro2">
          <table:table-cell table:style-name="ce2"/>
          <table:table-cell table:style-name="ce5" office:value-type="string" calcext:value-type="string">
            <text:p>Historical values</text:p>
          </table:table-cell>
          <table:table-cell table:style-name="ce16" office:value-type="string" calcext:value-type="string">
            <text:p>Central scenario</text:p>
          </table:table-cell>
          <table:table-cell table:style-name="ce16" office:value-type="string" calcext:value-type="string">
            <text:p>Central scenario, including universal pension and without coparticipation</text:p>
          </table:table-cell>
          <table:table-cell table:style-name="ce16" office:value-type="string" calcext:value-type="string">
            <text:p>Low scenario</text:p>
          </table:table-cell>
          <table:table-cell table:style-name="ce16" office:value-type="string" calcext:value-type="string">
            <text:p>Low scenario, including universal pension and without coparticipation</text:p>
          </table:table-cell>
          <table:table-cell table:style-name="ce16" office:value-type="string" calcext:value-type="string">
            <text:p>High scenario</text:p>
          </table:table-cell>
          <table:table-cell table:style-name="ce16" office:value-type="string" calcext:value-type="string">
            <text:p>High scenario, including universal pension and without coparticipation</text:p>
          </table:table-cell>
          <table:table-cell table:style-name="ce16"/>
          <table:table-cell table:number-columns-repeated="3"/>
          <table:table-cell table:style-name="ce2"/>
          <table:table-cell table:style-name="ce5" office:value-type="string" calcext:value-type="string">
            <text:p>Historical values</text:p>
          </table:table-cell>
          <table:table-cell table:style-name="ce16" office:value-type="string" calcext:value-type="string">
            <text:p>Central scenario</text:p>
          </table:table-cell>
          <table:table-cell table:style-name="ce16" office:value-type="string" calcext:value-type="string">
            <text:p>Central scenario, including universal pension and without coparticipation</text:p>
          </table:table-cell>
          <table:table-cell table:style-name="ce16" office:value-type="string" calcext:value-type="string">
            <text:p>Low scenario</text:p>
          </table:table-cell>
          <table:table-cell table:style-name="ce16" office:value-type="string" calcext:value-type="string">
            <text:p>Low scenario, including universal pension and without coparticipation</text:p>
          </table:table-cell>
          <table:table-cell table:style-name="ce16" office:value-type="string" calcext:value-type="string">
            <text:p>High scenario</text:p>
          </table:table-cell>
          <table:table-cell table:style-name="ce16" office:value-type="string" calcext:value-type="string">
            <text:p>High scenario, including universal pension and without coparticipation</text:p>
          </table:table-cell>
          <table:table-cell table:number-columns-repeated="3"/>
          <table:table-cell table:style-name="ce2"/>
          <table:table-cell table:style-name="ce5" office:value-type="string" calcext:value-type="string">
            <text:p>Historical values</text:p>
          </table:table-cell>
          <table:table-cell table:style-name="ce16" office:value-type="string" calcext:value-type="string">
            <text:p>Central scenario</text:p>
          </table:table-cell>
          <table:table-cell table:style-name="ce16" office:value-type="string" calcext:value-type="string">
            <text:p>Central scenario, including universal pension and without coparticipation</text:p>
          </table:table-cell>
          <table:table-cell table:style-name="ce16" office:value-type="string" calcext:value-type="string">
            <text:p>Low scenario</text:p>
          </table:table-cell>
          <table:table-cell table:style-name="ce16" office:value-type="string" calcext:value-type="string">
            <text:p>Low scenario, including universal pension and without coparticipation</text:p>
          </table:table-cell>
          <table:table-cell table:style-name="ce16" office:value-type="string" calcext:value-type="string">
            <text:p>High scenario</text:p>
          </table:table-cell>
          <table:table-cell table:style-name="ce16" office:value-type="string" calcext:value-type="string">
            <text:p>High scenario, including universal pension and without coparticipation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5"/>
          <table:table-cell table:style-name="ce2" table:number-columns-repeated="7"/>
          <table:table-cell table:number-columns-repeated="3"/>
          <table:table-cell table:style-name="ce2"/>
          <table:table-cell table:style-name="ce5"/>
          <table:table-cell table:style-name="ce2" table:number-columns-repeated="6"/>
          <table:table-cell table:number-columns-repeated="3"/>
          <table:table-cell table:style-name="ce2"/>
          <table:table-cell table:style-name="ce5"/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1993" calcext:value-type="float">
            <text:p>1993</text:p>
          </table:table-cell>
          <table:table-cell table:style-name="ce6" table:formula="of:=[.Y4]-[.N4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3" calcext:value-type="float">
            <text:p>1993</text:p>
          </table:table-cell>
          <table:table-cell table:style-name="ce6" office:value-type="percentage" office:value="-0.000446069275463893" calcext:value-type="percentage">
            <text:p>-0.04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3" calcext:value-type="float">
            <text:p>1993</text:p>
          </table:table-cell>
          <table:table-cell table:style-name="ce6" office:value-type="percentage" office:value="-0.000446069275463893" calcext:value-type="percentage">
            <text:p>-0.04%</text:p>
          </table:table-cell>
          <table:table-cell table:style-name="ce2" table:number-columns-repeated="6"/>
          <table:table-cell/>
          <table:table-cell>
            <draw:frame draw:z-index="1" draw:name="Chart 1" draw:style-name="gr1" draw:text-style-name="P1" svg:width="1097.63pt" svg:height="556.55pt" svg:x="2.21pt" svg:y="1.19pt">
              <draw:object draw:notify-on-update-of-ranges="'Economic result'.B1:'Economic result'.B1 'Economic result'.B2:'Economic result'.B50 'Economic result'.D1:'Economic result'.D1 'Economic result'.D2:'Economic result'.D50 'Economic result'.F1:'Economic result'.F1 'Economic result'.F2:'Economic result'.F50 'Economic result'.H1:'Economic result'.H1 'Economic result'.H2:'Economic result'.H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1"/>
        </table:table-row>
        <table:table-row table:style-name="ro3">
          <table:table-cell table:style-name="ce3" office:value-type="float" office:value="1994" calcext:value-type="float">
            <text:p>1994</text:p>
          </table:table-cell>
          <table:table-cell table:style-name="ce7" table:formula="of:=[.Y5]-[.N5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4" calcext:value-type="float">
            <text:p>1994</text:p>
          </table:table-cell>
          <table:table-cell table:style-name="ce7" office:value-type="percentage" office:value="-0.0130853294610615" calcext:value-type="percentage">
            <text:p>-1.31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4" calcext:value-type="float">
            <text:p>1994</text:p>
          </table:table-cell>
          <table:table-cell table:style-name="ce7" office:value-type="percentage" office:value="-0.0130853294610615" calcext:value-type="percentage">
            <text:p>-1.31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6" table:formula="of:=[.Y6]-[.N6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5" calcext:value-type="float">
            <text:p>1995</text:p>
          </table:table-cell>
          <table:table-cell table:style-name="ce6" office:value-type="percentage" office:value="-0.00637934959758819" calcext:value-type="percentage">
            <text:p>-0.64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5" calcext:value-type="float">
            <text:p>1995</text:p>
          </table:table-cell>
          <table:table-cell table:style-name="ce6" office:value-type="percentage" office:value="-0.00637934959758819" calcext:value-type="percentage">
            <text:p>-0.64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7" table:formula="of:=[.Y7]-[.N7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6" calcext:value-type="float">
            <text:p>1996</text:p>
          </table:table-cell>
          <table:table-cell table:style-name="ce7" office:value-type="percentage" office:value="-0.00528730473079139" calcext:value-type="percentage">
            <text:p>-0.53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6" calcext:value-type="float">
            <text:p>1996</text:p>
          </table:table-cell>
          <table:table-cell table:style-name="ce7" office:value-type="percentage" office:value="-0.00528730473079139" calcext:value-type="percentage">
            <text:p>-0.53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1997" calcext:value-type="float">
            <text:p>1997</text:p>
          </table:table-cell>
          <table:table-cell table:style-name="ce6" table:formula="of:=[.Y8]-[.N8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7" calcext:value-type="float">
            <text:p>1997</text:p>
          </table:table-cell>
          <table:table-cell table:style-name="ce6" office:value-type="percentage" office:value="-0.00315594528811225" calcext:value-type="percentage">
            <text:p>-0.32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7" calcext:value-type="float">
            <text:p>1997</text:p>
          </table:table-cell>
          <table:table-cell table:style-name="ce6" office:value-type="percentage" office:value="-0.00315594528811225" calcext:value-type="percentage">
            <text:p>-0.32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7" table:formula="of:=[.Y9]-[.N9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8" calcext:value-type="float">
            <text:p>1998</text:p>
          </table:table-cell>
          <table:table-cell table:style-name="ce7" office:value-type="percentage" office:value="-0.00266006212398561" calcext:value-type="percentage">
            <text:p>-0.27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8" calcext:value-type="float">
            <text:p>1998</text:p>
          </table:table-cell>
          <table:table-cell table:style-name="ce7" office:value-type="percentage" office:value="-0.00266006212398561" calcext:value-type="percentage">
            <text:p>-0.27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1999" calcext:value-type="float">
            <text:p>1999</text:p>
          </table:table-cell>
          <table:table-cell table:style-name="ce6" table:formula="of:=[.Y10]-[.N10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1999" calcext:value-type="float">
            <text:p>1999</text:p>
          </table:table-cell>
          <table:table-cell table:style-name="ce6" office:value-type="percentage" office:value="-0.0077596880146275" calcext:value-type="percentage">
            <text:p>-0.78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1999" calcext:value-type="float">
            <text:p>1999</text:p>
          </table:table-cell>
          <table:table-cell table:style-name="ce6" office:value-type="percentage" office:value="-0.0077596880146275" calcext:value-type="percentage">
            <text:p>-0.78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7" table:formula="of:=[.Y11]-[.N11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0" calcext:value-type="float">
            <text:p>2000</text:p>
          </table:table-cell>
          <table:table-cell table:style-name="ce7" office:value-type="percentage" office:value="-0.00673854445377408" calcext:value-type="percentage">
            <text:p>-0.67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0" calcext:value-type="float">
            <text:p>2000</text:p>
          </table:table-cell>
          <table:table-cell table:style-name="ce7" office:value-type="percentage" office:value="-0.00673854445377408" calcext:value-type="percentage">
            <text:p>-0.67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6" table:formula="of:=[.Y12]-[.N12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1" calcext:value-type="float">
            <text:p>2001</text:p>
          </table:table-cell>
          <table:table-cell table:style-name="ce6" office:value-type="percentage" office:value="-0.0101649287372602" calcext:value-type="percentage">
            <text:p>-1.02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1" calcext:value-type="float">
            <text:p>2001</text:p>
          </table:table-cell>
          <table:table-cell table:style-name="ce6" office:value-type="percentage" office:value="-0.0101649287372602" calcext:value-type="percentage">
            <text:p>-1.02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2" calcext:value-type="float">
            <text:p>2002</text:p>
          </table:table-cell>
          <table:table-cell table:style-name="ce7" table:formula="of:=[.Y13]-[.N13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2" calcext:value-type="float">
            <text:p>2002</text:p>
          </table:table-cell>
          <table:table-cell table:style-name="ce7" office:value-type="percentage" office:value="-0.0114398617982835" calcext:value-type="percentage">
            <text:p>-1.14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2" calcext:value-type="float">
            <text:p>2002</text:p>
          </table:table-cell>
          <table:table-cell table:style-name="ce7" office:value-type="percentage" office:value="-0.0114398617982835" calcext:value-type="percentage">
            <text:p>-1.14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6" table:formula="of:=[.Y14]-[.N14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3" calcext:value-type="float">
            <text:p>2003</text:p>
          </table:table-cell>
          <table:table-cell table:style-name="ce6" office:value-type="percentage" office:value="-0.00492707399415027" calcext:value-type="percentage">
            <text:p>-0.49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3" calcext:value-type="float">
            <text:p>2003</text:p>
          </table:table-cell>
          <table:table-cell table:style-name="ce6" office:value-type="percentage" office:value="-0.00492707399415027" calcext:value-type="percentage">
            <text:p>-0.49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7" table:formula="of:=[.Y15]-[.N15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4" calcext:value-type="float">
            <text:p>2004</text:p>
          </table:table-cell>
          <table:table-cell table:style-name="ce7" office:value-type="percentage" office:value="0.00382133245719463" calcext:value-type="percentage">
            <text:p>0.38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4" calcext:value-type="float">
            <text:p>2004</text:p>
          </table:table-cell>
          <table:table-cell table:style-name="ce7" office:value-type="percentage" office:value="0.00382133245719463" calcext:value-type="percentage">
            <text:p>0.38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6" table:formula="of:=[.Y16]-[.N16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5" calcext:value-type="float">
            <text:p>2005</text:p>
          </table:table-cell>
          <table:table-cell table:style-name="ce6" office:value-type="percentage" office:value="0.00757769102751198" calcext:value-type="percentage">
            <text:p>0.76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5" calcext:value-type="float">
            <text:p>2005</text:p>
          </table:table-cell>
          <table:table-cell table:style-name="ce6" office:value-type="percentage" office:value="0.00757769102751198" calcext:value-type="percentage">
            <text:p>0.76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7" table:formula="of:=[.Y17]-[.N17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6" calcext:value-type="float">
            <text:p>2006</text:p>
          </table:table-cell>
          <table:table-cell table:style-name="ce7" office:value-type="percentage" office:value="0.00917791831736937" calcext:value-type="percentage">
            <text:p>0.92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6" calcext:value-type="float">
            <text:p>2006</text:p>
          </table:table-cell>
          <table:table-cell table:style-name="ce7" office:value-type="percentage" office:value="0.00917791831736937" calcext:value-type="percentage">
            <text:p>0.92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6" table:formula="of:=[.Y18]-[.N18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7" calcext:value-type="float">
            <text:p>2007</text:p>
          </table:table-cell>
          <table:table-cell table:style-name="ce6" office:value-type="percentage" office:value="0.0108470293692913" calcext:value-type="percentage">
            <text:p>1.08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7" calcext:value-type="float">
            <text:p>2007</text:p>
          </table:table-cell>
          <table:table-cell table:style-name="ce6" office:value-type="percentage" office:value="0.0108470293692913" calcext:value-type="percentage">
            <text:p>1.08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8" calcext:value-type="float">
            <text:p>2008</text:p>
          </table:table-cell>
          <table:table-cell table:style-name="ce7" table:formula="of:=[.Y19]-[.N19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8" calcext:value-type="float">
            <text:p>2008</text:p>
          </table:table-cell>
          <table:table-cell table:style-name="ce7" office:value-type="percentage" office:value="0.00473047402209589" calcext:value-type="percentage">
            <text:p>0.47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8" calcext:value-type="float">
            <text:p>2008</text:p>
          </table:table-cell>
          <table:table-cell table:style-name="ce7" office:value-type="percentage" office:value="0.00473047402209589" calcext:value-type="percentage">
            <text:p>0.47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6" table:formula="of:=[.Y20]-[.N20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09" calcext:value-type="float">
            <text:p>2009</text:p>
          </table:table-cell>
          <table:table-cell table:style-name="ce6" office:value-type="percentage" office:value="0.00347884656778641" calcext:value-type="percentage">
            <text:p>0.35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09" calcext:value-type="float">
            <text:p>2009</text:p>
          </table:table-cell>
          <table:table-cell table:style-name="ce6" office:value-type="percentage" office:value="0.00347884656778641" calcext:value-type="percentage">
            <text:p>0.35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7" table:formula="of:=[.Y21]-[.N21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10" calcext:value-type="float">
            <text:p>2010</text:p>
          </table:table-cell>
          <table:table-cell table:style-name="ce7" office:value-type="percentage" office:value="0.00411235591593429" calcext:value-type="percentage">
            <text:p>0.41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10" calcext:value-type="float">
            <text:p>2010</text:p>
          </table:table-cell>
          <table:table-cell table:style-name="ce7" office:value-type="percentage" office:value="0.00411235591593429" calcext:value-type="percentage">
            <text:p>0.41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11" calcext:value-type="float">
            <text:p>2011</text:p>
          </table:table-cell>
          <table:table-cell table:style-name="ce6" table:formula="of:=[.Y22]-[.N22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11" calcext:value-type="float">
            <text:p>2011</text:p>
          </table:table-cell>
          <table:table-cell table:style-name="ce6" office:value-type="percentage" office:value="0.00326307905881009" calcext:value-type="percentage">
            <text:p>0.33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11" calcext:value-type="float">
            <text:p>2011</text:p>
          </table:table-cell>
          <table:table-cell table:style-name="ce6" office:value-type="percentage" office:value="0.00326307905881009" calcext:value-type="percentage">
            <text:p>0.33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12" calcext:value-type="float">
            <text:p>2012</text:p>
          </table:table-cell>
          <table:table-cell table:style-name="ce7" table:formula="of:=[.Y23]-[.N23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12" calcext:value-type="float">
            <text:p>2012</text:p>
          </table:table-cell>
          <table:table-cell table:style-name="ce7" office:value-type="percentage" office:value="0.00105161751029002" calcext:value-type="percentage">
            <text:p>0.11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12" calcext:value-type="float">
            <text:p>2012</text:p>
          </table:table-cell>
          <table:table-cell table:style-name="ce7" office:value-type="percentage" office:value="0.00105161751029002" calcext:value-type="percentage">
            <text:p>0.11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13" calcext:value-type="float">
            <text:p>2013</text:p>
          </table:table-cell>
          <table:table-cell table:style-name="ce6" table:formula="of:=[.Y24]-[.N24]" office:value-type="percentage" office:value="0" calcext:value-type="percentage">
            <text:p>0.00%</text:p>
          </table:table-cell>
          <table:table-cell table:style-name="ce2" table:number-columns-repeated="7"/>
          <table:table-cell table:number-columns-repeated="3"/>
          <table:table-cell table:style-name="ce3" office:value-type="float" office:value="2013" calcext:value-type="float">
            <text:p>2013</text:p>
          </table:table-cell>
          <table:table-cell table:style-name="ce6" office:value-type="percentage" office:value="-0.000951668558161176" calcext:value-type="percentage">
            <text:p>-0.10%</text:p>
          </table:table-cell>
          <table:table-cell table:style-name="ce2" table:number-columns-repeated="6"/>
          <table:table-cell table:number-columns-repeated="3"/>
          <table:table-cell table:style-name="ce3" office:value-type="float" office:value="2013" calcext:value-type="float">
            <text:p>2013</text:p>
          </table:table-cell>
          <table:table-cell table:style-name="ce6" office:value-type="percentage" office:value="-0.000951668558161176" calcext:value-type="percentage">
            <text:p>-0.10%</text:p>
          </table:table-cell>
          <table:table-cell table:style-name="ce2" table:number-columns-repeated="6"/>
          <table:table-cell table:number-columns-repeated="993"/>
        </table:table-row>
        <table:table-row table:style-name="ro3">
          <table:table-cell table:style-name="ce3" office:value-type="float" office:value="2014" calcext:value-type="float">
            <text:p>2014</text:p>
          </table:table-cell>
          <table:table-cell table:style-name="ce7" table:formula="of:=[.Y25]-[.N25]" office:value-type="percentage" office:value="0" calcext:value-type="percentage">
            <text:p>0.00%</text:p>
          </table:table-cell>
          <table:table-cell table:style-name="ce17" table:formula="of:=[.Z25]-[.O25]" office:value-type="percentage" office:value="2.01661604082304E-017" calcext:value-type="percentage">
            <text:p>0.00%</text:p>
          </table:table-cell>
          <table:table-cell table:style-name="ce35" table:formula="of:=[.AA25]-[.P25]" office:value-type="percentage" office:value="2.01661604082304E-017" calcext:value-type="percentage">
            <text:p>0.00%</text:p>
          </table:table-cell>
          <table:table-cell table:style-name="ce2" table:number-columns-repeated="2"/>
          <table:table-cell table:style-name="ce9"/>
          <table:table-cell table:style-name="ce2" table:number-columns-repeated="2"/>
          <table:table-cell table:number-columns-repeated="3"/>
          <table:table-cell table:style-name="ce3" office:value-type="float" office:value="2014" calcext:value-type="float">
            <text:p>2014</text:p>
          </table:table-cell>
          <table:table-cell table:style-name="ce7" office:value-type="percentage" office:value="-0.00129286375596846" calcext:value-type="percentage">
            <text:p>-0.13%</text:p>
          </table:table-cell>
          <table:table-cell table:style-name="ce17" office:value-type="percentage" office:value="0.00115825366281495" calcext:value-type="percentage">
            <text:p>0.12%</text:p>
          </table:table-cell>
          <table:table-cell table:style-name="ce35" office:value-type="percentage" office:value="0.00115825366281495" calcext:value-type="percentage">
            <text:p>0.12%</text:p>
          </table:table-cell>
          <table:table-cell table:style-name="ce2" table:number-columns-repeated="2"/>
          <table:table-cell table:style-name="ce9"/>
          <table:table-cell table:style-name="ce2"/>
          <table:table-cell table:number-columns-repeated="3"/>
          <table:table-cell table:style-name="ce3" office:value-type="float" office:value="2014" calcext:value-type="float">
            <text:p>2014</text:p>
          </table:table-cell>
          <table:table-cell table:style-name="ce7" office:value-type="percentage" office:value="-0.00129286375596846" calcext:value-type="percentage">
            <text:p>-0.13%</text:p>
          </table:table-cell>
          <table:table-cell table:style-name="ce17" office:value-type="percentage" office:value="0.00115825366281497" calcext:value-type="percentage">
            <text:p>0.12%</text:p>
          </table:table-cell>
          <table:table-cell table:style-name="ce35" office:value-type="percentage" office:value="0.00115825366281497" calcext:value-type="percentage">
            <text:p>0.12%</text:p>
          </table:table-cell>
          <table:table-cell table:style-name="ce2" table:number-columns-repeated="2"/>
          <table:table-cell table:style-name="ce9"/>
          <table:table-cell table:style-name="ce2"/>
          <table:table-cell table:number-columns-repeated="993"/>
        </table:table-row>
        <table:table-row table:style-name="ro3">
          <table:table-cell table:style-name="ce3" office:value-type="float" office:value="2015" calcext:value-type="float">
            <text:p>2015</text:p>
          </table:table-cell>
          <table:table-cell table:style-name="ce6" table:formula="of:=[.Y26]-[.N26]" office:value-type="percentage" office:value="0" calcext:value-type="percentage">
            <text:p>0.00%</text:p>
          </table:table-cell>
          <table:table-cell table:style-name="ce17" table:formula="of:=[.Z26]-[.O26]" office:value-type="percentage" office:value="0" calcext:value-type="percentage">
            <text:p>0.00%</text:p>
          </table:table-cell>
          <table:table-cell table:style-name="ce35" table:formula="of:=[.AA26]-[.P26]" office:value-type="percentage" office:value="0" calcext:value-type="percentage">
            <text:p>0.00%</text:p>
          </table:table-cell>
          <table:table-cell table:style-name="ce2" table:number-columns-repeated="5"/>
          <table:table-cell table:number-columns-repeated="3"/>
          <table:table-cell table:style-name="ce3" office:value-type="float" office:value="2015" calcext:value-type="float">
            <text:p>2015</text:p>
          </table:table-cell>
          <table:table-cell table:style-name="ce6" office:value-type="percentage" office:value="-0.00750733306177321" calcext:value-type="percentage">
            <text:p>-0.75%</text:p>
          </table:table-cell>
          <table:table-cell table:style-name="ce17" office:value-type="percentage" office:value="-0.0119147510354156" calcext:value-type="percentage">
            <text:p>-1.19%</text:p>
          </table:table-cell>
          <table:table-cell table:style-name="ce35" office:value-type="percentage" office:value="-0.0119147510354156" calcext:value-type="percentage">
            <text:p>-1.19%</text:p>
          </table:table-cell>
          <table:table-cell table:style-name="ce2" table:number-columns-repeated="4"/>
          <table:table-cell table:number-columns-repeated="3"/>
          <table:table-cell table:style-name="ce3" office:value-type="float" office:value="2015" calcext:value-type="float">
            <text:p>2015</text:p>
          </table:table-cell>
          <table:table-cell table:style-name="ce6" office:value-type="percentage" office:value="-0.00750733306177321" calcext:value-type="percentage">
            <text:p>-0.75%</text:p>
          </table:table-cell>
          <table:table-cell table:style-name="ce17" office:value-type="percentage" office:value="-0.0119147510354156" calcext:value-type="percentage">
            <text:p>-1.19%</text:p>
          </table:table-cell>
          <table:table-cell table:style-name="ce35" office:value-type="percentage" office:value="-0.0119147510354156" calcext:value-type="percentage">
            <text:p>-1.19%</text:p>
          </table:table-cell>
          <table:table-cell table:style-name="ce2" table:number-columns-repeated="4"/>
          <table:table-cell table:number-columns-repeated="993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7" table:formula="of:=[.Y27]-[.N27]" office:value-type="percentage" office:value="0" calcext:value-type="percentage">
            <text:p>0.00%</text:p>
          </table:table-cell>
          <table:table-cell table:style-name="ce17" table:formula="of:=[.Z27]-[.O27]" office:value-type="percentage" office:value="0" calcext:value-type="percentage">
            <text:p>0.00%</text:p>
          </table:table-cell>
          <table:table-cell table:style-name="ce17" table:formula="of:=[.AA27]-[.P27]" office:value-type="percentage" office:value="0" calcext:value-type="percentage">
            <text:p>0.00%</text:p>
          </table:table-cell>
          <table:table-cell table:style-name="ce2" table:number-columns-repeated="5"/>
          <table:table-cell table:number-columns-repeated="3"/>
          <table:table-cell table:style-name="ce3" office:value-type="float" office:value="2016" calcext:value-type="float">
            <text:p>2016</text:p>
          </table:table-cell>
          <table:table-cell table:style-name="ce7" office:value-type="percentage" office:value="-0.0203467996958489" calcext:value-type="percentage">
            <text:p>-2.03%</text:p>
          </table:table-cell>
          <table:table-cell table:style-name="ce17" office:value-type="percentage" office:value="-0.0155712919935585" calcext:value-type="percentage">
            <text:p>-1.56%</text:p>
          </table:table-cell>
          <table:table-cell table:style-name="ce17" office:value-type="percentage" office:value="-0.0194042217806141" calcext:value-type="percentage">
            <text:p>-1.94%</text:p>
          </table:table-cell>
          <table:table-cell table:style-name="ce2" table:number-columns-repeated="4"/>
          <table:table-cell table:number-columns-repeated="3"/>
          <table:table-cell table:style-name="ce3" office:value-type="float" office:value="2016" calcext:value-type="float">
            <text:p>2016</text:p>
          </table:table-cell>
          <table:table-cell table:style-name="ce7" office:value-type="percentage" office:value="-0.0203467996958489" calcext:value-type="percentage">
            <text:p>-2.03%</text:p>
          </table:table-cell>
          <table:table-cell table:style-name="ce17" office:value-type="percentage" office:value="-0.0155712919935585" calcext:value-type="percentage">
            <text:p>-1.56%</text:p>
          </table:table-cell>
          <table:table-cell table:style-name="ce17" office:value-type="percentage" office:value="-0.0194042217806141" calcext:value-type="percentage">
            <text:p>-1.94%</text:p>
          </table:table-cell>
          <table:table-cell table:style-name="ce2" table:number-columns-repeated="4"/>
          <table:table-cell table:number-columns-repeated="993"/>
        </table:table-row>
        <table:table-row table:style-name="ro3">
          <table:table-cell table:style-name="ce3" office:value-type="float" office:value="2017" calcext:value-type="float">
            <text:p>2017</text:p>
          </table:table-cell>
          <table:table-cell table:style-name="ce6" table:formula="of:=[.Y28]-[.N28]" office:value-type="percentage" office:value="0" calcext:value-type="percentage">
            <text:p>0.00%</text:p>
          </table:table-cell>
          <table:table-cell table:style-name="ce17" table:formula="of:=[.Z28]-[.O28]" office:value-type="percentage" office:value="0" calcext:value-type="percentage">
            <text:p>0.00%</text:p>
          </table:table-cell>
          <table:table-cell table:style-name="ce17" table:formula="of:=[.AA28]-[.P28]" office:value-type="percentage" office:value="0" calcext:value-type="percentage">
            <text:p>0.00%</text:p>
          </table:table-cell>
          <table:table-cell table:style-name="ce18"/>
          <table:table-cell table:style-name="ce38" table:number-columns-repeated="4"/>
          <table:table-cell table:number-columns-repeated="3"/>
          <table:table-cell table:style-name="ce3" office:value-type="float" office:value="2017" calcext:value-type="float">
            <text:p>2017</text:p>
          </table:table-cell>
          <table:table-cell table:style-name="ce6" office:value-type="percentage" office:value="-0.0241047020081896" calcext:value-type="percentage">
            <text:p>-2.41%</text:p>
          </table:table-cell>
          <table:table-cell table:style-name="ce17" office:value-type="percentage" office:value="-0.018618808162389" calcext:value-type="percentage">
            <text:p>-1.86%</text:p>
          </table:table-cell>
          <table:table-cell table:style-name="ce17" office:value-type="percentage" office:value="-0.0264354011324795" calcext:value-type="percentage">
            <text:p>-2.64%</text:p>
          </table:table-cell>
          <table:table-cell table:style-name="ce18"/>
          <table:table-cell table:style-name="ce38" table:number-columns-repeated="3"/>
          <table:table-cell table:number-columns-repeated="3"/>
          <table:table-cell table:style-name="ce3" office:value-type="float" office:value="2017" calcext:value-type="float">
            <text:p>2017</text:p>
          </table:table-cell>
          <table:table-cell table:style-name="ce6" office:value-type="percentage" office:value="-0.0241047020081896" calcext:value-type="percentage">
            <text:p>-2.41%</text:p>
          </table:table-cell>
          <table:table-cell table:style-name="ce17" office:value-type="percentage" office:value="-0.018618808162389" calcext:value-type="percentage">
            <text:p>-1.86%</text:p>
          </table:table-cell>
          <table:table-cell table:style-name="ce17" office:value-type="percentage" office:value="-0.0264354011324795" calcext:value-type="percentage">
            <text:p>-2.64%</text:p>
          </table:table-cell>
          <table:table-cell table:style-name="ce18"/>
          <table:table-cell table:style-name="ce38" table:number-columns-repeated="3"/>
          <table:table-cell table:number-columns-repeated="993"/>
        </table:table-row>
        <table:table-row table:style-name="ro3">
          <table:table-cell table:style-name="ce3" office:value-type="float" office:value="2018" calcext:value-type="float">
            <text:p>2018</text:p>
          </table:table-cell>
          <table:table-cell table:style-name="ce7" table:formula="of:=[.Y29]-[.N29]" office:value-type="percentage" office:value="0" calcext:value-type="percentage">
            <text:p>0.00%</text:p>
          </table:table-cell>
          <table:table-cell table:style-name="ce17" table:formula="of:=[.Z29]-[.O29]" office:value-type="percentage" office:value="0" calcext:value-type="percentage">
            <text:p>0.00%</text:p>
          </table:table-cell>
          <table:table-cell table:style-name="ce17" table:formula="of:=[.AA29]-[.P29]" office:value-type="percentage" office:value="0" calcext:value-type="percentage">
            <text:p>0.00%</text:p>
          </table:table-cell>
          <table:table-cell table:style-name="ce38" table:number-columns-repeated="5"/>
          <table:table-cell table:number-columns-repeated="3"/>
          <table:table-cell table:style-name="ce3" office:value-type="float" office:value="2018" calcext:value-type="float">
            <text:p>2018</text:p>
          </table:table-cell>
          <table:table-cell table:style-name="ce7" office:value-type="percentage" office:value="-0.0182717978002125" calcext:value-type="percentage">
            <text:p>-1.83%</text:p>
          </table:table-cell>
          <table:table-cell table:style-name="ce17" office:value-type="percentage" office:value="-0.00937147165887186" calcext:value-type="percentage">
            <text:p>-0.94%</text:p>
          </table:table-cell>
          <table:table-cell table:style-name="ce17" office:value-type="percentage" office:value="-0.0218368767641793" calcext:value-type="percentage">
            <text:p>-2.18%</text:p>
          </table:table-cell>
          <table:table-cell table:style-name="ce38" table:number-columns-repeated="4"/>
          <table:table-cell table:number-columns-repeated="3"/>
          <table:table-cell table:style-name="ce3" office:value-type="float" office:value="2018" calcext:value-type="float">
            <text:p>2018</text:p>
          </table:table-cell>
          <table:table-cell table:style-name="ce7" office:value-type="percentage" office:value="-0.0182717978002125" calcext:value-type="percentage">
            <text:p>-1.83%</text:p>
          </table:table-cell>
          <table:table-cell table:style-name="ce17" office:value-type="percentage" office:value="-0.00937147165887186" calcext:value-type="percentage">
            <text:p>-0.94%</text:p>
          </table:table-cell>
          <table:table-cell table:style-name="ce17" office:value-type="percentage" office:value="-0.0218368767641793" calcext:value-type="percentage">
            <text:p>-2.18%</text:p>
          </table:table-cell>
          <table:table-cell table:style-name="ce38" table:number-columns-repeated="4"/>
          <table:table-cell table:number-columns-repeated="993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6" table:formula="of:=[.Y30]-[.N30]" office:value-type="percentage" office:value="0" calcext:value-type="percentage">
            <text:p>0.00%</text:p>
          </table:table-cell>
          <table:table-cell table:style-name="ce17" table:formula="of:=[.Z30]-[.O30]" office:value-type="percentage" office:value="-9.8879238130678E-017" calcext:value-type="percentage">
            <text:p>0.00%</text:p>
          </table:table-cell>
          <table:table-cell table:style-name="ce17" table:formula="of:=[.AA30]-[.P30]" office:value-type="percentage" office:value="0" calcext:value-type="percentage">
            <text:p>0.00%</text:p>
          </table:table-cell>
          <table:table-cell table:style-name="ce38" table:number-columns-repeated="5"/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6" office:value-type="percentage" office:value="-0.0257914165391586" calcext:value-type="percentage">
            <text:p>-2.58%</text:p>
          </table:table-cell>
          <table:table-cell table:style-name="ce17" office:value-type="percentage" office:value="-0.0135421266646261" calcext:value-type="percentage">
            <text:p>-1.35%</text:p>
          </table:table-cell>
          <table:table-cell table:style-name="ce17" office:value-type="percentage" office:value="-0.0262573391320808" calcext:value-type="percentage">
            <text:p>-2.63%</text:p>
          </table:table-cell>
          <table:table-cell table:style-name="ce38" table:number-columns-repeated="4"/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6" office:value-type="percentage" office:value="-0.0257914165391586" calcext:value-type="percentage">
            <text:p>-2.58%</text:p>
          </table:table-cell>
          <table:table-cell table:style-name="ce17" office:value-type="percentage" office:value="-0.0135421266646262" calcext:value-type="percentage">
            <text:p>-1.35%</text:p>
          </table:table-cell>
          <table:table-cell table:style-name="ce17" office:value-type="percentage" office:value="-0.0262573391320808" calcext:value-type="percentage">
            <text:p>-2.63%</text:p>
          </table:table-cell>
          <table:table-cell table:style-name="ce38" table:number-columns-repeated="4"/>
          <table:table-cell table:number-columns-repeated="993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2"/>
          <table:table-cell table:style-name="ce17" table:formula="of:=[.Z31]-[.O31]" office:value-type="percentage" office:value="-1.00613961606655E-016" calcext:value-type="percentage">
            <text:p>0.00%</text:p>
          </table:table-cell>
          <table:table-cell table:style-name="ce17" table:formula="of:=[.AA31]-[.P31]" office:value-type="percentage" office:value="0" calcext:value-type="percentage">
            <text:p>0.00%</text:p>
          </table:table-cell>
          <table:table-cell table:style-name="ce38" table:formula="of:=[.AB31]-[.Q31]" office:value-type="percentage" office:value="0" calcext:value-type="percentage">
            <text:p>0.00%</text:p>
          </table:table-cell>
          <table:table-cell table:style-name="ce38" table:formula="of:=[.AC31]-[.R31]" office:value-type="percentage" office:value="0" calcext:value-type="percentage">
            <text:p>0.00%</text:p>
          </table:table-cell>
          <table:table-cell table:style-name="ce38" table:formula="of:=[.AD31]-[.S31]" office:value-type="percentage" office:value="-9.71445146547012E-017" calcext:value-type="percentage">
            <text:p>0.00%</text:p>
          </table:table-cell>
          <table:table-cell table:style-name="ce38" table:formula="of:=[.AE31]-[.T31]" office:value-type="percentage" office:value="0" calcext:value-type="percentage">
            <text:p>0.00%</text:p>
          </table:table-cell>
          <table:table-cell table:style-name="ce38"/>
          <table:table-cell table:number-columns-repeated="3"/>
          <table:table-cell table:style-name="ce3" office:value-type="float" office:value="2020" calcext:value-type="float">
            <text:p>2020</text:p>
          </table:table-cell>
          <table:table-cell table:style-name="ce2"/>
          <table:table-cell table:style-name="ce17" office:value-type="percentage" office:value="-0.0226173090282438" calcext:value-type="percentage">
            <text:p>-2.26%</text:p>
          </table:table-cell>
          <table:table-cell table:style-name="ce17" office:value-type="percentage" office:value="-0.0340420154380902" calcext:value-type="percentage">
            <text:p>-3.40%</text:p>
          </table:table-cell>
          <table:table-cell table:style-name="ce38" office:value-type="percentage" office:value="-0.0231389452140095" calcext:value-type="percentage">
            <text:p>-2.31%</text:p>
          </table:table-cell>
          <table:table-cell table:style-name="ce38" office:value-type="percentage" office:value="-0.0345699011204372" calcext:value-type="percentage">
            <text:p>-3.46%</text:p>
          </table:table-cell>
          <table:table-cell table:style-name="ce38" office:value-type="percentage" office:value="-0.022334173742531" calcext:value-type="percentage">
            <text:p>-2.23%</text:p>
          </table:table-cell>
          <table:table-cell table:style-name="ce38" office:value-type="percentage" office:value="-0.0337530922394753" calcext:value-type="percentage">
            <text:p>-3.38%</text:p>
          </table:table-cell>
          <table:table-cell table:number-columns-repeated="3"/>
          <table:table-cell table:style-name="ce3" office:value-type="float" office:value="2020" calcext:value-type="float">
            <text:p>2020</text:p>
          </table:table-cell>
          <table:table-cell table:style-name="ce2"/>
          <table:table-cell table:style-name="ce17" office:value-type="percentage" office:value="-0.0226173090282439" calcext:value-type="percentage">
            <text:p>-2.26%</text:p>
          </table:table-cell>
          <table:table-cell table:style-name="ce17" office:value-type="percentage" office:value="-0.0340420154380901" calcext:value-type="percentage">
            <text:p>-3.40%</text:p>
          </table:table-cell>
          <table:table-cell table:style-name="ce38" office:value-type="percentage" office:value="-0.0231389452140095" calcext:value-type="percentage">
            <text:p>-2.31%</text:p>
          </table:table-cell>
          <table:table-cell table:style-name="ce38" office:value-type="percentage" office:value="-0.0345699011204372" calcext:value-type="percentage">
            <text:p>-3.46%</text:p>
          </table:table-cell>
          <table:table-cell table:style-name="ce38" office:value-type="percentage" office:value="-0.0223341737425311" calcext:value-type="percentage">
            <text:p>-2.23%</text:p>
          </table:table-cell>
          <table:table-cell table:style-name="ce38" office:value-type="percentage" office:value="-0.0337530922394752" calcext:value-type="percentage">
            <text:p>-3.38%</text:p>
          </table:table-cell>
          <table:table-cell table:number-columns-repeated="993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2"/>
          <table:table-cell table:style-name="ce17" table:formula="of:=[.Z32]-[.O32]" office:value-type="percentage" office:value="-0.0016450999954055" calcext:value-type="percentage">
            <text:p>-0.16%</text:p>
          </table:table-cell>
          <table:table-cell table:style-name="ce17" table:formula="of:=[.AA32]-[.P32]" office:value-type="percentage" office:value="-0.0016754635334168" calcext:value-type="percentage">
            <text:p>-0.17%</text:p>
          </table:table-cell>
          <table:table-cell table:style-name="ce38" table:formula="of:=[.AB32]-[.Q32]" office:value-type="percentage" office:value="-0.0015680079062215" calcext:value-type="percentage">
            <text:p>-0.16%</text:p>
          </table:table-cell>
          <table:table-cell table:style-name="ce38" table:formula="of:=[.AC32]-[.R32]" office:value-type="percentage" office:value="-0.0015969119684585" calcext:value-type="percentage">
            <text:p>-0.16%</text:p>
          </table:table-cell>
          <table:table-cell table:style-name="ce38" table:formula="of:=[.AD32]-[.S32]" office:value-type="percentage" office:value="-0.00167949271131982" calcext:value-type="percentage">
            <text:p>-0.17%</text:p>
          </table:table-cell>
          <table:table-cell table:style-name="ce38" table:formula="of:=[.AE32]-[.T32]" office:value-type="percentage" office:value="-0.00170877316183907" calcext:value-type="percentage">
            <text:p>-0.17%</text:p>
          </table:table-cell>
          <table:table-cell table:style-name="ce38"/>
          <table:table-cell table:number-columns-repeated="3"/>
          <table:table-cell table:style-name="ce3" office:value-type="float" office:value="2021" calcext:value-type="float">
            <text:p>2021</text:p>
          </table:table-cell>
          <table:table-cell table:style-name="ce2"/>
          <table:table-cell table:style-name="ce17" office:value-type="percentage" office:value="-0.0121986475307151" calcext:value-type="percentage">
            <text:p>-1.22%</text:p>
          </table:table-cell>
          <table:table-cell table:style-name="ce17" office:value-type="percentage" office:value="-0.0241138767285684" calcext:value-type="percentage">
            <text:p>-2.41%</text:p>
          </table:table-cell>
          <table:table-cell table:style-name="ce38" office:value-type="percentage" office:value="-0.0121720592705334" calcext:value-type="percentage">
            <text:p>-1.22%</text:p>
          </table:table-cell>
          <table:table-cell table:style-name="ce38" office:value-type="percentage" office:value="-0.0240918004925789" calcext:value-type="percentage">
            <text:p>-2.41%</text:p>
          </table:table-cell>
          <table:table-cell table:style-name="ce38" office:value-type="percentage" office:value="-0.0101646361656737" calcext:value-type="percentage">
            <text:p>-1.02%</text:p>
          </table:table-cell>
          <table:table-cell table:style-name="ce38" office:value-type="percentage" office:value="-0.0220586845306938" calcext:value-type="percentage">
            <text:p>-2.21%</text:p>
          </table:table-cell>
          <table:table-cell table:number-columns-repeated="3"/>
          <table:table-cell table:style-name="ce3" office:value-type="float" office:value="2021" calcext:value-type="float">
            <text:p>2021</text:p>
          </table:table-cell>
          <table:table-cell table:style-name="ce2"/>
          <table:table-cell table:style-name="ce17" office:value-type="percentage" office:value="-0.0138437475261206" calcext:value-type="percentage">
            <text:p>-1.38%</text:p>
          </table:table-cell>
          <table:table-cell table:style-name="ce17" office:value-type="percentage" office:value="-0.0257893402619852" calcext:value-type="percentage">
            <text:p>-2.58%</text:p>
          </table:table-cell>
          <table:table-cell table:style-name="ce38" office:value-type="percentage" office:value="-0.0137400671767549" calcext:value-type="percentage">
            <text:p>-1.37%</text:p>
          </table:table-cell>
          <table:table-cell table:style-name="ce38" office:value-type="percentage" office:value="-0.0256887124610374" calcext:value-type="percentage">
            <text:p>-2.57%</text:p>
          </table:table-cell>
          <table:table-cell table:style-name="ce38" office:value-type="percentage" office:value="-0.0118441288769935" calcext:value-type="percentage">
            <text:p>-1.18%</text:p>
          </table:table-cell>
          <table:table-cell table:style-name="ce38" office:value-type="percentage" office:value="-0.0237674576925329" calcext:value-type="percentage">
            <text:p>-2.38%</text:p>
          </table:table-cell>
          <table:table-cell table:number-columns-repeated="993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2"/>
          <table:table-cell table:style-name="ce17" table:formula="of:=[.Z33]-[.O33]" office:value-type="percentage" office:value="-0.0033093091309505" calcext:value-type="percentage">
            <text:p>-0.33%</text:p>
          </table:table-cell>
          <table:table-cell table:style-name="ce17" table:formula="of:=[.AA33]-[.P33]" office:value-type="percentage" office:value="-0.0033895260063268" calcext:value-type="percentage">
            <text:p>-0.34%</text:p>
          </table:table-cell>
          <table:table-cell table:style-name="ce38" table:formula="of:=[.AB33]-[.Q33]" office:value-type="percentage" office:value="-0.0036171597971181" calcext:value-type="percentage">
            <text:p>-0.36%</text:p>
          </table:table-cell>
          <table:table-cell table:style-name="ce38" table:formula="of:=[.AC33]-[.R33]" office:value-type="percentage" office:value="-0.0036791676734381" calcext:value-type="percentage">
            <text:p>-0.37%</text:p>
          </table:table-cell>
          <table:table-cell table:style-name="ce38" table:formula="of:=[.AD33]-[.S33]" office:value-type="percentage" office:value="-0.00383881190491259" calcext:value-type="percentage">
            <text:p>-0.38%</text:p>
          </table:table-cell>
          <table:table-cell table:style-name="ce38" table:formula="of:=[.AE33]-[.T33]" office:value-type="percentage" office:value="-0.00392036945142702" calcext:value-type="percentage">
            <text:p>-0.39%</text:p>
          </table:table-cell>
          <table:table-cell table:style-name="ce38"/>
          <table:table-cell table:number-columns-repeated="3"/>
          <table:table-cell table:style-name="ce3" office:value-type="float" office:value="2022" calcext:value-type="float">
            <text:p>2022</text:p>
          </table:table-cell>
          <table:table-cell table:style-name="ce2"/>
          <table:table-cell table:style-name="ce17" office:value-type="percentage" office:value="-0.0172318371468564" calcext:value-type="percentage">
            <text:p>-1.72%</text:p>
          </table:table-cell>
          <table:table-cell table:style-name="ce17" office:value-type="percentage" office:value="-0.029343495771612" calcext:value-type="percentage">
            <text:p>-2.93%</text:p>
          </table:table-cell>
          <table:table-cell table:style-name="ce38" office:value-type="percentage" office:value="-0.0159201252743725" calcext:value-type="percentage">
            <text:p>-1.59%</text:p>
          </table:table-cell>
          <table:table-cell table:style-name="ce38" office:value-type="percentage" office:value="-0.0280164497155092" calcext:value-type="percentage">
            <text:p>-2.80%</text:p>
          </table:table-cell>
          <table:table-cell table:style-name="ce38" office:value-type="percentage" office:value="-0.0156987263568443" calcext:value-type="percentage">
            <text:p>-1.57%</text:p>
          </table:table-cell>
          <table:table-cell table:style-name="ce38" office:value-type="percentage" office:value="-0.0278433568700391" calcext:value-type="percentage">
            <text:p>-2.78%</text:p>
          </table:table-cell>
          <table:table-cell table:number-columns-repeated="3"/>
          <table:table-cell table:style-name="ce3" office:value-type="float" office:value="2022" calcext:value-type="float">
            <text:p>2022</text:p>
          </table:table-cell>
          <table:table-cell table:style-name="ce2"/>
          <table:table-cell table:style-name="ce17" office:value-type="percentage" office:value="-0.0205411462778069" calcext:value-type="percentage">
            <text:p>-2.05%</text:p>
          </table:table-cell>
          <table:table-cell table:style-name="ce17" office:value-type="percentage" office:value="-0.0327330217779388" calcext:value-type="percentage">
            <text:p>-3.27%</text:p>
          </table:table-cell>
          <table:table-cell table:style-name="ce38" office:value-type="percentage" office:value="-0.0195372850714906" calcext:value-type="percentage">
            <text:p>-1.95%</text:p>
          </table:table-cell>
          <table:table-cell table:style-name="ce38" office:value-type="percentage" office:value="-0.0316956173889473" calcext:value-type="percentage">
            <text:p>-3.17%</text:p>
          </table:table-cell>
          <table:table-cell table:style-name="ce38" office:value-type="percentage" office:value="-0.0195375382617569" calcext:value-type="percentage">
            <text:p>-1.95%</text:p>
          </table:table-cell>
          <table:table-cell table:style-name="ce38" office:value-type="percentage" office:value="-0.0317637263214661" calcext:value-type="percentage">
            <text:p>-3.18%</text:p>
          </table:table-cell>
          <table:table-cell table:number-columns-repeated="993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2"/>
          <table:table-cell table:style-name="ce17" table:formula="of:=[.Z34]-[.O34]" office:value-type="percentage" office:value="-0.0024315606121477" calcext:value-type="percentage">
            <text:p>-0.24%</text:p>
          </table:table-cell>
          <table:table-cell table:style-name="ce17" table:formula="of:=[.AA34]-[.P34]" office:value-type="percentage" office:value="-0.00249832711014671" calcext:value-type="percentage">
            <text:p>-0.25%</text:p>
          </table:table-cell>
          <table:table-cell table:style-name="ce38" table:formula="of:=[.AB34]-[.Q34]" office:value-type="percentage" office:value="-0.0026456643508119" calcext:value-type="percentage">
            <text:p>-0.26%</text:p>
          </table:table-cell>
          <table:table-cell table:style-name="ce38" table:formula="of:=[.AC34]-[.R34]" office:value-type="percentage" office:value="-0.0026974101712324" calcext:value-type="percentage">
            <text:p>-0.27%</text:p>
          </table:table-cell>
          <table:table-cell table:style-name="ce38" table:formula="of:=[.AD34]-[.S34]" office:value-type="percentage" office:value="-0.00229396271936122" calcext:value-type="percentage">
            <text:p>-0.23%</text:p>
          </table:table-cell>
          <table:table-cell table:style-name="ce38" table:formula="of:=[.AE34]-[.T34]" office:value-type="percentage" office:value="-0.00236063176440626" calcext:value-type="percentage">
            <text:p>-0.24%</text:p>
          </table:table-cell>
          <table:table-cell table:style-name="ce38"/>
          <table:table-cell table:number-columns-repeated="3"/>
          <table:table-cell table:style-name="ce3" office:value-type="float" office:value="2023" calcext:value-type="float">
            <text:p>2023</text:p>
          </table:table-cell>
          <table:table-cell table:style-name="ce2"/>
          <table:table-cell table:style-name="ce17" office:value-type="percentage" office:value="-0.0207977903084537" calcext:value-type="percentage">
            <text:p>-2.08%</text:p>
          </table:table-cell>
          <table:table-cell table:style-name="ce17" office:value-type="percentage" office:value="-0.0329890468979438" calcext:value-type="percentage">
            <text:p>-3.30%</text:p>
          </table:table-cell>
          <table:table-cell table:style-name="ce38" office:value-type="percentage" office:value="-0.0201558551405763" calcext:value-type="percentage">
            <text:p>-2.02%</text:p>
          </table:table-cell>
          <table:table-cell table:style-name="ce38" office:value-type="percentage" office:value="-0.0323190135525214" calcext:value-type="percentage">
            <text:p>-3.23%</text:p>
          </table:table-cell>
          <table:table-cell table:style-name="ce38" office:value-type="percentage" office:value="-0.0208736049035294" calcext:value-type="percentage">
            <text:p>-2.09%</text:p>
          </table:table-cell>
          <table:table-cell table:style-name="ce38" office:value-type="percentage" office:value="-0.0331436610648364" calcext:value-type="percentage">
            <text:p>-3.31%</text:p>
          </table:table-cell>
          <table:table-cell table:number-columns-repeated="3"/>
          <table:table-cell table:style-name="ce3" office:value-type="float" office:value="2023" calcext:value-type="float">
            <text:p>2023</text:p>
          </table:table-cell>
          <table:table-cell table:style-name="ce2"/>
          <table:table-cell table:style-name="ce17" office:value-type="percentage" office:value="-0.0232293509206014" calcext:value-type="percentage">
            <text:p>-2.32%</text:p>
          </table:table-cell>
          <table:table-cell table:style-name="ce17" office:value-type="percentage" office:value="-0.0354873740080905" calcext:value-type="percentage">
            <text:p>-3.55%</text:p>
          </table:table-cell>
          <table:table-cell table:style-name="ce38" office:value-type="percentage" office:value="-0.0228015194913882" calcext:value-type="percentage">
            <text:p>-2.28%</text:p>
          </table:table-cell>
          <table:table-cell table:style-name="ce38" office:value-type="percentage" office:value="-0.0350164237237538" calcext:value-type="percentage">
            <text:p>-3.50%</text:p>
          </table:table-cell>
          <table:table-cell table:style-name="ce38" office:value-type="percentage" office:value="-0.0231675676228906" calcext:value-type="percentage">
            <text:p>-2.32%</text:p>
          </table:table-cell>
          <table:table-cell table:style-name="ce38" office:value-type="percentage" office:value="-0.0355042928292427" calcext:value-type="percentage">
            <text:p>-3.55%</text:p>
          </table:table-cell>
          <table:table-cell table:number-columns-repeated="993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2"/>
          <table:table-cell table:style-name="ce18" table:formula="of:=[.Z35]-[.O35]" office:value-type="percentage" office:value="-0.0020390484347696" calcext:value-type="percentage">
            <text:p>-0.20%</text:p>
          </table:table-cell>
          <table:table-cell table:style-name="ce18" table:formula="of:=[.AA35]-[.P35]" office:value-type="percentage" office:value="-0.0021046543487473" calcext:value-type="percentage">
            <text:p>-0.21%</text:p>
          </table:table-cell>
          <table:table-cell table:style-name="ce38" table:formula="of:=[.AB35]-[.Q35]" office:value-type="percentage" office:value="-0.0021380583408502" calcext:value-type="percentage">
            <text:p>-0.21%</text:p>
          </table:table-cell>
          <table:table-cell table:style-name="ce38" table:formula="of:=[.AC35]-[.R35]" office:value-type="percentage" office:value="-0.0022461822533163" calcext:value-type="percentage">
            <text:p>-0.22%</text:p>
          </table:table-cell>
          <table:table-cell table:style-name="ce38" table:formula="of:=[.AD35]-[.S35]" office:value-type="percentage" office:value="-0.00176593896099368" calcext:value-type="percentage">
            <text:p>-0.18%</text:p>
          </table:table-cell>
          <table:table-cell table:style-name="ce38" table:formula="of:=[.AE35]-[.T35]" office:value-type="percentage" office:value="-0.00187368831087011" calcext:value-type="percentage">
            <text:p>-0.19%</text:p>
          </table:table-cell>
          <table:table-cell table:style-name="ce38"/>
          <table:table-cell table:number-columns-repeated="3"/>
          <table:table-cell table:style-name="ce3" office:value-type="float" office:value="2024" calcext:value-type="float">
            <text:p>2024</text:p>
          </table:table-cell>
          <table:table-cell table:style-name="ce2"/>
          <table:table-cell table:style-name="ce18" office:value-type="percentage" office:value="-0.0217234252882335" calcext:value-type="percentage">
            <text:p>-2.17%</text:p>
          </table:table-cell>
          <table:table-cell table:style-name="ce18" office:value-type="percentage" office:value="-0.0342454583411827" calcext:value-type="percentage">
            <text:p>-3.42%</text:p>
          </table:table-cell>
          <table:table-cell table:style-name="ce38" office:value-type="percentage" office:value="-0.0225521451865444" calcext:value-type="percentage">
            <text:p>-2.26%</text:p>
          </table:table-cell>
          <table:table-cell table:style-name="ce38" office:value-type="percentage" office:value="-0.0350230993160204" calcext:value-type="percentage">
            <text:p>-3.50%</text:p>
          </table:table-cell>
          <table:table-cell table:style-name="ce38" office:value-type="percentage" office:value="-0.021831504742903" calcext:value-type="percentage">
            <text:p>-2.18%</text:p>
          </table:table-cell>
          <table:table-cell table:style-name="ce38" office:value-type="percentage" office:value="-0.0344295193771682" calcext:value-type="percentage">
            <text:p>-3.44%</text:p>
          </table:table-cell>
          <table:table-cell table:number-columns-repeated="3"/>
          <table:table-cell table:style-name="ce3" office:value-type="float" office:value="2024" calcext:value-type="float">
            <text:p>2024</text:p>
          </table:table-cell>
          <table:table-cell table:style-name="ce2"/>
          <table:table-cell table:style-name="ce18" office:value-type="percentage" office:value="-0.0237624737230031" calcext:value-type="percentage">
            <text:p>-2.38%</text:p>
          </table:table-cell>
          <table:table-cell table:style-name="ce18" office:value-type="percentage" office:value="-0.03635011268993" calcext:value-type="percentage">
            <text:p>-3.64%</text:p>
          </table:table-cell>
          <table:table-cell table:style-name="ce38" office:value-type="percentage" office:value="-0.0246902035273946" calcext:value-type="percentage">
            <text:p>-2.47%</text:p>
          </table:table-cell>
          <table:table-cell table:style-name="ce38" office:value-type="percentage" office:value="-0.0372692815693367" calcext:value-type="percentage">
            <text:p>-3.73%</text:p>
          </table:table-cell>
          <table:table-cell table:style-name="ce38" office:value-type="percentage" office:value="-0.0235974437038967" calcext:value-type="percentage">
            <text:p>-2.36%</text:p>
          </table:table-cell>
          <table:table-cell table:style-name="ce38" office:value-type="percentage" office:value="-0.0363032076880383" calcext:value-type="percentage">
            <text:p>-3.63%</text:p>
          </table:table-cell>
          <table:table-cell table:number-columns-repeated="993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2"/>
          <table:table-cell table:style-name="ce19" table:formula="of:=[.Z36]-[.O36]" office:value-type="percentage" office:value="-0.0011613018409698" calcext:value-type="percentage">
            <text:p>-0.12%</text:p>
          </table:table-cell>
          <table:table-cell table:style-name="ce19" table:formula="of:=[.AA36]-[.P36]" office:value-type="percentage" office:value="-0.0012350846385027" calcext:value-type="percentage">
            <text:p>-0.12%</text:p>
          </table:table-cell>
          <table:table-cell table:style-name="ce38" table:formula="of:=[.AB36]-[.Q36]" office:value-type="percentage" office:value="-0.0026402820976586" calcext:value-type="percentage">
            <text:p>-0.26%</text:p>
          </table:table-cell>
          <table:table-cell table:style-name="ce38" table:formula="of:=[.AC36]-[.R36]" office:value-type="percentage" office:value="-0.0027547463969864" calcext:value-type="percentage">
            <text:p>-0.28%</text:p>
          </table:table-cell>
          <table:table-cell table:style-name="ce38" table:formula="of:=[.AD36]-[.S36]" office:value-type="percentage" office:value="-0.0016756224165474" calcext:value-type="percentage">
            <text:p>-0.17%</text:p>
          </table:table-cell>
          <table:table-cell table:style-name="ce38" table:formula="of:=[.AE36]-[.T36]" office:value-type="percentage" office:value="-0.00176325118168368" calcext:value-type="percentage">
            <text:p>-0.18%</text:p>
          </table:table-cell>
          <table:table-cell table:style-name="ce38"/>
          <table:table-cell table:number-columns-repeated="3"/>
          <table:table-cell table:style-name="ce3" office:value-type="float" office:value="2025" calcext:value-type="float">
            <text:p>2025</text:p>
          </table:table-cell>
          <table:table-cell table:style-name="ce2"/>
          <table:table-cell table:style-name="ce19" office:value-type="percentage" office:value="-0.0227062145879318" calcext:value-type="percentage">
            <text:p>-2.27%</text:p>
          </table:table-cell>
          <table:table-cell table:style-name="ce19" office:value-type="percentage" office:value="-0.0362628490804128" calcext:value-type="percentage">
            <text:p>-3.63%</text:p>
          </table:table-cell>
          <table:table-cell table:style-name="ce38" office:value-type="percentage" office:value="-0.0238936812322285" calcext:value-type="percentage">
            <text:p>-2.39%</text:p>
          </table:table-cell>
          <table:table-cell table:style-name="ce38" office:value-type="percentage" office:value="-0.0373352312610841" calcext:value-type="percentage">
            <text:p>-3.73%</text:p>
          </table:table-cell>
          <table:table-cell table:style-name="ce38" office:value-type="percentage" office:value="-0.0221912535093924" calcext:value-type="percentage">
            <text:p>-2.22%</text:p>
          </table:table-cell>
          <table:table-cell table:style-name="ce38" office:value-type="percentage" office:value="-0.0357767872566159" calcext:value-type="percentage">
            <text:p>-3.58%</text:p>
          </table:table-cell>
          <table:table-cell table:number-columns-repeated="3"/>
          <table:table-cell table:style-name="ce3" office:value-type="float" office:value="2025" calcext:value-type="float">
            <text:p>2025</text:p>
          </table:table-cell>
          <table:table-cell table:style-name="ce2"/>
          <table:table-cell table:style-name="ce19" office:value-type="percentage" office:value="-0.0238675164289016" calcext:value-type="percentage">
            <text:p>-2.39%</text:p>
          </table:table-cell>
          <table:table-cell table:style-name="ce19" office:value-type="percentage" office:value="-0.0374979337189155" calcext:value-type="percentage">
            <text:p>-3.75%</text:p>
          </table:table-cell>
          <table:table-cell table:style-name="ce38" office:value-type="percentage" office:value="-0.0265339633298871" calcext:value-type="percentage">
            <text:p>-2.65%</text:p>
          </table:table-cell>
          <table:table-cell table:style-name="ce38" office:value-type="percentage" office:value="-0.0400899776580705" calcext:value-type="percentage">
            <text:p>-4.01%</text:p>
          </table:table-cell>
          <table:table-cell table:style-name="ce38" office:value-type="percentage" office:value="-0.0238668759259398" calcext:value-type="percentage">
            <text:p>-2.39%</text:p>
          </table:table-cell>
          <table:table-cell table:style-name="ce38" office:value-type="percentage" office:value="-0.0375400384382996" calcext:value-type="percentage">
            <text:p>-3.75%</text:p>
          </table:table-cell>
          <table:table-cell table:number-columns-repeated="993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2"/>
          <table:table-cell table:style-name="ce20" table:formula="of:=[.Z37]-[.O37]" office:value-type="percentage" office:value="-0.000963792314472502" calcext:value-type="percentage">
            <text:p>-0.10%</text:p>
          </table:table-cell>
          <table:table-cell table:style-name="ce20" table:formula="of:=[.AA37]-[.P37]" office:value-type="percentage" office:value="-0.0010517295810397" calcext:value-type="percentage">
            <text:p>-0.11%</text:p>
          </table:table-cell>
          <table:table-cell table:style-name="ce38" table:formula="of:=[.AB37]-[.Q37]" office:value-type="percentage" office:value="-0.0016991719908804" calcext:value-type="percentage">
            <text:p>-0.17%</text:p>
          </table:table-cell>
          <table:table-cell table:style-name="ce38" table:formula="of:=[.AC37]-[.R37]" office:value-type="percentage" office:value="-0.0018787529947252" calcext:value-type="percentage">
            <text:p>-0.19%</text:p>
          </table:table-cell>
          <table:table-cell table:style-name="ce38" table:formula="of:=[.AD37]-[.S37]" office:value-type="percentage" office:value="-0.000997442070670707" calcext:value-type="percentage">
            <text:p>-0.10%</text:p>
          </table:table-cell>
          <table:table-cell table:style-name="ce38" table:formula="of:=[.AE37]-[.T37]" office:value-type="percentage" office:value="-0.00105620474898011" calcext:value-type="percentage">
            <text:p>-0.11%</text:p>
          </table:table-cell>
          <table:table-cell table:style-name="ce38"/>
          <table:table-cell table:number-columns-repeated="3"/>
          <table:table-cell table:style-name="ce3" office:value-type="float" office:value="2026" calcext:value-type="float">
            <text:p>2026</text:p>
          </table:table-cell>
          <table:table-cell table:style-name="ce2"/>
          <table:table-cell table:style-name="ce20" office:value-type="percentage" office:value="-0.0229632179433198" calcext:value-type="percentage">
            <text:p>-2.30%</text:p>
          </table:table-cell>
          <table:table-cell table:style-name="ce20" office:value-type="percentage" office:value="-0.0366677628447643" calcext:value-type="percentage">
            <text:p>-3.67%</text:p>
          </table:table-cell>
          <table:table-cell table:style-name="ce38" office:value-type="percentage" office:value="-0.0256747701599888" calcext:value-type="percentage">
            <text:p>-2.57%</text:p>
          </table:table-cell>
          <table:table-cell table:style-name="ce38" office:value-type="percentage" office:value="-0.0391157516032966" calcext:value-type="percentage">
            <text:p>-3.91%</text:p>
          </table:table-cell>
          <table:table-cell table:style-name="ce38" office:value-type="percentage" office:value="-0.02301036203942" calcext:value-type="percentage">
            <text:p>-2.30%</text:p>
          </table:table-cell>
          <table:table-cell table:style-name="ce38" office:value-type="percentage" office:value="-0.036694013461237" calcext:value-type="percentage">
            <text:p>-3.67%</text:p>
          </table:table-cell>
          <table:table-cell table:number-columns-repeated="3"/>
          <table:table-cell table:style-name="ce3" office:value-type="float" office:value="2026" calcext:value-type="float">
            <text:p>2026</text:p>
          </table:table-cell>
          <table:table-cell table:style-name="ce2"/>
          <table:table-cell table:style-name="ce20" office:value-type="percentage" office:value="-0.0239270102577923" calcext:value-type="percentage">
            <text:p>-2.39%</text:p>
          </table:table-cell>
          <table:table-cell table:style-name="ce20" office:value-type="percentage" office:value="-0.037719492425804" calcext:value-type="percentage">
            <text:p>-3.77%</text:p>
          </table:table-cell>
          <table:table-cell table:style-name="ce38" office:value-type="percentage" office:value="-0.0273739421508692" calcext:value-type="percentage">
            <text:p>-2.74%</text:p>
          </table:table-cell>
          <table:table-cell table:style-name="ce38" office:value-type="percentage" office:value="-0.0409945045980218" calcext:value-type="percentage">
            <text:p>-4.10%</text:p>
          </table:table-cell>
          <table:table-cell table:style-name="ce38" office:value-type="percentage" office:value="-0.0240078041100907" calcext:value-type="percentage">
            <text:p>-2.40%</text:p>
          </table:table-cell>
          <table:table-cell table:style-name="ce38" office:value-type="percentage" office:value="-0.0377502182102171" calcext:value-type="percentage">
            <text:p>-3.78%</text:p>
          </table:table-cell>
          <table:table-cell table:number-columns-repeated="993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2"/>
          <table:table-cell table:style-name="ce20" table:formula="of:=[.Z38]-[.O38]" office:value-type="percentage" office:value="-0.0011379124927563" calcext:value-type="percentage">
            <text:p>-0.11%</text:p>
          </table:table-cell>
          <table:table-cell table:style-name="ce20" table:formula="of:=[.AA38]-[.P38]" office:value-type="percentage" office:value="-0.0013410823600969" calcext:value-type="percentage">
            <text:p>-0.13%</text:p>
          </table:table-cell>
          <table:table-cell table:style-name="ce38" table:formula="of:=[.AB38]-[.Q38]" office:value-type="percentage" office:value="-0.001161233645125" calcext:value-type="percentage">
            <text:p>-0.12%</text:p>
          </table:table-cell>
          <table:table-cell table:style-name="ce38" table:formula="of:=[.AC38]-[.R38]" office:value-type="percentage" office:value="-0.0012128141280912" calcext:value-type="percentage">
            <text:p>-0.12%</text:p>
          </table:table-cell>
          <table:table-cell table:style-name="ce38" table:formula="of:=[.AD38]-[.S38]" office:value-type="percentage" office:value="0.000747965730756365" calcext:value-type="percentage">
            <text:p>0.07%</text:p>
          </table:table-cell>
          <table:table-cell table:style-name="ce38" table:formula="of:=[.AE38]-[.T38]" office:value-type="percentage" office:value="0.00071219833137004" calcext:value-type="percentage">
            <text:p>0.07%</text:p>
          </table:table-cell>
          <table:table-cell table:style-name="ce38"/>
          <table:table-cell table:number-columns-repeated="3"/>
          <table:table-cell table:style-name="ce3" office:value-type="float" office:value="2027" calcext:value-type="float">
            <text:p>2027</text:p>
          </table:table-cell>
          <table:table-cell table:style-name="ce2"/>
          <table:table-cell table:style-name="ce20" office:value-type="percentage" office:value="-0.0227669632675201" calcext:value-type="percentage">
            <text:p>-2.28%</text:p>
          </table:table-cell>
          <table:table-cell table:style-name="ce20" office:value-type="percentage" office:value="-0.0377102126515848" calcext:value-type="percentage">
            <text:p>-3.77%</text:p>
          </table:table-cell>
          <table:table-cell table:style-name="ce38" office:value-type="percentage" office:value="-0.0274470653099959" calcext:value-type="percentage">
            <text:p>-2.74%</text:p>
          </table:table-cell>
          <table:table-cell table:style-name="ce38" office:value-type="percentage" office:value="-0.0422439438061244" calcext:value-type="percentage">
            <text:p>-4.22%</text:p>
          </table:table-cell>
          <table:table-cell table:style-name="ce38" office:value-type="percentage" office:value="-0.0242787585595032" calcext:value-type="percentage">
            <text:p>-2.43%</text:p>
          </table:table-cell>
          <table:table-cell table:style-name="ce38" office:value-type="percentage" office:value="-0.0392104391229018" calcext:value-type="percentage">
            <text:p>-3.92%</text:p>
          </table:table-cell>
          <table:table-cell table:number-columns-repeated="3"/>
          <table:table-cell table:style-name="ce3" office:value-type="float" office:value="2027" calcext:value-type="float">
            <text:p>2027</text:p>
          </table:table-cell>
          <table:table-cell table:style-name="ce2"/>
          <table:table-cell table:style-name="ce20" office:value-type="percentage" office:value="-0.0239048757602764" calcext:value-type="percentage">
            <text:p>-2.39%</text:p>
          </table:table-cell>
          <table:table-cell table:style-name="ce20" office:value-type="percentage" office:value="-0.0390512950116817" calcext:value-type="percentage">
            <text:p>-3.91%</text:p>
          </table:table-cell>
          <table:table-cell table:style-name="ce38" office:value-type="percentage" office:value="-0.0286082989551209" calcext:value-type="percentage">
            <text:p>-2.86%</text:p>
          </table:table-cell>
          <table:table-cell table:style-name="ce38" office:value-type="percentage" office:value="-0.0434567579342156" calcext:value-type="percentage">
            <text:p>-4.35%</text:p>
          </table:table-cell>
          <table:table-cell table:style-name="ce38" office:value-type="percentage" office:value="-0.0235307928287468" calcext:value-type="percentage">
            <text:p>-2.35%</text:p>
          </table:table-cell>
          <table:table-cell table:style-name="ce38" office:value-type="percentage" office:value="-0.0384982407915318" calcext:value-type="percentage">
            <text:p>-3.85%</text:p>
          </table:table-cell>
          <table:table-cell table:number-columns-repeated="993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8"/>
          <table:table-cell table:style-name="ce20" table:formula="of:=[.Z39]-[.O39]" office:value-type="percentage" office:value="-0.000703040683982897" calcext:value-type="percentage">
            <text:p>-0.07%</text:p>
          </table:table-cell>
          <table:table-cell table:style-name="ce20" table:formula="of:=[.AA39]-[.P39]" office:value-type="percentage" office:value="-0.0007854589485779" calcext:value-type="percentage">
            <text:p>-0.08%</text:p>
          </table:table-cell>
          <table:table-cell table:style-name="ce38" table:formula="of:=[.AB39]-[.Q39]" office:value-type="percentage" office:value="-0.000570029538742002" calcext:value-type="percentage">
            <text:p>-0.06%</text:p>
          </table:table-cell>
          <table:table-cell table:style-name="ce38" table:formula="of:=[.AC39]-[.R39]" office:value-type="percentage" office:value="-0.0005789034130338" calcext:value-type="percentage">
            <text:p>-0.06%</text:p>
          </table:table-cell>
          <table:table-cell table:style-name="ce38" table:formula="of:=[.AD39]-[.S39]" office:value-type="percentage" office:value="0.000539686685468024" calcext:value-type="percentage">
            <text:p>0.05%</text:p>
          </table:table-cell>
          <table:table-cell table:style-name="ce38" table:formula="of:=[.AE39]-[.T39]" office:value-type="percentage" office:value="0.000513189443283386" calcext:value-type="percentage">
            <text:p>0.05%</text:p>
          </table:table-cell>
          <table:table-cell table:style-name="ce38"/>
          <table:table-cell table:number-columns-repeated="3"/>
          <table:table-cell table:style-name="ce3" office:value-type="float" office:value="2028" calcext:value-type="float">
            <text:p>2028</text:p>
          </table:table-cell>
          <table:table-cell table:style-name="ce8"/>
          <table:table-cell table:style-name="ce20" office:value-type="percentage" office:value="-0.022767986224856" calcext:value-type="percentage">
            <text:p>-2.28%</text:p>
          </table:table-cell>
          <table:table-cell table:style-name="ce20" office:value-type="percentage" office:value="-0.0390686404001134" calcext:value-type="percentage">
            <text:p>-3.91%</text:p>
          </table:table-cell>
          <table:table-cell table:style-name="ce38" office:value-type="percentage" office:value="-0.0266392271329204" calcext:value-type="percentage">
            <text:p>-2.66%</text:p>
          </table:table-cell>
          <table:table-cell table:style-name="ce38" office:value-type="percentage" office:value="-0.042698774779865" calcext:value-type="percentage">
            <text:p>-4.27%</text:p>
          </table:table-cell>
          <table:table-cell table:style-name="ce38" office:value-type="percentage" office:value="-0.022266139763889" calcext:value-type="percentage">
            <text:p>-2.23%</text:p>
          </table:table-cell>
          <table:table-cell table:style-name="ce38" office:value-type="percentage" office:value="-0.0383172831780527" calcext:value-type="percentage">
            <text:p>-3.83%</text:p>
          </table:table-cell>
          <table:table-cell table:number-columns-repeated="3"/>
          <table:table-cell table:style-name="ce3" office:value-type="float" office:value="2028" calcext:value-type="float">
            <text:p>2028</text:p>
          </table:table-cell>
          <table:table-cell table:style-name="ce8"/>
          <table:table-cell table:style-name="ce20" office:value-type="percentage" office:value="-0.0234710269088389" calcext:value-type="percentage">
            <text:p>-2.35%</text:p>
          </table:table-cell>
          <table:table-cell table:style-name="ce20" office:value-type="percentage" office:value="-0.0398540993486913" calcext:value-type="percentage">
            <text:p>-3.99%</text:p>
          </table:table-cell>
          <table:table-cell table:style-name="ce38" office:value-type="percentage" office:value="-0.0272092566716624" calcext:value-type="percentage">
            <text:p>-2.72%</text:p>
          </table:table-cell>
          <table:table-cell table:style-name="ce38" office:value-type="percentage" office:value="-0.0432776781928988" calcext:value-type="percentage">
            <text:p>-4.33%</text:p>
          </table:table-cell>
          <table:table-cell table:style-name="ce38" office:value-type="percentage" office:value="-0.021726453078421" calcext:value-type="percentage">
            <text:p>-2.17%</text:p>
          </table:table-cell>
          <table:table-cell table:style-name="ce38" office:value-type="percentage" office:value="-0.0378040937347693" calcext:value-type="percentage">
            <text:p>-3.78%</text:p>
          </table:table-cell>
          <table:table-cell table:number-columns-repeated="993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8"/>
          <table:table-cell table:style-name="ce19" table:formula="of:=[.Z40]-[.O40]" office:value-type="percentage" office:value="-0.000650657504307504" calcext:value-type="percentage">
            <text:p>-0.07%</text:p>
          </table:table-cell>
          <table:table-cell table:style-name="ce19" table:formula="of:=[.AA40]-[.P40]" office:value-type="percentage" office:value="-0.000996490730404302" calcext:value-type="percentage">
            <text:p>-0.10%</text:p>
          </table:table-cell>
          <table:table-cell table:style-name="ce38" table:formula="of:=[.AB40]-[.Q40]" office:value-type="percentage" office:value="0.000644297358578398" calcext:value-type="percentage">
            <text:p>0.06%</text:p>
          </table:table-cell>
          <table:table-cell table:style-name="ce38" table:formula="of:=[.AC40]-[.R40]" office:value-type="percentage" office:value="0.000534016038559099" calcext:value-type="percentage">
            <text:p>0.05%</text:p>
          </table:table-cell>
          <table:table-cell table:style-name="ce38" table:formula="of:=[.AD40]-[.S40]" office:value-type="percentage" office:value="0.000101549986633316" calcext:value-type="percentage">
            <text:p>0.01%</text:p>
          </table:table-cell>
          <table:table-cell table:style-name="ce38" table:formula="of:=[.AE40]-[.T40]" office:value-type="percentage" office:value="0.00000177676197882226" calcext:value-type="percentage">
            <text:p>0.00%</text:p>
          </table:table-cell>
          <table:table-cell table:style-name="ce38"/>
          <table:table-cell table:number-columns-repeated="3"/>
          <table:table-cell table:style-name="ce3" office:value-type="float" office:value="2029" calcext:value-type="float">
            <text:p>2029</text:p>
          </table:table-cell>
          <table:table-cell table:style-name="ce8"/>
          <table:table-cell table:style-name="ce19" office:value-type="percentage" office:value="-0.0212354033722235" calcext:value-type="percentage">
            <text:p>-2.12%</text:p>
          </table:table-cell>
          <table:table-cell table:style-name="ce19" office:value-type="percentage" office:value="-0.0383689677553095" calcext:value-type="percentage">
            <text:p>-3.84%</text:p>
          </table:table-cell>
          <table:table-cell table:style-name="ce38" office:value-type="percentage" office:value="-0.0266550380918404" calcext:value-type="percentage">
            <text:p>-2.67%</text:p>
          </table:table-cell>
          <table:table-cell table:style-name="ce38" office:value-type="percentage" office:value="-0.0437212660081755" calcext:value-type="percentage">
            <text:p>-4.37%</text:p>
          </table:table-cell>
          <table:table-cell table:style-name="ce38" office:value-type="percentage" office:value="-0.0205020697767311" calcext:value-type="percentage">
            <text:p>-2.05%</text:p>
          </table:table-cell>
          <table:table-cell table:style-name="ce38" office:value-type="percentage" office:value="-0.037489455453748" calcext:value-type="percentage">
            <text:p>-3.75%</text:p>
          </table:table-cell>
          <table:table-cell table:number-columns-repeated="3"/>
          <table:table-cell table:style-name="ce3" office:value-type="float" office:value="2029" calcext:value-type="float">
            <text:p>2029</text:p>
          </table:table-cell>
          <table:table-cell table:style-name="ce8"/>
          <table:table-cell table:style-name="ce19" office:value-type="percentage" office:value="-0.021886060876531" calcext:value-type="percentage">
            <text:p>-2.19%</text:p>
          </table:table-cell>
          <table:table-cell table:style-name="ce19" office:value-type="percentage" office:value="-0.0393654584857138" calcext:value-type="percentage">
            <text:p>-3.94%</text:p>
          </table:table-cell>
          <table:table-cell table:style-name="ce38" office:value-type="percentage" office:value="-0.026010740733262" calcext:value-type="percentage">
            <text:p>-2.60%</text:p>
          </table:table-cell>
          <table:table-cell table:style-name="ce38" office:value-type="percentage" office:value="-0.0431872499696164" calcext:value-type="percentage">
            <text:p>-4.32%</text:p>
          </table:table-cell>
          <table:table-cell table:style-name="ce38" office:value-type="percentage" office:value="-0.0204005197900978" calcext:value-type="percentage">
            <text:p>-2.04%</text:p>
          </table:table-cell>
          <table:table-cell table:style-name="ce38" office:value-type="percentage" office:value="-0.0374876786917692" calcext:value-type="percentage">
            <text:p>-3.75%</text:p>
          </table:table-cell>
          <table:table-cell table:number-columns-repeated="993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style-name="ce8"/>
          <table:table-cell table:style-name="ce20" table:formula="of:=[.Z41]-[.O41]" office:value-type="percentage" office:value="-0.000244760956908299" calcext:value-type="percentage">
            <text:p>-0.02%</text:p>
          </table:table-cell>
          <table:table-cell table:style-name="ce20" table:formula="of:=[.AA41]-[.P41]" office:value-type="percentage" office:value="-0.000609467615674202" calcext:value-type="percentage">
            <text:p>-0.06%</text:p>
          </table:table-cell>
          <table:table-cell table:style-name="ce38" table:formula="of:=[.AB41]-[.Q41]" office:value-type="percentage" office:value="0.000685394641753503" calcext:value-type="percentage">
            <text:p>0.07%</text:p>
          </table:table-cell>
          <table:table-cell table:style-name="ce38" table:formula="of:=[.AC41]-[.R41]" office:value-type="percentage" office:value="0.000672041070532897" calcext:value-type="percentage">
            <text:p>0.07%</text:p>
          </table:table-cell>
          <table:table-cell table:style-name="ce38" table:formula="of:=[.AD41]-[.S41]" office:value-type="percentage" office:value="0.000775081294247193" calcext:value-type="percentage">
            <text:p>0.08%</text:p>
          </table:table-cell>
          <table:table-cell table:style-name="ce38" table:formula="of:=[.AE41]-[.T41]" office:value-type="percentage" office:value="0.000862195757689033" calcext:value-type="percentage">
            <text:p>0.09%</text:p>
          </table:table-cell>
          <table:table-cell table:style-name="ce38"/>
          <table:table-cell table:number-columns-repeated="3"/>
          <table:table-cell table:style-name="ce3" office:value-type="float" office:value="2030" calcext:value-type="float">
            <text:p>2030</text:p>
          </table:table-cell>
          <table:table-cell table:style-name="ce8"/>
          <table:table-cell table:style-name="ce20" office:value-type="percentage" office:value="-0.0194933869644148" calcext:value-type="percentage">
            <text:p>-1.95%</text:p>
          </table:table-cell>
          <table:table-cell table:style-name="ce20" office:value-type="percentage" office:value="-0.0371861499164289" calcext:value-type="percentage">
            <text:p>-3.72%</text:p>
          </table:table-cell>
          <table:table-cell table:style-name="ce38" office:value-type="percentage" office:value="-0.025035168977615" calcext:value-type="percentage">
            <text:p>-2.50%</text:p>
          </table:table-cell>
          <table:table-cell table:style-name="ce38" office:value-type="percentage" office:value="-0.0428291171831927" calcext:value-type="percentage">
            <text:p>-4.28%</text:p>
          </table:table-cell>
          <table:table-cell table:style-name="ce38" office:value-type="percentage" office:value="-0.0193078069752377" calcext:value-type="percentage">
            <text:p>-1.93%</text:p>
          </table:table-cell>
          <table:table-cell table:style-name="ce38" office:value-type="percentage" office:value="-0.0370699724190624" calcext:value-type="percentage">
            <text:p>-3.71%</text:p>
          </table:table-cell>
          <table:table-cell table:number-columns-repeated="3"/>
          <table:table-cell table:style-name="ce3" office:value-type="float" office:value="2030" calcext:value-type="float">
            <text:p>2030</text:p>
          </table:table-cell>
          <table:table-cell table:style-name="ce8"/>
          <table:table-cell table:style-name="ce20" office:value-type="percentage" office:value="-0.0197381479213231" calcext:value-type="percentage">
            <text:p>-1.97%</text:p>
          </table:table-cell>
          <table:table-cell table:style-name="ce20" office:value-type="percentage" office:value="-0.0377956175321031" calcext:value-type="percentage">
            <text:p>-3.78%</text:p>
          </table:table-cell>
          <table:table-cell table:style-name="ce38" office:value-type="percentage" office:value="-0.0243497743358615" calcext:value-type="percentage">
            <text:p>-2.43%</text:p>
          </table:table-cell>
          <table:table-cell table:style-name="ce38" office:value-type="percentage" office:value="-0.0421570761126598" calcext:value-type="percentage">
            <text:p>-4.22%</text:p>
          </table:table-cell>
          <table:table-cell table:style-name="ce38" office:value-type="percentage" office:value="-0.0185327256809905" calcext:value-type="percentage">
            <text:p>-1.85%</text:p>
          </table:table-cell>
          <table:table-cell table:style-name="ce38" office:value-type="percentage" office:value="-0.0362077766613734" calcext:value-type="percentage">
            <text:p>-3.62%</text:p>
          </table:table-cell>
          <table:table-cell table:number-columns-repeated="993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style-name="ce8"/>
          <table:table-cell table:style-name="ce20" table:formula="of:=[.Z42]-[.O42]" office:value-type="percentage" office:value="-0.000379021426192401" calcext:value-type="percentage">
            <text:p>-0.04%</text:p>
          </table:table-cell>
          <table:table-cell table:style-name="ce20" table:formula="of:=[.AA42]-[.P42]" office:value-type="percentage" office:value="-0.000650320599016201" calcext:value-type="percentage">
            <text:p>-0.07%</text:p>
          </table:table-cell>
          <table:table-cell table:style-name="ce38" table:formula="of:=[.AB42]-[.Q42]" office:value-type="percentage" office:value="0.001088986245221" calcext:value-type="percentage">
            <text:p>0.11%</text:p>
          </table:table-cell>
          <table:table-cell table:style-name="ce38" table:formula="of:=[.AC42]-[.R42]" office:value-type="percentage" office:value="0.000793255970037501" calcext:value-type="percentage">
            <text:p>0.08%</text:p>
          </table:table-cell>
          <table:table-cell table:style-name="ce38" table:formula="of:=[.AD42]-[.S42]" office:value-type="percentage" office:value="-0.000670323695501362" calcext:value-type="percentage">
            <text:p>-0.07%</text:p>
          </table:table-cell>
          <table:table-cell table:style-name="ce38" table:formula="of:=[.AE42]-[.T42]" office:value-type="percentage" office:value="-0.000686764065557677" calcext:value-type="percentage">
            <text:p>-0.07%</text:p>
          </table:table-cell>
          <table:table-cell table:style-name="ce38"/>
          <table:table-cell table:number-columns-repeated="3"/>
          <table:table-cell table:style-name="ce3" office:value-type="float" office:value="2031" calcext:value-type="float">
            <text:p>2031</text:p>
          </table:table-cell>
          <table:table-cell table:style-name="ce8"/>
          <table:table-cell table:style-name="ce20" office:value-type="percentage" office:value="-0.0184901744475479" calcext:value-type="percentage">
            <text:p>-1.85%</text:p>
          </table:table-cell>
          <table:table-cell table:style-name="ce20" office:value-type="percentage" office:value="-0.0372352800434841" calcext:value-type="percentage">
            <text:p>-3.72%</text:p>
          </table:table-cell>
          <table:table-cell table:style-name="ce38" office:value-type="percentage" office:value="-0.0244952188740652" calcext:value-type="percentage">
            <text:p>-2.45%</text:p>
          </table:table-cell>
          <table:table-cell table:style-name="ce38" office:value-type="percentage" office:value="-0.0431456117479495" calcext:value-type="percentage">
            <text:p>-4.31%</text:p>
          </table:table-cell>
          <table:table-cell table:style-name="ce38" office:value-type="percentage" office:value="-0.017344133392412" calcext:value-type="percentage">
            <text:p>-1.73%</text:p>
          </table:table-cell>
          <table:table-cell table:style-name="ce38" office:value-type="percentage" office:value="-0.0360909789719285" calcext:value-type="percentage">
            <text:p>-3.61%</text:p>
          </table:table-cell>
          <table:table-cell table:number-columns-repeated="3"/>
          <table:table-cell table:style-name="ce3" office:value-type="float" office:value="2031" calcext:value-type="float">
            <text:p>2031</text:p>
          </table:table-cell>
          <table:table-cell table:style-name="ce8"/>
          <table:table-cell table:style-name="ce20" office:value-type="percentage" office:value="-0.0188691958737403" calcext:value-type="percentage">
            <text:p>-1.89%</text:p>
          </table:table-cell>
          <table:table-cell table:style-name="ce20" office:value-type="percentage" office:value="-0.0378856006425003" calcext:value-type="percentage">
            <text:p>-3.79%</text:p>
          </table:table-cell>
          <table:table-cell table:style-name="ce38" office:value-type="percentage" office:value="-0.0234062326288442" calcext:value-type="percentage">
            <text:p>-2.34%</text:p>
          </table:table-cell>
          <table:table-cell table:style-name="ce38" office:value-type="percentage" office:value="-0.042352355777912" calcext:value-type="percentage">
            <text:p>-4.24%</text:p>
          </table:table-cell>
          <table:table-cell table:style-name="ce38" office:value-type="percentage" office:value="-0.0180144570879134" calcext:value-type="percentage">
            <text:p>-1.80%</text:p>
          </table:table-cell>
          <table:table-cell table:style-name="ce38" office:value-type="percentage" office:value="-0.0367777430374862" calcext:value-type="percentage">
            <text:p>-3.68%</text:p>
          </table:table-cell>
          <table:table-cell table:number-columns-repeated="993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style-name="ce8"/>
          <table:table-cell table:style-name="ce20" table:formula="of:=[.Z43]-[.O43]" office:value-type="percentage" office:value="-0.000352821830503901" calcext:value-type="percentage">
            <text:p>-0.04%</text:p>
          </table:table-cell>
          <table:table-cell table:style-name="ce20" table:formula="of:=[.AA43]-[.P43]" office:value-type="percentage" office:value="-0.000610967427932603" calcext:value-type="percentage">
            <text:p>-0.06%</text:p>
          </table:table-cell>
          <table:table-cell table:style-name="ce38" table:formula="of:=[.AB43]-[.Q43]" office:value-type="percentage" office:value="0.0004228877077752" calcext:value-type="percentage">
            <text:p>0.04%</text:p>
          </table:table-cell>
          <table:table-cell table:style-name="ce38" table:formula="of:=[.AC43]-[.R43]" office:value-type="percentage" office:value="0.000110892552971503" calcext:value-type="percentage">
            <text:p>0.01%</text:p>
          </table:table-cell>
          <table:table-cell table:style-name="ce38" table:formula="of:=[.AD43]-[.S43]" office:value-type="percentage" office:value="-0.000600783678690233" calcext:value-type="percentage">
            <text:p>-0.06%</text:p>
          </table:table-cell>
          <table:table-cell table:style-name="ce38" table:formula="of:=[.AE43]-[.T43]" office:value-type="percentage" office:value="-0.00080999563096476" calcext:value-type="percentage">
            <text:p>-0.08%</text:p>
          </table:table-cell>
          <table:table-cell table:style-name="ce38"/>
          <table:table-cell table:number-columns-repeated="3"/>
          <table:table-cell table:style-name="ce3" office:value-type="float" office:value="2032" calcext:value-type="float">
            <text:p>2032</text:p>
          </table:table-cell>
          <table:table-cell table:style-name="ce8"/>
          <table:table-cell table:style-name="ce20" office:value-type="percentage" office:value="-0.0173036161368548" calcext:value-type="percentage">
            <text:p>-1.73%</text:p>
          </table:table-cell>
          <table:table-cell table:style-name="ce20" office:value-type="percentage" office:value="-0.0369388628749913" calcext:value-type="percentage">
            <text:p>-3.69%</text:p>
          </table:table-cell>
          <table:table-cell table:style-name="ce38" office:value-type="percentage" office:value="-0.0232907324303136" calcext:value-type="percentage">
            <text:p>-2.33%</text:p>
          </table:table-cell>
          <table:table-cell table:style-name="ce38" office:value-type="percentage" office:value="-0.0429160092890348" calcext:value-type="percentage">
            <text:p>-4.29%</text:p>
          </table:table-cell>
          <table:table-cell table:style-name="ce38" office:value-type="percentage" office:value="-0.0150916375080843" calcext:value-type="percentage">
            <text:p>-1.51%</text:p>
          </table:table-cell>
          <table:table-cell table:style-name="ce38" office:value-type="percentage" office:value="-0.0346142792231856" calcext:value-type="percentage">
            <text:p>-3.46%</text:p>
          </table:table-cell>
          <table:table-cell table:number-columns-repeated="3"/>
          <table:table-cell table:style-name="ce3" office:value-type="float" office:value="2032" calcext:value-type="float">
            <text:p>2032</text:p>
          </table:table-cell>
          <table:table-cell table:style-name="ce8"/>
          <table:table-cell table:style-name="ce20" office:value-type="percentage" office:value="-0.0176564379673587" calcext:value-type="percentage">
            <text:p>-1.77%</text:p>
          </table:table-cell>
          <table:table-cell table:style-name="ce20" office:value-type="percentage" office:value="-0.0375498303029239" calcext:value-type="percentage">
            <text:p>-3.75%</text:p>
          </table:table-cell>
          <table:table-cell table:style-name="ce38" office:value-type="percentage" office:value="-0.0228678447225384" calcext:value-type="percentage">
            <text:p>-2.29%</text:p>
          </table:table-cell>
          <table:table-cell table:style-name="ce38" office:value-type="percentage" office:value="-0.0428051167360633" calcext:value-type="percentage">
            <text:p>-4.28%</text:p>
          </table:table-cell>
          <table:table-cell table:style-name="ce38" office:value-type="percentage" office:value="-0.0156924211867745" calcext:value-type="percentage">
            <text:p>-1.57%</text:p>
          </table:table-cell>
          <table:table-cell table:style-name="ce38" office:value-type="percentage" office:value="-0.0354242748541504" calcext:value-type="percentage">
            <text:p>-3.54%</text:p>
          </table:table-cell>
          <table:table-cell table:number-columns-repeated="993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style-name="ce8"/>
          <table:table-cell table:style-name="ce19" table:formula="of:=[.Z44]-[.O44]" office:value-type="percentage" office:value="-0.0000772200148863034" calcext:value-type="percentage">
            <text:p>-0.01%</text:p>
          </table:table-cell>
          <table:table-cell table:style-name="ce19" table:formula="of:=[.AA44]-[.P44]" office:value-type="percentage" office:value="-0.000165036909739902" calcext:value-type="percentage">
            <text:p>-0.02%</text:p>
          </table:table-cell>
          <table:table-cell table:style-name="ce38" table:formula="of:=[.AB44]-[.Q44]" office:value-type="percentage" office:value="0.0014779011298755" calcext:value-type="percentage">
            <text:p>0.15%</text:p>
          </table:table-cell>
          <table:table-cell table:style-name="ce38" table:formula="of:=[.AC44]-[.R44]" office:value-type="percentage" office:value="0.0011149597966497" calcext:value-type="percentage">
            <text:p>0.11%</text:p>
          </table:table-cell>
          <table:table-cell table:style-name="ce38" table:formula="of:=[.AD44]-[.S44]" office:value-type="percentage" office:value="-0.000290245807297872" calcext:value-type="percentage">
            <text:p>-0.03%</text:p>
          </table:table-cell>
          <table:table-cell table:style-name="ce38" table:formula="of:=[.AE44]-[.T44]" office:value-type="percentage" office:value="-0.000375394634853823" calcext:value-type="percentage">
            <text:p>-0.04%</text:p>
          </table:table-cell>
          <table:table-cell table:style-name="ce38"/>
          <table:table-cell table:number-columns-repeated="3"/>
          <table:table-cell table:style-name="ce3" office:value-type="float" office:value="2033" calcext:value-type="float">
            <text:p>2033</text:p>
          </table:table-cell>
          <table:table-cell table:style-name="ce8"/>
          <table:table-cell table:style-name="ce19" office:value-type="percentage" office:value="-0.0165929888784047" calcext:value-type="percentage">
            <text:p>-1.66%</text:p>
          </table:table-cell>
          <table:table-cell table:style-name="ce19" office:value-type="percentage" office:value="-0.0372681931259556" calcext:value-type="percentage">
            <text:p>-3.73%</text:p>
          </table:table-cell>
          <table:table-cell table:style-name="ce38" office:value-type="percentage" office:value="-0.0223867612487301" calcext:value-type="percentage">
            <text:p>-2.24%</text:p>
          </table:table-cell>
          <table:table-cell table:style-name="ce38" office:value-type="percentage" office:value="-0.0428057504939191" calcext:value-type="percentage">
            <text:p>-4.28%</text:p>
          </table:table-cell>
          <table:table-cell table:style-name="ce38" office:value-type="percentage" office:value="-0.0131583881903398" calcext:value-type="percentage">
            <text:p>-1.32%</text:p>
          </table:table-cell>
          <table:table-cell table:style-name="ce38" office:value-type="percentage" office:value="-0.033368806251" calcext:value-type="percentage">
            <text:p>-3.34%</text:p>
          </table:table-cell>
          <table:table-cell table:number-columns-repeated="3"/>
          <table:table-cell table:style-name="ce3" office:value-type="float" office:value="2033" calcext:value-type="float">
            <text:p>2033</text:p>
          </table:table-cell>
          <table:table-cell table:style-name="ce8"/>
          <table:table-cell table:style-name="ce19" office:value-type="percentage" office:value="-0.016670208893291" calcext:value-type="percentage">
            <text:p>-1.67%</text:p>
          </table:table-cell>
          <table:table-cell table:style-name="ce19" office:value-type="percentage" office:value="-0.0374332300356955" calcext:value-type="percentage">
            <text:p>-3.74%</text:p>
          </table:table-cell>
          <table:table-cell table:style-name="ce38" office:value-type="percentage" office:value="-0.0209088601188546" calcext:value-type="percentage">
            <text:p>-2.09%</text:p>
          </table:table-cell>
          <table:table-cell table:style-name="ce38" office:value-type="percentage" office:value="-0.0416907906972694" calcext:value-type="percentage">
            <text:p>-4.17%</text:p>
          </table:table-cell>
          <table:table-cell table:style-name="ce38" office:value-type="percentage" office:value="-0.0134486339976377" calcext:value-type="percentage">
            <text:p>-1.34%</text:p>
          </table:table-cell>
          <table:table-cell table:style-name="ce38" office:value-type="percentage" office:value="-0.0337442008858538" calcext:value-type="percentage">
            <text:p>-3.37%</text:p>
          </table:table-cell>
          <table:table-cell table:number-columns-repeated="993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style-name="ce8"/>
          <table:table-cell table:style-name="ce20" table:formula="of:=[.Z45]-[.O45]" office:value-type="percentage" office:value="0.0001053060409046" calcext:value-type="percentage">
            <text:p>0.01%</text:p>
          </table:table-cell>
          <table:table-cell table:style-name="ce20" table:formula="of:=[.AA45]-[.P45]" office:value-type="percentage" office:value="0.0003615413367088" calcext:value-type="percentage">
            <text:p>0.04%</text:p>
          </table:table-cell>
          <table:table-cell table:style-name="ce38" table:formula="of:=[.AB45]-[.Q45]" office:value-type="percentage" office:value="0.0015894389097465" calcext:value-type="percentage">
            <text:p>0.16%</text:p>
          </table:table-cell>
          <table:table-cell table:style-name="ce38" table:formula="of:=[.AC45]-[.R45]" office:value-type="percentage" office:value="0.0010858230925976" calcext:value-type="percentage">
            <text:p>0.11%</text:p>
          </table:table-cell>
          <table:table-cell table:style-name="ce38" table:formula="of:=[.AD45]-[.S45]" office:value-type="percentage" office:value="-0.000743860544129529" calcext:value-type="percentage">
            <text:p>-0.07%</text:p>
          </table:table-cell>
          <table:table-cell table:style-name="ce38" table:formula="of:=[.AE45]-[.T45]" office:value-type="percentage" office:value="-0.000731220849605758" calcext:value-type="percentage">
            <text:p>-0.07%</text:p>
          </table:table-cell>
          <table:table-cell table:style-name="ce38"/>
          <table:table-cell table:number-columns-repeated="3"/>
          <table:table-cell table:style-name="ce3" office:value-type="float" office:value="2034" calcext:value-type="float">
            <text:p>2034</text:p>
          </table:table-cell>
          <table:table-cell table:style-name="ce8"/>
          <table:table-cell table:style-name="ce20" office:value-type="percentage" office:value="-0.0149427584759063" calcext:value-type="percentage">
            <text:p>-1.49%</text:p>
          </table:table-cell>
          <table:table-cell table:style-name="ce20" office:value-type="percentage" office:value="-0.0365053905443164" calcext:value-type="percentage">
            <text:p>-3.65%</text:p>
          </table:table-cell>
          <table:table-cell table:style-name="ce38" office:value-type="percentage" office:value="-0.0215095639478418" calcext:value-type="percentage">
            <text:p>-2.15%</text:p>
          </table:table-cell>
          <table:table-cell table:style-name="ce38" office:value-type="percentage" office:value="-0.0426319470862348" calcext:value-type="percentage">
            <text:p>-4.26%</text:p>
          </table:table-cell>
          <table:table-cell table:style-name="ce38" office:value-type="percentage" office:value="-0.0107109588582201" calcext:value-type="percentage">
            <text:p>-1.07%</text:p>
          </table:table-cell>
          <table:table-cell table:style-name="ce38" office:value-type="percentage" office:value="-0.0317300810236295" calcext:value-type="percentage">
            <text:p>-3.17%</text:p>
          </table:table-cell>
          <table:table-cell table:number-columns-repeated="3"/>
          <table:table-cell table:style-name="ce3" office:value-type="float" office:value="2034" calcext:value-type="float">
            <text:p>2034</text:p>
          </table:table-cell>
          <table:table-cell table:style-name="ce8"/>
          <table:table-cell table:style-name="ce20" office:value-type="percentage" office:value="-0.0148374524350017" calcext:value-type="percentage">
            <text:p>-1.48%</text:p>
          </table:table-cell>
          <table:table-cell table:style-name="ce20" office:value-type="percentage" office:value="-0.0361438492076076" calcext:value-type="percentage">
            <text:p>-3.61%</text:p>
          </table:table-cell>
          <table:table-cell table:style-name="ce38" office:value-type="percentage" office:value="-0.0199201250380953" calcext:value-type="percentage">
            <text:p>-1.99%</text:p>
          </table:table-cell>
          <table:table-cell table:style-name="ce38" office:value-type="percentage" office:value="-0.0415461239936372" calcext:value-type="percentage">
            <text:p>-4.15%</text:p>
          </table:table-cell>
          <table:table-cell table:style-name="ce38" office:value-type="percentage" office:value="-0.0114548194023496" calcext:value-type="percentage">
            <text:p>-1.15%</text:p>
          </table:table-cell>
          <table:table-cell table:style-name="ce38" office:value-type="percentage" office:value="-0.0324613018732353" calcext:value-type="percentage">
            <text:p>-3.25%</text:p>
          </table:table-cell>
          <table:table-cell table:number-columns-repeated="993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style-name="ce8"/>
          <table:table-cell table:style-name="ce20" table:formula="of:=[.Z46]-[.O46]" office:value-type="percentage" office:value="0.000567943408145" calcext:value-type="percentage">
            <text:p>0.06%</text:p>
          </table:table-cell>
          <table:table-cell table:style-name="ce20" table:formula="of:=[.AA46]-[.P46]" office:value-type="percentage" office:value="0.0008550217492269" calcext:value-type="percentage">
            <text:p>0.09%</text:p>
          </table:table-cell>
          <table:table-cell table:style-name="ce38" table:formula="of:=[.AB46]-[.Q46]" office:value-type="percentage" office:value="0.000370995465901899" calcext:value-type="percentage">
            <text:p>0.04%</text:p>
          </table:table-cell>
          <table:table-cell table:style-name="ce38" table:formula="of:=[.AC46]-[.R46]" office:value-type="percentage" office:value="-0.000176502602021102" calcext:value-type="percentage">
            <text:p>-0.02%</text:p>
          </table:table-cell>
          <table:table-cell table:style-name="ce38" table:formula="of:=[.AD46]-[.S46]" office:value-type="percentage" office:value="-0.000452757153684818" calcext:value-type="percentage">
            <text:p>-0.05%</text:p>
          </table:table-cell>
          <table:table-cell table:style-name="ce38" table:formula="of:=[.AE46]-[.T46]" office:value-type="percentage" office:value="-0.000701682534526495" calcext:value-type="percentage">
            <text:p>-0.07%</text:p>
          </table:table-cell>
          <table:table-cell table:style-name="ce38"/>
          <table:table-cell table:number-columns-repeated="3"/>
          <table:table-cell table:style-name="ce3" office:value-type="float" office:value="2035" calcext:value-type="float">
            <text:p>2035</text:p>
          </table:table-cell>
          <table:table-cell table:style-name="ce8"/>
          <table:table-cell table:style-name="ce20" office:value-type="percentage" office:value="-0.0141303465500202" calcext:value-type="percentage">
            <text:p>-1.41%</text:p>
          </table:table-cell>
          <table:table-cell table:style-name="ce20" office:value-type="percentage" office:value="-0.036616539946257" calcext:value-type="percentage">
            <text:p>-3.66%</text:p>
          </table:table-cell>
          <table:table-cell table:style-name="ce38" office:value-type="percentage" office:value="-0.0191518498296166" calcext:value-type="percentage">
            <text:p>-1.92%</text:p>
          </table:table-cell>
          <table:table-cell table:style-name="ce38" office:value-type="percentage" office:value="-0.0409977727308471" calcext:value-type="percentage">
            <text:p>-4.10%</text:p>
          </table:table-cell>
          <table:table-cell table:style-name="ce38" office:value-type="percentage" office:value="-0.00968563491830368" calcext:value-type="percentage">
            <text:p>-0.97%</text:p>
          </table:table-cell>
          <table:table-cell table:style-name="ce38" office:value-type="percentage" office:value="-0.0312977898142687" calcext:value-type="percentage">
            <text:p>-3.13%</text:p>
          </table:table-cell>
          <table:table-cell table:number-columns-repeated="3"/>
          <table:table-cell table:style-name="ce3" office:value-type="float" office:value="2035" calcext:value-type="float">
            <text:p>2035</text:p>
          </table:table-cell>
          <table:table-cell table:style-name="ce8"/>
          <table:table-cell table:style-name="ce20" office:value-type="percentage" office:value="-0.0135624031418752" calcext:value-type="percentage">
            <text:p>-1.36%</text:p>
          </table:table-cell>
          <table:table-cell table:style-name="ce20" office:value-type="percentage" office:value="-0.0357615181970301" calcext:value-type="percentage">
            <text:p>-3.58%</text:p>
          </table:table-cell>
          <table:table-cell table:style-name="ce38" office:value-type="percentage" office:value="-0.0187808543637147" calcext:value-type="percentage">
            <text:p>-1.88%</text:p>
          </table:table-cell>
          <table:table-cell table:style-name="ce38" office:value-type="percentage" office:value="-0.0411742753328682" calcext:value-type="percentage">
            <text:p>-4.12%</text:p>
          </table:table-cell>
          <table:table-cell table:style-name="ce38" office:value-type="percentage" office:value="-0.0101383920719885" calcext:value-type="percentage">
            <text:p>-1.01%</text:p>
          </table:table-cell>
          <table:table-cell table:style-name="ce38" office:value-type="percentage" office:value="-0.0319994723487952" calcext:value-type="percentage">
            <text:p>-3.20%</text:p>
          </table:table-cell>
          <table:table-cell table:number-columns-repeated="993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style-name="ce8"/>
          <table:table-cell table:style-name="ce20" table:formula="of:=[.Z47]-[.O47]" office:value-type="percentage" office:value="0.0001349518547075" calcext:value-type="percentage">
            <text:p>0.01%</text:p>
          </table:table-cell>
          <table:table-cell table:style-name="ce20" table:formula="of:=[.AA47]-[.P47]" office:value-type="percentage" office:value="0.000267253556880197" calcext:value-type="percentage">
            <text:p>0.03%</text:p>
          </table:table-cell>
          <table:table-cell table:style-name="ce38" table:formula="of:=[.AB47]-[.Q47]" office:value-type="percentage" office:value="0.000482292647659102" calcext:value-type="percentage">
            <text:p>0.05%</text:p>
          </table:table-cell>
          <table:table-cell table:style-name="ce38" table:formula="of:=[.AC47]-[.R47]" office:value-type="percentage" office:value="0.000264479979461898" calcext:value-type="percentage">
            <text:p>0.03%</text:p>
          </table:table-cell>
          <table:table-cell table:style-name="ce38" table:formula="of:=[.AD47]-[.S47]" office:value-type="percentage" office:value="0.000510788470931064" calcext:value-type="percentage">
            <text:p>0.05%</text:p>
          </table:table-cell>
          <table:table-cell table:style-name="ce38" table:formula="of:=[.AE47]-[.T47]" office:value-type="percentage" office:value="0.0000800905761769721" calcext:value-type="percentage">
            <text:p>0.01%</text:p>
          </table:table-cell>
          <table:table-cell table:style-name="ce38"/>
          <table:table-cell table:number-columns-repeated="3"/>
          <table:table-cell table:style-name="ce3" office:value-type="float" office:value="2036" calcext:value-type="float">
            <text:p>2036</text:p>
          </table:table-cell>
          <table:table-cell table:style-name="ce8"/>
          <table:table-cell table:style-name="ce20" office:value-type="percentage" office:value="-0.0120916001631442" calcext:value-type="percentage">
            <text:p>-1.21%</text:p>
          </table:table-cell>
          <table:table-cell table:style-name="ce20" office:value-type="percentage" office:value="-0.0353992213866384" calcext:value-type="percentage">
            <text:p>-3.54%</text:p>
          </table:table-cell>
          <table:table-cell table:style-name="ce38" office:value-type="percentage" office:value="-0.018438185022725" calcext:value-type="percentage">
            <text:p>-1.84%</text:p>
          </table:table-cell>
          <table:table-cell table:style-name="ce38" office:value-type="percentage" office:value="-0.0415247608820816" calcext:value-type="percentage">
            <text:p>-4.15%</text:p>
          </table:table-cell>
          <table:table-cell table:style-name="ce38" office:value-type="percentage" office:value="-0.00822234123208832" calcext:value-type="percentage">
            <text:p>-0.82%</text:p>
          </table:table-cell>
          <table:table-cell table:style-name="ce38" office:value-type="percentage" office:value="-0.0303937829920476" calcext:value-type="percentage">
            <text:p>-3.04%</text:p>
          </table:table-cell>
          <table:table-cell table:number-columns-repeated="3"/>
          <table:table-cell table:style-name="ce3" office:value-type="float" office:value="2036" calcext:value-type="float">
            <text:p>2036</text:p>
          </table:table-cell>
          <table:table-cell table:style-name="ce8"/>
          <table:table-cell table:style-name="ce20" office:value-type="percentage" office:value="-0.0119566483084367" calcext:value-type="percentage">
            <text:p>-1.20%</text:p>
          </table:table-cell>
          <table:table-cell table:style-name="ce20" office:value-type="percentage" office:value="-0.0351319678297582" calcext:value-type="percentage">
            <text:p>-3.51%</text:p>
          </table:table-cell>
          <table:table-cell table:style-name="ce38" office:value-type="percentage" office:value="-0.0179558923750659" calcext:value-type="percentage">
            <text:p>-1.80%</text:p>
          </table:table-cell>
          <table:table-cell table:style-name="ce38" office:value-type="percentage" office:value="-0.0412602809026197" calcext:value-type="percentage">
            <text:p>-4.13%</text:p>
          </table:table-cell>
          <table:table-cell table:style-name="ce38" office:value-type="percentage" office:value="-0.00771155276115725" calcext:value-type="percentage">
            <text:p>-0.77%</text:p>
          </table:table-cell>
          <table:table-cell table:style-name="ce38" office:value-type="percentage" office:value="-0.0303136924158706" calcext:value-type="percentage">
            <text:p>-3.03%</text:p>
          </table:table-cell>
          <table:table-cell table:number-columns-repeated="993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style-name="ce8"/>
          <table:table-cell table:style-name="ce19" table:formula="of:=[.Z48]-[.O48]" office:value-type="percentage" office:value="0.000493011416679101" calcext:value-type="percentage">
            <text:p>0.05%</text:p>
          </table:table-cell>
          <table:table-cell table:style-name="ce19" table:formula="of:=[.AA48]-[.P48]" office:value-type="percentage" office:value="0.000411740508071502" calcext:value-type="percentage">
            <text:p>0.04%</text:p>
          </table:table-cell>
          <table:table-cell table:style-name="ce38" table:formula="of:=[.AB48]-[.Q48]" office:value-type="percentage" office:value="0.000560146864782399" calcext:value-type="percentage">
            <text:p>0.06%</text:p>
          </table:table-cell>
          <table:table-cell table:style-name="ce38" table:formula="of:=[.AC48]-[.R48]" office:value-type="percentage" office:value="0.000466123144954998" calcext:value-type="percentage">
            <text:p>0.05%</text:p>
          </table:table-cell>
          <table:table-cell table:style-name="ce38" table:formula="of:=[.AD48]-[.S48]" office:value-type="percentage" office:value="0.000432886145700502" calcext:value-type="percentage">
            <text:p>0.04%</text:p>
          </table:table-cell>
          <table:table-cell table:style-name="ce38" table:formula="of:=[.AE48]-[.T48]" office:value-type="percentage" office:value="0.00022592355292602" calcext:value-type="percentage">
            <text:p>0.02%</text:p>
          </table:table-cell>
          <table:table-cell table:style-name="ce38"/>
          <table:table-cell table:number-columns-repeated="3"/>
          <table:table-cell table:style-name="ce3" office:value-type="float" office:value="2037" calcext:value-type="float">
            <text:p>2037</text:p>
          </table:table-cell>
          <table:table-cell table:style-name="ce8"/>
          <table:table-cell table:style-name="ce19" office:value-type="percentage" office:value="-0.0111552814864105" calcext:value-type="percentage">
            <text:p>-1.12%</text:p>
          </table:table-cell>
          <table:table-cell table:style-name="ce19" office:value-type="percentage" office:value="-0.0353293768546256" calcext:value-type="percentage">
            <text:p>-3.53%</text:p>
          </table:table-cell>
          <table:table-cell table:style-name="ce38" office:value-type="percentage" office:value="-0.016724102195408" calcext:value-type="percentage">
            <text:p>-1.67%</text:p>
          </table:table-cell>
          <table:table-cell table:style-name="ce38" office:value-type="percentage" office:value="-0.0408447139627766" calcext:value-type="percentage">
            <text:p>-4.08%</text:p>
          </table:table-cell>
          <table:table-cell table:style-name="ce38" office:value-type="percentage" office:value="-0.00630658518144137" calcext:value-type="percentage">
            <text:p>-0.63%</text:p>
          </table:table-cell>
          <table:table-cell table:style-name="ce38" office:value-type="percentage" office:value="-0.0295316951812235" calcext:value-type="percentage">
            <text:p>-2.95%</text:p>
          </table:table-cell>
          <table:table-cell table:number-columns-repeated="3"/>
          <table:table-cell table:style-name="ce3" office:value-type="float" office:value="2037" calcext:value-type="float">
            <text:p>2037</text:p>
          </table:table-cell>
          <table:table-cell table:style-name="ce8"/>
          <table:table-cell table:style-name="ce19" office:value-type="percentage" office:value="-0.0106622700697314" calcext:value-type="percentage">
            <text:p>-1.07%</text:p>
          </table:table-cell>
          <table:table-cell table:style-name="ce19" office:value-type="percentage" office:value="-0.0349176363465541" calcext:value-type="percentage">
            <text:p>-3.49%</text:p>
          </table:table-cell>
          <table:table-cell table:style-name="ce38" office:value-type="percentage" office:value="-0.0161639553306256" calcext:value-type="percentage">
            <text:p>-1.62%</text:p>
          </table:table-cell>
          <table:table-cell table:style-name="ce38" office:value-type="percentage" office:value="-0.0403785908178216" calcext:value-type="percentage">
            <text:p>-4.04%</text:p>
          </table:table-cell>
          <table:table-cell table:style-name="ce38" office:value-type="percentage" office:value="-0.00587369903574087" calcext:value-type="percentage">
            <text:p>-0.59%</text:p>
          </table:table-cell>
          <table:table-cell table:style-name="ce38" office:value-type="percentage" office:value="-0.0293057716282975" calcext:value-type="percentage">
            <text:p>-2.93%</text:p>
          </table:table-cell>
          <table:table-cell table:number-columns-repeated="993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style-name="ce8"/>
          <table:table-cell table:style-name="ce20" table:formula="of:=[.Z49]-[.O49]" office:value-type="percentage" office:value="0.00048742280814441" calcext:value-type="percentage">
            <text:p>0.05%</text:p>
          </table:table-cell>
          <table:table-cell table:style-name="ce20" table:formula="of:=[.AA49]-[.P49]" office:value-type="percentage" office:value="0.0000659730384136026" calcext:value-type="percentage">
            <text:p>0.01%</text:p>
          </table:table-cell>
          <table:table-cell table:style-name="ce38" table:formula="of:=[.AB49]-[.Q49]" office:value-type="percentage" office:value="-0.000542334561675701" calcext:value-type="percentage">
            <text:p>-0.05%</text:p>
          </table:table-cell>
          <table:table-cell table:style-name="ce38" table:formula="of:=[.AC49]-[.R49]" office:value-type="percentage" office:value="-0.00016450447955" calcext:value-type="percentage">
            <text:p>-0.02%</text:p>
          </table:table-cell>
          <table:table-cell table:style-name="ce38" table:formula="of:=[.AD49]-[.S49]" office:value-type="percentage" office:value="-0.000950041696732284" calcext:value-type="percentage">
            <text:p>-0.10%</text:p>
          </table:table-cell>
          <table:table-cell table:style-name="ce38" table:formula="of:=[.AE49]-[.T49]" office:value-type="percentage" office:value="-0.00103091506369787" calcext:value-type="percentage">
            <text:p>-0.10%</text:p>
          </table:table-cell>
          <table:table-cell table:style-name="ce38"/>
          <table:table-cell table:number-columns-repeated="3"/>
          <table:table-cell table:style-name="ce3" office:value-type="float" office:value="2038" calcext:value-type="float">
            <text:p>2038</text:p>
          </table:table-cell>
          <table:table-cell table:style-name="ce8"/>
          <table:table-cell table:style-name="ce20" office:value-type="percentage" office:value="-0.00901579854062685" calcext:value-type="percentage">
            <text:p>-0.90%</text:p>
          </table:table-cell>
          <table:table-cell table:style-name="ce20" office:value-type="percentage" office:value="-0.0338385732111883" calcext:value-type="percentage">
            <text:p>-3.38%</text:p>
          </table:table-cell>
          <table:table-cell table:style-name="ce38" office:value-type="percentage" office:value="-0.0154672740375491" calcext:value-type="percentage">
            <text:p>-1.55%</text:p>
          </table:table-cell>
          <table:table-cell table:style-name="ce38" office:value-type="percentage" office:value="-0.0406715313644837" calcext:value-type="percentage">
            <text:p>-4.07%</text:p>
          </table:table-cell>
          <table:table-cell table:style-name="ce38" office:value-type="percentage" office:value="-0.00283933106613319" calcext:value-type="percentage">
            <text:p>-0.28%</text:p>
          </table:table-cell>
          <table:table-cell table:style-name="ce38" office:value-type="percentage" office:value="-0.0267190248728845" calcext:value-type="percentage">
            <text:p>-2.67%</text:p>
          </table:table-cell>
          <table:table-cell table:number-columns-repeated="3"/>
          <table:table-cell table:style-name="ce3" office:value-type="float" office:value="2038" calcext:value-type="float">
            <text:p>2038</text:p>
          </table:table-cell>
          <table:table-cell table:style-name="ce8"/>
          <table:table-cell table:style-name="ce20" office:value-type="percentage" office:value="-0.00852837573248244" calcext:value-type="percentage">
            <text:p>-0.85%</text:p>
          </table:table-cell>
          <table:table-cell table:style-name="ce20" office:value-type="percentage" office:value="-0.0337726001727747" calcext:value-type="percentage">
            <text:p>-3.38%</text:p>
          </table:table-cell>
          <table:table-cell table:style-name="ce38" office:value-type="percentage" office:value="-0.0160096085992248" calcext:value-type="percentage">
            <text:p>-1.60%</text:p>
          </table:table-cell>
          <table:table-cell table:style-name="ce38" office:value-type="percentage" office:value="-0.0408360358440337" calcext:value-type="percentage">
            <text:p>-4.08%</text:p>
          </table:table-cell>
          <table:table-cell table:style-name="ce38" office:value-type="percentage" office:value="-0.00378937276286547" calcext:value-type="percentage">
            <text:p>-0.38%</text:p>
          </table:table-cell>
          <table:table-cell table:style-name="ce38" office:value-type="percentage" office:value="-0.0277499399365824" calcext:value-type="percentage">
            <text:p>-2.77%</text:p>
          </table:table-cell>
          <table:table-cell table:number-columns-repeated="993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style-name="ce9"/>
          <table:table-cell table:style-name="ce20" table:formula="of:=[.Z50]-[.O50]" office:value-type="percentage" office:value="0.00113116864742312" calcext:value-type="percentage">
            <text:p>0.11%</text:p>
          </table:table-cell>
          <table:table-cell table:style-name="ce20" table:formula="of:=[.AA50]-[.P50]" office:value-type="percentage" office:value="0.000218211350967806" calcext:value-type="percentage">
            <text:p>0.02%</text:p>
          </table:table-cell>
          <table:table-cell table:style-name="ce38" table:formula="of:=[.AB50]-[.Q50]" office:value-type="percentage" office:value="0.000128560214622399" calcext:value-type="percentage">
            <text:p>0.01%</text:p>
          </table:table-cell>
          <table:table-cell table:style-name="ce38" table:formula="of:=[.AC50]-[.R50]" office:value-type="percentage" office:value="0.000552361275159501" calcext:value-type="percentage">
            <text:p>0.06%</text:p>
          </table:table-cell>
          <table:table-cell table:style-name="ce38" table:formula="of:=[.AD50]-[.S50]" office:value-type="percentage" office:value="-0.00101467304567538" calcext:value-type="percentage">
            <text:p>-0.10%</text:p>
          </table:table-cell>
          <table:table-cell table:style-name="ce38" table:formula="of:=[.AE50]-[.T50]" office:value-type="percentage" office:value="-0.00145057430680863" calcext:value-type="percentage">
            <text:p>-0.15%</text:p>
          </table:table-cell>
          <table:table-cell table:style-name="ce38"/>
          <table:table-cell table:number-columns-repeated="3"/>
          <table:table-cell table:style-name="ce3" office:value-type="float" office:value="2039" calcext:value-type="float">
            <text:p>2039</text:p>
          </table:table-cell>
          <table:table-cell table:style-name="ce9"/>
          <table:table-cell table:style-name="ce20" office:value-type="percentage" office:value="-0.00729312423534847" calcext:value-type="percentage">
            <text:p>-0.73%</text:p>
          </table:table-cell>
          <table:table-cell table:style-name="ce20" office:value-type="percentage" office:value="-0.0328103993763187" calcext:value-type="percentage">
            <text:p>-3.28%</text:p>
          </table:table-cell>
          <table:table-cell table:style-name="ce38" office:value-type="percentage" office:value="-0.0147749493695868" calcext:value-type="percentage">
            <text:p>-1.48%</text:p>
          </table:table-cell>
          <table:table-cell table:style-name="ce38" office:value-type="percentage" office:value="-0.0410330265110313" calcext:value-type="percentage">
            <text:p>-4.10%</text:p>
          </table:table-cell>
          <table:table-cell table:style-name="ce38" office:value-type="percentage" office:value="-0.00133916995843419" calcext:value-type="percentage">
            <text:p>-0.13%</text:p>
          </table:table-cell>
          <table:table-cell table:style-name="ce38" office:value-type="percentage" office:value="-0.0259256532843395" calcext:value-type="percentage">
            <text:p>-2.59%</text:p>
          </table:table-cell>
          <table:table-cell table:number-columns-repeated="3"/>
          <table:table-cell table:style-name="ce3" office:value-type="float" office:value="2039" calcext:value-type="float">
            <text:p>2039</text:p>
          </table:table-cell>
          <table:table-cell table:style-name="ce9"/>
          <table:table-cell table:style-name="ce20" office:value-type="percentage" office:value="-0.00616195558792535" calcext:value-type="percentage">
            <text:p>-0.62%</text:p>
          </table:table-cell>
          <table:table-cell table:style-name="ce20" office:value-type="percentage" office:value="-0.0325921880253509" calcext:value-type="percentage">
            <text:p>-3.26%</text:p>
          </table:table-cell>
          <table:table-cell table:style-name="ce38" office:value-type="percentage" office:value="-0.0146463891549644" calcext:value-type="percentage">
            <text:p>-1.46%</text:p>
          </table:table-cell>
          <table:table-cell table:style-name="ce38" office:value-type="percentage" office:value="-0.0404806652358718" calcext:value-type="percentage">
            <text:p>-4.05%</text:p>
          </table:table-cell>
          <table:table-cell table:style-name="ce38" office:value-type="percentage" office:value="-0.00235384300410957" calcext:value-type="percentage">
            <text:p>-0.24%</text:p>
          </table:table-cell>
          <table:table-cell table:style-name="ce38" office:value-type="percentage" office:value="-0.0273762275911481" calcext:value-type="percentage">
            <text:p>-2.74%</text:p>
          </table:table-cell>
          <table:table-cell table:number-columns-repeated="993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style-name="ce10"/>
          <table:table-cell table:style-name="ce20" table:formula="of:=[.Z51]-[.O51]" office:value-type="percentage" office:value="0.000405894198291111" calcext:value-type="percentage">
            <text:p>0.04%</text:p>
          </table:table-cell>
          <table:table-cell table:style-name="ce20" table:formula="of:=[.AA51]-[.P51]" office:value-type="percentage" office:value="-0.000680806037257897" calcext:value-type="percentage">
            <text:p>-0.07%</text:p>
          </table:table-cell>
          <table:table-cell table:style-name="ce38" table:formula="of:=[.AB51]-[.Q51]" office:value-type="percentage" office:value="-0.000457109272923299" calcext:value-type="percentage">
            <text:p>-0.05%</text:p>
          </table:table-cell>
          <table:table-cell table:style-name="ce38" table:formula="of:=[.AC51]-[.R51]" office:value-type="percentage" office:value="0.000355206349730602" calcext:value-type="percentage">
            <text:p>0.04%</text:p>
          </table:table-cell>
          <table:table-cell table:style-name="ce38" table:formula="of:=[.AD51]-[.S51]" office:value-type="percentage" office:value="-0.000915386558228683" calcext:value-type="percentage">
            <text:p>-0.09%</text:p>
          </table:table-cell>
          <table:table-cell table:style-name="ce38" table:formula="of:=[.AE51]-[.T51]" office:value-type="percentage" office:value="-0.00150445592683754" calcext:value-type="percentage">
            <text:p>-0.15%</text:p>
          </table:table-cell>
          <table:table-cell table:style-name="ce38"/>
          <table:table-cell table:number-columns-repeated="3"/>
          <table:table-cell table:style-name="ce3" office:value-type="float" office:value="2040" calcext:value-type="float">
            <text:p>2040</text:p>
          </table:table-cell>
          <table:table-cell table:style-name="ce10"/>
          <table:table-cell table:style-name="ce20" office:value-type="percentage" office:value="-0.00547788277948651" calcext:value-type="percentage">
            <text:p>-0.55%</text:p>
          </table:table-cell>
          <table:table-cell table:style-name="ce20" office:value-type="percentage" office:value="-0.031921610592751" calcext:value-type="percentage">
            <text:p>-3.19%</text:p>
          </table:table-cell>
          <table:table-cell table:style-name="ce38" office:value-type="percentage" office:value="-0.0133679853166723" calcext:value-type="percentage">
            <text:p>-1.34%</text:p>
          </table:table-cell>
          <table:table-cell table:style-name="ce38" office:value-type="percentage" office:value="-0.0406995910682173" calcext:value-type="percentage">
            <text:p>-4.07%</text:p>
          </table:table-cell>
          <table:table-cell table:style-name="ce38" office:value-type="percentage" office:value="-0.000363112051544077" calcext:value-type="percentage">
            <text:p>-0.04%</text:p>
          </table:table-cell>
          <table:table-cell table:style-name="ce38" office:value-type="percentage" office:value="-0.0256678661579146" calcext:value-type="percentage">
            <text:p>-2.57%</text:p>
          </table:table-cell>
          <table:table-cell table:number-columns-repeated="3"/>
          <table:table-cell table:style-name="ce3" office:value-type="float" office:value="2040" calcext:value-type="float">
            <text:p>2040</text:p>
          </table:table-cell>
          <table:table-cell table:style-name="ce10"/>
          <table:table-cell table:style-name="ce20" office:value-type="percentage" office:value="-0.0050719885811954" calcext:value-type="percentage">
            <text:p>-0.51%</text:p>
          </table:table-cell>
          <table:table-cell table:style-name="ce20" office:value-type="percentage" office:value="-0.0326024166300089" calcext:value-type="percentage">
            <text:p>-3.26%</text:p>
          </table:table-cell>
          <table:table-cell table:style-name="ce38" office:value-type="percentage" office:value="-0.0138250945895956" calcext:value-type="percentage">
            <text:p>-1.38%</text:p>
          </table:table-cell>
          <table:table-cell table:style-name="ce38" office:value-type="percentage" office:value="-0.0403443847184867" calcext:value-type="percentage">
            <text:p>-4.03%</text:p>
          </table:table-cell>
          <table:table-cell table:style-name="ce38" office:value-type="percentage" office:value="-0.00127849860977276" calcext:value-type="percentage">
            <text:p>-0.13%</text:p>
          </table:table-cell>
          <table:table-cell table:style-name="ce38" office:value-type="percentage" office:value="-0.0271723220847521" calcext:value-type="percentage">
            <text:p>-2.72%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6"/>
          <table:table-cell table:number-columns-repeated="38"/>
          <table:table-cell office:value-type="string" calcext:value-type="string">
            <text:p>Trimestral, pesimista</text:p>
          </table:table-cell>
          <table:table-cell table:number-columns-repeated="6"/>
          <table:table-cell office:value-type="string" calcext:value-type="string">
            <text:p>Semestral, pesimista</text:p>
          </table:table-cell>
          <table:table-cell table:number-columns-repeated="971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21" table:number-columns-repeated="3"/>
          <table:table-cell table:style-name="ce21" office:value-type="string" calcext:value-type="string">
            <text:p>Table from ANSES measured economic result, found in \Git_MISSAR_model\MISSAR\Excel_files_for_MISSAR</text:p>
          </table:table-cell>
          <table:table-cell table:style-name="ce21" table:number-columns-repeated="4"/>
          <table:table-cell table:number-columns-repeated="33"/>
          <table:table-cell table:style-name="ce100"/>
          <table:table-cell table:style-name="ce100" office:value-type="string" calcext:value-type="string">
            <text:p>Contribuciones anuales en % PIB</text:p>
          </table:table-cell>
          <table:table-cell table:style-name="ce100" office:value-type="string" calcext:value-type="string">
            <text:p>Asignaciones familiares + transferencias a PAMI en % PIB</text:p>
          </table:table-cell>
          <table:table-cell table:style-name="ce100" office:value-type="string" calcext:value-type="string">
            <text:p>Prestaciones de seguridad social en % PIB</text:p>
          </table:table-cell>
          <table:table-cell table:style-name="ce100" office:value-type="string" calcext:value-type="string">
            <text:p>Costo de la pensión universal en % del PIB</text:p>
          </table:table-cell>
          <table:table-cell table:style-name="ce105" office:value-type="string" calcext:value-type="string">
            <text:p>Déficit incluyendo el costo de la pensión unviersal</text:p>
          </table:table-cell>
          <table:table-cell/>
          <table:table-cell table:style-name="ce100"/>
          <table:table-cell table:style-name="ce100" office:value-type="string" calcext:value-type="string">
            <text:p>Contribuciones anuales en % PIB</text:p>
          </table:table-cell>
          <table:table-cell table:style-name="ce100" office:value-type="string" calcext:value-type="string">
            <text:p>Asignaciones familiares + transferencias a PAMI en % PIB</text:p>
          </table:table-cell>
          <table:table-cell table:style-name="ce100" office:value-type="string" calcext:value-type="string">
            <text:p>Prestaciones de seguridad social en % PIB</text:p>
          </table:table-cell>
          <table:table-cell table:style-name="ce100" office:value-type="string" calcext:value-type="string">
            <text:p>Costo de la pensión universal en % del PIB</text:p>
          </table:table-cell>
          <table:table-cell table:style-name="ce105" office:value-type="string" calcext:value-type="string">
            <text:p>Déficit incluyendo el costo de la pensión unviersal</text:p>
          </table:table-cell>
          <table:table-cell/>
          <table:table-cell table:style-name="ce100"/>
          <table:table-cell table:style-name="ce100" office:value-type="string" calcext:value-type="string">
            <text:p>Contribuciones anuales en % PIB</text:p>
          </table:table-cell>
          <table:table-cell table:style-name="ce100" office:value-type="string" calcext:value-type="string">
            <text:p>Asignaciones familiares + transferencias a PAMI en % PIB</text:p>
          </table:table-cell>
          <table:table-cell table:style-name="ce100" office:value-type="string" calcext:value-type="string">
            <text:p>Prestaciones de seguridad social en % PIB</text:p>
          </table:table-cell>
          <table:table-cell table:style-name="ce100" office:value-type="string" calcext:value-type="string">
            <text:p>Costo de la pensión universal en % del PIB</text:p>
          </table:table-cell>
          <table:table-cell table:style-name="ce105" office:value-type="string" calcext:value-type="string">
            <text:p>Déficit incluyendo el costo de la pensión unviersal</text:p>
          </table:table-cell>
          <table:table-cell table:number-columns-repeated="961"/>
        </table:table-row>
        <table:table-row table:style-name="ro1">
          <table:table-cell/>
          <table:table-cell table:style-name="Default"/>
          <table:table-cell table:style-name="ce70" office:value-type="string" calcext:value-type="string" table:number-columns-spanned="6" table:number-rows-spanned="1">
            <text:p>Non contributive income</text:p>
          </table:table-cell>
          <table:covered-table-cell table:number-columns-repeated="5" table:style-name="ce70"/>
          <table:table-cell table:style-name="ce21"/>
          <table:table-cell table:style-name="ce70" office:value-type="string" calcext:value-type="string" table:number-columns-spanned="7" table:number-rows-spanned="1">
            <text:p>Non contributive expenses</text:p>
          </table:table-cell>
          <table:covered-table-cell table:number-columns-repeated="6" table:style-name="ce70"/>
          <table:table-cell table:number-columns-repeated="27"/>
          <table:table-cell table:style-name="ce101" table:number-columns-repeated="5"/>
          <table:table-cell table:style-name="ce106"/>
          <table:table-cell/>
          <table:table-cell table:style-name="ce101" table:number-columns-repeated="5"/>
          <table:table-cell table:style-name="ce106"/>
          <table:table-cell/>
          <table:table-cell table:style-name="ce101" table:number-columns-repeated="5"/>
          <table:table-cell table:style-name="ce106"/>
          <table:table-cell table:number-columns-repeated="961"/>
        </table:table-row>
        <table:table-row table:style-name="ro1">
          <table:table-cell table:number-columns-repeated="2"/>
          <table:table-cell table:style-name="ce23" office:value-type="string" calcext:value-type="string">
            <text:p>Ingresos fiscales y coparticipación</text:p>
          </table:table-cell>
          <table:table-cell table:style-name="ce23" table:number-columns-repeated="7"/>
          <table:table-cell table:style-name="ce43"/>
          <table:table-cell table:style-name="ce43" office:value-type="string" calcext:value-type="string">
            <text:p>Gastos figurativos + sentencias</text:p>
          </table:table-cell>
          <table:table-cell table:style-name="ce43" table:number-columns-repeated="6"/>
          <table:table-cell table:number-columns-repeated="5"/>
          <table:table-cell office:value-type="string" calcext:value-type="string">
            <text:p>Trimestral</text:p>
          </table:table-cell>
          <table:table-cell table:number-columns-repeated="5"/>
          <table:table-cell office:value-type="string" calcext:value-type="string">
            <text:p>Semestral</text:p>
          </table:table-cell>
          <table:table-cell table:number-columns-repeated="13"/>
          <table:table-cell table:style-name="ce101" office:value-type="float" office:value="2014" calcext:value-type="float">
            <text:p>2014</text:p>
          </table:table-cell>
          <table:table-cell table:style-name="ce103" office:value-type="percentage" office:value="0.0539797598100557" calcext:value-type="percentage">
            <text:p>5.40%</text:p>
          </table:table-cell>
          <table:table-cell table:style-name="ce103" office:value-type="percentage" office:value="0.0125202302384808" calcext:value-type="percentage">
            <text:p>1.25%</text:p>
          </table:table-cell>
          <table:table-cell table:style-name="ce103" office:value-type="percentage" office:value="0.0611520342930874" calcext:value-type="percentage">
            <text:p>6.12%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07" office:value-type="percentage" office:value="-0.0196925047215125" calcext:value-type="percentage">
            <text:p>-1.97%</text:p>
          </table:table-cell>
          <table:table-cell/>
          <table:table-cell table:style-name="ce101" office:value-type="float" office:value="2014" calcext:value-type="float">
            <text:p>2014</text:p>
          </table:table-cell>
          <table:table-cell table:style-name="ce103" office:value-type="percentage" office:value="0.0539797598100557" calcext:value-type="percentage">
            <text:p>5.40%</text:p>
          </table:table-cell>
          <table:table-cell table:style-name="ce103" office:value-type="percentage" office:value="0.0125202302384808" calcext:value-type="percentage">
            <text:p>1.25%</text:p>
          </table:table-cell>
          <table:table-cell table:style-name="ce103" office:value-type="percentage" office:value="0.0611520342930874" calcext:value-type="percentage">
            <text:p>6.12%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07" office:value-type="percentage" office:value="-0.0196925047215125" calcext:value-type="percentage">
            <text:p>-1.97%</text:p>
          </table:table-cell>
          <table:table-cell/>
          <table:table-cell table:style-name="ce101" office:value-type="float" office:value="2014" calcext:value-type="float">
            <text:p>2014</text:p>
          </table:table-cell>
          <table:table-cell table:style-name="ce103" table:formula="of:=[.AZ56]-[.AS56]" office:value-type="percentage" office:value="0" calcext:value-type="percentage">
            <text:p>0.00%</text:p>
          </table:table-cell>
          <table:table-cell table:style-name="ce103" table:formula="of:=[.BA56]-[.AT56]" office:value-type="percentage" office:value="0" calcext:value-type="percentage">
            <text:p>0.00%</text:p>
          </table:table-cell>
          <table:table-cell table:style-name="ce103" table:formula="of:=[.BB56]-[.AU56]" office:value-type="percentage" office:value="0" calcext:value-type="percentage">
            <text:p>0.00%</text:p>
          </table:table-cell>
          <table:table-cell table:style-name="ce103" table:formula="of:=[.BC56]-[.AV56]" office:value-type="percentage" office:value="0" calcext:value-type="percentage">
            <text:p>0.00%</text:p>
          </table:table-cell>
          <table:table-cell table:style-name="ce107" table:formula="of:=[.BD56]-[.AW56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 table:number-columns-repeated="2"/>
          <table:table-cell table:style-name="ce24" office:value-type="string" calcext:value-type="string">
            <text:p>Ganancias ANSES</text:p>
          </table:table-cell>
          <table:table-cell table:style-name="ce12" office:value-type="string" calcext:value-type="string">
            <text:p>Componente impositivo del monotributo a ANSES</text:p>
          </table:table-cell>
          <table:table-cell table:style-name="ce24" office:value-type="string" calcext:value-type="string">
            <text:p>IVA ANSES</text:p>
          </table:table-cell>
          <table:table-cell table:style-name="ce12" office:value-type="string" calcext:value-type="string">
            <text:p>Líquidos totales</text:p>
          </table:table-cell>
          <table:table-cell table:style-name="ce24" office:value-type="string" calcext:value-type="string">
            <text:p>Adicional cigarrillos</text:p>
          </table:table-cell>
          <table:table-cell table:style-name="ce12" office:value-type="string" calcext:value-type="string">
            <text:p>Cheque</text:p>
          </table:table-cell>
          <table:table-cell table:style-name="ce24" office:value-type="string" calcext:value-type="string">
            <text:p>15 % coparticipación</text:p>
          </table:table-cell>
          <table:table-cell table:style-name="ce12" office:value-type="string" calcext:value-type="string">
            <text:p>Líquidos que van a ANSES</text:p>
          </table:table-cell>
          <table:table-cell table:style-name="ce12" office:value-type="string" calcext:value-type="string">
            <text:p>Gastos operativos</text:p>
          </table:table-cell>
          <table:table-cell table:style-name="ce50" office:value-type="string" calcext:value-type="string">
            <text:p>Comisiones por recaudación (fuente: ANSES transparencia ISSFinanciero)</text:p>
          </table:table-cell>
          <table:table-cell table:style-name="ce12" office:value-type="string" calcext:value-type="string">
            <text:p>ISS</text:p>
          </table:table-cell>
          <table:table-cell table:style-name="ce50" office:value-type="string" calcext:value-type="string">
            <text:p>Otras dependencias (Min. Desarrollo social) no financiados por rentas generales + gastos capital</text:p>
          </table:table-cell>
          <table:table-cell table:style-name="ce12" office:value-type="string" calcext:value-type="string">
            <text:p>Sentencias ANSES</text:p>
          </table:table-cell>
          <table:table-cell table:style-name="ce50" office:value-type="string" calcext:value-type="string">
            <text:p>PNC</text:p>
          </table:table-cell>
          <table:table-cell table:style-name="ce12" office:value-type="string" calcext:value-type="string">
            <text:p>Transferencias a gobiernos provinciales</text:p>
          </table:table-cell>
          <table:table-cell table:style-name="ce50" office:value-type="string" calcext:value-type="string">
            <text:p>Devolución coparticipación a provincias</text:p>
          </table:table-cell>
          <table:table-cell table:number-columns-repeated="4"/>
          <table:table-cell table:style-name="ce4" office:value-type="string" calcext:value-type="string">
            <text:p>Family benefits</text:p>
          </table:table-cell>
          <table:table-cell table:style-name="ce4" office:value-type="string" calcext:value-type="string">
            <text:p>Pensions</text:p>
          </table:table-cell>
          <table:table-cell table:style-name="ce4" office:value-type="string" calcext:value-type="string">
            <text:p>Social security contributions</text:p>
          </table:table-cell>
          <table:table-cell table:style-name="ce41" office:value-type="string" calcext:value-type="string">
            <text:p>Fiscal income net of non-simulated expenses</text:p>
          </table:table-cell>
          <table:table-cell table:style-name="ce4" office:value-type="string" calcext:value-type="string">
            <text:p>Economic result</text:p>
          </table:table-cell>
          <table:table-cell table:number-columns-repeated="2"/>
          <table:table-cell table:style-name="ce4" office:value-type="string" calcext:value-type="string">
            <text:p>Family benefits</text:p>
          </table:table-cell>
          <table:table-cell table:style-name="ce4" office:value-type="string" calcext:value-type="string">
            <text:p>Pensions</text:p>
          </table:table-cell>
          <table:table-cell table:style-name="ce4" office:value-type="string" calcext:value-type="string">
            <text:p>Social security contributions</text:p>
          </table:table-cell>
          <table:table-cell table:style-name="ce41" office:value-type="string" calcext:value-type="string">
            <text:p>Fiscal income net of non-simulated expenses</text:p>
          </table:table-cell>
          <table:table-cell table:style-name="ce4" office:value-type="string" calcext:value-type="string">
            <text:p>Economic result</text:p>
          </table:table-cell>
          <table:table-cell table:number-columns-repeated="9"/>
          <table:table-cell table:style-name="ce101" office:value-type="float" office:value="2015" calcext:value-type="float">
            <text:p>2015</text:p>
          </table:table-cell>
          <table:table-cell table:style-name="ce103" office:value-type="percentage" office:value="0.0607395187891978" calcext:value-type="percentage">
            <text:p>6.07%</text:p>
          </table:table-cell>
          <table:table-cell table:style-name="ce103" office:value-type="percentage" office:value="0.0140881848578508" calcext:value-type="percentage">
            <text:p>1.41%</text:p>
          </table:table-cell>
          <table:table-cell table:style-name="ce103" office:value-type="percentage" office:value="0.0798078467576248" calcext:value-type="percentage">
            <text:p>7.98%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07" office:value-type="percentage" office:value="-0.0331565128262777" calcext:value-type="percentage">
            <text:p>-3.32%</text:p>
          </table:table-cell>
          <table:table-cell/>
          <table:table-cell table:style-name="ce101" office:value-type="float" office:value="2015" calcext:value-type="float">
            <text:p>2015</text:p>
          </table:table-cell>
          <table:table-cell table:style-name="ce103" office:value-type="percentage" office:value="0.0607395187891978" calcext:value-type="percentage">
            <text:p>6.07%</text:p>
          </table:table-cell>
          <table:table-cell table:style-name="ce103" office:value-type="percentage" office:value="0.0140881848578508" calcext:value-type="percentage">
            <text:p>1.41%</text:p>
          </table:table-cell>
          <table:table-cell table:style-name="ce103" office:value-type="percentage" office:value="0.0798078467576248" calcext:value-type="percentage">
            <text:p>7.98%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07" office:value-type="percentage" office:value="-0.0331565128262777" calcext:value-type="percentage">
            <text:p>-3.32%</text:p>
          </table:table-cell>
          <table:table-cell/>
          <table:table-cell table:style-name="ce101" office:value-type="float" office:value="2015" calcext:value-type="float">
            <text:p>2015</text:p>
          </table:table-cell>
          <table:table-cell table:style-name="ce103" table:formula="of:=[.AZ57]-[.AS57]" office:value-type="percentage" office:value="0" calcext:value-type="percentage">
            <text:p>0.00%</text:p>
          </table:table-cell>
          <table:table-cell table:style-name="ce103" table:formula="of:=[.BA57]-[.AT57]" office:value-type="percentage" office:value="0" calcext:value-type="percentage">
            <text:p>0.00%</text:p>
          </table:table-cell>
          <table:table-cell table:style-name="ce103" table:formula="of:=[.BB57]-[.AU57]" office:value-type="percentage" office:value="0" calcext:value-type="percentage">
            <text:p>0.00%</text:p>
          </table:table-cell>
          <table:table-cell table:style-name="ce103" table:formula="of:=[.BC57]-[.AV57]" office:value-type="percentage" office:value="0" calcext:value-type="percentage">
            <text:p>0.00%</text:p>
          </table:table-cell>
          <table:table-cell table:style-name="ce107" table:formula="of:=[.BD57]-[.AW57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/>
          <table:table-cell table:style-name="ce12" office:value-type="float" office:value="1993" calcext:value-type="float">
            <text:p>1993</text:p>
          </table:table-cell>
          <table:table-cell table:style-name="ce25" office:value-type="float" office:value="853307.6" calcext:value-type="float">
            <text:p>853,308</text:p>
          </table:table-cell>
          <table:table-cell table:style-name="ce12" table:number-columns-repeated="2"/>
          <table:table-cell table:style-name="ce40"/>
          <table:table-cell table:style-name="ce12"/>
          <table:table-cell table:style-name="ce25"/>
          <table:table-cell table:style-name="ce25" office:value-type="float" office:value="3015865.81949566" calcext:value-type="float">
            <text:p>3,015,866</text:p>
          </table:table-cell>
          <table:table-cell table:style-name="ce25"/>
          <table:table-cell table:style-name="ce44" office:value-type="float" office:value="352371.13373" calcext:value-type="float">
            <text:p>352,371</text:p>
          </table:table-cell>
          <table:table-cell table:style-name="ce44"/>
          <table:table-cell table:style-name="ce44" office:value-type="float" office:value="1036245.35282" calcext:value-type="float">
            <text:p>1,036,245</text:p>
          </table:table-cell>
          <table:table-cell table:style-name="ce44" office:value-type="float" office:value="214541.63623" calcext:value-type="float">
            <text:p>214,542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25"/>
          <table:table-cell table:style-name="ce101" office:value-type="float" office:value="2016" calcext:value-type="float">
            <text:p>2016</text:p>
          </table:table-cell>
          <table:table-cell table:style-name="ce103" office:value-type="percentage" office:value="0.0611320051364955" calcext:value-type="percentage">
            <text:p>6.11%</text:p>
          </table:table-cell>
          <table:table-cell table:style-name="ce103" office:value-type="percentage" office:value="0.0152426006618067" calcext:value-type="percentage">
            <text:p>1.52%</text:p>
          </table:table-cell>
          <table:table-cell table:style-name="ce103" office:value-type="percentage" office:value="0.0788762330350467" calcext:value-type="percentage">
            <text:p>7.89%</text:p>
          </table:table-cell>
          <table:table-cell table:style-name="ce103" office:value-type="percentage" office:value="0.0000288521656710338" calcext:value-type="percentage">
            <text:p>0.00%</text:p>
          </table:table-cell>
          <table:table-cell table:style-name="ce107" office:value-type="percentage" office:value="-0.0330156807260289" calcext:value-type="percentage">
            <text:p>-3.30%</text:p>
          </table:table-cell>
          <table:table-cell/>
          <table:table-cell table:style-name="ce101" office:value-type="float" office:value="2016" calcext:value-type="float">
            <text:p>2016</text:p>
          </table:table-cell>
          <table:table-cell table:style-name="ce103" office:value-type="percentage" office:value="0.0611320051364955" calcext:value-type="percentage">
            <text:p>6.11%</text:p>
          </table:table-cell>
          <table:table-cell table:style-name="ce103" office:value-type="percentage" office:value="0.0152426006618067" calcext:value-type="percentage">
            <text:p>1.52%</text:p>
          </table:table-cell>
          <table:table-cell table:style-name="ce103" office:value-type="percentage" office:value="0.0788762330350467" calcext:value-type="percentage">
            <text:p>7.89%</text:p>
          </table:table-cell>
          <table:table-cell table:style-name="ce103" office:value-type="percentage" office:value="0.0000288521656710338" calcext:value-type="percentage">
            <text:p>0.00%</text:p>
          </table:table-cell>
          <table:table-cell table:style-name="ce107" office:value-type="percentage" office:value="-0.0330156807260289" calcext:value-type="percentage">
            <text:p>-3.30%</text:p>
          </table:table-cell>
          <table:table-cell/>
          <table:table-cell table:style-name="ce101" office:value-type="float" office:value="2016" calcext:value-type="float">
            <text:p>2016</text:p>
          </table:table-cell>
          <table:table-cell table:style-name="ce103" table:formula="of:=[.AZ58]-[.AS58]" office:value-type="percentage" office:value="0" calcext:value-type="percentage">
            <text:p>0.00%</text:p>
          </table:table-cell>
          <table:table-cell table:style-name="ce103" table:formula="of:=[.BA58]-[.AT58]" office:value-type="percentage" office:value="0" calcext:value-type="percentage">
            <text:p>0.00%</text:p>
          </table:table-cell>
          <table:table-cell table:style-name="ce103" table:formula="of:=[.BB58]-[.AU58]" office:value-type="percentage" office:value="0" calcext:value-type="percentage">
            <text:p>0.00%</text:p>
          </table:table-cell>
          <table:table-cell table:style-name="ce103" table:formula="of:=[.BC58]-[.AV58]" office:value-type="percentage" office:value="0" calcext:value-type="percentage">
            <text:p>0.00%</text:p>
          </table:table-cell>
          <table:table-cell table:style-name="ce107" table:formula="of:=[.BD58]-[.AW58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style-name="ce26" office:value-type="float" office:value="1164662.22" calcext:value-type="float">
            <text:p>1,164,662</text:p>
          </table:table-cell>
          <table:table-cell table:style-name="ce36" table:number-columns-repeated="4"/>
          <table:table-cell table:style-name="ce26"/>
          <table:table-cell table:style-name="ce26" office:value-type="float" office:value="3226509.52498154" calcext:value-type="float">
            <text:p>3,226,510</text:p>
          </table:table-cell>
          <table:table-cell table:style-name="ce26"/>
          <table:table-cell table:style-name="ce25" office:value-type="float" office:value="293763.12069" calcext:value-type="float">
            <text:p>293,763</text:p>
          </table:table-cell>
          <table:table-cell table:style-name="ce25"/>
          <table:table-cell table:style-name="ce25" office:value-type="float" office:value="1287640.9398" calcext:value-type="float">
            <text:p>1,287,641</text:p>
          </table:table-cell>
          <table:table-cell table:style-name="ce25" office:value-type="float" office:value="456594.30016" calcext:value-type="float">
            <text:p>456,59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14" calcext:value-type="float">
            <text:p>2014</text:p>
          </table:table-cell>
          <table:table-cell table:style-name="ce33" office:value-type="percentage" office:value="0.0100080003976103" calcext:value-type="percentage">
            <text:p>1.00%</text:p>
          </table:table-cell>
          <table:table-cell table:style-name="ce33" office:value-type="percentage" office:value="0.0636642641339578" calcext:value-type="percentage">
            <text:p>6.37%</text:p>
          </table:table-cell>
          <table:table-cell table:style-name="ce33" office:value-type="percentage" office:value="0.0539797598100557" calcext:value-type="percentage">
            <text:p>5.40%</text:p>
          </table:table-cell>
          <table:table-cell table:style-name="ce33" office:value-type="percentage" office:value="0.0208507583843275" calcext:value-type="percentage">
            <text:p>2.09%</text:p>
          </table:table-cell>
          <table:table-cell table:style-name="ce33" office:value-type="percentage" office:value="0.00115825366281494" calcext:value-type="percentage">
            <text:p>0.12%</text:p>
          </table:table-cell>
          <table:table-cell/>
          <table:table-cell table:style-name="ce15" office:value-type="float" office:value="2014" calcext:value-type="float">
            <text:p>2014</text:p>
          </table:table-cell>
          <table:table-cell table:style-name="ce33" office:value-type="percentage" office:value="0.0100080003976103" calcext:value-type="percentage">
            <text:p>1.00%</text:p>
          </table:table-cell>
          <table:table-cell table:style-name="ce33" office:value-type="percentage" office:value="0.0636642641339578" calcext:value-type="percentage">
            <text:p>6.37%</text:p>
          </table:table-cell>
          <table:table-cell table:style-name="ce33" office:value-type="percentage" office:value="0.0539797598100557" calcext:value-type="percentage">
            <text:p>5.40%</text:p>
          </table:table-cell>
          <table:table-cell table:style-name="ce33" office:value-type="percentage" office:value="0.0208507583843275" calcext:value-type="percentage">
            <text:p>2.09%</text:p>
          </table:table-cell>
          <table:table-cell table:style-name="ce33" office:value-type="percentage" office:value="0.00115825366281494" calcext:value-type="percentage">
            <text:p>0.12%</text:p>
          </table:table-cell>
          <table:table-cell table:style-name="ce15" office:value-type="float" office:value="2014" calcext:value-type="float">
            <text:p>2014</text:p>
          </table:table-cell>
          <table:table-cell table:style-name="ce33" table:formula="of:=[.AD59]-[.W59]" office:value-type="percentage" office:value="0" calcext:value-type="percentage">
            <text:p>0.00%</text:p>
          </table:table-cell>
          <table:table-cell table:style-name="ce33" table:formula="of:=[.AE59]-[.X59]" office:value-type="percentage" office:value="0" calcext:value-type="percentage">
            <text:p>0.00%</text:p>
          </table:table-cell>
          <table:table-cell table:style-name="ce33" table:formula="of:=[.AF59]-[.Y59]" office:value-type="percentage" office:value="0" calcext:value-type="percentage">
            <text:p>0.00%</text:p>
          </table:table-cell>
          <table:table-cell table:style-name="ce33" table:formula="of:=[.AG59]-[.Z59]" office:value-type="percentage" office:value="0" calcext:value-type="percentage">
            <text:p>0.00%</text:p>
          </table:table-cell>
          <table:table-cell table:style-name="ce33" table:formula="of:=[.AH59]-[.AA59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17" calcext:value-type="float">
            <text:p>2017</text:p>
          </table:table-cell>
          <table:table-cell table:style-name="ce103" office:value-type="percentage" office:value="0.0628649338766236" calcext:value-type="percentage">
            <text:p>6.29%</text:p>
          </table:table-cell>
          <table:table-cell table:style-name="ce103" office:value-type="percentage" office:value="0.0187841782319647" calcext:value-type="percentage">
            <text:p>1.88%</text:p>
          </table:table-cell>
          <table:table-cell table:style-name="ce103" office:value-type="percentage" office:value="0.0810815221799967" calcext:value-type="percentage">
            <text:p>8.11%</text:p>
          </table:table-cell>
          <table:table-cell table:style-name="ce103" office:value-type="percentage" office:value="0.000491092714512904" calcext:value-type="percentage">
            <text:p>0.05%</text:p>
          </table:table-cell>
          <table:table-cell table:style-name="ce107" office:value-type="percentage" office:value="-0.0374918592498506" calcext:value-type="percentage">
            <text:p>-3.75%</text:p>
          </table:table-cell>
          <table:table-cell/>
          <table:table-cell table:style-name="ce101" office:value-type="float" office:value="2017" calcext:value-type="float">
            <text:p>2017</text:p>
          </table:table-cell>
          <table:table-cell table:style-name="ce103" office:value-type="percentage" office:value="0.0628649338766236" calcext:value-type="percentage">
            <text:p>6.29%</text:p>
          </table:table-cell>
          <table:table-cell table:style-name="ce103" office:value-type="percentage" office:value="0.0187841782319647" calcext:value-type="percentage">
            <text:p>1.88%</text:p>
          </table:table-cell>
          <table:table-cell table:style-name="ce103" office:value-type="percentage" office:value="0.0810815221799967" calcext:value-type="percentage">
            <text:p>8.11%</text:p>
          </table:table-cell>
          <table:table-cell table:style-name="ce103" office:value-type="percentage" office:value="0.000491092714512904" calcext:value-type="percentage">
            <text:p>0.05%</text:p>
          </table:table-cell>
          <table:table-cell table:style-name="ce107" office:value-type="percentage" office:value="-0.0374918592498506" calcext:value-type="percentage">
            <text:p>-3.75%</text:p>
          </table:table-cell>
          <table:table-cell/>
          <table:table-cell table:style-name="ce101" office:value-type="float" office:value="2017" calcext:value-type="float">
            <text:p>2017</text:p>
          </table:table-cell>
          <table:table-cell table:style-name="ce103" table:formula="of:=[.AZ59]-[.AS59]" office:value-type="percentage" office:value="0" calcext:value-type="percentage">
            <text:p>0.00%</text:p>
          </table:table-cell>
          <table:table-cell table:style-name="ce103" table:formula="of:=[.BA59]-[.AT59]" office:value-type="percentage" office:value="0" calcext:value-type="percentage">
            <text:p>0.00%</text:p>
          </table:table-cell>
          <table:table-cell table:style-name="ce103" table:formula="of:=[.BB59]-[.AU59]" office:value-type="percentage" office:value="0" calcext:value-type="percentage">
            <text:p>0.00%</text:p>
          </table:table-cell>
          <table:table-cell table:style-name="ce103" table:formula="of:=[.BC59]-[.AV59]" office:value-type="percentage" office:value="0" calcext:value-type="percentage">
            <text:p>0.00%</text:p>
          </table:table-cell>
          <table:table-cell table:style-name="ce107" table:formula="of:=[.BD59]-[.AW59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style-name="ce25" office:value-type="float" office:value="1243225.6" calcext:value-type="float">
            <text:p>1,243,226</text:p>
          </table:table-cell>
          <table:table-cell table:style-name="ce12" table:number-columns-repeated="4"/>
          <table:table-cell table:style-name="ce25"/>
          <table:table-cell table:style-name="ce25" office:value-type="float" office:value="2990988.48141767" calcext:value-type="float">
            <text:p>2,990,988</text:p>
          </table:table-cell>
          <table:table-cell table:style-name="ce25"/>
          <table:table-cell table:style-name="ce44" office:value-type="float" office:value="296927.9492" calcext:value-type="float">
            <text:p>296,928</text:p>
          </table:table-cell>
          <table:table-cell table:style-name="ce44"/>
          <table:table-cell table:style-name="ce44" office:value-type="float" office:value="1187925.9343" calcext:value-type="float">
            <text:p>1,187,926</text:p>
          </table:table-cell>
          <table:table-cell table:style-name="ce44" office:value-type="float" office:value="524982.07006" calcext:value-type="float">
            <text:p>524,982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15" calcext:value-type="float">
            <text:p>2015</text:p>
          </table:table-cell>
          <table:table-cell table:style-name="ce34" office:value-type="percentage" office:value="0.0108295290339839" calcext:value-type="percentage">
            <text:p>1.08%</text:p>
          </table:table-cell>
          <table:table-cell table:style-name="ce34" office:value-type="percentage" office:value="0.0830665025814917" calcext:value-type="percentage">
            <text:p>8.31%</text:p>
          </table:table-cell>
          <table:table-cell table:style-name="ce34" office:value-type="percentage" office:value="0.0607395187891978" calcext:value-type="percentage">
            <text:p>6.07%</text:p>
          </table:table-cell>
          <table:table-cell table:style-name="ce34" office:value-type="percentage" office:value="0.0212417617908622" calcext:value-type="percentage">
            <text:p>2.12%</text:p>
          </table:table-cell>
          <table:table-cell table:style-name="ce34" office:value-type="percentage" office:value="-0.0119147510354155" calcext:value-type="percentage">
            <text:p>-1.19%</text:p>
          </table:table-cell>
          <table:table-cell/>
          <table:table-cell table:style-name="ce4" office:value-type="float" office:value="2015" calcext:value-type="float">
            <text:p>2015</text:p>
          </table:table-cell>
          <table:table-cell table:style-name="ce34" office:value-type="percentage" office:value="0.0108295290339839" calcext:value-type="percentage">
            <text:p>1.08%</text:p>
          </table:table-cell>
          <table:table-cell table:style-name="ce34" office:value-type="percentage" office:value="0.0830665025814917" calcext:value-type="percentage">
            <text:p>8.31%</text:p>
          </table:table-cell>
          <table:table-cell table:style-name="ce34" office:value-type="percentage" office:value="0.0607395187891978" calcext:value-type="percentage">
            <text:p>6.07%</text:p>
          </table:table-cell>
          <table:table-cell table:style-name="ce34" office:value-type="percentage" office:value="0.0212417617908622" calcext:value-type="percentage">
            <text:p>2.12%</text:p>
          </table:table-cell>
          <table:table-cell table:style-name="ce34" office:value-type="percentage" office:value="-0.0119147510354155" calcext:value-type="percentage">
            <text:p>-1.19%</text:p>
          </table:table-cell>
          <table:table-cell table:style-name="ce4" office:value-type="float" office:value="2015" calcext:value-type="float">
            <text:p>2015</text:p>
          </table:table-cell>
          <table:table-cell table:style-name="ce34" table:formula="of:=[.AD60]-[.W60]" office:value-type="percentage" office:value="0" calcext:value-type="percentage">
            <text:p>0.00%</text:p>
          </table:table-cell>
          <table:table-cell table:style-name="ce34" table:formula="of:=[.AE60]-[.X60]" office:value-type="percentage" office:value="0" calcext:value-type="percentage">
            <text:p>0.00%</text:p>
          </table:table-cell>
          <table:table-cell table:style-name="ce34" table:formula="of:=[.AF60]-[.Y60]" office:value-type="percentage" office:value="0" calcext:value-type="percentage">
            <text:p>0.00%</text:p>
          </table:table-cell>
          <table:table-cell table:style-name="ce34" table:formula="of:=[.AG60]-[.Z60]" office:value-type="percentage" office:value="0" calcext:value-type="percentage">
            <text:p>0.00%</text:p>
          </table:table-cell>
          <table:table-cell table:style-name="ce34" table:formula="of:=[.AH60]-[.AA60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18" calcext:value-type="float">
            <text:p>2018</text:p>
          </table:table-cell>
          <table:table-cell table:style-name="ce103" office:value-type="percentage" office:value="0.0587398562806465" calcext:value-type="percentage">
            <text:p>5.87%</text:p>
          </table:table-cell>
          <table:table-cell table:style-name="ce103" office:value-type="percentage" office:value="0.0174435294023944" calcext:value-type="percentage">
            <text:p>1.74%</text:p>
          </table:table-cell>
          <table:table-cell table:style-name="ce103" office:value-type="percentage" office:value="0.0780910591651598" calcext:value-type="percentage">
            <text:p>7.81%</text:p>
          </table:table-cell>
          <table:table-cell table:style-name="ce103" office:value-type="percentage" office:value="0.000922411235235612" calcext:value-type="percentage">
            <text:p>0.09%</text:p>
          </table:table-cell>
          <table:table-cell table:style-name="ce107" office:value-type="percentage" office:value="-0.0377171435221433" calcext:value-type="percentage">
            <text:p>-3.77%</text:p>
          </table:table-cell>
          <table:table-cell/>
          <table:table-cell table:style-name="ce101" office:value-type="float" office:value="2018" calcext:value-type="float">
            <text:p>2018</text:p>
          </table:table-cell>
          <table:table-cell table:style-name="ce103" office:value-type="percentage" office:value="0.0587398562806465" calcext:value-type="percentage">
            <text:p>5.87%</text:p>
          </table:table-cell>
          <table:table-cell table:style-name="ce103" office:value-type="percentage" office:value="0.0174435294023944" calcext:value-type="percentage">
            <text:p>1.74%</text:p>
          </table:table-cell>
          <table:table-cell table:style-name="ce103" office:value-type="percentage" office:value="0.0780910591651598" calcext:value-type="percentage">
            <text:p>7.81%</text:p>
          </table:table-cell>
          <table:table-cell table:style-name="ce103" office:value-type="percentage" office:value="0.000922411235235612" calcext:value-type="percentage">
            <text:p>0.09%</text:p>
          </table:table-cell>
          <table:table-cell table:style-name="ce107" office:value-type="percentage" office:value="-0.0377171435221433" calcext:value-type="percentage">
            <text:p>-3.77%</text:p>
          </table:table-cell>
          <table:table-cell/>
          <table:table-cell table:style-name="ce101" office:value-type="float" office:value="2018" calcext:value-type="float">
            <text:p>2018</text:p>
          </table:table-cell>
          <table:table-cell table:style-name="ce103" table:formula="of:=[.AZ60]-[.AS60]" office:value-type="percentage" office:value="0" calcext:value-type="percentage">
            <text:p>0.00%</text:p>
          </table:table-cell>
          <table:table-cell table:style-name="ce103" table:formula="of:=[.BA60]-[.AT60]" office:value-type="percentage" office:value="0" calcext:value-type="percentage">
            <text:p>0.00%</text:p>
          </table:table-cell>
          <table:table-cell table:style-name="ce103" table:formula="of:=[.BB60]-[.AU60]" office:value-type="percentage" office:value="0" calcext:value-type="percentage">
            <text:p>0.00%</text:p>
          </table:table-cell>
          <table:table-cell table:style-name="ce103" table:formula="of:=[.BC60]-[.AV60]" office:value-type="percentage" office:value="0" calcext:value-type="percentage">
            <text:p>0.00%</text:p>
          </table:table-cell>
          <table:table-cell table:style-name="ce107" table:formula="of:=[.BD60]-[.AW60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style-name="ce26" office:value-type="float" office:value="1456325.4" calcext:value-type="float">
            <text:p>1,456,325</text:p>
          </table:table-cell>
          <table:table-cell table:style-name="ce26"/>
          <table:table-cell table:style-name="ce36" office:value-type="float" office:value="1903838.651715" calcext:value-type="float">
            <text:p>1903838.651715</text:p>
          </table:table-cell>
          <table:table-cell table:style-name="ce26" office:value-type="float" office:value="2338287" calcext:value-type="float">
            <text:p>2,338,287</text:p>
          </table:table-cell>
          <table:table-cell table:style-name="ce36" office:value-type="float" office:value="172304" calcext:value-type="float">
            <text:p>172304</text:p>
          </table:table-cell>
          <table:table-cell table:style-name="ce26"/>
          <table:table-cell table:style-name="ce26" office:value-type="float" office:value="3231346.71425055" calcext:value-type="float">
            <text:p>3,231,347</text:p>
          </table:table-cell>
          <table:table-cell table:style-name="ce26" office:value-type="float" office:value="516954.41" calcext:value-type="float">
            <text:p>516,954</text:p>
          </table:table-cell>
          <table:table-cell table:style-name="ce25" office:value-type="float" office:value="330883.704" calcext:value-type="float">
            <text:p>330,884</text:p>
          </table:table-cell>
          <table:table-cell table:style-name="ce25"/>
          <table:table-cell table:style-name="ce25" office:value-type="float" office:value="1011324.76855" calcext:value-type="float">
            <text:p>1,011,325</text:p>
          </table:table-cell>
          <table:table-cell table:style-name="ce25" office:value-type="float" office:value="1019118.98165" calcext:value-type="float">
            <text:p>1,019,119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16" calcext:value-type="float">
            <text:p>2016</text:p>
          </table:table-cell>
          <table:table-cell table:style-name="ce33" office:value-type="percentage" office:value="0.0120066425234995" calcext:value-type="percentage">
            <text:p>1.20%</text:p>
          </table:table-cell>
          <table:table-cell table:style-name="ce33" office:value-type="percentage" office:value="0.082141043339025" calcext:value-type="percentage">
            <text:p>8.21%</text:p>
          </table:table-cell>
          <table:table-cell table:style-name="ce33" office:value-type="percentage" office:value="0.0611320051364955" calcext:value-type="percentage">
            <text:p>6.11%</text:p>
          </table:table-cell>
          <table:table-cell table:style-name="ce33" office:value-type="percentage" office:value="0.0136114589454148" calcext:value-type="percentage">
            <text:p>1.36%</text:p>
          </table:table-cell>
          <table:table-cell table:style-name="ce33" office:value-type="percentage" office:value="-0.0194042217806141" calcext:value-type="percentage">
            <text:p>-1.94%</text:p>
          </table:table-cell>
          <table:table-cell/>
          <table:table-cell table:style-name="ce15" office:value-type="float" office:value="2016" calcext:value-type="float">
            <text:p>2016</text:p>
          </table:table-cell>
          <table:table-cell table:style-name="ce33" office:value-type="percentage" office:value="0.0120066425234995" calcext:value-type="percentage">
            <text:p>1.20%</text:p>
          </table:table-cell>
          <table:table-cell table:style-name="ce33" office:value-type="percentage" office:value="0.082141043339025" calcext:value-type="percentage">
            <text:p>8.21%</text:p>
          </table:table-cell>
          <table:table-cell table:style-name="ce33" office:value-type="percentage" office:value="0.0611320051364955" calcext:value-type="percentage">
            <text:p>6.11%</text:p>
          </table:table-cell>
          <table:table-cell table:style-name="ce33" office:value-type="percentage" office:value="0.0136114589454148" calcext:value-type="percentage">
            <text:p>1.36%</text:p>
          </table:table-cell>
          <table:table-cell table:style-name="ce33" office:value-type="percentage" office:value="-0.0194042217806141" calcext:value-type="percentage">
            <text:p>-1.94%</text:p>
          </table:table-cell>
          <table:table-cell table:style-name="ce15" office:value-type="float" office:value="2016" calcext:value-type="float">
            <text:p>2016</text:p>
          </table:table-cell>
          <table:table-cell table:style-name="ce33" table:formula="of:=[.AD61]-[.W61]" office:value-type="percentage" office:value="0" calcext:value-type="percentage">
            <text:p>0.00%</text:p>
          </table:table-cell>
          <table:table-cell table:style-name="ce33" table:formula="of:=[.AE61]-[.X61]" office:value-type="percentage" office:value="0" calcext:value-type="percentage">
            <text:p>0.00%</text:p>
          </table:table-cell>
          <table:table-cell table:style-name="ce33" table:formula="of:=[.AF61]-[.Y61]" office:value-type="percentage" office:value="0" calcext:value-type="percentage">
            <text:p>0.00%</text:p>
          </table:table-cell>
          <table:table-cell table:style-name="ce33" table:formula="of:=[.AG61]-[.Z61]" office:value-type="percentage" office:value="0" calcext:value-type="percentage">
            <text:p>0.00%</text:p>
          </table:table-cell>
          <table:table-cell table:style-name="ce33" table:formula="of:=[.AH61]-[.AA61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19" calcext:value-type="float">
            <text:p>2019</text:p>
          </table:table-cell>
          <table:table-cell table:style-name="ce103" office:value-type="percentage" office:value="0.0515593582610421" calcext:value-type="percentage">
            <text:p>5.16%</text:p>
          </table:table-cell>
          <table:table-cell table:style-name="ce103" office:value-type="percentage" office:value="0.0165680918768038" calcext:value-type="percentage">
            <text:p>1.66%</text:p>
          </table:table-cell>
          <table:table-cell table:style-name="ce103" office:value-type="percentage" office:value="0.0729031535274359" calcext:value-type="percentage">
            <text:p>7.29%</text:p>
          </table:table-cell>
          <table:table-cell table:style-name="ce103" office:value-type="percentage" office:value="0.000845456563710703" calcext:value-type="percentage">
            <text:p>0.08%</text:p>
          </table:table-cell>
          <table:table-cell table:style-name="ce107" office:value-type="percentage" office:value="-0.0387573437069084" calcext:value-type="percentage">
            <text:p>-3.88%</text:p>
          </table:table-cell>
          <table:table-cell/>
          <table:table-cell table:style-name="ce101" office:value-type="float" office:value="2019" calcext:value-type="float">
            <text:p>2019</text:p>
          </table:table-cell>
          <table:table-cell table:style-name="ce103" office:value-type="percentage" office:value="0.0515593582610421" calcext:value-type="percentage">
            <text:p>5.16%</text:p>
          </table:table-cell>
          <table:table-cell table:style-name="ce103" office:value-type="percentage" office:value="0.0165680918768038" calcext:value-type="percentage">
            <text:p>1.66%</text:p>
          </table:table-cell>
          <table:table-cell table:style-name="ce103" office:value-type="percentage" office:value="0.0729031535274359" calcext:value-type="percentage">
            <text:p>7.29%</text:p>
          </table:table-cell>
          <table:table-cell table:style-name="ce103" office:value-type="percentage" office:value="0.000845456563710703" calcext:value-type="percentage">
            <text:p>0.08%</text:p>
          </table:table-cell>
          <table:table-cell table:style-name="ce107" office:value-type="percentage" office:value="-0.0387573437069084" calcext:value-type="percentage">
            <text:p>-3.88%</text:p>
          </table:table-cell>
          <table:table-cell/>
          <table:table-cell table:style-name="ce101" office:value-type="float" office:value="2019" calcext:value-type="float">
            <text:p>2019</text:p>
          </table:table-cell>
          <table:table-cell table:style-name="ce103" table:formula="of:=[.AZ61]-[.AS61]" office:value-type="percentage" office:value="0" calcext:value-type="percentage">
            <text:p>0.00%</text:p>
          </table:table-cell>
          <table:table-cell table:style-name="ce103" table:formula="of:=[.BA61]-[.AT61]" office:value-type="percentage" office:value="0" calcext:value-type="percentage">
            <text:p>0.00%</text:p>
          </table:table-cell>
          <table:table-cell table:style-name="ce103" table:formula="of:=[.BB61]-[.AU61]" office:value-type="percentage" office:value="0" calcext:value-type="percentage">
            <text:p>0.00%</text:p>
          </table:table-cell>
          <table:table-cell table:style-name="ce103" table:formula="of:=[.BC61]-[.AV61]" office:value-type="percentage" office:value="0" calcext:value-type="percentage">
            <text:p>0.00%</text:p>
          </table:table-cell>
          <table:table-cell table:style-name="ce107" table:formula="of:=[.BD61]-[.AW61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style-name="ce25" office:value-type="float" office:value="1669177.74063" calcext:value-type="float">
            <text:p>1,669,178</text:p>
          </table:table-cell>
          <table:table-cell table:style-name="ce25"/>
          <table:table-cell table:style-name="ce12" office:value-type="float" office:value="2043538.989492" calcext:value-type="float">
            <text:p>2043538.989492</text:p>
          </table:table-cell>
          <table:table-cell table:style-name="ce25" office:value-type="float" office:value="3917421" calcext:value-type="float">
            <text:p>3,917,421</text:p>
          </table:table-cell>
          <table:table-cell table:style-name="ce12" office:value-type="float" office:value="193825" calcext:value-type="float">
            <text:p>193825</text:p>
          </table:table-cell>
          <table:table-cell table:style-name="ce25"/>
          <table:table-cell table:style-name="ce25" office:value-type="float" office:value="3598188.08761998" calcext:value-type="float">
            <text:p>3,598,188</text:p>
          </table:table-cell>
          <table:table-cell table:style-name="ce25" office:value-type="float" office:value="1986806.99" calcext:value-type="float">
            <text:p>1,986,807</text:p>
          </table:table-cell>
          <table:table-cell table:style-name="ce44" office:value-type="float" office:value="246102.79437" calcext:value-type="float">
            <text:p>246,103</text:p>
          </table:table-cell>
          <table:table-cell table:style-name="ce44"/>
          <table:table-cell table:style-name="ce44" office:value-type="float" office:value="1102667.44057" calcext:value-type="float">
            <text:p>1,102,667</text:p>
          </table:table-cell>
          <table:table-cell table:style-name="ce44" office:value-type="float" office:value="1011029.82583" calcext:value-type="float">
            <text:p>1,011,030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17" calcext:value-type="float">
            <text:p>2017</text:p>
          </table:table-cell>
          <table:table-cell table:style-name="ce34" office:value-type="percentage" office:value="0.0154323264568133" calcext:value-type="percentage">
            <text:p>1.54%</text:p>
          </table:table-cell>
          <table:table-cell table:style-name="ce34" office:value-type="percentage" office:value="0.084924466669661" calcext:value-type="percentage">
            <text:p>8.49%</text:p>
          </table:table-cell>
          <table:table-cell table:style-name="ce34" office:value-type="percentage" office:value="0.0628649338766236" calcext:value-type="percentage">
            <text:p>6.29%</text:p>
          </table:table-cell>
          <table:table-cell table:style-name="ce34" office:value-type="percentage" office:value="0.0110564581173711" calcext:value-type="percentage">
            <text:p>1.11%</text:p>
          </table:table-cell>
          <table:table-cell table:style-name="ce34" office:value-type="percentage" office:value="-0.0264354011324795" calcext:value-type="percentage">
            <text:p>-2.64%</text:p>
          </table:table-cell>
          <table:table-cell/>
          <table:table-cell table:style-name="ce4" office:value-type="float" office:value="2017" calcext:value-type="float">
            <text:p>2017</text:p>
          </table:table-cell>
          <table:table-cell table:style-name="ce34" office:value-type="percentage" office:value="0.0154323264568133" calcext:value-type="percentage">
            <text:p>1.54%</text:p>
          </table:table-cell>
          <table:table-cell table:style-name="ce34" office:value-type="percentage" office:value="0.084924466669661" calcext:value-type="percentage">
            <text:p>8.49%</text:p>
          </table:table-cell>
          <table:table-cell table:style-name="ce34" office:value-type="percentage" office:value="0.0628649338766236" calcext:value-type="percentage">
            <text:p>6.29%</text:p>
          </table:table-cell>
          <table:table-cell table:style-name="ce34" office:value-type="percentage" office:value="0.0110564581173711" calcext:value-type="percentage">
            <text:p>1.11%</text:p>
          </table:table-cell>
          <table:table-cell table:style-name="ce34" office:value-type="percentage" office:value="-0.0264354011324795" calcext:value-type="percentage">
            <text:p>-2.64%</text:p>
          </table:table-cell>
          <table:table-cell table:style-name="ce4" office:value-type="float" office:value="2017" calcext:value-type="float">
            <text:p>2017</text:p>
          </table:table-cell>
          <table:table-cell table:style-name="ce34" table:formula="of:=[.AD62]-[.W62]" office:value-type="percentage" office:value="0" calcext:value-type="percentage">
            <text:p>0.00%</text:p>
          </table:table-cell>
          <table:table-cell table:style-name="ce34" table:formula="of:=[.AE62]-[.X62]" office:value-type="percentage" office:value="0" calcext:value-type="percentage">
            <text:p>0.00%</text:p>
          </table:table-cell>
          <table:table-cell table:style-name="ce34" table:formula="of:=[.AF62]-[.Y62]" office:value-type="percentage" office:value="0" calcext:value-type="percentage">
            <text:p>0.00%</text:p>
          </table:table-cell>
          <table:table-cell table:style-name="ce34" table:formula="of:=[.AG62]-[.Z62]" office:value-type="percentage" office:value="0" calcext:value-type="percentage">
            <text:p>0.00%</text:p>
          </table:table-cell>
          <table:table-cell table:style-name="ce34" table:formula="of:=[.AH62]-[.AA62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20" calcext:value-type="float">
            <text:p>2020</text:p>
          </table:table-cell>
          <table:table-cell table:style-name="ce103" office:value-type="percentage" office:value="0.0586025777226866" calcext:value-type="percentage">
            <text:p>5.86%</text:p>
          </table:table-cell>
          <table:table-cell table:style-name="ce103" office:value-type="percentage" office:value="0.0180800333441228" calcext:value-type="percentage">
            <text:p>1.81%</text:p>
          </table:table-cell>
          <table:table-cell table:style-name="ce103" office:value-type="percentage" office:value="0.0879926325889604" calcext:value-type="percentage">
            <text:p>8.80%</text:p>
          </table:table-cell>
          <table:table-cell table:style-name="ce103" office:value-type="percentage" office:value="0.00141605449775138" calcext:value-type="percentage">
            <text:p>0.14%</text:p>
          </table:table-cell>
          <table:table-cell table:style-name="ce107" office:value-type="percentage" office:value="-0.048886142708148" calcext:value-type="percentage">
            <text:p>-4.89%</text:p>
          </table:table-cell>
          <table:table-cell/>
          <table:table-cell table:style-name="ce101" office:value-type="float" office:value="2020" calcext:value-type="float">
            <text:p>2020</text:p>
          </table:table-cell>
          <table:table-cell table:style-name="ce103" office:value-type="percentage" office:value="0.0586025777226866" calcext:value-type="percentage">
            <text:p>5.86%</text:p>
          </table:table-cell>
          <table:table-cell table:style-name="ce103" office:value-type="percentage" office:value="0.0180800333441228" calcext:value-type="percentage">
            <text:p>1.81%</text:p>
          </table:table-cell>
          <table:table-cell table:style-name="ce103" office:value-type="percentage" office:value="0.0879926325889604" calcext:value-type="percentage">
            <text:p>8.80%</text:p>
          </table:table-cell>
          <table:table-cell table:style-name="ce103" office:value-type="percentage" office:value="0.00141605449775138" calcext:value-type="percentage">
            <text:p>0.14%</text:p>
          </table:table-cell>
          <table:table-cell table:style-name="ce107" office:value-type="percentage" office:value="-0.048886142708148" calcext:value-type="percentage">
            <text:p>-4.89%</text:p>
          </table:table-cell>
          <table:table-cell/>
          <table:table-cell table:style-name="ce101" office:value-type="float" office:value="2020" calcext:value-type="float">
            <text:p>2020</text:p>
          </table:table-cell>
          <table:table-cell table:style-name="ce103" table:formula="of:=[.AZ62]-[.AS62]" office:value-type="percentage" office:value="0" calcext:value-type="percentage">
            <text:p>0.00%</text:p>
          </table:table-cell>
          <table:table-cell table:style-name="ce103" table:formula="of:=[.BA62]-[.AT62]" office:value-type="percentage" office:value="0" calcext:value-type="percentage">
            <text:p>0.00%</text:p>
          </table:table-cell>
          <table:table-cell table:style-name="ce103" table:formula="of:=[.BB62]-[.AU62]" office:value-type="percentage" office:value="0" calcext:value-type="percentage">
            <text:p>0.00%</text:p>
          </table:table-cell>
          <table:table-cell table:style-name="ce103" table:formula="of:=[.BC62]-[.AV62]" office:value-type="percentage" office:value="0" calcext:value-type="percentage">
            <text:p>0.00%</text:p>
          </table:table-cell>
          <table:table-cell table:style-name="ce107" table:formula="of:=[.BD62]-[.AW62]" office:value-type="percentage" office:value="0" calcext:value-type="percentage">
            <text:p>0.00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style-name="ce26" office:value-type="float" office:value="1902253.64072" calcext:value-type="float">
            <text:p>1,902,254</text:p>
          </table:table-cell>
          <table:table-cell table:style-name="ce26" office:value-type="float" office:value="43509.9" calcext:value-type="float">
            <text:p>43,510</text:p>
          </table:table-cell>
          <table:table-cell table:style-name="ce36" office:value-type="float" office:value="2097707.449838" calcext:value-type="float">
            <text:p>2097707.449838</text:p>
          </table:table-cell>
          <table:table-cell table:style-name="ce26" office:value-type="float" office:value="3692434" calcext:value-type="float">
            <text:p>3,692,434</text:p>
          </table:table-cell>
          <table:table-cell table:style-name="ce36" office:value-type="float" office:value="197766" calcext:value-type="float">
            <text:p>197766</text:p>
          </table:table-cell>
          <table:table-cell table:style-name="ce26"/>
          <table:table-cell table:style-name="ce26" office:value-type="float" office:value="3797640.46271228" calcext:value-type="float">
            <text:p>3,797,640</text:p>
          </table:table-cell>
          <table:table-cell table:style-name="ce26" office:value-type="float" office:value="1855405.55" calcext:value-type="float">
            <text:p>1,855,406</text:p>
          </table:table-cell>
          <table:table-cell table:style-name="ce25" office:value-type="float" office:value="231684.89787" calcext:value-type="float">
            <text:p>231,685</text:p>
          </table:table-cell>
          <table:table-cell table:style-name="ce25"/>
          <table:table-cell table:style-name="ce25" office:value-type="float" office:value="1323795.24164" calcext:value-type="float">
            <text:p>1,323,795</text:p>
          </table:table-cell>
          <table:table-cell table:style-name="ce25" office:value-type="float" office:value="1121821.99199" calcext:value-type="float">
            <text:p>1,121,82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18" calcext:value-type="float">
            <text:p>2018</text:p>
          </table:table-cell>
          <table:table-cell table:style-name="ce33" office:value-type="percentage" office:value="0.0142170624303096" calcext:value-type="percentage">
            <text:p>1.42%</text:p>
          </table:table-cell>
          <table:table-cell table:style-name="ce33" office:value-type="percentage" office:value="0.0822399373724801" calcext:value-type="percentage">
            <text:p>8.22%</text:p>
          </table:table-cell>
          <table:table-cell table:style-name="ce33" office:value-type="percentage" office:value="0.0587398562806465" calcext:value-type="percentage">
            <text:p>5.87%</text:p>
          </table:table-cell>
          <table:table-cell table:style-name="ce33" office:value-type="percentage" office:value="0.015880266757964" calcext:value-type="percentage">
            <text:p>1.59%</text:p>
          </table:table-cell>
          <table:table-cell table:style-name="ce33" office:value-type="percentage" office:value="-0.0218368767641793" calcext:value-type="percentage">
            <text:p>-2.18%</text:p>
          </table:table-cell>
          <table:table-cell/>
          <table:table-cell table:style-name="ce15" office:value-type="float" office:value="2018" calcext:value-type="float">
            <text:p>2018</text:p>
          </table:table-cell>
          <table:table-cell table:style-name="ce33" office:value-type="percentage" office:value="0.0142170624303096" calcext:value-type="percentage">
            <text:p>1.42%</text:p>
          </table:table-cell>
          <table:table-cell table:style-name="ce33" office:value-type="percentage" office:value="0.0822399373724801" calcext:value-type="percentage">
            <text:p>8.22%</text:p>
          </table:table-cell>
          <table:table-cell table:style-name="ce33" office:value-type="percentage" office:value="0.0587398562806465" calcext:value-type="percentage">
            <text:p>5.87%</text:p>
          </table:table-cell>
          <table:table-cell table:style-name="ce33" office:value-type="percentage" office:value="0.015880266757964" calcext:value-type="percentage">
            <text:p>1.59%</text:p>
          </table:table-cell>
          <table:table-cell table:style-name="ce33" office:value-type="percentage" office:value="-0.0218368767641793" calcext:value-type="percentage">
            <text:p>-2.18%</text:p>
          </table:table-cell>
          <table:table-cell table:style-name="ce15" office:value-type="float" office:value="2018" calcext:value-type="float">
            <text:p>2018</text:p>
          </table:table-cell>
          <table:table-cell table:style-name="ce33" table:formula="of:=[.AD63]-[.W63]" office:value-type="percentage" office:value="0" calcext:value-type="percentage">
            <text:p>0.00%</text:p>
          </table:table-cell>
          <table:table-cell table:style-name="ce33" table:formula="of:=[.AE63]-[.X63]" office:value-type="percentage" office:value="0" calcext:value-type="percentage">
            <text:p>0.00%</text:p>
          </table:table-cell>
          <table:table-cell table:style-name="ce33" table:formula="of:=[.AF63]-[.Y63]" office:value-type="percentage" office:value="0" calcext:value-type="percentage">
            <text:p>0.00%</text:p>
          </table:table-cell>
          <table:table-cell table:style-name="ce33" table:formula="of:=[.AG63]-[.Z63]" office:value-type="percentage" office:value="0" calcext:value-type="percentage">
            <text:p>0.00%</text:p>
          </table:table-cell>
          <table:table-cell table:style-name="ce33" table:formula="of:=[.AH63]-[.AA63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21" calcext:value-type="float">
            <text:p>2021</text:p>
          </table:table-cell>
          <table:table-cell table:style-name="ce103" office:value-type="percentage" office:value="0.0582045625074231" calcext:value-type="percentage">
            <text:p>5.82%</text:p>
          </table:table-cell>
          <table:table-cell table:style-name="ce103" office:value-type="percentage" office:value="0.0168259748673925" calcext:value-type="percentage">
            <text:p>1.68%</text:p>
          </table:table-cell>
          <table:table-cell table:style-name="ce103" office:value-type="percentage" office:value="0.0794497978131727" calcext:value-type="percentage">
            <text:p>7.94%</text:p>
          </table:table-cell>
          <table:table-cell table:style-name="ce103" office:value-type="percentage" office:value="0.00170286396313291" calcext:value-type="percentage">
            <text:p>0.17%</text:p>
          </table:table-cell>
          <table:table-cell table:style-name="ce107" office:value-type="percentage" office:value="-0.039774074136275" calcext:value-type="percentage">
            <text:p>-3.98%</text:p>
          </table:table-cell>
          <table:table-cell/>
          <table:table-cell table:style-name="ce101" office:value-type="float" office:value="2021" calcext:value-type="float">
            <text:p>2021</text:p>
          </table:table-cell>
          <table:table-cell table:style-name="ce103" office:value-type="percentage" office:value="0.058177629518174" calcext:value-type="percentage">
            <text:p>5.82%</text:p>
          </table:table-cell>
          <table:table-cell table:style-name="ce103" office:value-type="percentage" office:value="0.0164766348952646" calcext:value-type="percentage">
            <text:p>1.65%</text:p>
          </table:table-cell>
          <table:table-cell table:style-name="ce103" office:value-type="percentage" office:value="0.0782041968898299" calcext:value-type="percentage">
            <text:p>7.82%</text:p>
          </table:table-cell>
          <table:table-cell table:style-name="ce103" office:value-type="percentage" office:value="0.00167395990089593" calcext:value-type="percentage">
            <text:p>0.17%</text:p>
          </table:table-cell>
          <table:table-cell table:style-name="ce107" office:value-type="percentage" office:value="-0.0381771621678165" calcext:value-type="percentage">
            <text:p>-3.82%</text:p>
          </table:table-cell>
          <table:table-cell/>
          <table:table-cell table:style-name="ce101" office:value-type="float" office:value="2021" calcext:value-type="float">
            <text:p>2021</text:p>
          </table:table-cell>
          <table:table-cell table:style-name="ce103" table:formula="of:=[.AZ63]-[.AS63]" office:value-type="percentage" office:value="-0.0000269329892490927" calcext:value-type="percentage">
            <text:p>0.00%</text:p>
          </table:table-cell>
          <table:table-cell table:style-name="ce103" table:formula="of:=[.BA63]-[.AT63]" office:value-type="percentage" office:value="-0.0003493399721279" calcext:value-type="percentage">
            <text:p>-0.03%</text:p>
          </table:table-cell>
          <table:table-cell table:style-name="ce103" table:formula="of:=[.BB63]-[.AU63]" office:value-type="percentage" office:value="-0.0012456009233428" calcext:value-type="percentage">
            <text:p>-0.12%</text:p>
          </table:table-cell>
          <table:table-cell table:style-name="ce103" table:formula="of:=[.BC63]-[.AV63]" office:value-type="percentage" office:value="-0.0000289040622369801" calcext:value-type="percentage">
            <text:p>0.00%</text:p>
          </table:table-cell>
          <table:table-cell table:style-name="ce107" table:formula="of:=[.BD63]-[.AW63]" office:value-type="percentage" office:value="0.00159691196845851" calcext:value-type="percentage">
            <text:p>0.16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style-name="ce25" office:value-type="float" office:value="1850960.88511" calcext:value-type="float">
            <text:p>1,850,961</text:p>
          </table:table-cell>
          <table:table-cell table:style-name="ce25" office:value-type="float" office:value="193381.3" calcext:value-type="float">
            <text:p>193,381</text:p>
          </table:table-cell>
          <table:table-cell table:style-name="ce12" office:value-type="float" office:value="1876157.764481" calcext:value-type="float">
            <text:p>1876157.764481</text:p>
          </table:table-cell>
          <table:table-cell table:style-name="ce25" office:value-type="float" office:value="3587875" calcext:value-type="float">
            <text:p>3,587,875</text:p>
          </table:table-cell>
          <table:table-cell table:style-name="ce12" office:value-type="float" office:value="196994" calcext:value-type="float">
            <text:p>196994</text:p>
          </table:table-cell>
          <table:table-cell table:style-name="ce25"/>
          <table:table-cell table:style-name="ce25" office:value-type="float" office:value="3702544.47452621" calcext:value-type="float">
            <text:p>3,702,544</text:p>
          </table:table-cell>
          <table:table-cell table:style-name="ce25" office:value-type="float" office:value="1868434.31" calcext:value-type="float">
            <text:p>1,868,434</text:p>
          </table:table-cell>
          <table:table-cell table:style-name="ce44" office:value-type="float" office:value="239526.32367" calcext:value-type="float">
            <text:p>239,526</text:p>
          </table:table-cell>
          <table:table-cell table:style-name="ce44"/>
          <table:table-cell table:style-name="ce44" office:value-type="float" office:value="1408351.81663" calcext:value-type="float">
            <text:p>1,408,352</text:p>
          </table:table-cell>
          <table:table-cell table:style-name="ce44" office:value-type="float" office:value="1053075.5174" calcext:value-type="float">
            <text:p>1,053,076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19" calcext:value-type="float">
            <text:p>2019</text:p>
          </table:table-cell>
          <table:table-cell table:style-name="ce34" office:value-type="percentage" office:value="0.0135381023056581" calcext:value-type="percentage">
            <text:p>1.35%</text:p>
          </table:table-cell>
          <table:table-cell table:style-name="ce34" office:value-type="percentage" office:value="0.0767398432299661" calcext:value-type="percentage">
            <text:p>7.67%</text:p>
          </table:table-cell>
          <table:table-cell table:style-name="ce34" office:value-type="percentage" office:value="0.0515592193109002" calcext:value-type="percentage">
            <text:p>5.16%</text:p>
          </table:table-cell>
          <table:table-cell table:style-name="ce34" office:value-type="percentage" office:value="0.0124613870926432" calcext:value-type="percentage">
            <text:p>1.25%</text:p>
          </table:table-cell>
          <table:table-cell table:style-name="ce34" office:value-type="percentage" office:value="-0.0262573391320808" calcext:value-type="percentage">
            <text:p>-2.63%</text:p>
          </table:table-cell>
          <table:table-cell/>
          <table:table-cell table:style-name="ce4" office:value-type="float" office:value="2019" calcext:value-type="float">
            <text:p>2019</text:p>
          </table:table-cell>
          <table:table-cell table:style-name="ce34" office:value-type="percentage" office:value="0.0135381023056581" calcext:value-type="percentage">
            <text:p>1.35%</text:p>
          </table:table-cell>
          <table:table-cell table:style-name="ce34" office:value-type="percentage" office:value="0.0767398432299661" calcext:value-type="percentage">
            <text:p>7.67%</text:p>
          </table:table-cell>
          <table:table-cell table:style-name="ce34" office:value-type="percentage" office:value="0.0515592193109002" calcext:value-type="percentage">
            <text:p>5.16%</text:p>
          </table:table-cell>
          <table:table-cell table:style-name="ce34" office:value-type="percentage" office:value="0.0124613870926432" calcext:value-type="percentage">
            <text:p>1.25%</text:p>
          </table:table-cell>
          <table:table-cell table:style-name="ce34" office:value-type="percentage" office:value="-0.0262573391320808" calcext:value-type="percentage">
            <text:p>-2.63%</text:p>
          </table:table-cell>
          <table:table-cell table:style-name="ce4" office:value-type="float" office:value="2019" calcext:value-type="float">
            <text:p>2019</text:p>
          </table:table-cell>
          <table:table-cell table:style-name="ce34" table:formula="of:=[.AD64]-[.W64]" office:value-type="percentage" office:value="0" calcext:value-type="percentage">
            <text:p>0.00%</text:p>
          </table:table-cell>
          <table:table-cell table:style-name="ce34" table:formula="of:=[.AE64]-[.X64]" office:value-type="percentage" office:value="0" calcext:value-type="percentage">
            <text:p>0.00%</text:p>
          </table:table-cell>
          <table:table-cell table:style-name="ce34" table:formula="of:=[.AF64]-[.Y64]" office:value-type="percentage" office:value="0" calcext:value-type="percentage">
            <text:p>0.00%</text:p>
          </table:table-cell>
          <table:table-cell table:style-name="ce34" table:formula="of:=[.AG64]-[.Z64]" office:value-type="percentage" office:value="0" calcext:value-type="percentage">
            <text:p>0.00%</text:p>
          </table:table-cell>
          <table:table-cell table:style-name="ce34" table:formula="of:=[.AH64]-[.AA64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22" calcext:value-type="float">
            <text:p>2022</text:p>
          </table:table-cell>
          <table:table-cell table:style-name="ce103" office:value-type="percentage" office:value="0.0586143671767298" calcext:value-type="percentage">
            <text:p>5.86%</text:p>
          </table:table-cell>
          <table:table-cell table:style-name="ce103" office:value-type="percentage" office:value="0.0182225727461634" calcext:value-type="percentage">
            <text:p>1.82%</text:p>
          </table:table-cell>
          <table:table-cell table:style-name="ce103" office:value-type="percentage" office:value="0.0842602224984441" calcext:value-type="percentage">
            <text:p>8.43%</text:p>
          </table:table-cell>
          <table:table-cell table:style-name="ce103" office:value-type="percentage" office:value="0.00218830899495719" calcext:value-type="percentage">
            <text:p>0.22%</text:p>
          </table:table-cell>
          <table:table-cell table:style-name="ce107" office:value-type="percentage" office:value="-0.0460567370628349" calcext:value-type="percentage">
            <text:p>-4.61%</text:p>
          </table:table-cell>
          <table:table-cell/>
          <table:table-cell table:style-name="ce101" office:value-type="float" office:value="2022" calcext:value-type="float">
            <text:p>2022</text:p>
          </table:table-cell>
          <table:table-cell table:style-name="ce103" office:value-type="percentage" office:value="0.0585715984930538" calcext:value-type="percentage">
            <text:p>5.86%</text:p>
          </table:table-cell>
          <table:table-cell table:style-name="ce103" office:value-type="percentage" office:value="0.0173093681726795" calcext:value-type="percentage">
            <text:p>1.73%</text:p>
          </table:table-cell>
          <table:table-cell table:style-name="ce103" office:value-type="percentage" office:value="0.081513498591134" calcext:value-type="percentage">
            <text:p>8.15%</text:p>
          </table:table-cell>
          <table:table-cell table:style-name="ce103" office:value-type="percentage" office:value="0.00212630111863724" calcext:value-type="percentage">
            <text:p>0.21%</text:p>
          </table:table-cell>
          <table:table-cell table:style-name="ce107" office:value-type="percentage" office:value="-0.042377569389397" calcext:value-type="percentage">
            <text:p>-4.24%</text:p>
          </table:table-cell>
          <table:table-cell/>
          <table:table-cell table:style-name="ce101" office:value-type="float" office:value="2022" calcext:value-type="float">
            <text:p>2022</text:p>
          </table:table-cell>
          <table:table-cell table:style-name="ce103" table:formula="of:=[.AZ64]-[.AS64]" office:value-type="percentage" office:value="-0.0000427686836759963" calcext:value-type="percentage">
            <text:p>0.00%</text:p>
          </table:table-cell>
          <table:table-cell table:style-name="ce103" table:formula="of:=[.BA64]-[.AT64]" office:value-type="percentage" office:value="-0.0009132045734839" calcext:value-type="percentage">
            <text:p>-0.09%</text:p>
          </table:table-cell>
          <table:table-cell table:style-name="ce103" table:formula="of:=[.BB64]-[.AU64]" office:value-type="percentage" office:value="-0.00274672390731009" calcext:value-type="percentage">
            <text:p>-0.27%</text:p>
          </table:table-cell>
          <table:table-cell table:style-name="ce103" table:formula="of:=[.BC64]-[.AV64]" office:value-type="percentage" office:value="-0.00006200787631995" calcext:value-type="percentage">
            <text:p>-0.01%</text:p>
          </table:table-cell>
          <table:table-cell table:style-name="ce107" table:formula="of:=[.BD64]-[.AW64]" office:value-type="percentage" office:value="0.00367916767343789" calcext:value-type="percentage">
            <text:p>0.37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26" office:value-type="float" office:value="2095954.20594" calcext:value-type="float">
            <text:p>2,095,954</text:p>
          </table:table-cell>
          <table:table-cell table:style-name="ce26" office:value-type="float" office:value="225126.798267" calcext:value-type="float">
            <text:p>225,127</text:p>
          </table:table-cell>
          <table:table-cell table:style-name="ce36" office:value-type="float" office:value="1959837.85384788" calcext:value-type="float">
            <text:p>1959837.85384788</text:p>
          </table:table-cell>
          <table:table-cell table:style-name="ce26" office:value-type="float" office:value="3478201" calcext:value-type="float">
            <text:p>3,478,201</text:p>
          </table:table-cell>
          <table:table-cell table:style-name="ce36" office:value-type="float" office:value="487254.75526" calcext:value-type="float">
            <text:p>487254.75526</text:p>
          </table:table-cell>
          <table:table-cell table:style-name="ce26"/>
          <table:table-cell table:style-name="ce26" office:value-type="float" office:value="3765213.6844696" calcext:value-type="float">
            <text:p>3,765,214</text:p>
          </table:table-cell>
          <table:table-cell table:style-name="ce26" office:value-type="float" office:value="1776845.4022295" calcext:value-type="float">
            <text:p>1,776,845</text:p>
          </table:table-cell>
          <table:table-cell table:style-name="ce25" office:value-type="float" office:value="215402.99416" calcext:value-type="float">
            <text:p>215,403</text:p>
          </table:table-cell>
          <table:table-cell table:style-name="ce25"/>
          <table:table-cell table:style-name="ce25" office:value-type="float" office:value="1300825.33734" calcext:value-type="float">
            <text:p>1,300,825</text:p>
          </table:table-cell>
          <table:table-cell table:style-name="ce25" office:value-type="float" office:value="1093248.25442" calcext:value-type="float">
            <text:p>1,093,248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20" calcext:value-type="float">
            <text:p>2020</text:p>
          </table:table-cell>
          <table:table-cell table:style-name="ce33" office:value-type="percentage" office:value="0.014463357517358" calcext:value-type="percentage">
            <text:p>1.45%</text:p>
          </table:table-cell>
          <table:table-cell table:style-name="ce33" office:value-type="percentage" office:value="0.0924967832526068" calcext:value-type="percentage">
            <text:p>9.25%</text:p>
          </table:table-cell>
          <table:table-cell table:style-name="ce33" office:value-type="percentage" office:value="0.0586018837441637" calcext:value-type="percentage">
            <text:p>5.86%</text:p>
          </table:table-cell>
          <table:table-cell table:style-name="ce33" office:value-type="percentage" office:value="0.0143162415877109" calcext:value-type="percentage">
            <text:p>1.43%</text:p>
          </table:table-cell>
          <table:table-cell table:style-name="ce33" office:value-type="percentage" office:value="-0.0340420154380901" calcext:value-type="percentage">
            <text:p>-3.40%</text:p>
          </table:table-cell>
          <table:table-cell/>
          <table:table-cell table:style-name="ce15" office:value-type="float" office:value="2020" calcext:value-type="float">
            <text:p>2020</text:p>
          </table:table-cell>
          <table:table-cell table:style-name="ce33" office:value-type="percentage" office:value="0.014463357517358" calcext:value-type="percentage">
            <text:p>1.45%</text:p>
          </table:table-cell>
          <table:table-cell table:style-name="ce33" office:value-type="percentage" office:value="0.0924967832526068" calcext:value-type="percentage">
            <text:p>9.25%</text:p>
          </table:table-cell>
          <table:table-cell table:style-name="ce33" office:value-type="percentage" office:value="0.0586018837441637" calcext:value-type="percentage">
            <text:p>5.86%</text:p>
          </table:table-cell>
          <table:table-cell table:style-name="ce33" office:value-type="percentage" office:value="0.0143162415877108" calcext:value-type="percentage">
            <text:p>1.43%</text:p>
          </table:table-cell>
          <table:table-cell table:style-name="ce33" office:value-type="percentage" office:value="-0.0340420154380902" calcext:value-type="percentage">
            <text:p>-3.40%</text:p>
          </table:table-cell>
          <table:table-cell table:style-name="ce15" office:value-type="float" office:value="2020" calcext:value-type="float">
            <text:p>2020</text:p>
          </table:table-cell>
          <table:table-cell table:style-name="ce33" table:formula="of:=[.AD65]-[.W65]" office:value-type="percentage" office:value="0" calcext:value-type="percentage">
            <text:p>0.00%</text:p>
          </table:table-cell>
          <table:table-cell table:style-name="ce33" table:formula="of:=[.AE65]-[.X65]" office:value-type="percentage" office:value="0" calcext:value-type="percentage">
            <text:p>0.00%</text:p>
          </table:table-cell>
          <table:table-cell table:style-name="ce33" table:formula="of:=[.AF65]-[.Y65]" office:value-type="percentage" office:value="0" calcext:value-type="percentage">
            <text:p>0.00%</text:p>
          </table:table-cell>
          <table:table-cell table:style-name="ce33" table:formula="of:=[.AG65]-[.Z65]" office:value-type="percentage" office:value="-9.8879238130678E-017" calcext:value-type="percentage">
            <text:p>0.00%</text:p>
          </table:table-cell>
          <table:table-cell table:style-name="ce33" table:formula="of:=[.AH65]-[.AA65]" office:value-type="percentage" office:value="0" calcext:value-type="percentage">
            <text:p>0.00%</text:p>
          </table:table-cell>
          <table:table-cell table:style-name="ce99"/>
          <table:table-cell table:number-columns-repeated="2"/>
          <table:table-cell table:style-name="ce101" office:value-type="float" office:value="2023" calcext:value-type="float">
            <text:p>2023</text:p>
          </table:table-cell>
          <table:table-cell table:style-name="ce103" office:value-type="percentage" office:value="0.0583409122073947" calcext:value-type="percentage">
            <text:p>5.83%</text:p>
          </table:table-cell>
          <table:table-cell table:style-name="ce103" office:value-type="percentage" office:value="0.0187874990376231" calcext:value-type="percentage">
            <text:p>1.88%</text:p>
          </table:table-cell>
          <table:table-cell table:style-name="ce103" office:value-type="percentage" office:value="0.0866860756575469" calcext:value-type="percentage">
            <text:p>8.67%</text:p>
          </table:table-cell>
          <table:table-cell table:style-name="ce103" office:value-type="percentage" office:value="0.00249359208697709" calcext:value-type="percentage">
            <text:p>0.25%</text:p>
          </table:table-cell>
          <table:table-cell table:style-name="ce107" office:value-type="percentage" office:value="-0.0496262545747524" calcext:value-type="percentage">
            <text:p>-4.96%</text:p>
          </table:table-cell>
          <table:table-cell/>
          <table:table-cell table:style-name="ce101" office:value-type="float" office:value="2023" calcext:value-type="float">
            <text:p>2023</text:p>
          </table:table-cell>
          <table:table-cell table:style-name="ce103" office:value-type="percentage" office:value="0.0583409974250203" calcext:value-type="percentage">
            <text:p>5.83%</text:p>
          </table:table-cell>
          <table:table-cell table:style-name="ce103" office:value-type="percentage" office:value="0.018159132724899" calcext:value-type="percentage">
            <text:p>1.82%</text:p>
          </table:table-cell>
          <table:table-cell table:style-name="ce103" office:value-type="percentage" office:value="0.0846688628370848" calcext:value-type="percentage">
            <text:p>8.47%</text:p>
          </table:table-cell>
          <table:table-cell table:style-name="ce103" office:value-type="percentage" office:value="0.00244184626655665" calcext:value-type="percentage">
            <text:p>0.24%</text:p>
          </table:table-cell>
          <table:table-cell table:style-name="ce107" office:value-type="percentage" office:value="-0.0469288444035202" calcext:value-type="percentage">
            <text:p>-4.69%</text:p>
          </table:table-cell>
          <table:table-cell/>
          <table:table-cell table:style-name="ce101" office:value-type="float" office:value="2023" calcext:value-type="float">
            <text:p>2023</text:p>
          </table:table-cell>
          <table:table-cell table:style-name="ce103" table:formula="of:=[.AZ65]-[.AS65]" office:value-type="percentage" office:value="0.000000085217625594991" calcext:value-type="percentage">
            <text:p>0.00%</text:p>
          </table:table-cell>
          <table:table-cell table:style-name="ce103" table:formula="of:=[.BA65]-[.AT65]" office:value-type="percentage" office:value="-0.000628366312724098" calcext:value-type="percentage">
            <text:p>-0.06%</text:p>
          </table:table-cell>
          <table:table-cell table:style-name="ce103" table:formula="of:=[.BB65]-[.AU65]" office:value-type="percentage" office:value="-0.00201721282046209" calcext:value-type="percentage">
            <text:p>-0.20%</text:p>
          </table:table-cell>
          <table:table-cell table:style-name="ce103" table:formula="of:=[.BC65]-[.AV65]" office:value-type="percentage" office:value="-0.0000517458204204401" calcext:value-type="percentage">
            <text:p>-0.01%</text:p>
          </table:table-cell>
          <table:table-cell table:style-name="ce107" table:formula="of:=[.BD65]-[.AW65]" office:value-type="percentage" office:value="0.0026974101712322" calcext:value-type="percentage">
            <text:p>0.27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style-name="ce25" office:value-type="float" office:value="1994592.07047" calcext:value-type="float">
            <text:p>1,994,592</text:p>
          </table:table-cell>
          <table:table-cell table:style-name="ce25" office:value-type="float" office:value="213002.63159" calcext:value-type="float">
            <text:p>213,003</text:p>
          </table:table-cell>
          <table:table-cell table:style-name="ce12" office:value-type="float" office:value="1582734.84789566" calcext:value-type="float">
            <text:p>1582734.84789566</text:p>
          </table:table-cell>
          <table:table-cell table:style-name="ce25" office:value-type="float" office:value="3419627" calcext:value-type="float">
            <text:p>3,419,627</text:p>
          </table:table-cell>
          <table:table-cell table:style-name="ce12" office:value-type="float" office:value="225853.29969" calcext:value-type="float">
            <text:p>225853.29969</text:p>
          </table:table-cell>
          <table:table-cell table:style-name="ce25" office:value-type="float" office:value="2933082" calcext:value-type="float">
            <text:p>2,933,082</text:p>
          </table:table-cell>
          <table:table-cell table:style-name="ce25" office:value-type="float" office:value="3343942.45631307" calcext:value-type="float">
            <text:p>3,343,942</text:p>
          </table:table-cell>
          <table:table-cell table:style-name="ce25" office:value-type="float" office:value="1739519.1815753" calcext:value-type="float">
            <text:p>1,739,519</text:p>
          </table:table-cell>
          <table:table-cell table:style-name="ce44" office:value-type="float" office:value="184976.21637" calcext:value-type="float">
            <text:p>184,976</text:p>
          </table:table-cell>
          <table:table-cell table:style-name="ce44"/>
          <table:table-cell table:style-name="ce44" office:value-type="float" office:value="1232567.64749" calcext:value-type="float">
            <text:p>1,232,568</text:p>
          </table:table-cell>
          <table:table-cell table:style-name="ce44" office:value-type="float" office:value="1053013.16575" calcext:value-type="float">
            <text:p>1,053,013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21" calcext:value-type="float">
            <text:p>2021</text:p>
          </table:table-cell>
          <table:table-cell table:style-name="ce34" office:value-type="percentage" office:value="0.0135107823780878" calcext:value-type="percentage">
            <text:p>1.35%</text:p>
          </table:table-cell>
          <table:table-cell table:style-name="ce34" office:value-type="percentage" office:value="0.0843268398203328" calcext:value-type="percentage">
            <text:p>8.43%</text:p>
          </table:table-cell>
          <table:table-cell table:style-name="ce34" office:value-type="percentage" office:value="0.0579629202611978" calcext:value-type="percentage">
            <text:p>5.80%</text:p>
          </table:table-cell>
          <table:table-cell table:style-name="ce34" office:value-type="percentage" office:value="0.0140853616752376" calcext:value-type="percentage">
            <text:p>1.41%</text:p>
          </table:table-cell>
          <table:table-cell table:style-name="ce34" office:value-type="percentage" office:value="-0.0257893402619851" calcext:value-type="percentage">
            <text:p>-2.58%</text:p>
          </table:table-cell>
          <table:table-cell/>
          <table:table-cell table:style-name="ce4" office:value-type="float" office:value="2021" calcext:value-type="float">
            <text:p>2021</text:p>
          </table:table-cell>
          <table:table-cell table:style-name="ce34" office:value-type="percentage" office:value="0.0132084172148475" calcext:value-type="percentage">
            <text:p>1.32%</text:p>
          </table:table-cell>
          <table:table-cell table:style-name="ce34" office:value-type="percentage" office:value="0.0829413407829165" calcext:value-type="percentage">
            <text:p>8.29%</text:p>
          </table:table-cell>
          <table:table-cell table:style-name="ce34" office:value-type="percentage" office:value="0.0579505195939581" calcext:value-type="percentage">
            <text:p>5.80%</text:p>
          </table:table-cell>
          <table:table-cell table:style-name="ce34" office:value-type="percentage" office:value="0.0140853616752376" calcext:value-type="percentage">
            <text:p>1.41%</text:p>
          </table:table-cell>
          <table:table-cell table:style-name="ce34" office:value-type="percentage" office:value="-0.0241138767285684" calcext:value-type="percentage">
            <text:p>-2.41%</text:p>
          </table:table-cell>
          <table:table-cell table:style-name="ce4" office:value-type="float" office:value="2021" calcext:value-type="float">
            <text:p>2021</text:p>
          </table:table-cell>
          <table:table-cell table:style-name="ce34" table:formula="of:=[.AD66]-[.W66]" office:value-type="percentage" office:value="-0.0003023651632403" calcext:value-type="percentage">
            <text:p>-0.03%</text:p>
          </table:table-cell>
          <table:table-cell table:style-name="ce34" table:formula="of:=[.AE66]-[.X66]" office:value-type="percentage" office:value="-0.0013854990374163" calcext:value-type="percentage">
            <text:p>-0.14%</text:p>
          </table:table-cell>
          <table:table-cell table:style-name="ce34" table:formula="of:=[.AF66]-[.Y66]" office:value-type="percentage" office:value="-0.0000124006672397037" calcext:value-type="percentage">
            <text:p>0.00%</text:p>
          </table:table-cell>
          <table:table-cell table:style-name="ce34" table:formula="of:=[.AG66]-[.Z66]" office:value-type="percentage" office:value="0" calcext:value-type="percentage">
            <text:p>0.00%</text:p>
          </table:table-cell>
          <table:table-cell table:style-name="ce34" table:formula="of:=[.AH66]-[.AA66]" office:value-type="percentage" office:value="0.0016754635334167" calcext:value-type="percentage">
            <text:p>0.17%</text:p>
          </table:table-cell>
          <table:table-cell table:style-name="ce99"/>
          <table:table-cell table:number-columns-repeated="2"/>
          <table:table-cell table:style-name="ce4" office:value-type="float" office:value="2024" calcext:value-type="float">
            <text:p>2024</text:p>
          </table:table-cell>
          <table:table-cell table:style-name="ce34" office:value-type="percentage" office:value="0.0585415312976961" calcext:value-type="percentage">
            <text:p>5.85%</text:p>
          </table:table-cell>
          <table:table-cell table:style-name="ce34" office:value-type="percentage" office:value="0.0190755599709585" calcext:value-type="percentage">
            <text:p>1.91%</text:p>
          </table:table-cell>
          <table:table-cell table:style-name="ce34" office:value-type="percentage" office:value="0.0884873178505193" calcext:value-type="percentage">
            <text:p>8.85%</text:p>
          </table:table-cell>
          <table:table-cell table:style-name="ce34" office:value-type="percentage" office:value="0.00299048051730563" calcext:value-type="percentage">
            <text:p>0.30%</text:p>
          </table:table-cell>
          <table:table-cell table:style-name="ce108" office:value-type="percentage" office:value="-0.0520118270410873" calcext:value-type="percentage">
            <text:p>-5.20%</text:p>
          </table:table-cell>
          <table:table-cell/>
          <table:table-cell table:style-name="ce4" office:value-type="float" office:value="2024" calcext:value-type="float">
            <text:p>2024</text:p>
          </table:table-cell>
          <table:table-cell table:style-name="ce34" office:value-type="percentage" office:value="0.0585370659598831" calcext:value-type="percentage">
            <text:p>5.85%</text:p>
          </table:table-cell>
          <table:table-cell table:style-name="ce34" office:value-type="percentage" office:value="0.0185523512399716" calcext:value-type="percentage">
            <text:p>1.86%</text:p>
          </table:table-cell>
          <table:table-cell table:style-name="ce34" office:value-type="percentage" office:value="0.086868002902843" calcext:value-type="percentage">
            <text:p>8.69%</text:p>
          </table:table-cell>
          <table:table-cell table:style-name="ce34" office:value-type="percentage" office:value="0.00288235660483954" calcext:value-type="percentage">
            <text:p>0.29%</text:p>
          </table:table-cell>
          <table:table-cell table:style-name="ce108" office:value-type="percentage" office:value="-0.0497656447877711" calcext:value-type="percentage">
            <text:p>-4.98%</text:p>
          </table:table-cell>
          <table:table-cell/>
          <table:table-cell table:style-name="ce4" office:value-type="float" office:value="2024" calcext:value-type="float">
            <text:p>2024</text:p>
          </table:table-cell>
          <table:table-cell table:style-name="ce34" table:formula="of:=[.AZ66]-[.AS66]" office:value-type="percentage" office:value="-0.0000044653378130019" calcext:value-type="percentage">
            <text:p>0.00%</text:p>
          </table:table-cell>
          <table:table-cell table:style-name="ce34" table:formula="of:=[.BA66]-[.AT66]" office:value-type="percentage" office:value="-0.0005232087309869" calcext:value-type="percentage">
            <text:p>-0.05%</text:p>
          </table:table-cell>
          <table:table-cell table:style-name="ce34" table:formula="of:=[.BB66]-[.AU66]" office:value-type="percentage" office:value="-0.0016193149476763" calcext:value-type="percentage">
            <text:p>-0.16%</text:p>
          </table:table-cell>
          <table:table-cell table:style-name="ce34" table:formula="of:=[.BC66]-[.AV66]" office:value-type="percentage" office:value="-0.00010812391246609" calcext:value-type="percentage">
            <text:p>-0.01%</text:p>
          </table:table-cell>
          <table:table-cell table:style-name="ce108" table:formula="of:=[.BD66]-[.AW66]" office:value-type="percentage" office:value="0.0022461822533162" calcext:value-type="percentage">
            <text:p>0.22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style-name="ce26" office:value-type="float" office:value="1721480.99196" calcext:value-type="float">
            <text:p>1,721,481</text:p>
          </table:table-cell>
          <table:table-cell table:style-name="ce26" office:value-type="float" office:value="161900.70904" calcext:value-type="float">
            <text:p>161,901</text:p>
          </table:table-cell>
          <table:table-cell table:style-name="ce36" office:value-type="float" office:value="1571513.88819431" calcext:value-type="float">
            <text:p>1571513.88819431</text:p>
          </table:table-cell>
          <table:table-cell table:style-name="ce26" office:value-type="float" office:value="4483171" calcext:value-type="float">
            <text:p>4,483,171</text:p>
          </table:table-cell>
          <table:table-cell table:style-name="ce36" office:value-type="float" office:value="217634.09198" calcext:value-type="float">
            <text:p>217634.09198</text:p>
          </table:table-cell>
          <table:table-cell table:style-name="ce26" office:value-type="float" office:value="4857335" calcext:value-type="float">
            <text:p>4,857,335</text:p>
          </table:table-cell>
          <table:table-cell table:style-name="ce26" office:value-type="float" office:value="3012321.73270982" calcext:value-type="float">
            <text:p>3,012,322</text:p>
          </table:table-cell>
          <table:table-cell table:style-name="ce26" office:value-type="float" office:value="1808967.1664198" calcext:value-type="float">
            <text:p>1,808,967</text:p>
          </table:table-cell>
          <table:table-cell table:style-name="ce25" office:value-type="float" office:value="210715.14495" calcext:value-type="float">
            <text:p>210,715</text:p>
          </table:table-cell>
          <table:table-cell table:style-name="ce25"/>
          <table:table-cell table:style-name="ce25" office:value-type="float" office:value="1228490.33447" calcext:value-type="float">
            <text:p>1,228,490</text:p>
          </table:table-cell>
          <table:table-cell table:style-name="ce25" office:value-type="float" office:value="896657.02276" calcext:value-type="float">
            <text:p>896,65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22" calcext:value-type="float">
            <text:p>2022</text:p>
          </table:table-cell>
          <table:table-cell table:style-name="ce33" office:value-type="percentage" office:value="0.0148674867833315" calcext:value-type="percentage">
            <text:p>1.49%</text:p>
          </table:table-cell>
          <table:table-cell table:style-name="ce33" office:value-type="percentage" office:value="0.0905245036201987" calcext:value-type="percentage">
            <text:p>9.05%</text:p>
          </table:table-cell>
          <table:table-cell table:style-name="ce33" office:value-type="percentage" office:value="0.0582978489517037" calcext:value-type="percentage">
            <text:p>5.83%</text:p>
          </table:table-cell>
          <table:table-cell table:style-name="ce33" office:value-type="percentage" office:value="0.0143611196738877" calcext:value-type="percentage">
            <text:p>1.44%</text:p>
          </table:table-cell>
          <table:table-cell table:style-name="ce33" office:value-type="percentage" office:value="-0.0327330217779388" calcext:value-type="percentage">
            <text:p>-3.27%</text:p>
          </table:table-cell>
          <table:table-cell/>
          <table:table-cell table:style-name="ce15" office:value-type="float" office:value="2022" calcext:value-type="float">
            <text:p>2022</text:p>
          </table:table-cell>
          <table:table-cell table:style-name="ce33" office:value-type="percentage" office:value="0.0141596125282454" calcext:value-type="percentage">
            <text:p>1.42%</text:p>
          </table:table-cell>
          <table:table-cell table:style-name="ce33" office:value-type="percentage" office:value="0.0877810625368559" calcext:value-type="percentage">
            <text:p>8.78%</text:p>
          </table:table-cell>
          <table:table-cell table:style-name="ce33" office:value-type="percentage" office:value="0.0582360596196016" calcext:value-type="percentage">
            <text:p>5.82%</text:p>
          </table:table-cell>
          <table:table-cell table:style-name="ce33" office:value-type="percentage" office:value="0.0143611196738877" calcext:value-type="percentage">
            <text:p>1.44%</text:p>
          </table:table-cell>
          <table:table-cell table:style-name="ce33" office:value-type="percentage" office:value="-0.029343495771612" calcext:value-type="percentage">
            <text:p>-2.93%</text:p>
          </table:table-cell>
          <table:table-cell table:style-name="ce15" office:value-type="float" office:value="2022" calcext:value-type="float">
            <text:p>2022</text:p>
          </table:table-cell>
          <table:table-cell table:style-name="ce33" table:formula="of:=[.AD67]-[.W67]" office:value-type="percentage" office:value="-0.000707874255086101" calcext:value-type="percentage">
            <text:p>-0.07%</text:p>
          </table:table-cell>
          <table:table-cell table:style-name="ce33" table:formula="of:=[.AE67]-[.X67]" office:value-type="percentage" office:value="-0.0027434410833428" calcext:value-type="percentage">
            <text:p>-0.27%</text:p>
          </table:table-cell>
          <table:table-cell table:style-name="ce33" table:formula="of:=[.AF67]-[.Y67]" office:value-type="percentage" office:value="-0.0000617893321021024" calcext:value-type="percentage">
            <text:p>-0.01%</text:p>
          </table:table-cell>
          <table:table-cell table:style-name="ce33" table:formula="of:=[.AG67]-[.Z67]" office:value-type="percentage" office:value="0" calcext:value-type="percentage">
            <text:p>0.00%</text:p>
          </table:table-cell>
          <table:table-cell table:style-name="ce33" table:formula="of:=[.AH67]-[.AA67]" office:value-type="percentage" office:value="0.0033895260063268" calcext:value-type="percentage">
            <text:p>0.34%</text:p>
          </table:table-cell>
          <table:table-cell table:style-name="ce99"/>
          <table:table-cell table:number-columns-repeated="2"/>
          <table:table-cell table:style-name="ce15" office:value-type="float" office:value="2025" calcext:value-type="float">
            <text:p>2025</text:p>
          </table:table-cell>
          <table:table-cell table:style-name="ce33" office:value-type="percentage" office:value="0.0583442123886729" calcext:value-type="percentage">
            <text:p>5.83%</text:p>
          </table:table-cell>
          <table:table-cell table:style-name="ce33" office:value-type="percentage" office:value="0.0192010163527126" calcext:value-type="percentage">
            <text:p>1.92%</text:p>
          </table:table-cell>
          <table:table-cell table:style-name="ce33" office:value-type="percentage" office:value="0.0900083023622346" calcext:value-type="percentage">
            <text:p>9.00%</text:p>
          </table:table-cell>
          <table:table-cell table:style-name="ce33" office:value-type="percentage" office:value="0.00407361026660189" calcext:value-type="percentage">
            <text:p>0.41%</text:p>
          </table:table-cell>
          <table:table-cell table:style-name="ce109" office:value-type="percentage" office:value="-0.0549387165928761" calcext:value-type="percentage">
            <text:p>-5.49%</text:p>
          </table:table-cell>
          <table:table-cell/>
          <table:table-cell table:style-name="ce15" office:value-type="float" office:value="2025" calcext:value-type="float">
            <text:p>2025</text:p>
          </table:table-cell>
          <table:table-cell table:style-name="ce33" office:value-type="percentage" office:value="0.0587680167694367" calcext:value-type="percentage">
            <text:p>5.88%</text:p>
          </table:table-cell>
          <table:table-cell table:style-name="ce33" office:value-type="percentage" office:value="0.0186996304923396" calcext:value-type="percentage">
            <text:p>1.87%</text:p>
          </table:table-cell>
          <table:table-cell table:style-name="ce33" office:value-type="percentage" office:value="0.0882932105057128" calcext:value-type="percentage">
            <text:p>8.83%</text:p>
          </table:table-cell>
          <table:table-cell table:style-name="ce33" office:value-type="percentage" office:value="0.00395914596727408" calcext:value-type="percentage">
            <text:p>0.40%</text:p>
          </table:table-cell>
          <table:table-cell table:style-name="ce109" office:value-type="percentage" office:value="-0.0521839701958897" calcext:value-type="percentage">
            <text:p>-5.22%</text:p>
          </table:table-cell>
          <table:table-cell/>
          <table:table-cell table:style-name="ce15" office:value-type="float" office:value="2025" calcext:value-type="float">
            <text:p>2025</text:p>
          </table:table-cell>
          <table:table-cell table:style-name="ce33" table:formula="of:=[.AZ67]-[.AS67]" office:value-type="percentage" office:value="0.000423804380763802" calcext:value-type="percentage">
            <text:p>0.04%</text:p>
          </table:table-cell>
          <table:table-cell table:style-name="ce33" table:formula="of:=[.BA67]-[.AT67]" office:value-type="percentage" office:value="-0.000501385860373002" calcext:value-type="percentage">
            <text:p>-0.05%</text:p>
          </table:table-cell>
          <table:table-cell table:style-name="ce33" table:formula="of:=[.BB67]-[.AU67]" office:value-type="percentage" office:value="-0.0017150918565218" calcext:value-type="percentage">
            <text:p>-0.17%</text:p>
          </table:table-cell>
          <table:table-cell table:style-name="ce33" table:formula="of:=[.BC67]-[.AV67]" office:value-type="percentage" office:value="-0.00011446429932781" calcext:value-type="percentage">
            <text:p>-0.01%</text:p>
          </table:table-cell>
          <table:table-cell table:style-name="ce109" table:formula="of:=[.BD67]-[.AW67]" office:value-type="percentage" office:value="0.0027547463969864" calcext:value-type="percentage">
            <text:p>0.28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ce25" office:value-type="float" office:value="2926862.80533" calcext:value-type="float">
            <text:p>2,926,863</text:p>
          </table:table-cell>
          <table:table-cell table:style-name="ce25" office:value-type="float" office:value="206266.978848" calcext:value-type="float">
            <text:p>206,267</text:p>
          </table:table-cell>
          <table:table-cell table:style-name="ce12" office:value-type="float" office:value="2159757.59570741" calcext:value-type="float">
            <text:p>2159757.59570741</text:p>
          </table:table-cell>
          <table:table-cell table:style-name="ce25" office:value-type="float" office:value="4973177" calcext:value-type="float">
            <text:p>4,973,177</text:p>
          </table:table-cell>
          <table:table-cell table:style-name="ce12" office:value-type="float" office:value="256304.73254" calcext:value-type="float">
            <text:p>256304.73254</text:p>
          </table:table-cell>
          <table:table-cell table:style-name="ce25" office:value-type="float" office:value="5900237" calcext:value-type="float">
            <text:p>5,900,237</text:p>
          </table:table-cell>
          <table:table-cell table:style-name="ce25" office:value-type="float" office:value="4436735.16197493" calcext:value-type="float">
            <text:p>4,436,735</text:p>
          </table:table-cell>
          <table:table-cell table:style-name="ce25" office:value-type="float" office:value="1866693.826383" calcext:value-type="float">
            <text:p>1,866,694</text:p>
          </table:table-cell>
          <table:table-cell table:style-name="ce44" office:value-type="float" office:value="256579.96757" calcext:value-type="float">
            <text:p>256,580</text:p>
          </table:table-cell>
          <table:table-cell table:style-name="ce44"/>
          <table:table-cell table:style-name="ce44" office:value-type="float" office:value="1474636.94382" calcext:value-type="float">
            <text:p>1,474,637</text:p>
          </table:table-cell>
          <table:table-cell table:style-name="ce44" office:value-type="float" office:value="1080109.03364" calcext:value-type="float">
            <text:p>1,080,109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23" calcext:value-type="float">
            <text:p>2023</text:p>
          </table:table-cell>
          <table:table-cell table:style-name="ce34" office:value-type="percentage" office:value="0.0153079547303813" calcext:value-type="percentage">
            <text:p>1.53%</text:p>
          </table:table-cell>
          <table:table-cell table:style-name="ce34" office:value-type="percentage" office:value="0.0935680754865355" calcext:value-type="percentage">
            <text:p>9.36%</text:p>
          </table:table-cell>
          <table:table-cell table:style-name="ce34" office:value-type="percentage" office:value="0.0587788253578276" calcext:value-type="percentage">
            <text:p>5.88%</text:p>
          </table:table-cell>
          <table:table-cell table:style-name="ce34" office:value-type="percentage" office:value="0.0146098308509987" calcext:value-type="percentage">
            <text:p>1.46%</text:p>
          </table:table-cell>
          <table:table-cell table:style-name="ce34" office:value-type="percentage" office:value="-0.0354873740080905" calcext:value-type="percentage">
            <text:p>-3.55%</text:p>
          </table:table-cell>
          <table:table-cell/>
          <table:table-cell table:style-name="ce4" office:value-type="float" office:value="2023" calcext:value-type="float">
            <text:p>2023</text:p>
          </table:table-cell>
          <table:table-cell table:style-name="ce34" office:value-type="percentage" office:value="0.0147655053403102" calcext:value-type="percentage">
            <text:p>1.48%</text:p>
          </table:table-cell>
          <table:table-cell table:style-name="ce34" office:value-type="percentage" office:value="0.0915252550991023" calcext:value-type="percentage">
            <text:p>9.15%</text:p>
          </table:table-cell>
          <table:table-cell table:style-name="ce34" office:value-type="percentage" office:value="0.0586918826904699" calcext:value-type="percentage">
            <text:p>5.87%</text:p>
          </table:table-cell>
          <table:table-cell table:style-name="ce34" office:value-type="percentage" office:value="0.0146098308509987" calcext:value-type="percentage">
            <text:p>1.46%</text:p>
          </table:table-cell>
          <table:table-cell table:style-name="ce34" office:value-type="percentage" office:value="-0.0329890468979439" calcext:value-type="percentage">
            <text:p>-3.30%</text:p>
          </table:table-cell>
          <table:table-cell table:style-name="ce4" office:value-type="float" office:value="2023" calcext:value-type="float">
            <text:p>2023</text:p>
          </table:table-cell>
          <table:table-cell table:style-name="ce34" table:formula="of:=[.AD68]-[.W68]" office:value-type="percentage" office:value="-0.000542449390071099" calcext:value-type="percentage">
            <text:p>-0.05%</text:p>
          </table:table-cell>
          <table:table-cell table:style-name="ce34" table:formula="of:=[.AE68]-[.X68]" office:value-type="percentage" office:value="-0.0020428203874332" calcext:value-type="percentage">
            <text:p>-0.20%</text:p>
          </table:table-cell>
          <table:table-cell table:style-name="ce34" table:formula="of:=[.AF68]-[.Y68]" office:value-type="percentage" office:value="-0.0000869426673577034" calcext:value-type="percentage">
            <text:p>-0.01%</text:p>
          </table:table-cell>
          <table:table-cell table:style-name="ce34" table:formula="of:=[.AG68]-[.Z68]" office:value-type="percentage" office:value="0" calcext:value-type="percentage">
            <text:p>0.00%</text:p>
          </table:table-cell>
          <table:table-cell table:style-name="ce34" table:formula="of:=[.AH68]-[.AA68]" office:value-type="percentage" office:value="0.0024983271101466" calcext:value-type="percentage">
            <text:p>0.25%</text:p>
          </table:table-cell>
          <table:table-cell table:style-name="ce99"/>
          <table:table-cell table:number-columns-repeated="2"/>
          <table:table-cell table:style-name="ce102" office:value-type="float" office:value="2026" calcext:value-type="float">
            <text:p>2026</text:p>
          </table:table-cell>
          <table:table-cell table:style-name="ce104" office:value-type="percentage" office:value="0.0586490478251308" calcext:value-type="percentage">
            <text:p>5.86%</text:p>
          </table:table-cell>
          <table:table-cell table:style-name="ce104" office:value-type="percentage" office:value="0.0192058527979578" calcext:value-type="percentage">
            <text:p>1.92%</text:p>
          </table:table-cell>
          <table:table-cell table:style-name="ce104" office:value-type="percentage" office:value="0.0911482801744293" calcext:value-type="percentage">
            <text:p>9.11%</text:p>
          </table:table-cell>
          <table:table-cell table:style-name="ce104" office:value-type="percentage" office:value="0.0054280353365469" calcext:value-type="percentage">
            <text:p>0.54%</text:p>
          </table:table-cell>
          <table:table-cell table:style-name="ce110" office:value-type="percentage" office:value="-0.0571331204838032" calcext:value-type="percentage">
            <text:p>-5.71%</text:p>
          </table:table-cell>
          <table:table-cell/>
          <table:table-cell table:style-name="ce102" office:value-type="float" office:value="2026" calcext:value-type="float">
            <text:p>2026</text:p>
          </table:table-cell>
          <table:table-cell table:style-name="ce104" office:value-type="percentage" office:value="0.0589525071223844" calcext:value-type="percentage">
            <text:p>5.90%</text:p>
          </table:table-cell>
          <table:table-cell table:style-name="ce104" office:value-type="percentage" office:value="0.0190331550738688" calcext:value-type="percentage">
            <text:p>1.90%</text:p>
          </table:table-cell>
          <table:table-cell table:style-name="ce104" office:value-type="percentage" office:value="0.0899252652048916" calcext:value-type="percentage">
            <text:p>8.99%</text:p>
          </table:table-cell>
          <table:table-cell table:style-name="ce104" office:value-type="percentage" office:value="0.00524845433270201" calcext:value-type="percentage">
            <text:p>0.52%</text:p>
          </table:table-cell>
          <table:table-cell table:style-name="ce110" office:value-type="percentage" office:value="-0.055254367489078" calcext:value-type="percentage">
            <text:p>-5.53%</text:p>
          </table:table-cell>
          <table:table-cell/>
          <table:table-cell table:style-name="ce102" office:value-type="float" office:value="2026" calcext:value-type="float">
            <text:p>2026</text:p>
          </table:table-cell>
          <table:table-cell table:style-name="ce104" table:formula="of:=[.AZ68]-[.AS68]" office:value-type="percentage" office:value="0.000303459297253596" calcext:value-type="percentage">
            <text:p>0.03%</text:p>
          </table:table-cell>
          <table:table-cell table:style-name="ce104" table:formula="of:=[.BA68]-[.AT68]" office:value-type="percentage" office:value="-0.000172697724089" calcext:value-type="percentage">
            <text:p>-0.02%</text:p>
          </table:table-cell>
          <table:table-cell table:style-name="ce104" table:formula="of:=[.BB68]-[.AU68]" office:value-type="percentage" office:value="-0.00122301496953771" calcext:value-type="percentage">
            <text:p>-0.12%</text:p>
          </table:table-cell>
          <table:table-cell table:style-name="ce104" table:formula="of:=[.BC68]-[.AV68]" office:value-type="percentage" office:value="-0.00017958100384489" calcext:value-type="percentage">
            <text:p>-0.02%</text:p>
          </table:table-cell>
          <table:table-cell table:style-name="ce110" table:formula="of:=[.BD68]-[.AW68]" office:value-type="percentage" office:value="0.0018787529947252" calcext:value-type="percentage">
            <text:p>0.19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style-name="ce26" office:value-type="float" office:value="4445674.9968" calcext:value-type="float">
            <text:p>4,445,675</text:p>
          </table:table-cell>
          <table:table-cell table:style-name="ce26" office:value-type="float" office:value="319188.208521" calcext:value-type="float">
            <text:p>319,188</text:p>
          </table:table-cell>
          <table:table-cell table:style-name="ce36" office:value-type="float" office:value="3193816.385506" calcext:value-type="float">
            <text:p>3193816.385506</text:p>
          </table:table-cell>
          <table:table-cell table:style-name="ce26" office:value-type="float" office:value="5378515" calcext:value-type="float">
            <text:p>5,378,515</text:p>
          </table:table-cell>
          <table:table-cell table:style-name="ce36" office:value-type="float" office:value="343399.86403" calcext:value-type="float">
            <text:p>343399.86403</text:p>
          </table:table-cell>
          <table:table-cell table:style-name="ce26" office:value-type="float" office:value="7681862" calcext:value-type="float">
            <text:p>7,681,862</text:p>
          </table:table-cell>
          <table:table-cell table:style-name="ce26" office:value-type="float" office:value="6613425.98806711" calcext:value-type="float">
            <text:p>6,613,426</text:p>
          </table:table-cell>
          <table:table-cell table:style-name="ce26" office:value-type="float" office:value="2024594.8909331" calcext:value-type="float">
            <text:p>2,024,595</text:p>
          </table:table-cell>
          <table:table-cell table:style-name="ce25" office:value-type="float" office:value="292385.97512" calcext:value-type="float">
            <text:p>292,386</text:p>
          </table:table-cell>
          <table:table-cell table:style-name="ce25"/>
          <table:table-cell table:style-name="ce25" office:value-type="float" office:value="1469347.76251" calcext:value-type="float">
            <text:p>1,469,348</text:p>
          </table:table-cell>
          <table:table-cell table:style-name="ce25" office:value-type="float" office:value="1558850.89528" calcext:value-type="float">
            <text:p>1,558,85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24" calcext:value-type="float">
            <text:p>2024</text:p>
          </table:table-cell>
          <table:table-cell table:style-name="ce33" office:value-type="percentage" office:value="0.0154457980257278" calcext:value-type="percentage">
            <text:p>1.54%</text:p>
          </table:table-cell>
          <table:table-cell table:style-name="ce33" office:value-type="percentage" office:value="0.0957310118641845" calcext:value-type="percentage">
            <text:p>9.57%</text:p>
          </table:table-cell>
          <table:table-cell table:style-name="ce33" office:value-type="percentage" office:value="0.0600841517282316" calcext:value-type="percentage">
            <text:p>6.01%</text:p>
          </table:table-cell>
          <table:table-cell table:style-name="ce33" office:value-type="percentage" office:value="0.0147425454717507" calcext:value-type="percentage">
            <text:p>1.47%</text:p>
          </table:table-cell>
          <table:table-cell table:style-name="ce33" office:value-type="percentage" office:value="-0.03635011268993" calcext:value-type="percentage">
            <text:p>-3.64%</text:p>
          </table:table-cell>
          <table:table-cell/>
          <table:table-cell table:style-name="ce15" office:value-type="float" office:value="2024" calcext:value-type="float">
            <text:p>2024</text:p>
          </table:table-cell>
          <table:table-cell table:style-name="ce33" office:value-type="percentage" office:value="0.0150374124576436" calcext:value-type="percentage">
            <text:p>1.50%</text:p>
          </table:table-cell>
          <table:table-cell table:style-name="ce33" office:value-type="percentage" office:value="0.0939625077134859" calcext:value-type="percentage">
            <text:p>9.40%</text:p>
          </table:table-cell>
          <table:table-cell table:style-name="ce33" office:value-type="percentage" office:value="0.0600119163581961" calcext:value-type="percentage">
            <text:p>6.00%</text:p>
          </table:table-cell>
          <table:table-cell table:style-name="ce33" office:value-type="percentage" office:value="0.0147425454717507" calcext:value-type="percentage">
            <text:p>1.47%</text:p>
          </table:table-cell>
          <table:table-cell table:style-name="ce33" office:value-type="percentage" office:value="-0.0342454583411827" calcext:value-type="percentage">
            <text:p>-3.42%</text:p>
          </table:table-cell>
          <table:table-cell table:style-name="ce15" office:value-type="float" office:value="2024" calcext:value-type="float">
            <text:p>2024</text:p>
          </table:table-cell>
          <table:table-cell table:style-name="ce33" table:formula="of:=[.AD69]-[.W69]" office:value-type="percentage" office:value="-0.0004083855680842" calcext:value-type="percentage">
            <text:p>-0.04%</text:p>
          </table:table-cell>
          <table:table-cell table:style-name="ce33" table:formula="of:=[.AE69]-[.X69]" office:value-type="percentage" office:value="-0.0017685041506986" calcext:value-type="percentage">
            <text:p>-0.18%</text:p>
          </table:table-cell>
          <table:table-cell table:style-name="ce33" table:formula="of:=[.AF69]-[.Y69]" office:value-type="percentage" office:value="-0.0000722353700354991" calcext:value-type="percentage">
            <text:p>-0.01%</text:p>
          </table:table-cell>
          <table:table-cell table:style-name="ce33" table:formula="of:=[.AG69]-[.Z69]" office:value-type="percentage" office:value="0" calcext:value-type="percentage">
            <text:p>0.00%</text:p>
          </table:table-cell>
          <table:table-cell table:style-name="ce33" table:formula="of:=[.AH69]-[.AA69]" office:value-type="percentage" office:value="0.0021046543487473" calcext:value-type="percentage">
            <text:p>0.21%</text:p>
          </table:table-cell>
          <table:table-cell table:style-name="ce99"/>
          <table:table-cell table:number-columns-repeated="2"/>
          <table:table-cell table:style-name="ce102" office:value-type="float" office:value="2027" calcext:value-type="float">
            <text:p>2027</text:p>
          </table:table-cell>
          <table:table-cell table:style-name="ce104" office:value-type="percentage" office:value="0.0588142605092281" calcext:value-type="percentage">
            <text:p>5.88%</text:p>
          </table:table-cell>
          <table:table-cell table:style-name="ce104" office:value-type="percentage" office:value="0.0194316602870459" calcext:value-type="percentage">
            <text:p>1.94%</text:p>
          </table:table-cell>
          <table:table-cell table:style-name="ce104" office:value-type="percentage" office:value="0.0923220421736903" calcext:value-type="percentage">
            <text:p>9.23%</text:p>
          </table:table-cell>
          <table:table-cell table:style-name="ce104" office:value-type="percentage" office:value="0.0066559318684889" calcext:value-type="percentage">
            <text:p>0.67%</text:p>
          </table:table-cell>
          <table:table-cell table:style-name="ce110" office:value-type="percentage" office:value="-0.0595953738199969" calcext:value-type="percentage">
            <text:p>-5.96%</text:p>
          </table:table-cell>
          <table:table-cell/>
          <table:table-cell table:style-name="ce102" office:value-type="float" office:value="2027" calcext:value-type="float">
            <text:p>2027</text:p>
          </table:table-cell>
          <table:table-cell table:style-name="ce104" office:value-type="percentage" office:value="0.0591255580874555" calcext:value-type="percentage">
            <text:p>5.91%</text:p>
          </table:table-cell>
          <table:table-cell table:style-name="ce104" office:value-type="percentage" office:value="0.0192415309862402" calcext:value-type="percentage">
            <text:p>1.92%</text:p>
          </table:table-cell>
          <table:table-cell table:style-name="ce104" office:value-type="percentage" office:value="0.0916622354075984" calcext:value-type="percentage">
            <text:p>9.17%</text:p>
          </table:table-cell>
          <table:table-cell table:style-name="ce104" office:value-type="percentage" office:value="0.00660435138552269" calcext:value-type="percentage">
            <text:p>0.66%</text:p>
          </table:table-cell>
          <table:table-cell table:style-name="ce110" office:value-type="percentage" office:value="-0.0583825596919057" calcext:value-type="percentage">
            <text:p>-5.84%</text:p>
          </table:table-cell>
          <table:table-cell/>
          <table:table-cell table:style-name="ce102" office:value-type="float" office:value="2027" calcext:value-type="float">
            <text:p>2027</text:p>
          </table:table-cell>
          <table:table-cell table:style-name="ce104" table:formula="of:=[.AZ69]-[.AS69]" office:value-type="percentage" office:value="0.000311297578227399" calcext:value-type="percentage">
            <text:p>0.03%</text:p>
          </table:table-cell>
          <table:table-cell table:style-name="ce104" table:formula="of:=[.BA69]-[.AT69]" office:value-type="percentage" office:value="-0.0001901293008057" calcext:value-type="percentage">
            <text:p>-0.02%</text:p>
          </table:table-cell>
          <table:table-cell table:style-name="ce104" table:formula="of:=[.BB69]-[.AU69]" office:value-type="percentage" office:value="-0.000659806766091897" calcext:value-type="percentage">
            <text:p>-0.07%</text:p>
          </table:table-cell>
          <table:table-cell table:style-name="ce104" table:formula="of:=[.BC69]-[.AV69]" office:value-type="percentage" office:value="-0.0000515804829662094" calcext:value-type="percentage">
            <text:p>-0.01%</text:p>
          </table:table-cell>
          <table:table-cell table:style-name="ce110" table:formula="of:=[.BD69]-[.AW69]" office:value-type="percentage" office:value="0.0012128141280912" calcext:value-type="percentage">
            <text:p>0.12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style-name="ce25" office:value-type="float" office:value="5603319.4768" calcext:value-type="float">
            <text:p>5,603,319</text:p>
          </table:table-cell>
          <table:table-cell table:style-name="ce25" office:value-type="float" office:value="414100.619296" calcext:value-type="float">
            <text:p>414,101</text:p>
          </table:table-cell>
          <table:table-cell table:style-name="ce12" office:value-type="float" office:value="3799668.14863337" calcext:value-type="float">
            <text:p>3799668.14863337</text:p>
          </table:table-cell>
          <table:table-cell table:style-name="ce25" office:value-type="float" office:value="6017379" calcext:value-type="float">
            <text:p>6,017,379</text:p>
          </table:table-cell>
          <table:table-cell table:style-name="ce12" office:value-type="float" office:value="392086.011" calcext:value-type="float">
            <text:p>392086.011</text:p>
          </table:table-cell>
          <table:table-cell table:style-name="ce25" office:value-type="float" office:value="9434291" calcext:value-type="float">
            <text:p>9,434,291</text:p>
          </table:table-cell>
          <table:table-cell table:style-name="ce25" office:value-type="float" office:value="8146311.50442478" calcext:value-type="float">
            <text:p>8,146,312</text:p>
          </table:table-cell>
          <table:table-cell table:style-name="ce25" office:value-type="float" office:value="2283146.7197573" calcext:value-type="float">
            <text:p>2,283,147</text:p>
          </table:table-cell>
          <table:table-cell table:style-name="ce44" office:value-type="float" office:value="443286.29688" calcext:value-type="float">
            <text:p>443,286</text:p>
          </table:table-cell>
          <table:table-cell table:style-name="ce44"/>
          <table:table-cell table:style-name="ce44" office:value-type="float" office:value="1538056.66477" calcext:value-type="float">
            <text:p>1,538,057</text:p>
          </table:table-cell>
          <table:table-cell table:style-name="ce44" office:value-type="float" office:value="1940345.98108" calcext:value-type="float">
            <text:p>1,940,346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25" calcext:value-type="float">
            <text:p>2025</text:p>
          </table:table-cell>
          <table:table-cell table:style-name="ce34" office:value-type="percentage" office:value="0.0155339862431573" calcext:value-type="percentage">
            <text:p>1.55%</text:p>
          </table:table-cell>
          <table:table-cell table:style-name="ce34" office:value-type="percentage" office:value="0.0983325922437746" calcext:value-type="percentage">
            <text:p>9.83%</text:p>
          </table:table-cell>
          <table:table-cell table:style-name="ce34" office:value-type="percentage" office:value="0.0615199058332108" calcext:value-type="percentage">
            <text:p>6.15%</text:p>
          </table:table-cell>
          <table:table-cell table:style-name="ce34" office:value-type="percentage" office:value="0.0148487389348057" calcext:value-type="percentage">
            <text:p>1.48%</text:p>
          </table:table-cell>
          <table:table-cell table:style-name="ce34" office:value-type="percentage" office:value="-0.0374979337189155" calcext:value-type="percentage">
            <text:p>-3.75%</text:p>
          </table:table-cell>
          <table:table-cell/>
          <table:table-cell table:style-name="ce4" office:value-type="float" office:value="2025" calcext:value-type="float">
            <text:p>2025</text:p>
          </table:table-cell>
          <table:table-cell table:style-name="ce34" office:value-type="percentage" office:value="0.0151137754156754" calcext:value-type="percentage">
            <text:p>1.51%</text:p>
          </table:table-cell>
          <table:table-cell table:style-name="ce34" office:value-type="percentage" office:value="0.0971444678841452" calcext:value-type="percentage">
            <text:p>9.71%</text:p>
          </table:table-cell>
          <table:table-cell table:style-name="ce34" office:value-type="percentage" office:value="0.0611466552846022" calcext:value-type="percentage">
            <text:p>6.11%</text:p>
          </table:table-cell>
          <table:table-cell table:style-name="ce34" office:value-type="percentage" office:value="0.0148487389348056" calcext:value-type="percentage">
            <text:p>1.48%</text:p>
          </table:table-cell>
          <table:table-cell table:style-name="ce34" office:value-type="percentage" office:value="-0.0362628490804128" calcext:value-type="percentage">
            <text:p>-3.63%</text:p>
          </table:table-cell>
          <table:table-cell table:style-name="ce4" office:value-type="float" office:value="2025" calcext:value-type="float">
            <text:p>2025</text:p>
          </table:table-cell>
          <table:table-cell table:style-name="ce34" table:formula="of:=[.AD70]-[.W70]" office:value-type="percentage" office:value="-0.0004202108274819" calcext:value-type="percentage">
            <text:p>-0.04%</text:p>
          </table:table-cell>
          <table:table-cell table:style-name="ce34" table:formula="of:=[.AE70]-[.X70]" office:value-type="percentage" office:value="-0.00118812435962939" calcext:value-type="percentage">
            <text:p>-0.12%</text:p>
          </table:table-cell>
          <table:table-cell table:style-name="ce34" table:formula="of:=[.AF70]-[.Y70]" office:value-type="percentage" office:value="-0.000373250548608602" calcext:value-type="percentage">
            <text:p>-0.04%</text:p>
          </table:table-cell>
          <table:table-cell table:style-name="ce34" table:formula="of:=[.AG70]-[.Z70]" office:value-type="percentage" office:value="-1.00613961606655E-016" calcext:value-type="percentage">
            <text:p>0.00%</text:p>
          </table:table-cell>
          <table:table-cell table:style-name="ce34" table:formula="of:=[.AH70]-[.AA70]" office:value-type="percentage" office:value="0.0012350846385027" calcext:value-type="percentage">
            <text:p>0.12%</text:p>
          </table:table-cell>
          <table:table-cell table:style-name="ce99"/>
          <table:table-cell table:number-columns-repeated="2"/>
          <table:table-cell table:style-name="ce102" office:value-type="float" office:value="2028" calcext:value-type="float">
            <text:p>2028</text:p>
          </table:table-cell>
          <table:table-cell table:style-name="ce104" office:value-type="percentage" office:value="0.059123477006162" calcext:value-type="percentage">
            <text:p>5.91%</text:p>
          </table:table-cell>
          <table:table-cell table:style-name="ce104" office:value-type="percentage" office:value="0.0190914162770596" calcext:value-type="percentage">
            <text:p>1.91%</text:p>
          </table:table-cell>
          <table:table-cell table:style-name="ce104" office:value-type="percentage" office:value="0.091572460397152" calcext:value-type="percentage">
            <text:p>9.16%</text:p>
          </table:table-cell>
          <table:table-cell table:style-name="ce104" office:value-type="percentage" office:value="0.00787589441063065" calcext:value-type="percentage">
            <text:p>0.79%</text:p>
          </table:table-cell>
          <table:table-cell table:style-name="ce110" office:value-type="percentage" office:value="-0.0594162940786802" calcext:value-type="percentage">
            <text:p>-5.94%</text:p>
          </table:table-cell>
          <table:table-cell/>
          <table:table-cell table:style-name="ce102" office:value-type="float" office:value="2028" calcext:value-type="float">
            <text:p>2028</text:p>
          </table:table-cell>
          <table:table-cell table:style-name="ce104" office:value-type="percentage" office:value="0.0591617326606685" calcext:value-type="percentage">
            <text:p>5.92%</text:p>
          </table:table-cell>
          <table:table-cell table:style-name="ce104" office:value-type="percentage" office:value="0.0189952376019753" calcext:value-type="percentage">
            <text:p>1.90%</text:p>
          </table:table-cell>
          <table:table-cell table:style-name="ce104" office:value-type="percentage" office:value="0.0911368651880008" calcext:value-type="percentage">
            <text:p>9.11%</text:p>
          </table:table-cell>
          <table:table-cell table:style-name="ce104" office:value-type="percentage" office:value="0.00786702053633881" calcext:value-type="percentage">
            <text:p>0.79%</text:p>
          </table:table-cell>
          <table:table-cell table:style-name="ce110" office:value-type="percentage" office:value="-0.0588373906656464" calcext:value-type="percentage">
            <text:p>-5.88%</text:p>
          </table:table-cell>
          <table:table-cell/>
          <table:table-cell table:style-name="ce102" office:value-type="float" office:value="2028" calcext:value-type="float">
            <text:p>2028</text:p>
          </table:table-cell>
          <table:table-cell table:style-name="ce104" table:formula="of:=[.AZ70]-[.AS70]" office:value-type="percentage" office:value="0.0000382556545064985" calcext:value-type="percentage">
            <text:p>0.00%</text:p>
          </table:table-cell>
          <table:table-cell table:style-name="ce104" table:formula="of:=[.BA70]-[.AT70]" office:value-type="percentage" office:value="-0.0000961786750842998" calcext:value-type="percentage">
            <text:p>-0.01%</text:p>
          </table:table-cell>
          <table:table-cell table:style-name="ce104" table:formula="of:=[.BB70]-[.AU70]" office:value-type="percentage" office:value="-0.000435595209151221" calcext:value-type="percentage">
            <text:p>-0.04%</text:p>
          </table:table-cell>
          <table:table-cell table:style-name="ce104" table:formula="of:=[.BC70]-[.AV70]" office:value-type="percentage" office:value="-0.00000887387429183984" calcext:value-type="percentage">
            <text:p>0.00%</text:p>
          </table:table-cell>
          <table:table-cell table:style-name="ce110" table:formula="of:=[.BD70]-[.AW70]" office:value-type="percentage" office:value="0.0005789034130338" calcext:value-type="percentage">
            <text:p>0.06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style-name="ce26" office:value-type="float" office:value="6733513.05459" calcext:value-type="float">
            <text:p>6,733,513</text:p>
          </table:table-cell>
          <table:table-cell table:style-name="ce26" office:value-type="float" office:value="463050.868035" calcext:value-type="float">
            <text:p>463,051</text:p>
          </table:table-cell>
          <table:table-cell table:style-name="ce36" office:value-type="float" office:value="4856595.57018673" calcext:value-type="float">
            <text:p>4856595.57018673</text:p>
          </table:table-cell>
          <table:table-cell table:style-name="ce26" office:value-type="float" office:value="6572626" calcext:value-type="float">
            <text:p>6,572,626</text:p>
          </table:table-cell>
          <table:table-cell table:style-name="ce36" office:value-type="float" office:value="398243.52609" calcext:value-type="float">
            <text:p>398243.52609</text:p>
          </table:table-cell>
          <table:table-cell table:style-name="ce26" office:value-type="float" office:value="11685685" calcext:value-type="float">
            <text:p>11,685,685</text:p>
          </table:table-cell>
          <table:table-cell table:style-name="ce26" office:value-type="float" office:value="10103645.4250591" calcext:value-type="float">
            <text:p>10,103,645</text:p>
          </table:table-cell>
          <table:table-cell table:style-name="ce26" office:value-type="float" office:value="2437923.9389405" calcext:value-type="float">
            <text:p>2,437,924</text:p>
          </table:table-cell>
          <table:table-cell table:style-name="ce25" office:value-type="float" office:value="596706.40429" calcext:value-type="float">
            <text:p>596,706</text:p>
          </table:table-cell>
          <table:table-cell table:style-name="ce25"/>
          <table:table-cell table:style-name="ce25" office:value-type="float" office:value="1685933.6627" calcext:value-type="float">
            <text:p>1,685,934</text:p>
          </table:table-cell>
          <table:table-cell table:style-name="ce25" office:value-type="float" office:value="2798293.27906" calcext:value-type="float">
            <text:p>2,798,29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26" calcext:value-type="float">
            <text:p>2026</text:p>
          </table:table-cell>
          <table:table-cell table:style-name="ce33" office:value-type="percentage" office:value="0.0154536464638186" calcext:value-type="percentage">
            <text:p>1.55%</text:p>
          </table:table-cell>
          <table:table-cell table:style-name="ce33" office:value-type="percentage" office:value="0.100915665747139" calcext:value-type="percentage">
            <text:p>10.09%</text:p>
          </table:table-cell>
          <table:table-cell table:style-name="ce33" office:value-type="percentage" office:value="0.0625112038993719" calcext:value-type="percentage">
            <text:p>6.25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7719492425804" calcext:value-type="percentage">
            <text:p>-3.77%</text:p>
          </table:table-cell>
          <table:table-cell/>
          <table:table-cell table:style-name="ce15" office:value-type="float" office:value="2026" calcext:value-type="float">
            <text:p>2026</text:p>
          </table:table-cell>
          <table:table-cell table:style-name="ce33" office:value-type="percentage" office:value="0.0151063028349621" calcext:value-type="percentage">
            <text:p>1.51%</text:p>
          </table:table-cell>
          <table:table-cell table:style-name="ce33" office:value-type="percentage" office:value="0.100241211003763" calcext:value-type="percentage">
            <text:p>10.02%</text:p>
          </table:table-cell>
          <table:table-cell table:style-name="ce33" office:value-type="percentage" office:value="0.0625411351081791" calcext:value-type="percentage">
            <text:p>6.25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66677628447643" calcext:value-type="percentage">
            <text:p>-3.67%</text:p>
          </table:table-cell>
          <table:table-cell table:style-name="ce15" office:value-type="float" office:value="2026" calcext:value-type="float">
            <text:p>2026</text:p>
          </table:table-cell>
          <table:table-cell table:style-name="ce33" table:formula="of:=[.AD71]-[.W71]" office:value-type="percentage" office:value="-0.0003473436288565" calcext:value-type="percentage">
            <text:p>-0.03%</text:p>
          </table:table-cell>
          <table:table-cell table:style-name="ce33" table:formula="of:=[.AE71]-[.X71]" office:value-type="percentage" office:value="-0.000674454743375991" calcext:value-type="percentage">
            <text:p>-0.07%</text:p>
          </table:table-cell>
          <table:table-cell table:style-name="ce33" table:formula="of:=[.AF71]-[.Y71]" office:value-type="percentage" office:value="0.0000299312088072046" calcext:value-type="percentage">
            <text:p>0.00%</text:p>
          </table:table-cell>
          <table:table-cell table:style-name="ce33" table:formula="of:=[.AG71]-[.Z71]" office:value-type="percentage" office:value="0" calcext:value-type="percentage">
            <text:p>0.00%</text:p>
          </table:table-cell>
          <table:table-cell table:style-name="ce33" table:formula="of:=[.AH71]-[.AA71]" office:value-type="percentage" office:value="0.0010517295810397" calcext:value-type="percentage">
            <text:p>0.11%</text:p>
          </table:table-cell>
          <table:table-cell table:style-name="ce99"/>
          <table:table-cell table:number-columns-repeated="2"/>
          <table:table-cell table:style-name="ce15" office:value-type="float" office:value="2029" calcext:value-type="float">
            <text:p>2029</text:p>
          </table:table-cell>
          <table:table-cell table:style-name="ce33" office:value-type="percentage" office:value="0.0593048567101029" calcext:value-type="percentage">
            <text:p>5.93%</text:p>
          </table:table-cell>
          <table:table-cell table:style-name="ce33" office:value-type="percentage" office:value="0.0187686037703684" calcext:value-type="percentage">
            <text:p>1.88%</text:p>
          </table:table-cell>
          <table:table-cell table:style-name="ce33" office:value-type="percentage" office:value="0.0908781366693835" calcext:value-type="percentage">
            <text:p>9.09%</text:p>
          </table:table-cell>
          <table:table-cell table:style-name="ce33" office:value-type="percentage" office:value="0.00898398212574871" calcext:value-type="percentage">
            <text:p>0.90%</text:p>
          </table:table-cell>
          <table:table-cell table:style-name="ce109" office:value-type="percentage" office:value="-0.0593258658553978" calcext:value-type="percentage">
            <text:p>-5.93%</text:p>
          </table:table-cell>
          <table:table-cell/>
          <table:table-cell table:style-name="ce15" office:value-type="float" office:value="2029" calcext:value-type="float">
            <text:p>2029</text:p>
          </table:table-cell>
          <table:table-cell table:style-name="ce33" office:value-type="percentage" office:value="0.0593219059577781" calcext:value-type="percentage">
            <text:p>5.93%</text:p>
          </table:table-cell>
          <table:table-cell table:style-name="ce33" office:value-type="percentage" office:value="0.0186854454822698" calcext:value-type="percentage">
            <text:p>1.87%</text:p>
          </table:table-cell>
          <table:table-cell table:style-name="ce33" office:value-type="percentage" office:value="0.0916226415637359" calcext:value-type="percentage">
            <text:p>9.16%</text:p>
          </table:table-cell>
          <table:table-cell table:style-name="ce33" office:value-type="percentage" office:value="0.00887370080572931" calcext:value-type="percentage">
            <text:p>0.89%</text:p>
          </table:table-cell>
          <table:table-cell table:style-name="ce109" office:value-type="percentage" office:value="-0.0598598818939569" calcext:value-type="percentage">
            <text:p>-5.99%</text:p>
          </table:table-cell>
          <table:table-cell/>
          <table:table-cell table:style-name="ce15" office:value-type="float" office:value="2029" calcext:value-type="float">
            <text:p>2029</text:p>
          </table:table-cell>
          <table:table-cell table:style-name="ce33" table:formula="of:=[.AZ71]-[.AS71]" office:value-type="percentage" office:value="0.0000170492476752049" calcext:value-type="percentage">
            <text:p>0.00%</text:p>
          </table:table-cell>
          <table:table-cell table:style-name="ce33" table:formula="of:=[.BA71]-[.AT71]" office:value-type="percentage" office:value="-0.0000831582880986004" calcext:value-type="percentage">
            <text:p>-0.01%</text:p>
          </table:table-cell>
          <table:table-cell table:style-name="ce33" table:formula="of:=[.BB71]-[.AU71]" office:value-type="percentage" office:value="0.000744504894352405" calcext:value-type="percentage">
            <text:p>0.07%</text:p>
          </table:table-cell>
          <table:table-cell table:style-name="ce33" table:formula="of:=[.BC71]-[.AV71]" office:value-type="percentage" office:value="-0.000110281320019398" calcext:value-type="percentage">
            <text:p>-0.01%</text:p>
          </table:table-cell>
          <table:table-cell table:style-name="ce109" table:formula="of:=[.BD71]-[.AW71]" office:value-type="percentage" office:value="-0.000534016038559099" calcext:value-type="percentage">
            <text:p>-0.05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style-name="ce25" office:value-type="float" office:value="8488745.60076" calcext:value-type="float">
            <text:p>8,488,746</text:p>
          </table:table-cell>
          <table:table-cell table:style-name="ce25" office:value-type="float" office:value="525160.252624" calcext:value-type="float">
            <text:p>525,160</text:p>
          </table:table-cell>
          <table:table-cell table:style-name="ce12" office:value-type="float" office:value="6461394.65383149" calcext:value-type="float">
            <text:p>6461394.65383149</text:p>
          </table:table-cell>
          <table:table-cell table:style-name="ce25" office:value-type="float" office:value="7465676" calcext:value-type="float">
            <text:p>7,465,676</text:p>
          </table:table-cell>
          <table:table-cell table:style-name="ce12" office:value-type="float" office:value="447075.21997" calcext:value-type="float">
            <text:p>447075.21997</text:p>
          </table:table-cell>
          <table:table-cell table:style-name="ce25" office:value-type="float" office:value="15064961" calcext:value-type="float">
            <text:p>15,064,961</text:p>
          </table:table-cell>
          <table:table-cell table:style-name="ce25" office:value-type="float" office:value="13371549.19129" calcext:value-type="float">
            <text:p>13,371,549</text:p>
          </table:table-cell>
          <table:table-cell table:style-name="ce25" office:value-type="float" office:value="2704319.9941651" calcext:value-type="float">
            <text:p>2,704,320</text:p>
          </table:table-cell>
          <table:table-cell table:style-name="ce44" office:value-type="float" office:value="838168.47267" calcext:value-type="float">
            <text:p>838,168</text:p>
          </table:table-cell>
          <table:table-cell table:style-name="ce44"/>
          <table:table-cell table:style-name="ce44" office:value-type="float" office:value="2059936.26201" calcext:value-type="float">
            <text:p>2,059,936</text:p>
          </table:table-cell>
          <table:table-cell table:style-name="ce44" office:value-type="float" office:value="4169261.10058" calcext:value-type="float">
            <text:p>4,169,261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27" calcext:value-type="float">
            <text:p>2027</text:p>
          </table:table-cell>
          <table:table-cell table:style-name="ce34" office:value-type="percentage" office:value="0.0153725765425354" calcext:value-type="percentage">
            <text:p>1.54%</text:p>
          </table:table-cell>
          <table:table-cell table:style-name="ce34" office:value-type="percentage" office:value="0.102362507645914" calcext:value-type="percentage">
            <text:p>10.24%</text:p>
          </table:table-cell>
          <table:table-cell table:style-name="ce34" office:value-type="percentage" office:value="0.0625451732909861" calcext:value-type="percentage">
            <text:p>6.25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90512950116816" calcext:value-type="percentage">
            <text:p>-3.91%</text:p>
          </table:table-cell>
          <table:table-cell/>
          <table:table-cell table:style-name="ce4" office:value-type="float" office:value="2027" calcext:value-type="float">
            <text:p>2027</text:p>
          </table:table-cell>
          <table:table-cell table:style-name="ce34" office:value-type="percentage" office:value="0.0149265530745775" calcext:value-type="percentage">
            <text:p>1.49%</text:p>
          </table:table-cell>
          <table:table-cell table:style-name="ce34" office:value-type="percentage" office:value="0.101783365050785" calcext:value-type="percentage">
            <text:p>10.18%</text:p>
          </table:table-cell>
          <table:table-cell table:style-name="ce34" office:value-type="percentage" office:value="0.0628610895879959" calcext:value-type="percentage">
            <text:p>6.29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77102126515848" calcext:value-type="percentage">
            <text:p>-3.77%</text:p>
          </table:table-cell>
          <table:table-cell table:style-name="ce4" office:value-type="float" office:value="2027" calcext:value-type="float">
            <text:p>2027</text:p>
          </table:table-cell>
          <table:table-cell table:style-name="ce34" table:formula="of:=[.AD72]-[.W72]" office:value-type="percentage" office:value="-0.0004460234679579" calcext:value-type="percentage">
            <text:p>-0.04%</text:p>
          </table:table-cell>
          <table:table-cell table:style-name="ce34" table:formula="of:=[.AE72]-[.X72]" office:value-type="percentage" office:value="-0.000579142595129006" calcext:value-type="percentage">
            <text:p>-0.06%</text:p>
          </table:table-cell>
          <table:table-cell table:style-name="ce34" table:formula="of:=[.AF72]-[.Y72]" office:value-type="percentage" office:value="0.000315916297009805" calcext:value-type="percentage">
            <text:p>0.03%</text:p>
          </table:table-cell>
          <table:table-cell table:style-name="ce34" table:formula="of:=[.AG72]-[.Z72]" office:value-type="percentage" office:value="0" calcext:value-type="percentage">
            <text:p>0.00%</text:p>
          </table:table-cell>
          <table:table-cell table:style-name="ce34" table:formula="of:=[.AH72]-[.AA72]" office:value-type="percentage" office:value="0.0013410823600968" calcext:value-type="percentage">
            <text:p>0.13%</text:p>
          </table:table-cell>
          <table:table-cell table:style-name="ce99"/>
          <table:table-cell table:number-columns-repeated="2"/>
          <table:table-cell table:style-name="ce102" office:value-type="float" office:value="2030" calcext:value-type="float">
            <text:p>2030</text:p>
          </table:table-cell>
          <table:table-cell table:style-name="ce104" office:value-type="percentage" office:value="0.0594351780824781" calcext:value-type="percentage">
            <text:p>5.94%</text:p>
          </table:table-cell>
          <table:table-cell table:style-name="ce104" office:value-type="percentage" office:value="0.0182848729230575" calcext:value-type="percentage">
            <text:p>1.83%</text:p>
          </table:table-cell>
          <table:table-cell table:style-name="ce104" office:value-type="percentage" office:value="0.0898312224916691" calcext:value-type="percentage">
            <text:p>8.98%</text:p>
          </table:table-cell>
          <table:table-cell table:style-name="ce104" office:value-type="percentage" office:value="0.00961477466619256" calcext:value-type="percentage">
            <text:p>0.96%</text:p>
          </table:table-cell>
          <table:table-cell table:style-name="ce110" office:value-type="percentage" office:value="-0.0582956919984412" calcext:value-type="percentage">
            <text:p>-5.83%</text:p>
          </table:table-cell>
          <table:table-cell/>
          <table:table-cell table:style-name="ce102" office:value-type="float" office:value="2030" calcext:value-type="float">
            <text:p>2030</text:p>
          </table:table-cell>
          <table:table-cell table:style-name="ce104" office:value-type="percentage" office:value="0.059384054625066" calcext:value-type="percentage">
            <text:p>5.94%</text:p>
          </table:table-cell>
          <table:table-cell table:style-name="ce104" office:value-type="percentage" office:value="0.0184033591233025" calcext:value-type="percentage">
            <text:p>1.84%</text:p>
          </table:table-cell>
          <table:table-cell table:style-name="ce104" office:value-type="percentage" office:value="0.0903470074757657" calcext:value-type="percentage">
            <text:p>9.03%</text:p>
          </table:table-cell>
          <table:table-cell table:style-name="ce104" office:value-type="percentage" office:value="0.00960142109497187" calcext:value-type="percentage">
            <text:p>0.96%</text:p>
          </table:table-cell>
          <table:table-cell table:style-name="ce110" office:value-type="percentage" office:value="-0.0589677330689741" calcext:value-type="percentage">
            <text:p>-5.90%</text:p>
          </table:table-cell>
          <table:table-cell/>
          <table:table-cell table:style-name="ce102" office:value-type="float" office:value="2030" calcext:value-type="float">
            <text:p>2030</text:p>
          </table:table-cell>
          <table:table-cell table:style-name="ce104" table:formula="of:=[.AZ72]-[.AS72]" office:value-type="percentage" office:value="-0.0000511234574120945" calcext:value-type="percentage">
            <text:p>-0.01%</text:p>
          </table:table-cell>
          <table:table-cell table:style-name="ce104" table:formula="of:=[.BA72]-[.AT72]" office:value-type="percentage" office:value="0.000118486200245002" calcext:value-type="percentage">
            <text:p>0.01%</text:p>
          </table:table-cell>
          <table:table-cell table:style-name="ce104" table:formula="of:=[.BB72]-[.AU72]" office:value-type="percentage" office:value="0.000515784984096601" calcext:value-type="percentage">
            <text:p>0.05%</text:p>
          </table:table-cell>
          <table:table-cell table:style-name="ce104" table:formula="of:=[.BC72]-[.AV72]" office:value-type="percentage" office:value="-0.0000133535712206895" calcext:value-type="percentage">
            <text:p>0.00%</text:p>
          </table:table-cell>
          <table:table-cell table:style-name="ce110" table:formula="of:=[.BD72]-[.AW72]" office:value-type="percentage" office:value="-0.000672041070532897" calcext:value-type="percentage">
            <text:p>-0.07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style-name="ce26" office:value-type="float" office:value="10735671.1304" calcext:value-type="float">
            <text:p>10,735,671</text:p>
          </table:table-cell>
          <table:table-cell table:style-name="ce26" office:value-type="float" office:value="710091.538779" calcext:value-type="float">
            <text:p>710,092</text:p>
          </table:table-cell>
          <table:table-cell table:style-name="ce36" office:value-type="float" office:value="8271840.77363275" calcext:value-type="float">
            <text:p>8271840.77363275</text:p>
          </table:table-cell>
          <table:table-cell table:style-name="ce26" office:value-type="float" office:value="9693850" calcext:value-type="float">
            <text:p>9,693,850</text:p>
          </table:table-cell>
          <table:table-cell table:style-name="ce36" office:value-type="float" office:value="555098.17588" calcext:value-type="float">
            <text:p>555098.17588</text:p>
          </table:table-cell>
          <table:table-cell table:style-name="ce26" office:value-type="float" office:value="19495157" calcext:value-type="float">
            <text:p>19,495,157</text:p>
          </table:table-cell>
          <table:table-cell table:style-name="ce26" office:value-type="float" office:value="16753835.7595" calcext:value-type="float">
            <text:p>16,753,836</text:p>
          </table:table-cell>
          <table:table-cell table:style-name="ce26" office:value-type="float" office:value="3269922.0771961" calcext:value-type="float">
            <text:p>3,269,922</text:p>
          </table:table-cell>
          <table:table-cell table:style-name="ce25" office:value-type="float" office:value="1265908.80827" calcext:value-type="float">
            <text:p>1,265,909</text:p>
          </table:table-cell>
          <table:table-cell table:style-name="ce25"/>
          <table:table-cell table:style-name="ce25" office:value-type="float" office:value="2527385.48547" calcext:value-type="float">
            <text:p>2,527,385</text:p>
          </table:table-cell>
          <table:table-cell table:style-name="ce25" office:value-type="float" office:value="6157865.94606" calcext:value-type="float">
            <text:p>6,157,866</text:p>
          </table:table-cell>
          <table:table-cell table:style-name="ce25" office:value-type="float" office:value="1341518.04191" calcext:value-type="float">
            <text:p>1,341,518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28" calcext:value-type="float">
            <text:p>2028</text:p>
          </table:table-cell>
          <table:table-cell table:style-name="ce33" office:value-type="percentage" office:value="0.0151627629009655" calcext:value-type="percentage">
            <text:p>1.52%</text:p>
          </table:table-cell>
          <table:table-cell table:style-name="ce33" office:value-type="percentage" office:value="0.103727048947369" calcext:value-type="percentage">
            <text:p>10.37%</text:p>
          </table:table-cell>
          <table:table-cell table:style-name="ce33" office:value-type="percentage" office:value="0.0628970966138616" calcext:value-type="percentage">
            <text:p>6.29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98540993486912" calcext:value-type="percentage">
            <text:p>-3.99%</text:p>
          </table:table-cell>
          <table:table-cell/>
          <table:table-cell table:style-name="ce15" office:value-type="float" office:value="2028" calcext:value-type="float">
            <text:p>2028</text:p>
          </table:table-cell>
          <table:table-cell table:style-name="ce33" office:value-type="percentage" office:value="0.0149655911860897" calcext:value-type="percentage">
            <text:p>1.50%</text:p>
          </table:table-cell>
          <table:table-cell table:style-name="ce33" office:value-type="percentage" office:value="0.103152443025694" calcext:value-type="percentage">
            <text:p>10.32%</text:p>
          </table:table-cell>
          <table:table-cell table:style-name="ce33" office:value-type="percentage" office:value="0.0629107779258886" calcext:value-type="percentage">
            <text:p>6.29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90686404001134" calcext:value-type="percentage">
            <text:p>-3.91%</text:p>
          </table:table-cell>
          <table:table-cell table:style-name="ce15" office:value-type="float" office:value="2028" calcext:value-type="float">
            <text:p>2028</text:p>
          </table:table-cell>
          <table:table-cell table:style-name="ce33" table:formula="of:=[.AD73]-[.W73]" office:value-type="percentage" office:value="-0.0001971717148758" calcext:value-type="percentage">
            <text:p>-0.02%</text:p>
          </table:table-cell>
          <table:table-cell table:style-name="ce33" table:formula="of:=[.AE73]-[.X73]" office:value-type="percentage" office:value="-0.000574605921674992" calcext:value-type="percentage">
            <text:p>-0.06%</text:p>
          </table:table-cell>
          <table:table-cell table:style-name="ce33" table:formula="of:=[.AF73]-[.Y73]" office:value-type="percentage" office:value="0.000013681312027003" calcext:value-type="percentage">
            <text:p>0.00%</text:p>
          </table:table-cell>
          <table:table-cell table:style-name="ce33" table:formula="of:=[.AG73]-[.Z73]" office:value-type="percentage" office:value="0" calcext:value-type="percentage">
            <text:p>0.00%</text:p>
          </table:table-cell>
          <table:table-cell table:style-name="ce33" table:formula="of:=[.AH73]-[.AA73]" office:value-type="percentage" office:value="0.000785458948577795" calcext:value-type="percentage">
            <text:p>0.08%</text:p>
          </table:table-cell>
          <table:table-cell table:style-name="ce99"/>
          <table:table-cell table:number-columns-repeated="2"/>
          <table:table-cell table:style-name="ce102" office:value-type="float" office:value="2031" calcext:value-type="float">
            <text:p>2031</text:p>
          </table:table-cell>
          <table:table-cell table:style-name="ce104" office:value-type="percentage" office:value="0.0595668685947604" calcext:value-type="percentage">
            <text:p>5.96%</text:p>
          </table:table-cell>
          <table:table-cell table:style-name="ce104" office:value-type="percentage" office:value="0.0178153279396272" calcext:value-type="percentage">
            <text:p>1.78%</text:p>
          </table:table-cell>
          <table:table-cell table:style-name="ce104" office:value-type="percentage" office:value="0.0894889162803645" calcext:value-type="percentage">
            <text:p>8.95%</text:p>
          </table:table-cell>
          <table:table-cell table:style-name="ce104" office:value-type="percentage" office:value="0.010753596038462" calcext:value-type="percentage">
            <text:p>1.08%</text:p>
          </table:table-cell>
          <table:table-cell table:style-name="ce110" office:value-type="percentage" office:value="-0.0584909716636933" calcext:value-type="percentage">
            <text:p>-5.85%</text:p>
          </table:table-cell>
          <table:table-cell/>
          <table:table-cell table:style-name="ce102" office:value-type="float" office:value="2031" calcext:value-type="float">
            <text:p>2031</text:p>
          </table:table-cell>
          <table:table-cell table:style-name="ce104" office:value-type="percentage" office:value="0.0593434836566347" calcext:value-type="percentage">
            <text:p>5.93%</text:p>
          </table:table-cell>
          <table:table-cell table:style-name="ce104" office:value-type="percentage" office:value="0.0181844438533117" calcext:value-type="percentage">
            <text:p>1.82%</text:p>
          </table:table-cell>
          <table:table-cell table:style-name="ce104" office:value-type="percentage" office:value="0.0899854016737754" calcext:value-type="percentage">
            <text:p>9.00%</text:p>
          </table:table-cell>
          <table:table-cell table:style-name="ce104" office:value-type="percentage" office:value="0.0104578657632785" calcext:value-type="percentage">
            <text:p>1.05%</text:p>
          </table:table-cell>
          <table:table-cell table:style-name="ce110" office:value-type="percentage" office:value="-0.0592842276337309" calcext:value-type="percentage">
            <text:p>-5.93%</text:p>
          </table:table-cell>
          <table:table-cell/>
          <table:table-cell table:style-name="ce102" office:value-type="float" office:value="2031" calcext:value-type="float">
            <text:p>2031</text:p>
          </table:table-cell>
          <table:table-cell table:style-name="ce104" table:formula="of:=[.AZ73]-[.AS73]" office:value-type="percentage" office:value="-0.000223384938125695" calcext:value-type="percentage">
            <text:p>-0.02%</text:p>
          </table:table-cell>
          <table:table-cell table:style-name="ce104" table:formula="of:=[.BA73]-[.AT73]" office:value-type="percentage" office:value="0.000369115913684499" calcext:value-type="percentage">
            <text:p>0.04%</text:p>
          </table:table-cell>
          <table:table-cell table:style-name="ce104" table:formula="of:=[.BB73]-[.AU73]" office:value-type="percentage" office:value="0.000496485393410906" calcext:value-type="percentage">
            <text:p>0.05%</text:p>
          </table:table-cell>
          <table:table-cell table:style-name="ce104" table:formula="of:=[.BC73]-[.AV73]" office:value-type="percentage" office:value="-0.000295730275183502" calcext:value-type="percentage">
            <text:p>-0.03%</text:p>
          </table:table-cell>
          <table:table-cell table:style-name="ce110" table:formula="of:=[.BD73]-[.AW73]" office:value-type="percentage" office:value="-0.000793255970037599" calcext:value-type="percentage">
            <text:p>-0.08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style-name="ce25" office:value-type="float" office:value="11102856.8612" calcext:value-type="float">
            <text:p>11,102,857</text:p>
          </table:table-cell>
          <table:table-cell table:style-name="ce25" office:value-type="float" office:value="900098.5" calcext:value-type="float">
            <text:p>900,099</text:p>
          </table:table-cell>
          <table:table-cell table:style-name="ce12" office:value-type="float" office:value="9009731.229499" calcext:value-type="float">
            <text:p>9009731.229499</text:p>
          </table:table-cell>
          <table:table-cell table:style-name="ce25" office:value-type="float" office:value="11593279" calcext:value-type="float">
            <text:p>11,593,279</text:p>
          </table:table-cell>
          <table:table-cell table:style-name="ce12" office:value-type="float" office:value="658385" calcext:value-type="float">
            <text:p>658385</text:p>
          </table:table-cell>
          <table:table-cell table:style-name="ce25" office:value-type="float" office:value="20561471" calcext:value-type="float">
            <text:p>20,561,471</text:p>
          </table:table-cell>
          <table:table-cell table:style-name="ce25" office:value-type="float" office:value="18241431.1264" calcext:value-type="float">
            <text:p>18,241,431</text:p>
          </table:table-cell>
          <table:table-cell table:style-name="ce25" office:value-type="float" office:value="3806449.67" calcext:value-type="float">
            <text:p>3,806,450</text:p>
          </table:table-cell>
          <table:table-cell table:style-name="ce44" office:value-type="float" office:value="2218502.32568" calcext:value-type="float">
            <text:p>2,218,502</text:p>
          </table:table-cell>
          <table:table-cell table:style-name="ce44"/>
          <table:table-cell table:style-name="ce44" office:value-type="float" office:value="3449309.24374" calcext:value-type="float">
            <text:p>3,449,309</text:p>
          </table:table-cell>
          <table:table-cell table:style-name="ce44" office:value-type="float" office:value="8571574.85123" calcext:value-type="float">
            <text:p>8,571,575</text:p>
          </table:table-cell>
          <table:table-cell table:style-name="ce44" office:value-type="float" office:value="2090315.13795" calcext:value-type="float">
            <text:p>2,090,315</text:p>
          </table:table-cell>
          <table:table-cell table:style-name="ce44" table:number-columns-repeated="3"/>
          <table:table-cell table:number-columns-repeated="3"/>
          <table:table-cell table:style-name="ce4" office:value-type="float" office:value="2029" calcext:value-type="float">
            <text:p>2029</text:p>
          </table:table-cell>
          <table:table-cell table:style-name="ce34" office:value-type="percentage" office:value="0.0146633498058784" calcext:value-type="percentage">
            <text:p>1.47%</text:p>
          </table:table-cell>
          <table:table-cell table:style-name="ce34" office:value-type="percentage" office:value="0.104258176402711" calcext:value-type="percentage">
            <text:p>10.43%</text:p>
          </table:table-cell>
          <table:table-cell table:style-name="ce34" office:value-type="percentage" office:value="0.0634174518370946" calcext:value-type="percentage">
            <text:p>6.34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93654584857137" calcext:value-type="percentage">
            <text:p>-3.94%</text:p>
          </table:table-cell>
          <table:table-cell/>
          <table:table-cell table:style-name="ce4" office:value-type="float" office:value="2029" calcext:value-type="float">
            <text:p>2029</text:p>
          </table:table-cell>
          <table:table-cell table:style-name="ce34" office:value-type="percentage" office:value="0.0145017990101074" calcext:value-type="percentage">
            <text:p>1.45%</text:p>
          </table:table-cell>
          <table:table-cell table:style-name="ce34" office:value-type="percentage" office:value="0.103436563051995" calcext:value-type="percentage">
            <text:p>10.34%</text:p>
          </table:table-cell>
          <table:table-cell table:style-name="ce34" office:value-type="percentage" office:value="0.0634307784210111" calcext:value-type="percentage">
            <text:p>6.34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83689677553095" calcext:value-type="percentage">
            <text:p>-3.84%</text:p>
          </table:table-cell>
          <table:table-cell table:style-name="ce4" office:value-type="float" office:value="2029" calcext:value-type="float">
            <text:p>2029</text:p>
          </table:table-cell>
          <table:table-cell table:style-name="ce34" table:formula="of:=[.AD74]-[.W74]" office:value-type="percentage" office:value="-0.000161550795770999" calcext:value-type="percentage">
            <text:p>-0.02%</text:p>
          </table:table-cell>
          <table:table-cell table:style-name="ce34" table:formula="of:=[.AE74]-[.X74]" office:value-type="percentage" office:value="-0.000821613350715997" calcext:value-type="percentage">
            <text:p>-0.08%</text:p>
          </table:table-cell>
          <table:table-cell table:style-name="ce34" table:formula="of:=[.AF74]-[.Y74]" office:value-type="percentage" office:value="0.0000133265839164926" calcext:value-type="percentage">
            <text:p>0.00%</text:p>
          </table:table-cell>
          <table:table-cell table:style-name="ce34" table:formula="of:=[.AG74]-[.Z74]" office:value-type="percentage" office:value="0" calcext:value-type="percentage">
            <text:p>0.00%</text:p>
          </table:table-cell>
          <table:table-cell table:style-name="ce34" table:formula="of:=[.AH74]-[.AA74]" office:value-type="percentage" office:value="0.000996490730404198" calcext:value-type="percentage">
            <text:p>0.10%</text:p>
          </table:table-cell>
          <table:table-cell table:style-name="ce99"/>
          <table:table-cell table:number-columns-repeated="2"/>
          <table:table-cell table:style-name="ce102" office:value-type="float" office:value="2032" calcext:value-type="float">
            <text:p>2032</text:p>
          </table:table-cell>
          <table:table-cell table:style-name="ce104" office:value-type="percentage" office:value="0.0595930333755539" calcext:value-type="percentage">
            <text:p>5.96%</text:p>
          </table:table-cell>
          <table:table-cell table:style-name="ce104" office:value-type="percentage" office:value="0.0175567264533126" calcext:value-type="percentage">
            <text:p>1.76%</text:p>
          </table:table-cell>
          <table:table-cell table:style-name="ce104" office:value-type="percentage" office:value="0.0892352946411668" calcext:value-type="percentage">
            <text:p>8.92%</text:p>
          </table:table-cell>
          <table:table-cell table:style-name="ce104" office:value-type="percentage" office:value="0.0117447449029192" calcext:value-type="percentage">
            <text:p>1.17%</text:p>
          </table:table-cell>
          <table:table-cell table:style-name="ce110" office:value-type="percentage" office:value="-0.0589437326218447" calcext:value-type="percentage">
            <text:p>-5.89%</text:p>
          </table:table-cell>
          <table:table-cell/>
          <table:table-cell table:style-name="ce102" office:value-type="float" office:value="2032" calcext:value-type="float">
            <text:p>2032</text:p>
          </table:table-cell>
          <table:table-cell table:style-name="ce104" office:value-type="percentage" office:value="0.0594623465831017" calcext:value-type="percentage">
            <text:p>5.95%</text:p>
          </table:table-cell>
          <table:table-cell table:style-name="ce104" office:value-type="percentage" office:value="0.0176335519886874" calcext:value-type="percentage">
            <text:p>1.76%</text:p>
          </table:table-cell>
          <table:table-cell table:style-name="ce104" office:value-type="percentage" office:value="0.0894506700211151" calcext:value-type="percentage">
            <text:p>8.95%</text:p>
          </table:table-cell>
          <table:table-cell table:style-name="ce104" office:value-type="percentage" office:value="0.0114327497481154" calcext:value-type="percentage">
            <text:p>1.14%</text:p>
          </table:table-cell>
          <table:table-cell table:style-name="ce110" office:value-type="percentage" office:value="-0.0590546251748161" calcext:value-type="percentage">
            <text:p>-5.91%</text:p>
          </table:table-cell>
          <table:table-cell/>
          <table:table-cell table:style-name="ce102" office:value-type="float" office:value="2032" calcext:value-type="float">
            <text:p>2032</text:p>
          </table:table-cell>
          <table:table-cell table:style-name="ce104" table:formula="of:=[.AZ74]-[.AS74]" office:value-type="percentage" office:value="-0.000130686792452199" calcext:value-type="percentage">
            <text:p>-0.01%</text:p>
          </table:table-cell>
          <table:table-cell table:style-name="ce104" table:formula="of:=[.BA74]-[.AT74]" office:value-type="percentage" office:value="0.0000768255353747992" calcext:value-type="percentage">
            <text:p>0.01%</text:p>
          </table:table-cell>
          <table:table-cell table:style-name="ce104" table:formula="of:=[.BB74]-[.AU74]" office:value-type="percentage" office:value="0.000215375379948299" calcext:value-type="percentage">
            <text:p>0.02%</text:p>
          </table:table-cell>
          <table:table-cell table:style-name="ce104" table:formula="of:=[.BC74]-[.AV74]" office:value-type="percentage" office:value="-0.000311995154803799" calcext:value-type="percentage">
            <text:p>-0.03%</text:p>
          </table:table-cell>
          <table:table-cell table:style-name="ce110" table:formula="of:=[.BD74]-[.AW74]" office:value-type="percentage" office:value="-0.000110892552971399" calcext:value-type="percentage">
            <text:p>-0.01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style-name="ce26" office:value-type="float" office:value="15263717.30188" calcext:value-type="float">
            <text:p>15,263,717</text:p>
          </table:table-cell>
          <table:table-cell table:style-name="ce26" office:value-type="float" office:value="1463000" calcext:value-type="float">
            <text:p>1,463,000</text:p>
          </table:table-cell>
          <table:table-cell table:style-name="ce36" office:value-type="float" office:value="11741500" calcext:value-type="float">
            <text:p>11741500</text:p>
          </table:table-cell>
          <table:table-cell table:style-name="ce26" office:value-type="float" office:value="15269008" calcext:value-type="float">
            <text:p>15,269,008</text:p>
          </table:table-cell>
          <table:table-cell table:style-name="ce36" office:value-type="float" office:value="771500" calcext:value-type="float">
            <text:p>771500</text:p>
          </table:table-cell>
          <table:table-cell table:style-name="ce26" office:value-type="float" office:value="26884733" calcext:value-type="float">
            <text:p>26,884,733</text:p>
          </table:table-cell>
          <table:table-cell table:style-name="ce26" office:value-type="float" office:value="24500782.05837" calcext:value-type="float">
            <text:p>24,500,782</text:p>
          </table:table-cell>
          <table:table-cell table:style-name="ce26" office:value-type="float" office:value="4960800" calcext:value-type="float">
            <text:p>4,960,800</text:p>
          </table:table-cell>
          <table:table-cell table:style-name="ce25" office:value-type="float" office:value="3204177.57701" calcext:value-type="float">
            <text:p>3,204,178</text:p>
          </table:table-cell>
          <table:table-cell table:style-name="ce25"/>
          <table:table-cell table:style-name="ce25" office:value-type="float" office:value="4575635.74562" calcext:value-type="float">
            <text:p>4,575,636</text:p>
          </table:table-cell>
          <table:table-cell table:style-name="ce25" office:value-type="float" office:value="11981071.62296" calcext:value-type="float">
            <text:p>11,981,072</text:p>
          </table:table-cell>
          <table:table-cell table:style-name="ce25" office:value-type="float" office:value="2146300" calcext:value-type="float">
            <text:p>2,146,300</text:p>
          </table:table-cell>
          <table:table-cell table:style-name="ce25" table:number-columns-repeated="3"/>
          <table:table-cell table:number-columns-repeated="3"/>
          <table:table-cell table:style-name="ce15" office:value-type="float" office:value="2030" calcext:value-type="float">
            <text:p>2030</text:p>
          </table:table-cell>
          <table:table-cell table:style-name="ce33" office:value-type="percentage" office:value="0.0141405345755919" calcext:value-type="percentage">
            <text:p>1.41%</text:p>
          </table:table-cell>
          <table:table-cell table:style-name="ce33" office:value-type="percentage" office:value="0.103703996766867" calcext:value-type="percentage">
            <text:p>10.37%</text:p>
          </table:table-cell>
          <table:table-cell table:style-name="ce33" office:value-type="percentage" office:value="0.0639102979245745" calcext:value-type="percentage">
            <text:p>6.39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7795617532103" calcext:value-type="percentage">
            <text:p>-3.78%</text:p>
          </table:table-cell>
          <table:table-cell/>
          <table:table-cell table:style-name="ce15" office:value-type="float" office:value="2030" calcext:value-type="float">
            <text:p>2030</text:p>
          </table:table-cell>
          <table:table-cell table:style-name="ce33" office:value-type="percentage" office:value="0.0137814016506063" calcext:value-type="percentage">
            <text:p>1.38%</text:p>
          </table:table-cell>
          <table:table-cell table:style-name="ce33" office:value-type="percentage" office:value="0.103464669441353" calcext:value-type="percentage">
            <text:p>10.35%</text:p>
          </table:table-cell>
          <table:table-cell table:style-name="ce33" office:value-type="percentage" office:value="0.0639213052897488" calcext:value-type="percentage">
            <text:p>6.39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71861499164288" calcext:value-type="percentage">
            <text:p>-3.72%</text:p>
          </table:table-cell>
          <table:table-cell table:style-name="ce15" office:value-type="float" office:value="2030" calcext:value-type="float">
            <text:p>2030</text:p>
          </table:table-cell>
          <table:table-cell table:style-name="ce33" table:formula="of:=[.AD75]-[.W75]" office:value-type="percentage" office:value="-0.0003591329249856" calcext:value-type="percentage">
            <text:p>-0.04%</text:p>
          </table:table-cell>
          <table:table-cell table:style-name="ce33" table:formula="of:=[.AE75]-[.X75]" office:value-type="percentage" office:value="-0.000239327325514002" calcext:value-type="percentage">
            <text:p>-0.02%</text:p>
          </table:table-cell>
          <table:table-cell table:style-name="ce33" table:formula="of:=[.AF75]-[.Y75]" office:value-type="percentage" office:value="0.000011007365174287" calcext:value-type="percentage">
            <text:p>0.00%</text:p>
          </table:table-cell>
          <table:table-cell table:style-name="ce33" table:formula="of:=[.AG75]-[.Z75]" office:value-type="percentage" office:value="0" calcext:value-type="percentage">
            <text:p>0.00%</text:p>
          </table:table-cell>
          <table:table-cell table:style-name="ce33" table:formula="of:=[.AH75]-[.AA75]" office:value-type="percentage" office:value="0.000609467615674202" calcext:value-type="percentage">
            <text:p>0.06%</text:p>
          </table:table-cell>
          <table:table-cell table:style-name="ce99"/>
          <table:table-cell table:number-columns-repeated="2"/>
          <table:table-cell table:style-name="ce15" office:value-type="float" office:value="2033" calcext:value-type="float">
            <text:p>2033</text:p>
          </table:table-cell>
          <table:table-cell table:style-name="ce33" office:value-type="percentage" office:value="0.0600337975219367" calcext:value-type="percentage">
            <text:p>6.00%</text:p>
          </table:table-cell>
          <table:table-cell table:style-name="ce33" office:value-type="percentage" office:value="0.0172965931030429" calcext:value-type="percentage">
            <text:p>1.73%</text:p>
          </table:table-cell>
          <table:table-cell table:style-name="ce33" office:value-type="percentage" office:value="0.0879772075341356" calcext:value-type="percentage">
            <text:p>8.80%</text:p>
          </table:table-cell>
          <table:table-cell table:style-name="ce33" office:value-type="percentage" office:value="0.0125894034678091" calcext:value-type="percentage">
            <text:p>1.26%</text:p>
          </table:table-cell>
          <table:table-cell table:style-name="ce109" office:value-type="percentage" office:value="-0.0578294065830508" calcext:value-type="percentage">
            <text:p>-5.78%</text:p>
          </table:table-cell>
          <table:table-cell/>
          <table:table-cell table:style-name="ce15" office:value-type="float" office:value="2033" calcext:value-type="float">
            <text:p>2033</text:p>
          </table:table-cell>
          <table:table-cell table:style-name="ce33" office:value-type="percentage" office:value="0.0600775373095875" calcext:value-type="percentage">
            <text:p>6.01%</text:p>
          </table:table-cell>
          <table:table-cell table:style-name="ce33" office:value-type="percentage" office:value="0.0176217954533061" calcext:value-type="percentage">
            <text:p>1.76%</text:p>
          </table:table-cell>
          <table:table-cell table:style-name="ce33" office:value-type="percentage" office:value="0.0891736461013987" calcext:value-type="percentage">
            <text:p>8.92%</text:p>
          </table:table-cell>
          <table:table-cell table:style-name="ce33" office:value-type="percentage" office:value="0.0122264621345832" calcext:value-type="percentage">
            <text:p>1.22%</text:p>
          </table:table-cell>
          <table:table-cell table:style-name="ce109" office:value-type="percentage" office:value="-0.0589443663797005" calcext:value-type="percentage">
            <text:p>-5.89%</text:p>
          </table:table-cell>
          <table:table-cell/>
          <table:table-cell table:style-name="ce15" office:value-type="float" office:value="2033" calcext:value-type="float">
            <text:p>2033</text:p>
          </table:table-cell>
          <table:table-cell table:style-name="ce33" table:formula="of:=[.AZ75]-[.AS75]" office:value-type="percentage" office:value="0.0000437397876507997" calcext:value-type="percentage">
            <text:p>0.00%</text:p>
          </table:table-cell>
          <table:table-cell table:style-name="ce33" table:formula="of:=[.BA75]-[.AT75]" office:value-type="percentage" office:value="0.000325202350263201" calcext:value-type="percentage">
            <text:p>0.03%</text:p>
          </table:table-cell>
          <table:table-cell table:style-name="ce33" table:formula="of:=[.BB75]-[.AU75]" office:value-type="percentage" office:value="0.00119643856726311" calcext:value-type="percentage">
            <text:p>0.12%</text:p>
          </table:table-cell>
          <table:table-cell table:style-name="ce33" table:formula="of:=[.BC75]-[.AV75]" office:value-type="percentage" office:value="-0.0003629413332259" calcext:value-type="percentage">
            <text:p>-0.04%</text:p>
          </table:table-cell>
          <table:table-cell table:style-name="ce109" table:formula="of:=[.BD75]-[.AW75]" office:value-type="percentage" office:value="-0.0011149597966497" calcext:value-type="percentage">
            <text:p>-0.11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25" office:value-type="float" office:value="21562243.17099" calcext:value-type="float">
            <text:p>21,562,243</text:p>
          </table:table-cell>
          <table:table-cell table:style-name="ce25" office:value-type="float" office:value="2085600" calcext:value-type="float">
            <text:p>2,085,600</text:p>
          </table:table-cell>
          <table:table-cell table:style-name="ce12" office:value-type="float" office:value="15229500" calcext:value-type="float">
            <text:p>15229500</text:p>
          </table:table-cell>
          <table:table-cell table:style-name="ce25" office:value-type="float" office:value="18131477" calcext:value-type="float">
            <text:p>18,131,477</text:p>
          </table:table-cell>
          <table:table-cell table:style-name="ce12" office:value-type="float" office:value="1013100" calcext:value-type="float">
            <text:p>1013100</text:p>
          </table:table-cell>
          <table:table-cell table:style-name="ce25" office:value-type="float" office:value="36179425" calcext:value-type="float">
            <text:p>36,179,425</text:p>
          </table:table-cell>
          <table:table-cell table:style-name="ce25" office:value-type="float" office:value="32436095.45798" calcext:value-type="float">
            <text:p>32,436,095</text:p>
          </table:table-cell>
          <table:table-cell table:style-name="ce25" office:value-type="float" office:value="5715000" calcext:value-type="float">
            <text:p>5,715,000</text:p>
          </table:table-cell>
          <table:table-cell table:style-name="ce44" office:value-type="float" office:value="4769282.46596" calcext:value-type="float">
            <text:p>4,769,282</text:p>
          </table:table-cell>
          <table:table-cell table:style-name="ce44" office:value-type="float" office:value="729678.74661" calcext:value-type="float">
            <text:p>729,679</text:p>
          </table:table-cell>
          <table:table-cell table:style-name="ce44" office:value-type="float" office:value="5370180.45524" calcext:value-type="float">
            <text:p>5,370,180</text:p>
          </table:table-cell>
          <table:table-cell table:style-name="ce44" office:value-type="float" office:value="17562855.03792" calcext:value-type="float">
            <text:p>17,562,855</text:p>
          </table:table-cell>
          <table:table-cell table:style-name="ce44" office:value-type="float" office:value="2247300" calcext:value-type="float">
            <text:p>2,247,300</text:p>
          </table:table-cell>
          <table:table-cell table:style-name="ce44"/>
          <table:table-cell table:style-name="ce44" office:value-type="float" office:value="716700" calcext:value-type="float">
            <text:p>716,700</text:p>
          </table:table-cell>
          <table:table-cell table:style-name="ce44"/>
          <table:table-cell table:number-columns-repeated="3"/>
          <table:table-cell table:style-name="ce4" office:value-type="float" office:value="2031" calcext:value-type="float">
            <text:p>2031</text:p>
          </table:table-cell>
          <table:table-cell table:style-name="ce34" office:value-type="percentage" office:value="0.0138003450796825" calcext:value-type="percentage">
            <text:p>1.38%</text:p>
          </table:table-cell>
          <table:table-cell table:style-name="ce34" office:value-type="percentage" office:value="0.104609060423245" calcext:value-type="percentage">
            <text:p>10.46%</text:p>
          </table:table-cell>
          <table:table-cell table:style-name="ce34" office:value-type="percentage" office:value="0.0643851889746454" calcext:value-type="percentage">
            <text:p>6.44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78856006425003" calcext:value-type="percentage">
            <text:p>-3.79%</text:p>
          </table:table-cell>
          <table:table-cell/>
          <table:table-cell table:style-name="ce4" office:value-type="float" office:value="2031" calcext:value-type="float">
            <text:p>2031</text:p>
          </table:table-cell>
          <table:table-cell table:style-name="ce34" office:value-type="percentage" office:value="0.0136450028430022" calcext:value-type="percentage">
            <text:p>1.36%</text:p>
          </table:table-cell>
          <table:table-cell table:style-name="ce34" office:value-type="percentage" office:value="0.104005662544044" calcext:value-type="percentage">
            <text:p>10.40%</text:p>
          </table:table-cell>
          <table:table-cell table:style-name="ce34" office:value-type="percentage" office:value="0.0642767694577808" calcext:value-type="percentage">
            <text:p>6.43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72352800434841" calcext:value-type="percentage">
            <text:p>-3.72%</text:p>
          </table:table-cell>
          <table:table-cell table:style-name="ce4" office:value-type="float" office:value="2031" calcext:value-type="float">
            <text:p>2031</text:p>
          </table:table-cell>
          <table:table-cell table:style-name="ce34" table:formula="of:=[.AD76]-[.W76]" office:value-type="percentage" office:value="-0.000155342236680301" calcext:value-type="percentage">
            <text:p>-0.02%</text:p>
          </table:table-cell>
          <table:table-cell table:style-name="ce34" table:formula="of:=[.AE76]-[.X76]" office:value-type="percentage" office:value="-0.000603397879201009" calcext:value-type="percentage">
            <text:p>-0.06%</text:p>
          </table:table-cell>
          <table:table-cell table:style-name="ce34" table:formula="of:=[.AF76]-[.Y76]" office:value-type="percentage" office:value="-0.000108419516864605" calcext:value-type="percentage">
            <text:p>-0.01%</text:p>
          </table:table-cell>
          <table:table-cell table:style-name="ce34" table:formula="of:=[.AG76]-[.Z76]" office:value-type="percentage" office:value="0" calcext:value-type="percentage">
            <text:p>0.00%</text:p>
          </table:table-cell>
          <table:table-cell table:style-name="ce34" table:formula="of:=[.AH76]-[.AA76]" office:value-type="percentage" office:value="0.000650320599016201" calcext:value-type="percentage">
            <text:p>0.07%</text:p>
          </table:table-cell>
          <table:table-cell table:style-name="ce99"/>
          <table:table-cell table:number-columns-repeated="2"/>
          <table:table-cell table:style-name="ce102" office:value-type="float" office:value="2034" calcext:value-type="float">
            <text:p>2034</text:p>
          </table:table-cell>
          <table:table-cell table:style-name="ce104" office:value-type="percentage" office:value="0.0600243279200989" calcext:value-type="percentage">
            <text:p>6.00%</text:p>
          </table:table-cell>
          <table:table-cell table:style-name="ce104" office:value-type="percentage" office:value="0.0168410611154218" calcext:value-type="percentage">
            <text:p>1.68%</text:p>
          </table:table-cell>
          <table:table-cell table:style-name="ce104" office:value-type="percentage" office:value="0.0874345348391594" calcext:value-type="percentage">
            <text:p>8.74%</text:p>
          </table:table-cell>
          <table:table-cell table:style-name="ce104" office:value-type="percentage" office:value="0.0134334718449361" calcext:value-type="percentage">
            <text:p>1.34%</text:p>
          </table:table-cell>
          <table:table-cell table:style-name="ce110" office:value-type="percentage" office:value="-0.0576847398794185" calcext:value-type="percentage">
            <text:p>-5.77%</text:p>
          </table:table-cell>
          <table:table-cell/>
          <table:table-cell table:style-name="ce102" office:value-type="float" office:value="2034" calcext:value-type="float">
            <text:p>2034</text:p>
          </table:table-cell>
          <table:table-cell table:style-name="ce104" office:value-type="percentage" office:value="0.0604436974075562" calcext:value-type="percentage">
            <text:p>6.04%</text:p>
          </table:table-cell>
          <table:table-cell table:style-name="ce104" office:value-type="percentage" office:value="0.0171985420220242" calcext:value-type="percentage">
            <text:p>1.72%</text:p>
          </table:table-cell>
          <table:table-cell table:style-name="ce104" office:value-type="percentage" office:value="0.089085862329761" calcext:value-type="percentage">
            <text:p>8.91%</text:p>
          </table:table-cell>
          <table:table-cell table:style-name="ce104" office:value-type="percentage" office:value="0.0129298560277872" calcext:value-type="percentage">
            <text:p>1.29%</text:p>
          </table:table-cell>
          <table:table-cell table:style-name="ce110" office:value-type="percentage" office:value="-0.0587705629720162" calcext:value-type="percentage">
            <text:p>-5.88%</text:p>
          </table:table-cell>
          <table:table-cell/>
          <table:table-cell table:style-name="ce102" office:value-type="float" office:value="2034" calcext:value-type="float">
            <text:p>2034</text:p>
          </table:table-cell>
          <table:table-cell table:style-name="ce104" table:formula="of:=[.AZ76]-[.AS76]" office:value-type="percentage" office:value="0.0004193694874573" calcext:value-type="percentage">
            <text:p>0.04%</text:p>
          </table:table-cell>
          <table:table-cell table:style-name="ce104" table:formula="of:=[.BA76]-[.AT76]" office:value-type="percentage" office:value="0.000357480906602401" calcext:value-type="percentage">
            <text:p>0.04%</text:p>
          </table:table-cell>
          <table:table-cell table:style-name="ce104" table:formula="of:=[.BB76]-[.AU76]" office:value-type="percentage" office:value="0.00165132749060161" calcext:value-type="percentage">
            <text:p>0.17%</text:p>
          </table:table-cell>
          <table:table-cell table:style-name="ce104" table:formula="of:=[.BC76]-[.AV76]" office:value-type="percentage" office:value="-0.0005036158171489" calcext:value-type="percentage">
            <text:p>-0.05%</text:p>
          </table:table-cell>
          <table:table-cell table:style-name="ce110" table:formula="of:=[.BD76]-[.AW76]" office:value-type="percentage" office:value="-0.0010858230925977" calcext:value-type="percentage">
            <text:p>-0.11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26" office:value-type="float" office:value="27594331.3664" calcext:value-type="float">
            <text:p>27,594,331</text:p>
          </table:table-cell>
          <table:table-cell table:style-name="ce26" office:value-type="float" office:value="2672800" calcext:value-type="float">
            <text:p>2,672,800</text:p>
          </table:table-cell>
          <table:table-cell table:style-name="ce36" office:value-type="float" office:value="19313800" calcext:value-type="float">
            <text:p>19313800</text:p>
          </table:table-cell>
          <table:table-cell table:style-name="ce26" office:value-type="float" office:value="25785407" calcext:value-type="float">
            <text:p>25,785,407</text:p>
          </table:table-cell>
          <table:table-cell table:style-name="ce36" office:value-type="float" office:value="1229100" calcext:value-type="float">
            <text:p>1229100</text:p>
          </table:table-cell>
          <table:table-cell table:style-name="ce26" office:value-type="float" office:value="43931228" calcext:value-type="float">
            <text:p>43,931,228</text:p>
          </table:table-cell>
          <table:table-cell table:style-name="ce26" office:value-type="float" office:value="41041468.20529" calcext:value-type="float">
            <text:p>41,041,468</text:p>
          </table:table-cell>
          <table:table-cell table:style-name="ce26" office:value-type="float" office:value="8238600" calcext:value-type="float">
            <text:p>8,238,600</text:p>
          </table:table-cell>
          <table:table-cell table:style-name="ce25" office:value-type="float" office:value="6238307.1858" calcext:value-type="float">
            <text:p>6,238,307</text:p>
          </table:table-cell>
          <table:table-cell table:style-name="ce25" office:value-type="float" office:value="953762.92164" calcext:value-type="float">
            <text:p>953,763</text:p>
          </table:table-cell>
          <table:table-cell table:style-name="ce25" office:value-type="float" office:value="6683313.77334" calcext:value-type="float">
            <text:p>6,683,314</text:p>
          </table:table-cell>
          <table:table-cell table:style-name="ce25" office:value-type="float" office:value="26606758.85089" calcext:value-type="float">
            <text:p>26,606,759</text:p>
          </table:table-cell>
          <table:table-cell table:style-name="ce25" office:value-type="float" office:value="3258800" calcext:value-type="float">
            <text:p>3,258,800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3"/>
          <table:table-cell table:style-name="ce15" office:value-type="float" office:value="2032" calcext:value-type="float">
            <text:p>2032</text:p>
          </table:table-cell>
          <table:table-cell table:style-name="ce33" office:value-type="percentage" office:value="0.0134203125453994" calcext:value-type="percentage">
            <text:p>1.34%</text:p>
          </table:table-cell>
          <table:table-cell table:style-name="ce33" office:value-type="percentage" office:value="0.104720541437902" calcext:value-type="percentage">
            <text:p>10.47%</text:p>
          </table:table-cell>
          <table:table-cell table:style-name="ce33" office:value-type="percentage" office:value="0.0644524077945962" calcext:value-type="percentage">
            <text:p>6.45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75498303029239" calcext:value-type="percentage">
            <text:p>-3.75%</text:p>
          </table:table-cell>
          <table:table-cell/>
          <table:table-cell table:style-name="ce15" office:value-type="float" office:value="2032" calcext:value-type="float">
            <text:p>2032</text:p>
          </table:table-cell>
          <table:table-cell table:style-name="ce33" office:value-type="percentage" office:value="0.0133150621461331" calcext:value-type="percentage">
            <text:p>1.33%</text:p>
          </table:table-cell>
          <table:table-cell table:style-name="ce33" office:value-type="percentage" office:value="0.10431854399919" calcext:value-type="percentage">
            <text:p>10.43%</text:p>
          </table:table-cell>
          <table:table-cell table:style-name="ce33" office:value-type="percentage" office:value="0.0645561273845502" calcext:value-type="percentage">
            <text:p>6.46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69388628749913" calcext:value-type="percentage">
            <text:p>-3.69%</text:p>
          </table:table-cell>
          <table:table-cell table:style-name="ce15" office:value-type="float" office:value="2032" calcext:value-type="float">
            <text:p>2032</text:p>
          </table:table-cell>
          <table:table-cell table:style-name="ce33" table:formula="of:=[.AD77]-[.W77]" office:value-type="percentage" office:value="-0.0001052503992663" calcext:value-type="percentage">
            <text:p>-0.01%</text:p>
          </table:table-cell>
          <table:table-cell table:style-name="ce33" table:formula="of:=[.AE77]-[.X77]" office:value-type="percentage" office:value="-0.000401997438712012" calcext:value-type="percentage">
            <text:p>-0.04%</text:p>
          </table:table-cell>
          <table:table-cell table:style-name="ce33" table:formula="of:=[.AF77]-[.Y77]" office:value-type="percentage" office:value="0.000103719589954004" calcext:value-type="percentage">
            <text:p>0.01%</text:p>
          </table:table-cell>
          <table:table-cell table:style-name="ce33" table:formula="of:=[.AG77]-[.Z77]" office:value-type="percentage" office:value="0" calcext:value-type="percentage">
            <text:p>0.00%</text:p>
          </table:table-cell>
          <table:table-cell table:style-name="ce33" table:formula="of:=[.AH77]-[.AA77]" office:value-type="percentage" office:value="0.000610967427932603" calcext:value-type="percentage">
            <text:p>0.06%</text:p>
          </table:table-cell>
          <table:table-cell table:style-name="ce99"/>
          <table:table-cell table:number-columns-repeated="2"/>
          <table:table-cell table:style-name="ce102" office:value-type="float" office:value="2035" calcext:value-type="float">
            <text:p>2035</text:p>
          </table:table-cell>
          <table:table-cell table:style-name="ce104" office:value-type="percentage" office:value="0.0599819679588612" calcext:value-type="percentage">
            <text:p>6.00%</text:p>
          </table:table-cell>
          <table:table-cell table:style-name="ce104" office:value-type="percentage" office:value="0.0167130292676988" calcext:value-type="percentage">
            <text:p>1.67%</text:p>
          </table:table-cell>
          <table:table-cell table:style-name="ce104" office:value-type="percentage" office:value="0.0863809360512643" calcext:value-type="percentage">
            <text:p>8.64%</text:p>
          </table:table-cell>
          <table:table-cell table:style-name="ce104" office:value-type="percentage" office:value="0.0142008938585477" calcext:value-type="percentage">
            <text:p>1.42%</text:p>
          </table:table-cell>
          <table:table-cell table:style-name="ce110" office:value-type="percentage" office:value="-0.0573128912186495" calcext:value-type="percentage">
            <text:p>-5.73%</text:p>
          </table:table-cell>
          <table:table-cell/>
          <table:table-cell table:style-name="ce102" office:value-type="float" office:value="2035" calcext:value-type="float">
            <text:p>2035</text:p>
          </table:table-cell>
          <table:table-cell table:style-name="ce104" office:value-type="percentage" office:value="0.0605032702664459" calcext:value-type="percentage">
            <text:p>6.05%</text:p>
          </table:table-cell>
          <table:table-cell table:style-name="ce104" office:value-type="percentage" office:value="0.0166360875318193" calcext:value-type="percentage">
            <text:p>1.66%</text:p>
          </table:table-cell>
          <table:table-cell table:style-name="ce104" office:value-type="percentage" office:value="0.0873501755606303" calcext:value-type="percentage">
            <text:p>8.74%</text:p>
          </table:table-cell>
          <table:table-cell table:style-name="ce104" office:value-type="percentage" office:value="0.0136533957906247" calcext:value-type="percentage">
            <text:p>1.37%</text:p>
          </table:table-cell>
          <table:table-cell table:style-name="ce110" office:value-type="percentage" office:value="-0.0571363886166284" calcext:value-type="percentage">
            <text:p>-5.71%</text:p>
          </table:table-cell>
          <table:table-cell/>
          <table:table-cell table:style-name="ce102" office:value-type="float" office:value="2035" calcext:value-type="float">
            <text:p>2035</text:p>
          </table:table-cell>
          <table:table-cell table:style-name="ce104" table:formula="of:=[.AZ77]-[.AS77]" office:value-type="percentage" office:value="0.000521302307584702" calcext:value-type="percentage">
            <text:p>0.05%</text:p>
          </table:table-cell>
          <table:table-cell table:style-name="ce104" table:formula="of:=[.BA77]-[.AT77]" office:value-type="percentage" office:value="-0.0000769417358794967" calcext:value-type="percentage">
            <text:p>-0.01%</text:p>
          </table:table-cell>
          <table:table-cell table:style-name="ce104" table:formula="of:=[.BB77]-[.AU77]" office:value-type="percentage" office:value="0.000969239509365991" calcext:value-type="percentage">
            <text:p>0.10%</text:p>
          </table:table-cell>
          <table:table-cell table:style-name="ce104" table:formula="of:=[.BC77]-[.AV77]" office:value-type="percentage" office:value="-0.000547498067922999" calcext:value-type="percentage">
            <text:p>-0.05%</text:p>
          </table:table-cell>
          <table:table-cell table:style-name="ce110" table:formula="of:=[.BD77]-[.AW77]" office:value-type="percentage" office:value="0.000176502602021102" calcext:value-type="percentage">
            <text:p>0.02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25" office:value-type="float" office:value="36576358.35" calcext:value-type="float">
            <text:p>36,576,358</text:p>
          </table:table-cell>
          <table:table-cell table:style-name="ce25" office:value-type="float" office:value="3099000" calcext:value-type="float">
            <text:p>3,099,000</text:p>
          </table:table-cell>
          <table:table-cell table:style-name="ce12" office:value-type="float" office:value="24906800" calcext:value-type="float">
            <text:p>24906800</text:p>
          </table:table-cell>
          <table:table-cell table:style-name="ce25" office:value-type="float" office:value="31010317" calcext:value-type="float">
            <text:p>31,010,317</text:p>
          </table:table-cell>
          <table:table-cell table:style-name="ce12" office:value-type="float" office:value="1332400" calcext:value-type="float">
            <text:p>1332400</text:p>
          </table:table-cell>
          <table:table-cell table:style-name="ce25" office:value-type="float" office:value="56514839" calcext:value-type="float">
            <text:p>56,514,839</text:p>
          </table:table-cell>
          <table:table-cell table:style-name="ce25" office:value-type="float" office:value="53287660.80492" calcext:value-type="float">
            <text:p>53,287,661</text:p>
          </table:table-cell>
          <table:table-cell table:style-name="ce25" office:value-type="float" office:value="8682000" calcext:value-type="float">
            <text:p>8,682,000</text:p>
          </table:table-cell>
          <table:table-cell table:style-name="ce44" office:value-type="float" office:value="7042799.31211" calcext:value-type="float">
            <text:p>7,042,799</text:p>
          </table:table-cell>
          <table:table-cell table:style-name="ce44" office:value-type="float" office:value="1253574.1296" calcext:value-type="float">
            <text:p>1,253,574</text:p>
          </table:table-cell>
          <table:table-cell table:style-name="ce44" office:value-type="float" office:value="8856389.21015" calcext:value-type="float">
            <text:p>8,856,389</text:p>
          </table:table-cell>
          <table:table-cell table:style-name="ce44" office:value-type="float" office:value="36122011.13802" calcext:value-type="float">
            <text:p>36,122,011</text:p>
          </table:table-cell>
          <table:table-cell table:style-name="ce44" office:value-type="float" office:value="5590600" calcext:value-type="float">
            <text:p>5,590,600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number-columns-repeated="3"/>
          <table:table-cell table:style-name="ce4" office:value-type="float" office:value="2033" calcext:value-type="float">
            <text:p>2033</text:p>
          </table:table-cell>
          <table:table-cell table:style-name="ce34" office:value-type="percentage" office:value="0.0131022959931135" calcext:value-type="percentage">
            <text:p>1.31%</text:p>
          </table:table-cell>
          <table:table-cell table:style-name="ce34" office:value-type="percentage" office:value="0.10511349604695" calcext:value-type="percentage">
            <text:p>10.51%</text:p>
          </table:table-cell>
          <table:table-cell table:style-name="ce34" office:value-type="percentage" office:value="0.0646439461185863" calcext:value-type="percentage">
            <text:p>6.46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74332300356954" calcext:value-type="percentage">
            <text:p>-3.74%</text:p>
          </table:table-cell>
          <table:table-cell/>
          <table:table-cell table:style-name="ce4" office:value-type="float" office:value="2033" calcext:value-type="float">
            <text:p>2033</text:p>
          </table:table-cell>
          <table:table-cell table:style-name="ce34" office:value-type="percentage" office:value="0.0131160670543862" calcext:value-type="percentage">
            <text:p>1.31%</text:p>
          </table:table-cell>
          <table:table-cell table:style-name="ce34" office:value-type="percentage" office:value="0.10496846179981" calcext:value-type="percentage">
            <text:p>10.50%</text:p>
          </table:table-cell>
          <table:table-cell table:style-name="ce34" office:value-type="percentage" office:value="0.064677719842459" calcext:value-type="percentage">
            <text:p>6.47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72681931259556" calcext:value-type="percentage">
            <text:p>-3.73%</text:p>
          </table:table-cell>
          <table:table-cell table:style-name="ce4" office:value-type="float" office:value="2033" calcext:value-type="float">
            <text:p>2033</text:p>
          </table:table-cell>
          <table:table-cell table:style-name="ce34" table:formula="of:=[.AD78]-[.W78]" office:value-type="percentage" office:value="0.0000137710612726997" calcext:value-type="percentage">
            <text:p>0.00%</text:p>
          </table:table-cell>
          <table:table-cell table:style-name="ce34" table:formula="of:=[.AE78]-[.X78]" office:value-type="percentage" office:value="-0.000145034247140005" calcext:value-type="percentage">
            <text:p>-0.01%</text:p>
          </table:table-cell>
          <table:table-cell table:style-name="ce34" table:formula="of:=[.AF78]-[.Y78]" office:value-type="percentage" office:value="0.0000337737238726987" calcext:value-type="percentage">
            <text:p>0.00%</text:p>
          </table:table-cell>
          <table:table-cell table:style-name="ce34" table:formula="of:=[.AG78]-[.Z78]" office:value-type="percentage" office:value="0" calcext:value-type="percentage">
            <text:p>0.00%</text:p>
          </table:table-cell>
          <table:table-cell table:style-name="ce34" table:formula="of:=[.AH78]-[.AA78]" office:value-type="percentage" office:value="0.000165036909739798" calcext:value-type="percentage">
            <text:p>0.02%</text:p>
          </table:table-cell>
          <table:table-cell table:style-name="ce99"/>
          <table:table-cell table:number-columns-repeated="2"/>
          <table:table-cell table:style-name="ce102" office:value-type="float" office:value="2036" calcext:value-type="float">
            <text:p>2036</text:p>
          </table:table-cell>
          <table:table-cell table:style-name="ce104" office:value-type="percentage" office:value="0.0600123806424206" calcext:value-type="percentage">
            <text:p>6.00%</text:p>
          </table:table-cell>
          <table:table-cell table:style-name="ce104" office:value-type="percentage" office:value="0.0166218495410762" calcext:value-type="percentage">
            <text:p>1.66%</text:p>
          </table:table-cell>
          <table:table-cell table:style-name="ce104" office:value-type="percentage" office:value="0.0856775664727975" calcext:value-type="percentage">
            <text:p>8.57%</text:p>
          </table:table-cell>
          <table:table-cell table:style-name="ce104" office:value-type="percentage" office:value="0.015111861416948" calcext:value-type="percentage">
            <text:p>1.51%</text:p>
          </table:table-cell>
          <table:table-cell table:style-name="ce110" office:value-type="percentage" office:value="-0.0573988967884011" calcext:value-type="percentage">
            <text:p>-5.74%</text:p>
          </table:table-cell>
          <table:table-cell/>
          <table:table-cell table:style-name="ce102" office:value-type="float" office:value="2036" calcext:value-type="float">
            <text:p>2036</text:p>
          </table:table-cell>
          <table:table-cell table:style-name="ce104" office:value-type="percentage" office:value="0.0605327461491084" calcext:value-type="percentage">
            <text:p>6.05%</text:p>
          </table:table-cell>
          <table:table-cell table:style-name="ce104" office:value-type="percentage" office:value="0.0167053110180343" calcext:value-type="percentage">
            <text:p>1.67%</text:p>
          </table:table-cell>
          <table:table-cell table:style-name="ce104" office:value-type="percentage" office:value="0.0865967631501863" calcext:value-type="percentage">
            <text:p>8.66%</text:p>
          </table:table-cell>
          <table:table-cell table:style-name="ce104" office:value-type="percentage" office:value="0.0148940487487508" calcext:value-type="percentage">
            <text:p>1.49%</text:p>
          </table:table-cell>
          <table:table-cell table:style-name="ce110" office:value-type="percentage" office:value="-0.057663376767863" calcext:value-type="percentage">
            <text:p>-5.77%</text:p>
          </table:table-cell>
          <table:table-cell/>
          <table:table-cell table:style-name="ce102" office:value-type="float" office:value="2036" calcext:value-type="float">
            <text:p>2036</text:p>
          </table:table-cell>
          <table:table-cell table:style-name="ce104" table:formula="of:=[.AZ78]-[.AS78]" office:value-type="percentage" office:value="0.000520365506687798" calcext:value-type="percentage">
            <text:p>0.05%</text:p>
          </table:table-cell>
          <table:table-cell table:style-name="ce104" table:formula="of:=[.BA78]-[.AT78]" office:value-type="percentage" office:value="0.0000834614769581014" calcext:value-type="percentage">
            <text:p>0.01%</text:p>
          </table:table-cell>
          <table:table-cell table:style-name="ce104" table:formula="of:=[.BB78]-[.AU78]" office:value-type="percentage" office:value="0.000919196677388809" calcext:value-type="percentage">
            <text:p>0.09%</text:p>
          </table:table-cell>
          <table:table-cell table:style-name="ce104" table:formula="of:=[.BC78]-[.AV78]" office:value-type="percentage" office:value="-0.000217812668197202" calcext:value-type="percentage">
            <text:p>-0.02%</text:p>
          </table:table-cell>
          <table:table-cell table:style-name="ce110" table:formula="of:=[.BD78]-[.AW78]" office:value-type="percentage" office:value="-0.000264479979461905" calcext:value-type="percentage">
            <text:p>-0.03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style-name="ce26" office:value-type="float" office:value="53294684.66403" calcext:value-type="float">
            <text:p>53,294,685</text:p>
          </table:table-cell>
          <table:table-cell table:style-name="ce26" office:value-type="float" office:value="2940800" calcext:value-type="float">
            <text:p>2,940,800</text:p>
          </table:table-cell>
          <table:table-cell table:style-name="ce36" office:value-type="float" office:value="32721600" calcext:value-type="float">
            <text:p>32721600</text:p>
          </table:table-cell>
          <table:table-cell table:style-name="ce26" office:value-type="float" office:value="44490091" calcext:value-type="float">
            <text:p>44,490,091</text:p>
          </table:table-cell>
          <table:table-cell table:style-name="ce36" office:value-type="float" office:value="1984900" calcext:value-type="float">
            <text:p>1984900</text:p>
          </table:table-cell>
          <table:table-cell table:style-name="ce26" office:value-type="float" office:value="76739818" calcext:value-type="float">
            <text:p>76,739,818</text:p>
          </table:table-cell>
          <table:table-cell table:style-name="ce26" office:value-type="float" office:value="72676066.20744" calcext:value-type="float">
            <text:p>72,676,066</text:p>
          </table:table-cell>
          <table:table-cell table:style-name="ce26" office:value-type="float" office:value="12167700" calcext:value-type="float">
            <text:p>12,167,700</text:p>
          </table:table-cell>
          <table:table-cell table:style-name="ce25" office:value-type="float" office:value="9516808.09741" calcext:value-type="float">
            <text:p>9,516,808</text:p>
          </table:table-cell>
          <table:table-cell table:style-name="ce25" office:value-type="float" office:value="1610245.75254" calcext:value-type="float">
            <text:p>1,610,246</text:p>
          </table:table-cell>
          <table:table-cell table:style-name="ce25" office:value-type="float" office:value="11872462.07607" calcext:value-type="float">
            <text:p>11,872,462</text:p>
          </table:table-cell>
          <table:table-cell table:style-name="ce25" office:value-type="float" office:value="49042610.26827" calcext:value-type="float">
            <text:p>49,042,610</text:p>
          </table:table-cell>
          <table:table-cell table:style-name="ce25" office:value-type="float" office:value="8266200" calcext:value-type="float">
            <text:p>8,266,200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3"/>
          <table:table-cell table:style-name="ce15" office:value-type="float" office:value="2034" calcext:value-type="float">
            <text:p>2034</text:p>
          </table:table-cell>
          <table:table-cell table:style-name="ce33" office:value-type="percentage" office:value="0.0127556891994228" calcext:value-type="percentage">
            <text:p>1.28%</text:p>
          </table:table-cell>
          <table:table-cell table:style-name="ce33" office:value-type="percentage" office:value="0.104342003015644" calcext:value-type="percentage">
            <text:p>10.43%</text:p>
          </table:table-cell>
          <table:table-cell table:style-name="ce33" office:value-type="percentage" office:value="0.0648152271216775" calcext:value-type="percentage">
            <text:p>6.48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61438492076076" calcext:value-type="percentage">
            <text:p>-3.61%</text:p>
          </table:table-cell>
          <table:table-cell/>
          <table:table-cell table:style-name="ce15" office:value-type="float" office:value="2034" calcext:value-type="float">
            <text:p>2034</text:p>
          </table:table-cell>
          <table:table-cell table:style-name="ce33" office:value-type="percentage" office:value="0.0128005102529878" calcext:value-type="percentage">
            <text:p>1.28%</text:p>
          </table:table-cell>
          <table:table-cell table:style-name="ce33" office:value-type="percentage" office:value="0.104898422427997" calcext:value-type="percentage">
            <text:p>10.49%</text:p>
          </table:table-cell>
          <table:table-cell table:style-name="ce33" office:value-type="percentage" office:value="0.065054926250887" calcext:value-type="percentage">
            <text:p>6.51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65053905443164" calcext:value-type="percentage">
            <text:p>-3.65%</text:p>
          </table:table-cell>
          <table:table-cell table:style-name="ce15" office:value-type="float" office:value="2034" calcext:value-type="float">
            <text:p>2034</text:p>
          </table:table-cell>
          <table:table-cell table:style-name="ce33" table:formula="of:=[.AD79]-[.W79]" office:value-type="percentage" office:value="0.0000448210535650001" calcext:value-type="percentage">
            <text:p>0.00%</text:p>
          </table:table-cell>
          <table:table-cell table:style-name="ce33" table:formula="of:=[.AE79]-[.X79]" office:value-type="percentage" office:value="0.000556419412353001" calcext:value-type="percentage">
            <text:p>0.06%</text:p>
          </table:table-cell>
          <table:table-cell table:style-name="ce33" table:formula="of:=[.AF79]-[.Y79]" office:value-type="percentage" office:value="0.0002396991292095" calcext:value-type="percentage">
            <text:p>0.02%</text:p>
          </table:table-cell>
          <table:table-cell table:style-name="ce33" table:formula="of:=[.AG79]-[.Z79]" office:value-type="percentage" office:value="0" calcext:value-type="percentage">
            <text:p>0.00%</text:p>
          </table:table-cell>
          <table:table-cell table:style-name="ce33" table:formula="of:=[.AH79]-[.AA79]" office:value-type="percentage" office:value="-0.0003615413367088" calcext:value-type="percentage">
            <text:p>-0.04%</text:p>
          </table:table-cell>
          <table:table-cell table:style-name="ce99"/>
          <table:table-cell table:number-columns-repeated="2"/>
          <table:table-cell table:style-name="ce15" office:value-type="float" office:value="2037" calcext:value-type="float">
            <text:p>2037</text:p>
          </table:table-cell>
          <table:table-cell table:style-name="ce33" office:value-type="percentage" office:value="0.0604924381633165" calcext:value-type="percentage">
            <text:p>6.05%</text:p>
          </table:table-cell>
          <table:table-cell table:style-name="ce33" office:value-type="percentage" office:value="0.0160801048774737" calcext:value-type="percentage">
            <text:p>1.61%</text:p>
          </table:table-cell>
          <table:table-cell table:style-name="ce33" office:value-type="percentage" office:value="0.0849074316128555" calcext:value-type="percentage">
            <text:p>8.49%</text:p>
          </table:table-cell>
          <table:table-cell table:style-name="ce33" office:value-type="percentage" office:value="0.0160221083765903" calcext:value-type="percentage">
            <text:p>1.60%</text:p>
          </table:table-cell>
          <table:table-cell table:style-name="ce109" office:value-type="percentage" office:value="-0.056517206703603" calcext:value-type="percentage">
            <text:p>-5.65%</text:p>
          </table:table-cell>
          <table:table-cell/>
          <table:table-cell table:style-name="ce15" office:value-type="float" office:value="2037" calcext:value-type="float">
            <text:p>2037</text:p>
          </table:table-cell>
          <table:table-cell table:style-name="ce33" office:value-type="percentage" office:value="0.0608086857249204" calcext:value-type="percentage">
            <text:p>6.08%</text:p>
          </table:table-cell>
          <table:table-cell table:style-name="ce33" office:value-type="percentage" office:value="0.0164039541826232" calcext:value-type="percentage">
            <text:p>1.64%</text:p>
          </table:table-cell>
          <table:table-cell table:style-name="ce33" office:value-type="percentage" office:value="0.0854599767340924" calcext:value-type="percentage">
            <text:p>8.55%</text:p>
          </table:table-cell>
          <table:table-cell table:style-name="ce33" office:value-type="percentage" office:value="0.0159280846567628" calcext:value-type="percentage">
            <text:p>1.59%</text:p>
          </table:table-cell>
          <table:table-cell table:style-name="ce109" office:value-type="percentage" office:value="-0.056983329848558" calcext:value-type="percentage">
            <text:p>-5.70%</text:p>
          </table:table-cell>
          <table:table-cell/>
          <table:table-cell table:style-name="ce15" office:value-type="float" office:value="2037" calcext:value-type="float">
            <text:p>2037</text:p>
          </table:table-cell>
          <table:table-cell table:style-name="ce33" table:formula="of:=[.AZ79]-[.AS79]" office:value-type="percentage" office:value="0.000316247561603894" calcext:value-type="percentage">
            <text:p>0.03%</text:p>
          </table:table-cell>
          <table:table-cell table:style-name="ce33" table:formula="of:=[.BA79]-[.AT79]" office:value-type="percentage" office:value="0.0003238493051495" calcext:value-type="percentage">
            <text:p>0.03%</text:p>
          </table:table-cell>
          <table:table-cell table:style-name="ce33" table:formula="of:=[.BB79]-[.AU79]" office:value-type="percentage" office:value="0.000552545121236911" calcext:value-type="percentage">
            <text:p>0.06%</text:p>
          </table:table-cell>
          <table:table-cell table:style-name="ce33" table:formula="of:=[.BC79]-[.AV79]" office:value-type="percentage" office:value="-0.0000940237198275018" calcext:value-type="percentage">
            <text:p>-0.01%</text:p>
          </table:table-cell>
          <table:table-cell table:style-name="ce109" table:formula="of:=[.BD79]-[.AW79]" office:value-type="percentage" office:value="-0.000466123144955005" calcext:value-type="percentage">
            <text:p>-0.05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25" office:value-type="float" office:value="75797809.1" calcext:value-type="float">
            <text:p>75,797,809</text:p>
          </table:table-cell>
          <table:table-cell table:style-name="ce25" office:value-type="float" office:value="3969300" calcext:value-type="float">
            <text:p>3,969,300</text:p>
          </table:table-cell>
          <table:table-cell table:style-name="ce39" office:value-type="float" office:value="43272400" calcext:value-type="float">
            <text:p>43,272,400</text:p>
          </table:table-cell>
          <table:table-cell table:style-name="ce25" office:value-type="float" office:value="56478261" calcext:value-type="float">
            <text:p>56,478,261</text:p>
          </table:table-cell>
          <table:table-cell table:style-name="ce12" office:value-type="float" office:value="2916400" calcext:value-type="float">
            <text:p>2916400</text:p>
          </table:table-cell>
          <table:table-cell table:style-name="ce25" office:value-type="float" office:value="97479599" calcext:value-type="float">
            <text:p>97,479,599</text:p>
          </table:table-cell>
          <table:table-cell table:style-name="ce25" office:value-type="float" office:value="95600316.12798" calcext:value-type="float">
            <text:p>95,600,316</text:p>
          </table:table-cell>
          <table:table-cell table:style-name="ce25" office:value-type="float" office:value="14199800" calcext:value-type="float">
            <text:p>14,199,800</text:p>
          </table:table-cell>
          <table:table-cell table:style-name="ce44" office:value-type="float" office:value="12485483.44174" calcext:value-type="float">
            <text:p>12,485,483</text:p>
          </table:table-cell>
          <table:table-cell table:style-name="ce44" office:value-type="float" office:value="2178603.64548" calcext:value-type="float">
            <text:p>2,178,604</text:p>
          </table:table-cell>
          <table:table-cell table:style-name="ce44" office:value-type="float" office:value="16038444.76165" calcext:value-type="float">
            <text:p>16,038,445</text:p>
          </table:table-cell>
          <table:table-cell table:style-name="ce44" office:value-type="float" office:value="68361691.35172" calcext:value-type="float">
            <text:p>68,361,691</text:p>
          </table:table-cell>
          <table:table-cell table:style-name="ce44" office:value-type="float" office:value="10207500" calcext:value-type="float">
            <text:p>10,207,500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/>
          <table:table-cell table:number-columns-repeated="3"/>
          <table:table-cell table:style-name="ce4" office:value-type="float" office:value="2035" calcext:value-type="float">
            <text:p>2035</text:p>
          </table:table-cell>
          <table:table-cell table:style-name="ce34" office:value-type="percentage" office:value="0.0124506597673812" calcext:value-type="percentage">
            <text:p>1.25%</text:p>
          </table:table-cell>
          <table:table-cell table:style-name="ce34" office:value-type="percentage" office:value="0.104462681366512" calcext:value-type="percentage">
            <text:p>10.45%</text:p>
          </table:table-cell>
          <table:table-cell table:style-name="ce34" office:value-type="percentage" office:value="0.0650132070510817" calcext:value-type="percentage">
            <text:p>6.50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57615181970301" calcext:value-type="percentage">
            <text:p>-3.58%</text:p>
          </table:table-cell>
          <table:table-cell/>
          <table:table-cell table:style-name="ce4" office:value-type="float" office:value="2035" calcext:value-type="float">
            <text:p>2035</text:p>
          </table:table-cell>
          <table:table-cell table:style-name="ce34" office:value-type="percentage" office:value="0.012661427149238" calcext:value-type="percentage">
            <text:p>1.27%</text:p>
          </table:table-cell>
          <table:table-cell table:style-name="ce34" office:value-type="percentage" office:value="0.105198623744761" calcext:value-type="percentage">
            <text:p>10.52%</text:p>
          </table:table-cell>
          <table:table-cell table:style-name="ce34" office:value-type="percentage" office:value="0.0651048950619604" calcext:value-type="percentage">
            <text:p>6.51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66165399462569" calcext:value-type="percentage">
            <text:p>-3.66%</text:p>
          </table:table-cell>
          <table:table-cell table:style-name="ce4" office:value-type="float" office:value="2035" calcext:value-type="float">
            <text:p>2035</text:p>
          </table:table-cell>
          <table:table-cell table:style-name="ce34" table:formula="of:=[.AD80]-[.W80]" office:value-type="percentage" office:value="0.000210767381856802" calcext:value-type="percentage">
            <text:p>0.02%</text:p>
          </table:table-cell>
          <table:table-cell table:style-name="ce34" table:formula="of:=[.AE80]-[.X80]" office:value-type="percentage" office:value="0.000735942378249005" calcext:value-type="percentage">
            <text:p>0.07%</text:p>
          </table:table-cell>
          <table:table-cell table:style-name="ce34" table:formula="of:=[.AF80]-[.Y80]" office:value-type="percentage" office:value="0.0000916880108787071" calcext:value-type="percentage">
            <text:p>0.01%</text:p>
          </table:table-cell>
          <table:table-cell table:style-name="ce34" table:formula="of:=[.AG80]-[.Z80]" office:value-type="percentage" office:value="0" calcext:value-type="percentage">
            <text:p>0.00%</text:p>
          </table:table-cell>
          <table:table-cell table:style-name="ce34" table:formula="of:=[.AH80]-[.AA80]" office:value-type="percentage" office:value="-0.000855021749226796" calcext:value-type="percentage">
            <text:p>-0.09%</text:p>
          </table:table-cell>
          <table:table-cell table:style-name="ce99"/>
          <table:table-cell table:number-columns-repeated="2"/>
          <table:table-cell table:style-name="ce102" office:value-type="float" office:value="2038" calcext:value-type="float">
            <text:p>2038</text:p>
          </table:table-cell>
          <table:table-cell table:style-name="ce104" office:value-type="percentage" office:value="0.0601864623408203" calcext:value-type="percentage">
            <text:p>6.02%</text:p>
          </table:table-cell>
          <table:table-cell table:style-name="ce104" office:value-type="percentage" office:value="0.0159838744733565" calcext:value-type="percentage">
            <text:p>1.60%</text:p>
          </table:table-cell>
          <table:table-cell table:style-name="ce104" office:value-type="percentage" office:value="0.0845433394630757" calcext:value-type="percentage">
            <text:p>8.45%</text:p>
          </table:table-cell>
          <table:table-cell table:style-name="ce104" office:value-type="percentage" office:value="0.0166339001342032" calcext:value-type="percentage">
            <text:p>1.66%</text:p>
          </table:table-cell>
          <table:table-cell table:style-name="ce110" office:value-type="percentage" office:value="-0.0569746517298151" calcext:value-type="percentage">
            <text:p>-5.70%</text:p>
          </table:table-cell>
          <table:table-cell/>
          <table:table-cell table:style-name="ce102" office:value-type="float" office:value="2038" calcext:value-type="float">
            <text:p>2038</text:p>
          </table:table-cell>
          <table:table-cell table:style-name="ce104" office:value-type="percentage" office:value="0.0606817271637171" calcext:value-type="percentage">
            <text:p>6.07%</text:p>
          </table:table-cell>
          <table:table-cell table:style-name="ce104" office:value-type="percentage" office:value="0.0161690220092914" calcext:value-type="percentage">
            <text:p>1.62%</text:p>
          </table:table-cell>
          <table:table-cell table:style-name="ce104" office:value-type="percentage" office:value="0.084311122188362" calcext:value-type="percentage">
            <text:p>8.43%</text:p>
          </table:table-cell>
          <table:table-cell table:style-name="ce104" office:value-type="percentage" office:value="0.0170117302163288" calcext:value-type="percentage">
            <text:p>1.70%</text:p>
          </table:table-cell>
          <table:table-cell table:style-name="ce110" office:value-type="percentage" office:value="-0.0568101472502651" calcext:value-type="percentage">
            <text:p>-5.68%</text:p>
          </table:table-cell>
          <table:table-cell/>
          <table:table-cell table:style-name="ce102" office:value-type="float" office:value="2038" calcext:value-type="float">
            <text:p>2038</text:p>
          </table:table-cell>
          <table:table-cell table:style-name="ce104" table:formula="of:=[.AZ80]-[.AS80]" office:value-type="percentage" office:value="0.000495264822896802" calcext:value-type="percentage">
            <text:p>0.05%</text:p>
          </table:table-cell>
          <table:table-cell table:style-name="ce104" table:formula="of:=[.BA80]-[.AT80]" office:value-type="percentage" office:value="0.000185147535934901" calcext:value-type="percentage">
            <text:p>0.02%</text:p>
          </table:table-cell>
          <table:table-cell table:style-name="ce104" table:formula="of:=[.BB80]-[.AU80]" office:value-type="percentage" office:value="-0.000232217274713689" calcext:value-type="percentage">
            <text:p>-0.02%</text:p>
          </table:table-cell>
          <table:table-cell table:style-name="ce104" table:formula="of:=[.BC80]-[.AV80]" office:value-type="percentage" office:value="0.000377830082125601" calcext:value-type="percentage">
            <text:p>0.04%</text:p>
          </table:table-cell>
          <table:table-cell table:style-name="ce110" table:formula="of:=[.BD80]-[.AW80]" office:value-type="percentage" office:value="0.00016450447955" calcext:value-type="percentage">
            <text:p>0.02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style-name="ce26" office:value-type="float" office:value="86485940.4164" calcext:value-type="float">
            <text:p>86,485,940</text:p>
          </table:table-cell>
          <table:table-cell table:style-name="ce26" office:value-type="float" office:value="4810100" calcext:value-type="float">
            <text:p>4,810,100</text:p>
          </table:table-cell>
          <table:table-cell table:style-name="ce26" office:value-type="float" office:value="58259500" calcext:value-type="float">
            <text:p>58,259,500</text:p>
          </table:table-cell>
          <table:table-cell table:style-name="ce26" office:value-type="float" office:value="75663968" calcext:value-type="float">
            <text:p>75,663,968</text:p>
          </table:table-cell>
          <table:table-cell table:style-name="ce36" office:value-type="float" office:value="4187600" calcext:value-type="float">
            <text:p>4187600</text:p>
          </table:table-cell>
          <table:table-cell table:style-name="ce26" office:value-type="float" office:value="131669079" calcext:value-type="float">
            <text:p>131,669,079</text:p>
          </table:table-cell>
          <table:table-cell table:style-name="ce26" office:value-type="float" office:value="126199197.124" calcext:value-type="float">
            <text:p>126,199,197</text:p>
          </table:table-cell>
          <table:table-cell table:style-name="ce26" office:value-type="float" office:value="19962000" calcext:value-type="float">
            <text:p>19,962,000</text:p>
          </table:table-cell>
          <table:table-cell table:style-name="ce25" office:value-type="float" office:value="14554479.38537" calcext:value-type="float">
            <text:p>14,554,479</text:p>
          </table:table-cell>
          <table:table-cell table:style-name="ce25" office:value-type="float" office:value="2916910.09244" calcext:value-type="float">
            <text:p>2,916,910</text:p>
          </table:table-cell>
          <table:table-cell table:style-name="ce25" office:value-type="float" office:value="22415518.30814" calcext:value-type="float">
            <text:p>22,415,518</text:p>
          </table:table-cell>
          <table:table-cell table:style-name="ce25" office:value-type="float" office:value="88401916.12013" calcext:value-type="float">
            <text:p>88,401,916</text:p>
          </table:table-cell>
          <table:table-cell table:style-name="ce25" office:value-type="float" office:value="16218300" calcext:value-type="float">
            <text:p>16,218,300</text:p>
          </table:table-cell>
          <table:table-cell table:style-name="ce25"/>
          <table:table-cell table:style-name="ce25" office:value-type="float" office:value="12099400" calcext:value-type="float">
            <text:p>12,099,400</text:p>
          </table:table-cell>
          <table:table-cell table:style-name="ce25" office:value-type="float" office:value="31300557.6342019" calcext:value-type="float">
            <text:p>31,300,558</text:p>
          </table:table-cell>
          <table:table-cell table:number-columns-repeated="3"/>
          <table:table-cell table:style-name="ce15" office:value-type="float" office:value="2036" calcext:value-type="float">
            <text:p>2036</text:p>
          </table:table-cell>
          <table:table-cell table:style-name="ce33" office:value-type="percentage" office:value="0.0123662088399081" calcext:value-type="percentage">
            <text:p>1.24%</text:p>
          </table:table-cell>
          <table:table-cell table:style-name="ce33" office:value-type="percentage" office:value="0.1041731790351" calcext:value-type="percentage">
            <text:p>10.42%</text:p>
          </table:table-cell>
          <table:table-cell table:style-name="ce33" office:value-type="percentage" office:value="0.0652688041594687" calcext:value-type="percentage">
            <text:p>6.53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51319678297581" calcext:value-type="percentage">
            <text:p>-3.51%</text:p>
          </table:table-cell>
          <table:table-cell/>
          <table:table-cell table:style-name="ce15" office:value-type="float" office:value="2036" calcext:value-type="float">
            <text:p>2036</text:p>
          </table:table-cell>
          <table:table-cell table:style-name="ce33" office:value-type="percentage" office:value="0.012300187705492" calcext:value-type="percentage">
            <text:p>1.23%</text:p>
          </table:table-cell>
          <table:table-cell table:style-name="ce33" office:value-type="percentage" office:value="0.104702873479498" calcext:value-type="percentage">
            <text:p>10.47%</text:p>
          </table:table-cell>
          <table:table-cell table:style-name="ce33" office:value-type="percentage" office:value="0.0654652239125698" calcext:value-type="percentage">
            <text:p>6.55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53992213866384" calcext:value-type="percentage">
            <text:p>-3.54%</text:p>
          </table:table-cell>
          <table:table-cell table:style-name="ce15" office:value-type="float" office:value="2036" calcext:value-type="float">
            <text:p>2036</text:p>
          </table:table-cell>
          <table:table-cell table:style-name="ce33" table:formula="of:=[.AD81]-[.W81]" office:value-type="percentage" office:value="-0.0000660211344160992" calcext:value-type="percentage">
            <text:p>-0.01%</text:p>
          </table:table-cell>
          <table:table-cell table:style-name="ce33" table:formula="of:=[.AE81]-[.X81]" office:value-type="percentage" office:value="0.000529694444398016" calcext:value-type="percentage">
            <text:p>0.05%</text:p>
          </table:table-cell>
          <table:table-cell table:style-name="ce33" table:formula="of:=[.AF81]-[.Y81]" office:value-type="percentage" office:value="0.000196419753101099" calcext:value-type="percentage">
            <text:p>0.02%</text:p>
          </table:table-cell>
          <table:table-cell table:style-name="ce33" table:formula="of:=[.AG81]-[.Z81]" office:value-type="percentage" office:value="0" calcext:value-type="percentage">
            <text:p>0.00%</text:p>
          </table:table-cell>
          <table:table-cell table:style-name="ce33" table:formula="of:=[.AH81]-[.AA81]" office:value-type="percentage" office:value="-0.000267253556880294" calcext:value-type="percentage">
            <text:p>-0.03%</text:p>
          </table:table-cell>
          <table:table-cell table:style-name="ce99"/>
          <table:table-cell table:number-columns-repeated="2"/>
          <table:table-cell table:style-name="ce102" office:value-type="float" office:value="2039" calcext:value-type="float">
            <text:p>2039</text:p>
          </table:table-cell>
          <table:table-cell table:style-name="ce104" office:value-type="percentage" office:value="0.0605695458579689" calcext:value-type="percentage">
            <text:p>6.06%</text:p>
          </table:table-cell>
          <table:table-cell table:style-name="ce104" office:value-type="percentage" office:value="0.0155761397841056" calcext:value-type="percentage">
            <text:p>1.56%</text:p>
          </table:table-cell>
          <table:table-cell table:style-name="ce104" office:value-type="percentage" office:value="0.0839709382252148" calcext:value-type="percentage">
            <text:p>8.40%</text:p>
          </table:table-cell>
          <table:table-cell table:style-name="ce104" office:value-type="percentage" office:value="0.0176417489703017" calcext:value-type="percentage">
            <text:p>1.76%</text:p>
          </table:table-cell>
          <table:table-cell table:style-name="ce110" office:value-type="percentage" office:value="-0.0566192811216532" calcext:value-type="percentage">
            <text:p>-5.66%</text:p>
          </table:table-cell>
          <table:table-cell/>
          <table:table-cell table:style-name="ce102" office:value-type="float" office:value="2039" calcext:value-type="float">
            <text:p>2039</text:p>
          </table:table-cell>
          <table:table-cell table:style-name="ce104" office:value-type="percentage" office:value="0.060728364053647" calcext:value-type="percentage">
            <text:p>6.07%</text:p>
          </table:table-cell>
          <table:table-cell table:style-name="ce104" office:value-type="percentage" office:value="0.0159033753598046" calcext:value-type="percentage">
            <text:p>1.59%</text:p>
          </table:table-cell>
          <table:table-cell table:style-name="ce104" office:value-type="percentage" office:value="0.0839310810598163" calcext:value-type="percentage">
            <text:p>8.39%</text:p>
          </table:table-cell>
          <table:table-cell table:style-name="ce104" office:value-type="percentage" office:value="0.0180655500308387" calcext:value-type="percentage">
            <text:p>1.81%</text:p>
          </table:table-cell>
          <table:table-cell table:style-name="ce110" office:value-type="percentage" office:value="-0.0571716423968126" calcext:value-type="percentage">
            <text:p>-5.72%</text:p>
          </table:table-cell>
          <table:table-cell/>
          <table:table-cell table:style-name="ce102" office:value-type="float" office:value="2039" calcext:value-type="float">
            <text:p>2039</text:p>
          </table:table-cell>
          <table:table-cell table:style-name="ce104" table:formula="of:=[.AZ81]-[.AS81]" office:value-type="percentage" office:value="0.000158818195678104" calcext:value-type="percentage">
            <text:p>0.02%</text:p>
          </table:table-cell>
          <table:table-cell table:style-name="ce104" table:formula="of:=[.BA81]-[.AT81]" office:value-type="percentage" office:value="0.000327235575699001" calcext:value-type="percentage">
            <text:p>0.03%</text:p>
          </table:table-cell>
          <table:table-cell table:style-name="ce104" table:formula="of:=[.BB81]-[.AU81]" office:value-type="percentage" office:value="-0.0000398571653985047" calcext:value-type="percentage">
            <text:p>0.00%</text:p>
          </table:table-cell>
          <table:table-cell table:style-name="ce104" table:formula="of:=[.BC81]-[.AV81]" office:value-type="percentage" office:value="0.000423801060537" calcext:value-type="percentage">
            <text:p>0.04%</text:p>
          </table:table-cell>
          <table:table-cell table:style-name="ce110" table:formula="of:=[.BD81]-[.AW81]" office:value-type="percentage" office:value="-0.000552361275159397" calcext:value-type="percentage">
            <text:p>-0.06%</text:p>
          </table:table-cell>
          <table:table-cell table:number-columns-repeated="961"/>
        </table:table-row>
        <table:table-row table:style-name="ro1">
          <table:table-cell/>
          <table:table-cell table:style-name="ce13" office:value-type="float" office:value="2017" calcext:value-type="float">
            <text:p>2017</text:p>
          </table:table-cell>
          <table:table-cell table:style-name="ce27" office:value-type="float" office:value="109245834.21693" calcext:value-type="float">
            <text:p>109,245,834</text:p>
          </table:table-cell>
          <table:table-cell table:style-name="ce27" office:value-type="float" office:value="7282225.6" calcext:value-type="float">
            <text:p>7,282,226</text:p>
          </table:table-cell>
          <table:table-cell table:style-name="ce27" office:value-type="float" office:value="74727533.13788" calcext:value-type="float">
            <text:p>74,727,533</text:p>
          </table:table-cell>
          <table:table-cell table:style-name="ce27" office:value-type="float" office:value="102845595" calcext:value-type="float">
            <text:p>102,845,595</text:p>
          </table:table-cell>
          <table:table-cell table:style-name="ce42" office:value-type="float" office:value="5625587" calcext:value-type="float">
            <text:p>5625587</text:p>
          </table:table-cell>
          <table:table-cell table:style-name="ce27" office:value-type="float" office:value="172838482" calcext:value-type="float">
            <text:p>172,838,482</text:p>
          </table:table-cell>
          <table:table-cell table:style-name="ce27" office:value-type="float" office:value="166461992.04945" calcext:value-type="float">
            <text:p>166,461,992</text:p>
          </table:table-cell>
          <table:table-cell table:style-name="ce27" office:value-type="float" office:value="29455686.93297" calcext:value-type="float">
            <text:p>29,455,687</text:p>
          </table:table-cell>
          <table:table-cell table:style-name="ce45" office:value-type="float" office:value="18322852.72915" calcext:value-type="float">
            <text:p>18,322,853</text:p>
          </table:table-cell>
          <table:table-cell table:style-name="ce45" office:value-type="float" office:value="5017571.50117" calcext:value-type="float">
            <text:p>5,017,572</text:p>
          </table:table-cell>
          <table:table-cell table:style-name="ce45" office:value-type="float" office:value="30933083.00808" calcext:value-type="float">
            <text:p>30,933,083</text:p>
          </table:table-cell>
          <table:table-cell table:style-name="ce45" office:value-type="float" office:value="104611186.68281" calcext:value-type="float">
            <text:p>104,611,187</text:p>
          </table:table-cell>
          <table:table-cell table:style-name="ce45" office:value-type="float" office:value="18023556.12808" calcext:value-type="float">
            <text:p>18,023,556</text:p>
          </table:table-cell>
          <table:table-cell table:style-name="ce45" office:value-type="float" office:value="9373728.112" calcext:value-type="float">
            <text:p>9,373,728</text:p>
          </table:table-cell>
          <table:table-cell table:style-name="ce45" office:value-type="float" office:value="10845000" calcext:value-type="float">
            <text:p>10,845,000</text:p>
          </table:table-cell>
          <table:table-cell table:style-name="ce45" office:value-type="float" office:value="77978329.8140266" calcext:value-type="float">
            <text:p>77,978,330</text:p>
          </table:table-cell>
          <table:table-cell table:number-columns-repeated="3"/>
          <table:table-cell table:style-name="ce4" office:value-type="float" office:value="2037" calcext:value-type="float">
            <text:p>2037</text:p>
          </table:table-cell>
          <table:table-cell table:style-name="ce34" office:value-type="percentage" office:value="0.0122557015559551" calcext:value-type="percentage">
            <text:p>1.23%</text:p>
          </table:table-cell>
          <table:table-cell table:style-name="ce34" office:value-type="percentage" office:value="0.104364964055126" calcext:value-type="percentage">
            <text:p>10.44%</text:p>
          </table:table-cell>
          <table:table-cell table:style-name="ce34" office:value-type="percentage" office:value="0.0655644133787453" calcext:value-type="percentage">
            <text:p>6.56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4917636346554" calcext:value-type="percentage">
            <text:p>-3.49%</text:p>
          </table:table-cell>
          <table:table-cell/>
          <table:table-cell table:style-name="ce4" office:value-type="float" office:value="2037" calcext:value-type="float">
            <text:p>2037</text:p>
          </table:table-cell>
          <table:table-cell table:style-name="ce34" office:value-type="percentage" office:value="0.0119003234386088" calcext:value-type="percentage">
            <text:p>1.19%</text:p>
          </table:table-cell>
          <table:table-cell table:style-name="ce34" office:value-type="percentage" office:value="0.105153233368203" calcext:value-type="percentage">
            <text:p>10.52%</text:p>
          </table:table-cell>
          <table:table-cell table:style-name="ce34" office:value-type="percentage" office:value="0.0655855640664045" calcext:value-type="percentage">
            <text:p>6.56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53293768546256" calcext:value-type="percentage">
            <text:p>-3.53%</text:p>
          </table:table-cell>
          <table:table-cell table:style-name="ce4" office:value-type="float" office:value="2037" calcext:value-type="float">
            <text:p>2037</text:p>
          </table:table-cell>
          <table:table-cell table:style-name="ce34" table:formula="of:=[.AD82]-[.W82]" office:value-type="percentage" office:value="-0.000355378117346301" calcext:value-type="percentage">
            <text:p>-0.04%</text:p>
          </table:table-cell>
          <table:table-cell table:style-name="ce34" table:formula="of:=[.AE82]-[.X82]" office:value-type="percentage" office:value="0.000788269313077003" calcext:value-type="percentage">
            <text:p>0.08%</text:p>
          </table:table-cell>
          <table:table-cell table:style-name="ce34" table:formula="of:=[.AF82]-[.Y82]" office:value-type="percentage" office:value="0.000021150687659191" calcext:value-type="percentage">
            <text:p>0.00%</text:p>
          </table:table-cell>
          <table:table-cell table:style-name="ce34" table:formula="of:=[.AG82]-[.Z82]" office:value-type="percentage" office:value="0" calcext:value-type="percentage">
            <text:p>0.00%</text:p>
          </table:table-cell>
          <table:table-cell table:style-name="ce34" table:formula="of:=[.AH82]-[.AA82]" office:value-type="percentage" office:value="-0.000411740508071599" calcext:value-type="percentage">
            <text:p>-0.04%</text:p>
          </table:table-cell>
          <table:table-cell table:style-name="ce99"/>
          <table:table-cell table:number-columns-repeated="2"/>
          <table:table-cell table:style-name="ce102" office:value-type="float" office:value="2040" calcext:value-type="float">
            <text:p>2040</text:p>
          </table:table-cell>
          <table:table-cell table:style-name="ce104" office:value-type="percentage" office:value="0.0605589614022748" calcext:value-type="percentage">
            <text:p>6.06%</text:p>
          </table:table-cell>
          <table:table-cell table:style-name="ce104" office:value-type="percentage" office:value="0.0153629704456209" calcext:value-type="percentage">
            <text:p>1.54%</text:p>
          </table:table-cell>
          <table:table-cell table:style-name="ce104" office:value-type="percentage" office:value="0.0833522285426366" calcext:value-type="percentage">
            <text:p>8.34%</text:p>
          </table:table-cell>
          <table:table-cell table:style-name="ce104" office:value-type="percentage" office:value="0.0183267630182853" calcext:value-type="percentage">
            <text:p>1.83%</text:p>
          </table:table-cell>
          <table:table-cell table:style-name="ce110" office:value-type="percentage" office:value="-0.056483000604268" calcext:value-type="percentage">
            <text:p>-5.65%</text:p>
          </table:table-cell>
          <table:table-cell/>
          <table:table-cell table:style-name="ce102" office:value-type="float" office:value="2040" calcext:value-type="float">
            <text:p>2040</text:p>
          </table:table-cell>
          <table:table-cell table:style-name="ce104" office:value-type="percentage" office:value="0.060913888960351" calcext:value-type="percentage">
            <text:p>6.09%</text:p>
          </table:table-cell>
          <table:table-cell table:style-name="ce104" office:value-type="percentage" office:value="0.0154544367279939" calcext:value-type="percentage">
            <text:p>1.55%</text:p>
          </table:table-cell>
          <table:table-cell table:style-name="ce104" office:value-type="percentage" office:value="0.0831585805454165" calcext:value-type="percentage">
            <text:p>8.32%</text:p>
          </table:table-cell>
          <table:table-cell table:style-name="ce104" office:value-type="percentage" office:value="0.0191390786409392" calcext:value-type="percentage">
            <text:p>1.91%</text:p>
          </table:table-cell>
          <table:table-cell table:style-name="ce110" office:value-type="percentage" office:value="-0.0568382069539987" calcext:value-type="percentage">
            <text:p>-5.68%</text:p>
          </table:table-cell>
          <table:table-cell/>
          <table:table-cell table:style-name="ce102" office:value-type="float" office:value="2040" calcext:value-type="float">
            <text:p>2040</text:p>
          </table:table-cell>
          <table:table-cell table:style-name="ce104" table:formula="of:=[.AZ82]-[.AS82]" office:value-type="percentage" office:value="0.000354927558076208" calcext:value-type="percentage">
            <text:p>0.04%</text:p>
          </table:table-cell>
          <table:table-cell table:style-name="ce104" table:formula="of:=[.BA82]-[.AT82]" office:value-type="percentage" office:value="0.0000914662823730001" calcext:value-type="percentage">
            <text:p>0.01%</text:p>
          </table:table-cell>
          <table:table-cell table:style-name="ce104" table:formula="of:=[.BB82]-[.AU82]" office:value-type="percentage" office:value="-0.000193647997220103" calcext:value-type="percentage">
            <text:p>-0.02%</text:p>
          </table:table-cell>
          <table:table-cell table:style-name="ce104" table:formula="of:=[.BC82]-[.AV82]" office:value-type="percentage" office:value="0.000812315622653898" calcext:value-type="percentage">
            <text:p>0.08%</text:p>
          </table:table-cell>
          <table:table-cell table:style-name="ce110" table:formula="of:=[.BD82]-[.AW82]" office:value-type="percentage" office:value="-0.000355206349730699" calcext:value-type="percentage">
            <text:p>-0.04%</text:p>
          </table:table-cell>
          <table:table-cell table:number-columns-repeated="961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style-name="ce28"/>
          <table:table-cell table:style-name="ce28" office:value-type="float" office:value="11016890.5" calcext:value-type="float">
            <text:p>11,016,891</text:p>
          </table:table-cell>
          <table:table-cell table:style-name="ce28" office:value-type="float" office:value="106984441.63282" calcext:value-type="float">
            <text:p>106,984,442</text:p>
          </table:table-cell>
          <table:table-cell table:style-name="ce28" office:value-type="float" office:value="116408746.14157" calcext:value-type="float">
            <text:p>116,408,746</text:p>
          </table:table-cell>
          <table:table-cell table:style-name="ce28" office:value-type="float" office:value="6845924" calcext:value-type="float">
            <text:p>6,845,924</text:p>
          </table:table-cell>
          <table:table-cell table:style-name="ce28" office:value-type="float" office:value="232591321.05233" calcext:value-type="float">
            <text:p>232,591,321</text:p>
          </table:table-cell>
          <table:table-cell table:style-name="ce28" office:value-type="float" office:value="260430300" calcext:value-type="float">
            <text:p>260,430,300</text:p>
          </table:table-cell>
          <table:table-cell table:style-name="ce28" office:value-type="float" office:value="30341077.9158" calcext:value-type="float">
            <text:p>30,341,078</text:p>
          </table:table-cell>
          <table:table-cell table:style-name="ce25" office:value-type="float" office:value="21525462.73405" calcext:value-type="float">
            <text:p>21,525,463</text:p>
          </table:table-cell>
          <table:table-cell table:style-name="ce25" office:value-type="float" office:value="6263843.69233" calcext:value-type="float">
            <text:p>6,263,844</text:p>
          </table:table-cell>
          <table:table-cell table:style-name="ce25" office:value-type="float" office:value="39299818.62715" calcext:value-type="float">
            <text:p>39,299,819</text:p>
          </table:table-cell>
          <table:table-cell table:style-name="ce25" office:value-type="float" office:value="101267287.8766" calcext:value-type="float">
            <text:p>101,267,288</text:p>
          </table:table-cell>
          <table:table-cell table:style-name="ce25" office:value-type="float" office:value="22662949.94606" calcext:value-type="float">
            <text:p>22,662,950</text:p>
          </table:table-cell>
          <table:table-cell table:style-name="ce25" office:value-type="float" office:value="38198551.272" calcext:value-type="float">
            <text:p>38,198,551</text:p>
          </table:table-cell>
          <table:table-cell table:style-name="ce25" office:value-type="float" office:value="19529500" calcext:value-type="float">
            <text:p>19,529,500</text:p>
          </table:table-cell>
          <table:table-cell table:style-name="ce25" office:value-type="float" office:value="168141700" calcext:value-type="float">
            <text:p>168,141,700</text:p>
          </table:table-cell>
          <table:table-cell table:number-columns-repeated="3"/>
          <table:table-cell table:style-name="ce15" office:value-type="float" office:value="2038" calcext:value-type="float">
            <text:p>2038</text:p>
          </table:table-cell>
          <table:table-cell table:style-name="ce33" office:value-type="percentage" office:value="0.0121187360418604" calcext:value-type="percentage">
            <text:p>1.21%</text:p>
          </table:table-cell>
          <table:table-cell table:style-name="ce33" office:value-type="percentage" office:value="0.103756488410208" calcext:value-type="percentage">
            <text:p>10.38%</text:p>
          </table:table-cell>
          <table:table-cell table:style-name="ce33" office:value-type="percentage" office:value="0.0659640083935124" calcext:value-type="percentage">
            <text:p>6.60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37726001727747" calcext:value-type="percentage">
            <text:p>-3.38%</text:p>
          </table:table-cell>
          <table:table-cell/>
          <table:table-cell table:style-name="ce15" office:value-type="float" office:value="2038" calcext:value-type="float">
            <text:p>2038</text:p>
          </table:table-cell>
          <table:table-cell table:style-name="ce33" office:value-type="percentage" office:value="0.0116730248433255" calcext:value-type="percentage">
            <text:p>1.17%</text:p>
          </table:table-cell>
          <table:table-cell table:style-name="ce33" office:value-type="percentage" office:value="0.104205442003411" calcext:value-type="percentage">
            <text:p>10.42%</text:p>
          </table:table-cell>
          <table:table-cell table:style-name="ce33" office:value-type="percentage" office:value="0.0659012777497664" calcext:value-type="percentage">
            <text:p>6.59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38385732111882" calcext:value-type="percentage">
            <text:p>-3.38%</text:p>
          </table:table-cell>
          <table:table-cell table:style-name="ce15" office:value-type="float" office:value="2038" calcext:value-type="float">
            <text:p>2038</text:p>
          </table:table-cell>
          <table:table-cell table:style-name="ce33" table:formula="of:=[.AD83]-[.W83]" office:value-type="percentage" office:value="-0.0004457111985349" calcext:value-type="percentage">
            <text:p>-0.04%</text:p>
          </table:table-cell>
          <table:table-cell table:style-name="ce33" table:formula="of:=[.AE83]-[.X83]" office:value-type="percentage" office:value="0.000448953593202989" calcext:value-type="percentage">
            <text:p>0.04%</text:p>
          </table:table-cell>
          <table:table-cell table:style-name="ce33" table:formula="of:=[.AF83]-[.Y83]" office:value-type="percentage" office:value="-0.0000627306437459979" calcext:value-type="percentage">
            <text:p>-0.01%</text:p>
          </table:table-cell>
          <table:table-cell table:style-name="ce33" table:formula="of:=[.AG83]-[.Z83]" office:value-type="percentage" office:value="0" calcext:value-type="percentage">
            <text:p>0.00%</text:p>
          </table:table-cell>
          <table:table-cell table:style-name="ce33" table:formula="of:=[.AH83]-[.AA83]" office:value-type="percentage" office:value="-0.0000659730384135054" calcext:value-type="percentage">
            <text:p>-0.01%</text:p>
          </table:table-cell>
          <table:table-cell table:style-name="ce99"/>
          <table:table-cell table:number-columns-repeated="983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style-name="ce27"/>
          <table:table-cell table:style-name="ce27" office:value-type="float" office:value="14165433.64338" calcext:value-type="float">
            <text:p>14,165,434</text:p>
          </table:table-cell>
          <table:table-cell table:style-name="ce27" office:value-type="float" office:value="151152893.48943" calcext:value-type="float">
            <text:p>151,152,893</text:p>
          </table:table-cell>
          <table:table-cell table:style-name="ce27" office:value-type="float" office:value="161666292.57813" calcext:value-type="float">
            <text:p>161,666,293</text:p>
          </table:table-cell>
          <table:table-cell table:style-name="ce27" office:value-type="float" office:value="9268001" calcext:value-type="float">
            <text:p>9,268,001</text:p>
          </table:table-cell>
          <table:table-cell table:style-name="ce27" office:value-type="float" office:value="343312702.70225" calcext:value-type="float">
            <text:p>343,312,703</text:p>
          </table:table-cell>
          <table:table-cell table:style-name="ce27" office:value-type="float" office:value="372410183.4225" calcext:value-type="float">
            <text:p>372,410,183</text:p>
          </table:table-cell>
          <table:table-cell table:style-name="ce27" office:value-type="float" office:value="41698468.8906" calcext:value-type="float">
            <text:p>41,698,469</text:p>
          </table:table-cell>
          <table:table-cell table:style-name="ce46" office:value-type="float" office:value="27068720.54651" calcext:value-type="float">
            <text:p>27,068,721</text:p>
          </table:table-cell>
          <table:table-cell table:style-name="ce46" office:value-type="float" office:value="8542325.81757" calcext:value-type="float">
            <text:p>8,542,326</text:p>
          </table:table-cell>
          <table:table-cell table:style-name="ce46" office:value-type="float" office:value="68320169.71474" calcext:value-type="float">
            <text:p>68,320,170</text:p>
          </table:table-cell>
          <table:table-cell table:style-name="ce46" office:value-type="float" office:value="139790800.5498" calcext:value-type="float">
            <text:p>139,790,801</text:p>
          </table:table-cell>
          <table:table-cell table:style-name="ce46" office:value-type="float" office:value="34713224.42191" calcext:value-type="float">
            <text:p>34,713,224</text:p>
          </table:table-cell>
          <table:table-cell table:style-name="ce46" office:value-type="float" office:value="52849724.776" calcext:value-type="float">
            <text:p>52,849,725</text:p>
          </table:table-cell>
          <table:table-cell table:style-name="ce46" office:value-type="float" office:value="25059464.64687" calcext:value-type="float">
            <text:p>25,059,465</text:p>
          </table:table-cell>
          <table:table-cell table:style-name="ce46" office:value-type="float" office:value="306424716.35524" calcext:value-type="float">
            <text:p>306,424,716</text:p>
          </table:table-cell>
          <table:table-cell table:number-columns-repeated="3"/>
          <table:table-cell table:style-name="ce4" office:value-type="float" office:value="2039" calcext:value-type="float">
            <text:p>2039</text:p>
          </table:table-cell>
          <table:table-cell table:style-name="ce34" office:value-type="percentage" office:value="0.0117608479714573" calcext:value-type="percentage">
            <text:p>1.18%</text:p>
          </table:table-cell>
          <table:table-cell table:style-name="ce34" office:value-type="percentage" office:value="0.102982427433337" calcext:value-type="percentage">
            <text:p>10.30%</text:p>
          </table:table-cell>
          <table:table-cell table:style-name="ce34" office:value-type="percentage" office:value="0.0660124714936623" calcext:value-type="percentage">
            <text:p>6.60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25921880253509" calcext:value-type="percentage">
            <text:p>-3.26%</text:p>
          </table:table-cell>
          <table:table-cell/>
          <table:table-cell table:style-name="ce4" office:value-type="float" office:value="2039" calcext:value-type="float">
            <text:p>2039</text:p>
          </table:table-cell>
          <table:table-cell table:style-name="ce34" office:value-type="percentage" office:value="0.0113089893480187" calcext:value-type="percentage">
            <text:p>1.13%</text:p>
          </table:table-cell>
          <table:table-cell table:style-name="ce34" office:value-type="percentage" office:value="0.103910958767026" calcext:value-type="percentage">
            <text:p>10.39%</text:p>
          </table:table-cell>
          <table:table-cell table:style-name="ce34" office:value-type="percentage" office:value="0.0662709328529451" calcext:value-type="percentage">
            <text:p>6.63%</text:p>
          </table:table-cell>
          <table:table-cell table:style-name="ce34" office:value-type="percentage" office:value="0.0161386158857814" calcext:value-type="percentage">
            <text:p>1.61%</text:p>
          </table:table-cell>
          <table:table-cell table:style-name="ce34" office:value-type="percentage" office:value="-0.0328103993763187" calcext:value-type="percentage">
            <text:p>-3.28%</text:p>
          </table:table-cell>
          <table:table-cell table:style-name="ce4" office:value-type="float" office:value="2039" calcext:value-type="float">
            <text:p>2039</text:p>
          </table:table-cell>
          <table:table-cell table:style-name="ce34" table:formula="of:=[.AD84]-[.W84]" office:value-type="percentage" office:value="-0.000451858623438601" calcext:value-type="percentage">
            <text:p>-0.05%</text:p>
          </table:table-cell>
          <table:table-cell table:style-name="ce34" table:formula="of:=[.AE84]-[.X84]" office:value-type="percentage" office:value="0.000928531333689003" calcext:value-type="percentage">
            <text:p>0.09%</text:p>
          </table:table-cell>
          <table:table-cell table:style-name="ce34" table:formula="of:=[.AF84]-[.Y84]" office:value-type="percentage" office:value="0.000258461359282799" calcext:value-type="percentage">
            <text:p>0.03%</text:p>
          </table:table-cell>
          <table:table-cell table:style-name="ce34" table:formula="of:=[.AG84]-[.Z84]" office:value-type="percentage" office:value="0" calcext:value-type="percentage">
            <text:p>0.00%</text:p>
          </table:table-cell>
          <table:table-cell table:style-name="ce34" table:formula="of:=[.AH84]-[.AA84]" office:value-type="percentage" office:value="-0.000218211350967806" calcext:value-type="percentage">
            <text:p>-0.02%</text:p>
          </table:table-cell>
          <table:table-cell table:style-name="ce99"/>
          <table:table-cell table:number-columns-repeated="983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style-name="ce29" office:value-type="percentage" office:value="0.00360798997870177" calcext:value-type="percentage">
            <text:p>0.36%</text:p>
          </table:table-cell>
          <table:table-cell table:style-name="ce29" table:number-columns-repeated="5"/>
          <table:table-cell table:style-name="ce29" office:value-type="percentage" office:value="0.0127518067972787" calcext:value-type="percentage">
            <text:p>1.28%</text:p>
          </table:table-cell>
          <table:table-cell table:style-name="ce29" office:value-type="percentage" office:value="0" calcext:value-type="percentage">
            <text:p>0.00%</text:p>
          </table:table-cell>
          <table:table-cell table:style-name="ce47" office:value-type="percentage" office:value="0.00148990999175634" calcext:value-type="percentage">
            <text:p>0.15%</text:p>
          </table:table-cell>
          <table:table-cell table:style-name="ce47"/>
          <table:table-cell table:style-name="ce47" office:value-type="percentage" office:value="0.00438149484248217" calcext:value-type="percentage">
            <text:p>0.44%</text:p>
          </table:table-cell>
          <table:table-cell table:style-name="ce47" office:value-type="percentage" office:value="0.000907133691920851" calcext:value-type="percentage">
            <text:p>0.09%</text:p>
          </table:table-cell>
          <table:table-cell table:style-name="ce47" table:number-columns-repeated="4"/>
          <table:table-cell table:number-columns-repeated="3"/>
          <table:table-cell table:style-name="ce15" office:value-type="float" office:value="2040" calcext:value-type="float">
            <text:p>2040</text:p>
          </table:table-cell>
          <table:table-cell table:style-name="ce33" office:value-type="percentage" office:value="0.0113510005329196" calcext:value-type="percentage">
            <text:p>1.14%</text:p>
          </table:table-cell>
          <table:table-cell table:style-name="ce33" office:value-type="percentage" office:value="0.103556379252192" calcext:value-type="percentage">
            <text:p>10.36%</text:p>
          </table:table-cell>
          <table:table-cell table:style-name="ce33" office:value-type="percentage" office:value="0.0661663472693214" calcext:value-type="percentage">
            <text:p>6.62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26024166300089" calcext:value-type="percentage">
            <text:p>-3.26%</text:p>
          </table:table-cell>
          <table:table-cell/>
          <table:table-cell table:style-name="ce15" office:value-type="float" office:value="2040" calcext:value-type="float">
            <text:p>2040</text:p>
          </table:table-cell>
          <table:table-cell table:style-name="ce33" office:value-type="percentage" office:value="0.0110305572114993" calcext:value-type="percentage">
            <text:p>1.10%</text:p>
          </table:table-cell>
          <table:table-cell table:style-name="ce33" office:value-type="percentage" office:value="0.103476913569996" calcext:value-type="percentage">
            <text:p>10.35%</text:p>
          </table:table-cell>
          <table:table-cell table:style-name="ce33" office:value-type="percentage" office:value="0.066447244302963" calcext:value-type="percentage">
            <text:p>6.64%</text:p>
          </table:table-cell>
          <table:table-cell table:style-name="ce33" office:value-type="percentage" office:value="0.0161386158857814" calcext:value-type="percentage">
            <text:p>1.61%</text:p>
          </table:table-cell>
          <table:table-cell table:style-name="ce33" office:value-type="percentage" office:value="-0.031921610592751" calcext:value-type="percentage">
            <text:p>-3.19%</text:p>
          </table:table-cell>
          <table:table-cell table:style-name="ce15" office:value-type="float" office:value="2040" calcext:value-type="float">
            <text:p>2040</text:p>
          </table:table-cell>
          <table:table-cell table:style-name="ce33" table:formula="of:=[.AD85]-[.W85]" office:value-type="percentage" office:value="-0.000320443321420298" calcext:value-type="percentage">
            <text:p>-0.03%</text:p>
          </table:table-cell>
          <table:table-cell table:style-name="ce33" table:formula="of:=[.AE85]-[.X85]" office:value-type="percentage" office:value="-0.0000794656821959949" calcext:value-type="percentage">
            <text:p>-0.01%</text:p>
          </table:table-cell>
          <table:table-cell table:style-name="ce33" table:formula="of:=[.AF85]-[.Y85]" office:value-type="percentage" office:value="0.000280897033641606" calcext:value-type="percentage">
            <text:p>0.03%</text:p>
          </table:table-cell>
          <table:table-cell table:style-name="ce33" table:formula="of:=[.AG85]-[.Z85]" office:value-type="percentage" office:value="0" calcext:value-type="percentage">
            <text:p>0.00%</text:p>
          </table:table-cell>
          <table:table-cell table:style-name="ce33" table:formula="of:=[.AH85]-[.AA85]" office:value-type="percentage" office:value="0.000680806037257897" calcext:value-type="percentage">
            <text:p>0.07%</text:p>
          </table:table-cell>
          <table:table-cell table:style-name="ce99"/>
          <table:table-cell table:number-columns-repeated="983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style-name="ce30" office:value-type="percentage" office:value="0.00452401493112597" calcext:value-type="percentage">
            <text:p>0.45%</text:p>
          </table:table-cell>
          <table:table-cell table:style-name="ce30" table:number-columns-repeated="5"/>
          <table:table-cell table:style-name="ce30" office:value-type="percentage" office:value="0.0125330563795884" calcext:value-type="percentage">
            <text:p>1.25%</text:p>
          </table:table-cell>
          <table:table-cell table:style-name="ce30" office:value-type="percentage" office:value="0" calcext:value-type="percentage">
            <text:p>0.00%</text:p>
          </table:table-cell>
          <table:table-cell table:style-name="ce29" office:value-type="percentage" office:value="0.00114109371918643" calcext:value-type="percentage">
            <text:p>0.11%</text:p>
          </table:table-cell>
          <table:table-cell table:style-name="ce29"/>
          <table:table-cell table:style-name="ce29" office:value-type="percentage" office:value="0.00500171357630564" calcext:value-type="percentage">
            <text:p>0.50%</text:p>
          </table:table-cell>
          <table:table-cell table:style-name="ce29" office:value-type="percentage" office:value="0.00177359529305488" calcext:value-type="percentage">
            <text:p>0.18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style-name="ce29" office:value-type="percentage" office:value="0.00481810842810914" calcext:value-type="percentage">
            <text:p>0.48%</text:p>
          </table:table-cell>
          <table:table-cell table:style-name="ce29" table:number-columns-repeated="5"/>
          <table:table-cell table:style-name="ce29" office:value-type="percentage" office:value="0.011591546064283" calcext:value-type="percentage">
            <text:p>1.16%</text:p>
          </table:table-cell>
          <table:table-cell table:style-name="ce29" office:value-type="percentage" office:value="0" calcext:value-type="percentage">
            <text:p>0.00%</text:p>
          </table:table-cell>
          <table:table-cell table:style-name="ce47" office:value-type="percentage" office:value="0.00115074130920541" calcext:value-type="percentage">
            <text:p>0.12%</text:p>
          </table:table-cell>
          <table:table-cell table:style-name="ce47"/>
          <table:table-cell table:style-name="ce47" office:value-type="percentage" office:value="0.00460379512456971" calcext:value-type="percentage">
            <text:p>0.46%</text:p>
          </table:table-cell>
          <table:table-cell table:style-name="ce47" office:value-type="percentage" office:value="0.00203456278278236" calcext:value-type="percentage">
            <text:p>0.20%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style-name="ce30" office:value-type="percentage" office:value="0.00535119124011765" calcext:value-type="percentage">
            <text:p>0.54%</text:p>
          </table:table-cell>
          <table:table-cell table:style-name="ce30"/>
          <table:table-cell table:style-name="ce30" office:value-type="percentage" office:value="0.00699555519367766" calcext:value-type="percentage">
            <text:p>0.70%</text:p>
          </table:table-cell>
          <table:table-cell table:style-name="ce30" office:value-type="percentage" office:value="0.00859191284535789" calcext:value-type="percentage">
            <text:p>0.86%</text:p>
          </table:table-cell>
          <table:table-cell table:style-name="ce30" office:value-type="percentage" office:value="0.000633122003803018" calcext:value-type="percentage">
            <text:p>0.06%</text:p>
          </table:table-cell>
          <table:table-cell table:style-name="ce30"/>
          <table:table-cell table:style-name="ce30" office:value-type="percentage" office:value="0.0118734138888743" calcext:value-type="percentage">
            <text:p>1.19%</text:p>
          </table:table-cell>
          <table:table-cell table:style-name="ce30" office:value-type="percentage" office:value="0.00189952184472796" calcext:value-type="percentage">
            <text:p>0.19%</text:p>
          </table:table-cell>
          <table:table-cell table:style-name="ce29" office:value-type="percentage" office:value="0.00121581480233915" calcext:value-type="percentage">
            <text:p>0.12%</text:p>
          </table:table-cell>
          <table:table-cell table:style-name="ce29"/>
          <table:table-cell table:style-name="ce29" office:value-type="percentage" office:value="0.00371605977783452" calcext:value-type="percentage">
            <text:p>0.37%</text:p>
          </table:table-cell>
          <table:table-cell table:style-name="ce29" office:value-type="percentage" office:value="0.00374469920475403" calcext:value-type="percentage">
            <text:p>0.37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style-name="ce29" office:value-type="percentage" office:value="0.00569959755309632" calcext:value-type="percentage">
            <text:p>0.57%</text:p>
          </table:table-cell>
          <table:table-cell table:style-name="ce29"/>
          <table:table-cell table:style-name="ce29" office:value-type="percentage" office:value="0.00697789668568757" calcext:value-type="percentage">
            <text:p>0.70%</text:p>
          </table:table-cell>
          <table:table-cell table:style-name="ce29" office:value-type="percentage" office:value="0.0133764802888043" calcext:value-type="percentage">
            <text:p>1.34%</text:p>
          </table:table-cell>
          <table:table-cell table:style-name="ce29" office:value-type="percentage" office:value="0.000661837543623088" calcext:value-type="percentage">
            <text:p>0.07%</text:p>
          </table:table-cell>
          <table:table-cell table:style-name="ce29"/>
          <table:table-cell table:style-name="ce29" office:value-type="percentage" office:value="0.0122864231415156" calcext:value-type="percentage">
            <text:p>1.23%</text:p>
          </table:table-cell>
          <table:table-cell table:style-name="ce29" office:value-type="percentage" office:value="0.00678417881034325" calcext:value-type="percentage">
            <text:p>0.68%</text:p>
          </table:table-cell>
          <table:table-cell table:style-name="ce47" office:value-type="percentage" office:value="0.000840346028141977" calcext:value-type="percentage">
            <text:p>0.08%</text:p>
          </table:table-cell>
          <table:table-cell table:style-name="ce47"/>
          <table:table-cell table:style-name="ce47" office:value-type="percentage" office:value="0.00376518359499552" calcext:value-type="percentage">
            <text:p>0.38%</text:p>
          </table:table-cell>
          <table:table-cell table:style-name="ce47" office:value-type="percentage" office:value="0.00345227651983493" calcext:value-type="percentage">
            <text:p>0.35%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style-name="ce30" office:value-type="percentage" office:value="0.00636315131456079" calcext:value-type="percentage">
            <text:p>0.64%</text:p>
          </table:table-cell>
          <table:table-cell table:style-name="ce30" office:value-type="percentage" office:value="0.000145543197528915" calcext:value-type="percentage">
            <text:p>0.01%</text:p>
          </table:table-cell>
          <table:table-cell table:style-name="ce30" office:value-type="percentage" office:value="0.00701695590496987" calcext:value-type="percentage">
            <text:p>0.70%</text:p>
          </table:table-cell>
          <table:table-cell table:style-name="ce30" office:value-type="percentage" office:value="0.0123514108518862" calcext:value-type="percentage">
            <text:p>1.24%</text:p>
          </table:table-cell>
          <table:table-cell table:style-name="ce30" office:value-type="percentage" office:value="0.000661539006122823" calcext:value-type="percentage">
            <text:p>0.07%</text:p>
          </table:table-cell>
          <table:table-cell table:style-name="ce30"/>
          <table:table-cell table:style-name="ce30" office:value-type="percentage" office:value="0.0127033327129764" calcext:value-type="percentage">
            <text:p>1.27%</text:p>
          </table:table-cell>
          <table:table-cell table:style-name="ce30" office:value-type="percentage" office:value="0.00620644167097362" calcext:value-type="percentage">
            <text:p>0.62%</text:p>
          </table:table-cell>
          <table:table-cell table:style-name="ce29" office:value-type="percentage" office:value="0.000774999732363437" calcext:value-type="percentage">
            <text:p>0.08%</text:p>
          </table:table-cell>
          <table:table-cell table:style-name="ce29"/>
          <table:table-cell table:style-name="ce29" office:value-type="percentage" office:value="0.0044281736419033" calcext:value-type="percentage">
            <text:p>0.44%</text:p>
          </table:table-cell>
          <table:table-cell table:style-name="ce29" office:value-type="percentage" office:value="0.00375256113602839" calcext:value-type="percentage">
            <text:p>0.38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style-name="ce29" office:value-type="percentage" office:value="0.00652843236193813" calcext:value-type="percentage">
            <text:p>0.65%</text:p>
          </table:table-cell>
          <table:table-cell table:style-name="ce29" office:value-type="percentage" office:value="0.000682065594832189" calcext:value-type="percentage">
            <text:p>0.07%</text:p>
          </table:table-cell>
          <table:table-cell table:style-name="ce29" office:value-type="percentage" office:value="0.00661730302583426" calcext:value-type="percentage">
            <text:p>0.66%</text:p>
          </table:table-cell>
          <table:table-cell table:style-name="ce29" office:value-type="percentage" office:value="0.0126546160153983" calcext:value-type="percentage">
            <text:p>1.27%</text:p>
          </table:table-cell>
          <table:table-cell table:style-name="ce29" office:value-type="percentage" office:value="0.000694807769874193" calcext:value-type="percentage">
            <text:p>0.07%</text:p>
          </table:table-cell>
          <table:table-cell table:style-name="ce29"/>
          <table:table-cell table:style-name="ce29" office:value-type="percentage" office:value="0.0130590610333592" calcext:value-type="percentage">
            <text:p>1.31%</text:p>
          </table:table-cell>
          <table:table-cell table:style-name="ce29" office:value-type="percentage" office:value="0.00659006201248528" calcext:value-type="percentage">
            <text:p>0.66%</text:p>
          </table:table-cell>
          <table:table-cell table:style-name="ce47" office:value-type="percentage" office:value="0.000844821419816424" calcext:value-type="percentage">
            <text:p>0.08%</text:p>
          </table:table-cell>
          <table:table-cell table:style-name="ce47"/>
          <table:table-cell table:style-name="ce47" office:value-type="percentage" office:value="0.00496732786232554" calcext:value-type="percentage">
            <text:p>0.50%</text:p>
          </table:table-cell>
          <table:table-cell table:style-name="ce47" office:value-type="percentage" office:value="0.00371425044292621" calcext:value-type="percentage">
            <text:p>0.37%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30" office:value-type="percentage" office:value="0.00737482979989829" calcext:value-type="percentage">
            <text:p>0.74%</text:p>
          </table:table-cell>
          <table:table-cell table:style-name="ce30" office:value-type="percentage" office:value="0.000792131724972759" calcext:value-type="percentage">
            <text:p>0.08%</text:p>
          </table:table-cell>
          <table:table-cell table:style-name="ce30" office:value-type="percentage" office:value="0.00689589045722683" calcext:value-type="percentage">
            <text:p>0.69%</text:p>
          </table:table-cell>
          <table:table-cell table:style-name="ce30" office:value-type="percentage" office:value="0.0122384068851027" calcext:value-type="percentage">
            <text:p>1.22%</text:p>
          </table:table-cell>
          <table:table-cell table:style-name="ce30" office:value-type="percentage" office:value="0.00171445582114806" calcext:value-type="percentage">
            <text:p>0.17%</text:p>
          </table:table-cell>
          <table:table-cell table:style-name="ce30"/>
          <table:table-cell table:style-name="ce30" office:value-type="percentage" office:value="0.0132482904466693" calcext:value-type="percentage">
            <text:p>1.32%</text:p>
          </table:table-cell>
          <table:table-cell table:style-name="ce30" office:value-type="percentage" office:value="0.00625201275153695" calcext:value-type="percentage">
            <text:p>0.63%</text:p>
          </table:table-cell>
          <table:table-cell table:style-name="ce29" office:value-type="percentage" office:value="0.000757917523110217" calcext:value-type="percentage">
            <text:p>0.08%</text:p>
          </table:table-cell>
          <table:table-cell table:style-name="ce29"/>
          <table:table-cell table:style-name="ce29" office:value-type="percentage" office:value="0.00457708734050099" calcext:value-type="percentage">
            <text:p>0.46%</text:p>
          </table:table-cell>
          <table:table-cell table:style-name="ce29" office:value-type="percentage" office:value="0.00384670608858436" calcext:value-type="percentage">
            <text:p>0.38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style-name="ce29" office:value-type="percentage" office:value="0.00742320990503864" calcext:value-type="percentage">
            <text:p>0.74%</text:p>
          </table:table-cell>
          <table:table-cell table:style-name="ce29" office:value-type="percentage" office:value="0.000792725123110313" calcext:value-type="percentage">
            <text:p>0.08%</text:p>
          </table:table-cell>
          <table:table-cell table:style-name="ce29" office:value-type="percentage" office:value="0.00589041397180548" calcext:value-type="percentage">
            <text:p>0.59%</text:p>
          </table:table-cell>
          <table:table-cell table:style-name="ce29" office:value-type="percentage" office:value="0.012726717103591" calcext:value-type="percentage">
            <text:p>1.27%</text:p>
          </table:table-cell>
          <table:table-cell table:style-name="ce29" office:value-type="percentage" office:value="0.000840551046084029" calcext:value-type="percentage">
            <text:p>0.08%</text:p>
          </table:table-cell>
          <table:table-cell table:style-name="ce29" office:value-type="percentage" office:value="0.0109159580432705" calcext:value-type="percentage">
            <text:p>1.09%</text:p>
          </table:table-cell>
          <table:table-cell table:style-name="ce29" office:value-type="percentage" office:value="0.0124450443431941" calcext:value-type="percentage">
            <text:p>1.24%</text:p>
          </table:table-cell>
          <table:table-cell table:style-name="ce29" office:value-type="percentage" office:value="0.006473913242637" calcext:value-type="percentage">
            <text:p>0.65%</text:p>
          </table:table-cell>
          <table:table-cell table:style-name="ce47" office:value-type="percentage" office:value="0.000688420104483218" calcext:value-type="percentage">
            <text:p>0.07%</text:p>
          </table:table-cell>
          <table:table-cell table:style-name="ce47"/>
          <table:table-cell table:style-name="ce47" office:value-type="percentage" office:value="0.00458720783308938" calcext:value-type="percentage">
            <text:p>0.46%</text:p>
          </table:table-cell>
          <table:table-cell table:style-name="ce47" office:value-type="percentage" office:value="0.00391896562603379" calcext:value-type="percentage">
            <text:p>0.39%</text:p>
          </table:table-cell>
          <table:table-cell table:style-name="ce47" table:number-columns-repeated="4"/>
          <table:table-cell table:number-columns-repeated="7"/>
          <table:table-cell>
            <draw:frame draw:z-index="3" draw:name="Chart 1" draw:style-name="gr1" draw:text-style-name="P1" svg:width="576.23pt" svg:height="736.64pt" svg:x="17.21pt" svg:y="8.36pt">
              <draw:object draw:notify-on-update-of-ranges="'Economic result'.A31:'Economic result'.A51 'Economic result'.D1:'Economic result'.D1 'Economic result'.D31:'Economic result'.D51 'Economic result'.A31:'Economic result'.A51 'Economic result'.F1:'Economic result'.F1 'Economic result'.F31:'Economic result'.F51 'Economic result'.A31:'Economic result'.A51 'Economic result'.H1:'Economic result'.H1 'Economic result'.H31:'Economic result'.H5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8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style-name="ce30" office:value-type="percentage" office:value="0.00550732676330524" calcext:value-type="percentage">
            <text:p>0.55%</text:p>
          </table:table-cell>
          <table:table-cell table:style-name="ce30" office:value-type="percentage" office:value="0.000517949435432862" calcext:value-type="percentage">
            <text:p>0.05%</text:p>
          </table:table-cell>
          <table:table-cell table:style-name="ce30" office:value-type="percentage" office:value="0.005027555073672" calcext:value-type="percentage">
            <text:p>0.50%</text:p>
          </table:table-cell>
          <table:table-cell table:style-name="ce30" office:value-type="percentage" office:value="0.014342468925354" calcext:value-type="percentage">
            <text:p>1.43%</text:p>
          </table:table-cell>
          <table:table-cell table:style-name="ce30" office:value-type="percentage" office:value="0.000696250533678235" calcext:value-type="percentage">
            <text:p>0.07%</text:p>
          </table:table-cell>
          <table:table-cell table:style-name="ce30" office:value-type="percentage" office:value="0.0155394867377431" calcext:value-type="percentage">
            <text:p>1.55%</text:p>
          </table:table-cell>
          <table:table-cell table:style-name="ce30" office:value-type="percentage" office:value="0.00963695804700716" calcext:value-type="percentage">
            <text:p>0.96%</text:p>
          </table:table-cell>
          <table:table-cell table:style-name="ce30" office:value-type="percentage" office:value="0.00578721074243246" calcext:value-type="percentage">
            <text:p>0.58%</text:p>
          </table:table-cell>
          <table:table-cell table:style-name="ce29" office:value-type="percentage" office:value="0.000674115579920293" calcext:value-type="percentage">
            <text:p>0.07%</text:p>
          </table:table-cell>
          <table:table-cell table:style-name="ce29"/>
          <table:table-cell table:style-name="ce29" office:value-type="percentage" office:value="0.00393016113979006" calcext:value-type="percentage">
            <text:p>0.39%</text:p>
          </table:table-cell>
          <table:table-cell table:style-name="ce29" office:value-type="percentage" office:value="0.00286856679917758" calcext:value-type="percentage">
            <text:p>0.29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ce29" office:value-type="percentage" office:value="0.00778608650355386" calcext:value-type="percentage">
            <text:p>0.78%</text:p>
          </table:table-cell>
          <table:table-cell table:style-name="ce29" office:value-type="percentage" office:value="0.000548714663773305" calcext:value-type="percentage">
            <text:p>0.05%</text:p>
          </table:table-cell>
          <table:table-cell table:style-name="ce29" office:value-type="percentage" office:value="0.00574542115068131" calcext:value-type="percentage">
            <text:p>0.57%</text:p>
          </table:table-cell>
          <table:table-cell table:style-name="ce29" office:value-type="percentage" office:value="0.0132297237331965" calcext:value-type="percentage">
            <text:p>1.32%</text:p>
          </table:table-cell>
          <table:table-cell table:style-name="ce29" office:value-type="percentage" office:value="0.000681825883738911" calcext:value-type="percentage">
            <text:p>0.07%</text:p>
          </table:table-cell>
          <table:table-cell table:style-name="ce29" office:value-type="percentage" office:value="0.0156959033371192" calcext:value-type="percentage">
            <text:p>1.57%</text:p>
          </table:table-cell>
          <table:table-cell table:style-name="ce29" office:value-type="percentage" office:value="0.0118026727120887" calcext:value-type="percentage">
            <text:p>1.18%</text:p>
          </table:table-cell>
          <table:table-cell table:style-name="ce29" office:value-type="percentage" office:value="0.00496580829870134" calcext:value-type="percentage">
            <text:p>0.50%</text:p>
          </table:table-cell>
          <table:table-cell table:style-name="ce47" office:value-type="percentage" office:value="0.000682558068297916" calcext:value-type="percentage">
            <text:p>0.07%</text:p>
          </table:table-cell>
          <table:table-cell table:style-name="ce47"/>
          <table:table-cell table:style-name="ce47" office:value-type="percentage" office:value="0.00392285240873266" calcext:value-type="percentage">
            <text:p>0.39%</text:p>
          </table:table-cell>
          <table:table-cell table:style-name="ce47" office:value-type="percentage" office:value="0.00287332305220327" calcext:value-type="percentage">
            <text:p>0.29%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style-name="ce30" office:value-type="percentage" office:value="0.0091641635742257" calcext:value-type="percentage">
            <text:p>0.92%</text:p>
          </table:table-cell>
          <table:table-cell table:style-name="ce30" office:value-type="percentage" office:value="0.000657963741379203" calcext:value-type="percentage">
            <text:p>0.07%</text:p>
          </table:table-cell>
          <table:table-cell table:style-name="ce30" office:value-type="percentage" office:value="0.00658362471478164" calcext:value-type="percentage">
            <text:p>0.66%</text:p>
          </table:table-cell>
          <table:table-cell table:style-name="ce30" office:value-type="percentage" office:value="0.0110870883008554" calcext:value-type="percentage">
            <text:p>1.11%</text:p>
          </table:table-cell>
          <table:table-cell table:style-name="ce30" office:value-type="percentage" office:value="0.000707872826421854" calcext:value-type="percentage">
            <text:p>0.07%</text:p>
          </table:table-cell>
          <table:table-cell table:style-name="ce30" office:value-type="percentage" office:value="0.015835129642473" calcext:value-type="percentage">
            <text:p>1.58%</text:p>
          </table:table-cell>
          <table:table-cell table:style-name="ce30" office:value-type="percentage" office:value="0.0136326919048979" calcext:value-type="percentage">
            <text:p>1.36%</text:p>
          </table:table-cell>
          <table:table-cell table:style-name="ce30" office:value-type="percentage" office:value="0.00417343120345224" calcext:value-type="percentage">
            <text:p>0.42%</text:p>
          </table:table-cell>
          <table:table-cell table:style-name="ce29" office:value-type="percentage" office:value="0.000602714526981359" calcext:value-type="percentage">
            <text:p>0.06%</text:p>
          </table:table-cell>
          <table:table-cell table:style-name="ce29"/>
          <table:table-cell table:style-name="ce29" office:value-type="percentage" office:value="0.00302886361525675" calcext:value-type="percentage">
            <text:p>0.30%</text:p>
          </table:table-cell>
          <table:table-cell table:style-name="ce29" office:value-type="percentage" office:value="0.00321336233585605" calcext:value-type="percentage">
            <text:p>0.32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style-name="ce29" office:value-type="percentage" office:value="0.00961880222981258" calcext:value-type="percentage">
            <text:p>0.96%</text:p>
          </table:table-cell>
          <table:table-cell table:style-name="ce29" office:value-type="percentage" office:value="0.000710855766254805" calcext:value-type="percentage">
            <text:p>0.07%</text:p>
          </table:table-cell>
          <table:table-cell table:style-name="ce29" office:value-type="percentage" office:value="0.00652260800262184" calcext:value-type="percentage">
            <text:p>0.65%</text:p>
          </table:table-cell>
          <table:table-cell table:style-name="ce29" office:value-type="percentage" office:value="0.0103295874494527" calcext:value-type="percentage">
            <text:p>1.03%</text:p>
          </table:table-cell>
          <table:table-cell table:style-name="ce29" office:value-type="percentage" office:value="0.000673064923836705" calcext:value-type="percentage">
            <text:p>0.07%</text:p>
          </table:table-cell>
          <table:table-cell table:style-name="ce29" office:value-type="percentage" office:value="0.0161951464097716" calcext:value-type="percentage">
            <text:p>1.62%</text:p>
          </table:table-cell>
          <table:table-cell table:style-name="ce29" office:value-type="percentage" office:value="0.0139841677041514" calcext:value-type="percentage">
            <text:p>1.40%</text:p>
          </table:table-cell>
          <table:table-cell table:style-name="ce29" office:value-type="percentage" office:value="0.00391930834033625" calcext:value-type="percentage">
            <text:p>0.39%</text:p>
          </table:table-cell>
          <table:table-cell table:style-name="ce47" office:value-type="percentage" office:value="0.000760956650522766" calcext:value-type="percentage">
            <text:p>0.08%</text:p>
          </table:table-cell>
          <table:table-cell table:style-name="ce47"/>
          <table:table-cell table:style-name="ce47" office:value-type="percentage" office:value="0.00264026760171751" calcext:value-type="percentage">
            <text:p>0.26%</text:p>
          </table:table-cell>
          <table:table-cell table:style-name="ce47" office:value-type="percentage" office:value="0.00333084778169367" calcext:value-type="percentage">
            <text:p>0.33%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style-name="ce30" office:value-type="percentage" office:value="0.00940560535877528" calcext:value-type="percentage">
            <text:p>0.94%</text:p>
          </table:table-cell>
          <table:table-cell table:style-name="ce30" office:value-type="percentage" office:value="0.000646805566494996" calcext:value-type="percentage">
            <text:p>0.06%</text:p>
          </table:table-cell>
          <table:table-cell table:style-name="ce30" office:value-type="percentage" office:value="0.00678386170042615" calcext:value-type="percentage">
            <text:p>0.68%</text:p>
          </table:table-cell>
          <table:table-cell table:style-name="ce30" office:value-type="percentage" office:value="0.00918087272210537" calcext:value-type="percentage">
            <text:p>0.92%</text:p>
          </table:table-cell>
          <table:table-cell table:style-name="ce30" office:value-type="percentage" office:value="0.000556280415991225" calcext:value-type="percentage">
            <text:p>0.06%</text:p>
          </table:table-cell>
          <table:table-cell table:style-name="ce30" office:value-type="percentage" office:value="0.0163229714661409" calcext:value-type="percentage">
            <text:p>1.63%</text:p>
          </table:table-cell>
          <table:table-cell table:style-name="ce30" office:value-type="percentage" office:value="0.0141131235333868" calcext:value-type="percentage">
            <text:p>1.41%</text:p>
          </table:table-cell>
          <table:table-cell table:style-name="ce30" office:value-type="percentage" office:value="0.00340537699689386" calcext:value-type="percentage">
            <text:p>0.34%</text:p>
          </table:table-cell>
          <table:table-cell table:style-name="ce29" office:value-type="percentage" office:value="0.000833500270706357" calcext:value-type="percentage">
            <text:p>0.08%</text:p>
          </table:table-cell>
          <table:table-cell table:style-name="ce29"/>
          <table:table-cell table:style-name="ce29" office:value-type="percentage" office:value="0.00235497081001743" calcext:value-type="percentage">
            <text:p>0.24%</text:p>
          </table:table-cell>
          <table:table-cell table:style-name="ce29" office:value-type="percentage" office:value="0.0039087534319118" calcext:value-type="percentage">
            <text:p>0.39%</text:p>
          </table:table-cell>
          <table:table-cell table:style-name="ce29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style-name="ce29" office:value-type="percentage" office:value="0.00946369367588668" calcext:value-type="percentage">
            <text:p>0.95%</text:p>
          </table:table-cell>
          <table:table-cell table:style-name="ce29" office:value-type="percentage" office:value="0.000585475875391982" calcext:value-type="percentage">
            <text:p>0.06%</text:p>
          </table:table-cell>
          <table:table-cell table:style-name="ce29" office:value-type="percentage" office:value="0.00720349773674433" calcext:value-type="percentage">
            <text:p>0.72%</text:p>
          </table:table-cell>
          <table:table-cell table:style-name="ce29" office:value-type="percentage" office:value="0.00832312264618854" calcext:value-type="percentage">
            <text:p>0.83%</text:p>
          </table:table-cell>
          <table:table-cell table:style-name="ce29" office:value-type="percentage" office:value="0.000498422632844237" calcext:value-type="percentage">
            <text:p>0.05%</text:p>
          </table:table-cell>
          <table:table-cell table:style-name="ce29" office:value-type="percentage" office:value="0.0167951995322389" calcext:value-type="percentage">
            <text:p>1.68%</text:p>
          </table:table-cell>
          <table:table-cell table:style-name="ce29" office:value-type="percentage" office:value="0.0149072962567154" calcext:value-type="percentage">
            <text:p>1.49%</text:p>
          </table:table-cell>
          <table:table-cell table:style-name="ce29" office:value-type="percentage" office:value="0.00301491612895818" calcext:value-type="percentage">
            <text:p>0.30%</text:p>
          </table:table-cell>
          <table:table-cell table:style-name="ce47" office:value-type="percentage" office:value="0.000934433666315139" calcext:value-type="percentage">
            <text:p>0.09%</text:p>
          </table:table-cell>
          <table:table-cell table:style-name="ce47"/>
          <table:table-cell table:style-name="ce47" office:value-type="percentage" office:value="0.00229652373770847" calcext:value-type="percentage">
            <text:p>0.23%</text:p>
          </table:table-cell>
          <table:table-cell table:style-name="ce47" office:value-type="percentage" office:value="0.00464810842100707" calcext:value-type="percentage">
            <text:p>0.46%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style-name="ce30" office:value-type="percentage" office:value="0.00933824001867382" calcext:value-type="percentage">
            <text:p>0.93%</text:p>
          </table:table-cell>
          <table:table-cell table:style-name="ce30" office:value-type="percentage" office:value="0.000617660986798567" calcext:value-type="percentage">
            <text:p>0.06%</text:p>
          </table:table-cell>
          <table:table-cell table:style-name="ce30" office:value-type="percentage" office:value="0.00719511929922144" calcext:value-type="percentage">
            <text:p>0.72%</text:p>
          </table:table-cell>
          <table:table-cell table:style-name="ce30" office:value-type="percentage" office:value="0.00843202971714432" calcext:value-type="percentage">
            <text:p>0.84%</text:p>
          </table:table-cell>
          <table:table-cell table:style-name="ce30" office:value-type="percentage" office:value="0.00048284265951637" calcext:value-type="percentage">
            <text:p>0.05%</text:p>
          </table:table-cell>
          <table:table-cell table:style-name="ce30" office:value-type="percentage" office:value="0.0169575290688833" calcext:value-type="percentage">
            <text:p>1.70%</text:p>
          </table:table-cell>
          <table:table-cell table:style-name="ce30" office:value-type="percentage" office:value="0.0145730376476074" calcext:value-type="percentage">
            <text:p>1.46%</text:p>
          </table:table-cell>
          <table:table-cell table:style-name="ce30" office:value-type="percentage" office:value="0.00284428582324504" calcext:value-type="percentage">
            <text:p>0.28%</text:p>
          </table:table-cell>
          <table:table-cell table:style-name="ce29" office:value-type="percentage" office:value="0.00110112913760037" calcext:value-type="percentage">
            <text:p>0.11%</text:p>
          </table:table-cell>
          <table:table-cell table:style-name="ce29"/>
          <table:table-cell table:style-name="ce29" office:value-type="percentage" office:value="0.00219840306175176" calcext:value-type="percentage">
            <text:p>0.22%</text:p>
          </table:table-cell>
          <table:table-cell table:style-name="ce29" office:value-type="percentage" office:value="0.00535631443145592" calcext:value-type="percentage">
            <text:p>0.54%</text:p>
          </table:table-cell>
          <table:table-cell table:style-name="ce29" office:value-type="percentage" office:value="0.00116689653702816" calcext:value-type="percentage">
            <text:p>0.12%</text:p>
          </table:table-cell>
          <table:table-cell table:style-name="ce29" table:number-columns-repeated="3"/>
          <table:table-cell table:number-columns-repeated="1006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style-name="ce29" office:value-type="percentage" office:value="0.0088970241644898" calcext:value-type="percentage">
            <text:p>0.89%</text:p>
          </table:table-cell>
          <table:table-cell table:style-name="ce29" office:value-type="percentage" office:value="0.000721273651010169" calcext:value-type="percentage">
            <text:p>0.07%</text:p>
          </table:table-cell>
          <table:table-cell table:style-name="ce29" office:value-type="percentage" office:value="0.00721974510403148" calcext:value-type="percentage">
            <text:p>0.72%</text:p>
          </table:table-cell>
          <table:table-cell table:style-name="ce29" office:value-type="percentage" office:value="0.00929001289471043" calcext:value-type="percentage">
            <text:p>0.93%</text:p>
          </table:table-cell>
          <table:table-cell table:style-name="ce29" office:value-type="percentage" office:value="0.000527581984327637" calcext:value-type="percentage">
            <text:p>0.05%</text:p>
          </table:table-cell>
          <table:table-cell table:style-name="ce29" office:value-type="percentage" office:value="0.0164764714731884" calcext:value-type="percentage">
            <text:p>1.65%</text:p>
          </table:table-cell>
          <table:table-cell table:style-name="ce29" office:value-type="percentage" office:value="0.0146173597980544" calcext:value-type="percentage">
            <text:p>1.46%</text:p>
          </table:table-cell>
          <table:table-cell table:style-name="ce29" office:value-type="percentage" office:value="0.00305021267213239" calcext:value-type="percentage">
            <text:p>0.31%</text:p>
          </table:table-cell>
          <table:table-cell table:style-name="ce47" office:value-type="percentage" office:value="0.00177774684905904" calcext:value-type="percentage">
            <text:p>0.18%</text:p>
          </table:table-cell>
          <table:table-cell table:style-name="ce47"/>
          <table:table-cell table:style-name="ce47" office:value-type="percentage" office:value="0.00276402623901215" calcext:value-type="percentage">
            <text:p>0.28%</text:p>
          </table:table-cell>
          <table:table-cell table:style-name="ce47" office:value-type="percentage" office:value="0.00686863836330536" calcext:value-type="percentage">
            <text:p>0.69%</text:p>
          </table:table-cell>
          <table:table-cell table:style-name="ce47" office:value-type="percentage" office:value="0.00167502693461996" calcext:value-type="percentage">
            <text:p>0.17%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style-name="ce30" office:value-type="percentage" office:value="0.00918548780578398" calcext:value-type="percentage">
            <text:p>0.92%</text:p>
          </table:table-cell>
          <table:table-cell table:style-name="ce30" office:value-type="percentage" office:value="0.000880412575395823" calcext:value-type="percentage">
            <text:p>0.09%</text:p>
          </table:table-cell>
          <table:table-cell table:style-name="ce30" office:value-type="percentage" office:value="0.00706586756938487" calcext:value-type="percentage">
            <text:p>0.71%</text:p>
          </table:table-cell>
          <table:table-cell table:style-name="ce30" office:value-type="percentage" office:value="0.00918867167260385" calcext:value-type="percentage">
            <text:p>0.92%</text:p>
          </table:table-cell>
          <table:table-cell table:style-name="ce30" office:value-type="percentage" office:value="0.000464277718330744" calcext:value-type="percentage">
            <text:p>0.05%</text:p>
          </table:table-cell>
          <table:table-cell table:style-name="ce30" office:value-type="percentage" office:value="0.0161788496372926" calcext:value-type="percentage">
            <text:p>1.62%</text:p>
          </table:table-cell>
          <table:table-cell table:style-name="ce30" office:value-type="percentage" office:value="0.0147442218942046" calcext:value-type="percentage">
            <text:p>1.47%</text:p>
          </table:table-cell>
          <table:table-cell table:style-name="ce30" office:value-type="percentage" office:value="0.0029853388270838" calcext:value-type="percentage">
            <text:p>0.30%</text:p>
          </table:table-cell>
          <table:table-cell table:style-name="ce29" office:value-type="percentage" office:value="0.00192822845700678" calcext:value-type="percentage">
            <text:p>0.19%</text:p>
          </table:table-cell>
          <table:table-cell table:style-name="ce29"/>
          <table:table-cell table:style-name="ce29" office:value-type="percentage" office:value="0.00275355246129494" calcext:value-type="percentage">
            <text:p>0.28%</text:p>
          </table:table-cell>
          <table:table-cell table:style-name="ce29" office:value-type="percentage" office:value="0.00721003836197678" calcext:value-type="percentage">
            <text:p>0.72%</text:p>
          </table:table-cell>
          <table:table-cell table:style-name="ce29" office:value-type="percentage" office:value="0.00129161278918117" calcext:value-type="percentage">
            <text:p>0.13%</text:p>
          </table:table-cell>
          <table:table-cell table:style-name="ce29" table:number-columns-repeated="3"/>
          <table:table-cell table:number-columns-repeated="1006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29" office:value-type="percentage" office:value="0.00989536698334916" calcext:value-type="percentage">
            <text:p>0.99%</text:p>
          </table:table-cell>
          <table:table-cell table:style-name="ce29" office:value-type="percentage" office:value="0.000957125713536113" calcext:value-type="percentage">
            <text:p>0.10%</text:p>
          </table:table-cell>
          <table:table-cell table:style-name="ce29" office:value-type="percentage" office:value="0.00698913792400184" calcext:value-type="percentage">
            <text:p>0.70%</text:p>
          </table:table-cell>
          <table:table-cell table:style-name="ce29" office:value-type="percentage" office:value="0.00832091621647902" calcext:value-type="percentage">
            <text:p>0.83%</text:p>
          </table:table-cell>
          <table:table-cell table:style-name="ce29" office:value-type="percentage" office:value="0.000464932901986689" calcext:value-type="percentage">
            <text:p>0.05%</text:p>
          </table:table-cell>
          <table:table-cell table:style-name="ce29" office:value-type="percentage" office:value="0.0166034992177078" calcext:value-type="percentage">
            <text:p>1.66%</text:p>
          </table:table-cell>
          <table:table-cell table:style-name="ce29" office:value-type="percentage" office:value="0.0148856065446608" calcext:value-type="percentage">
            <text:p>1.49%</text:p>
          </table:table-cell>
          <table:table-cell table:style-name="ce29" office:value-type="percentage" office:value="0.00262273372308155" calcext:value-type="percentage">
            <text:p>0.26%</text:p>
          </table:table-cell>
          <table:table-cell table:style-name="ce47" office:value-type="percentage" office:value="0.00218872405220907" calcext:value-type="percentage">
            <text:p>0.22%</text:p>
          </table:table-cell>
          <table:table-cell table:style-name="ce47" office:value-type="percentage" office:value="0.000334864926640407" calcext:value-type="percentage">
            <text:p>0.03%</text:p>
          </table:table-cell>
          <table:table-cell table:style-name="ce47" office:value-type="percentage" office:value="0.00246448878022597" calcext:value-type="percentage">
            <text:p>0.25%</text:p>
          </table:table-cell>
          <table:table-cell table:style-name="ce47" office:value-type="percentage" office:value="0.00805996363631593" calcext:value-type="percentage">
            <text:p>0.81%</text:p>
          </table:table-cell>
          <table:table-cell table:style-name="ce47" office:value-type="percentage" office:value="0.00103133324512357" calcext:value-type="percentage">
            <text:p>0.10%</text:p>
          </table:table-cell>
          <table:table-cell table:style-name="ce47"/>
          <table:table-cell table:style-name="ce47" office:value-type="percentage" office:value="0.000328908706794847" calcext:value-type="percentage">
            <text:p>0.03%</text:p>
          </table:table-cell>
          <table:table-cell table:style-name="ce47"/>
          <table:table-cell table:number-columns-repeated="1006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30" office:value-type="percentage" office:value="0.0104606643560655" calcext:value-type="percentage">
            <text:p>1.05%</text:p>
          </table:table-cell>
          <table:table-cell table:style-name="ce30" office:value-type="percentage" office:value="0.00101322490187011" calcext:value-type="percentage">
            <text:p>0.10%</text:p>
          </table:table-cell>
          <table:table-cell table:style-name="ce30" office:value-type="percentage" office:value="0.00732161894258414" calcext:value-type="percentage">
            <text:p>0.73%</text:p>
          </table:table-cell>
          <table:table-cell table:style-name="ce30" office:value-type="percentage" office:value="0.00977492385410648" calcext:value-type="percentage">
            <text:p>0.98%</text:p>
          </table:table-cell>
          <table:table-cell table:style-name="ce30" office:value-type="percentage" office:value="0.000465936368934656" calcext:value-type="percentage">
            <text:p>0.05%</text:p>
          </table:table-cell>
          <table:table-cell table:style-name="ce30" office:value-type="percentage" office:value="0.0166537766309987" calcext:value-type="percentage">
            <text:p>1.67%</text:p>
          </table:table-cell>
          <table:table-cell table:style-name="ce30" office:value-type="percentage" office:value="0.0155583049965991" calcext:value-type="percentage">
            <text:p>1.56%</text:p>
          </table:table-cell>
          <table:table-cell table:style-name="ce30" office:value-type="percentage" office:value="0.00312314975925886" calcext:value-type="percentage">
            <text:p>0.31%</text:p>
          </table:table-cell>
          <table:table-cell table:style-name="ce29" office:value-type="percentage" office:value="0.00236486388288229" calcext:value-type="percentage">
            <text:p>0.24%</text:p>
          </table:table-cell>
          <table:table-cell table:style-name="ce29" office:value-type="percentage" office:value="0.000361559541561672" calcext:value-type="percentage">
            <text:p>0.04%</text:p>
          </table:table-cell>
          <table:table-cell table:style-name="ce29" office:value-type="percentage" office:value="0.00253356028964366" calcext:value-type="percentage">
            <text:p>0.25%</text:p>
          </table:table-cell>
          <table:table-cell table:style-name="ce29" office:value-type="percentage" office:value="0.0100862880222144" calcext:value-type="percentage">
            <text:p>1.01%</text:p>
          </table:table-cell>
          <table:table-cell table:style-name="ce29" office:value-type="percentage" office:value="0.00123537014000835" calcext:value-type="percentage">
            <text:p>0.12%</text:p>
          </table:table-cell>
          <table:table-cell table:style-name="ce29"/>
          <table:table-cell table:style-name="ce29" office:value-type="percentage" office:value="0" calcext:value-type="percentage">
            <text:p>0.00%</text:p>
          </table:table-cell>
          <table:table-cell table:style-name="ce29"/>
          <table:table-cell table:number-columns-repeated="1006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29" office:value-type="percentage" office:value="0.0109238316835513" calcext:value-type="percentage">
            <text:p>1.09%</text:p>
          </table:table-cell>
          <table:table-cell table:style-name="ce29" office:value-type="percentage" office:value="0.000925541959737644" calcext:value-type="percentage">
            <text:p>0.09%</text:p>
          </table:table-cell>
          <table:table-cell table:style-name="ce29" office:value-type="percentage" office:value="0.0074386216465936" calcext:value-type="percentage">
            <text:p>0.74%</text:p>
          </table:table-cell>
          <table:table-cell table:style-name="ce29" office:value-type="percentage" office:value="0.00926148743732353" calcext:value-type="percentage">
            <text:p>0.93%</text:p>
          </table:table-cell>
          <table:table-cell table:style-name="ce29" office:value-type="percentage" office:value="0.000397932270782329" calcext:value-type="percentage">
            <text:p>0.04%</text:p>
          </table:table-cell>
          <table:table-cell table:style-name="ce29" office:value-type="percentage" office:value="0.0168786236987149" calcext:value-type="percentage">
            <text:p>1.69%</text:p>
          </table:table-cell>
          <table:table-cell table:style-name="ce29" office:value-type="percentage" office:value="0.0159148002617685" calcext:value-type="percentage">
            <text:p>1.59%</text:p>
          </table:table-cell>
          <table:table-cell table:style-name="ce29" office:value-type="percentage" office:value="0.00259295104693199" calcext:value-type="percentage">
            <text:p>0.26%</text:p>
          </table:table-cell>
          <table:table-cell table:style-name="ce47" office:value-type="percentage" office:value="0.00210339021534986" calcext:value-type="percentage">
            <text:p>0.21%</text:p>
          </table:table-cell>
          <table:table-cell table:style-name="ce47" office:value-type="percentage" office:value="0.000374390273180508" calcext:value-type="percentage">
            <text:p>0.04%</text:p>
          </table:table-cell>
          <table:table-cell table:style-name="ce47" office:value-type="percentage" office:value="0.0026450338256733" calcext:value-type="percentage">
            <text:p>0.26%</text:p>
          </table:table-cell>
          <table:table-cell table:style-name="ce47" office:value-type="percentage" office:value="0.0107881371340265" calcext:value-type="percentage">
            <text:p>1.08%</text:p>
          </table:table-cell>
          <table:table-cell table:style-name="ce47" office:value-type="percentage" office:value="0.00166967888999977" calcext:value-type="percentage">
            <text:p>0.17%</text:p>
          </table:table-cell>
          <table:table-cell table:style-name="ce47"/>
          <table:table-cell table:style-name="ce47" office:value-type="percentage" office:value="0" calcext:value-type="percentage">
            <text:p>0.00%</text:p>
          </table:table-cell>
          <table:table-cell table:style-name="ce47"/>
          <table:table-cell table:number-columns-repeated="1006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style-name="ce30" office:value-type="percentage" office:value="0.0116387156111073" calcext:value-type="percentage">
            <text:p>1.16%</text:p>
          </table:table-cell>
          <table:table-cell table:style-name="ce30" office:value-type="percentage" office:value="0.000642224174604135" calcext:value-type="percentage">
            <text:p>0.06%</text:p>
          </table:table-cell>
          <table:table-cell table:style-name="ce30" office:value-type="percentage" office:value="0.00714587954016821" calcext:value-type="percentage">
            <text:p>0.71%</text:p>
          </table:table-cell>
          <table:table-cell table:style-name="ce30" office:value-type="percentage" office:value="0.00971593170924165" calcext:value-type="percentage">
            <text:p>0.97%</text:p>
          </table:table-cell>
          <table:table-cell table:style-name="ce30" office:value-type="percentage" office:value="0.000433470744073636" calcext:value-type="percentage">
            <text:p>0.04%</text:p>
          </table:table-cell>
          <table:table-cell table:style-name="ce30" office:value-type="percentage" office:value="0.0167587616547611" calcext:value-type="percentage">
            <text:p>1.68%</text:p>
          </table:table-cell>
          <table:table-cell table:style-name="ce30" office:value-type="percentage" office:value="0.015871302582137" calcext:value-type="percentage">
            <text:p>1.59%</text:p>
          </table:table-cell>
          <table:table-cell table:style-name="ce30" office:value-type="percentage" office:value="0.00265723309620876" calcext:value-type="percentage">
            <text:p>0.27%</text:p>
          </table:table-cell>
          <table:table-cell table:style-name="ce29" office:value-type="percentage" office:value="0.00207832026157001" calcext:value-type="percentage">
            <text:p>0.21%</text:p>
          </table:table-cell>
          <table:table-cell table:style-name="ce29" office:value-type="percentage" office:value="0.000351652186253678" calcext:value-type="percentage">
            <text:p>0.04%</text:p>
          </table:table-cell>
          <table:table-cell table:style-name="ce29" office:value-type="percentage" office:value="0.00259275780648903" calcext:value-type="percentage">
            <text:p>0.26%</text:p>
          </table:table-cell>
          <table:table-cell table:style-name="ce29" office:value-type="percentage" office:value="0.0107101298626129" calcext:value-type="percentage">
            <text:p>1.07%</text:p>
          </table:table-cell>
          <table:table-cell table:style-name="ce29" office:value-type="percentage" office:value="0.00180520724704594" calcext:value-type="percentage">
            <text:p>0.18%</text:p>
          </table:table-cell>
          <table:table-cell table:style-name="ce29"/>
          <table:table-cell table:style-name="ce29" office:value-type="percentage" office:value="0" calcext:value-type="percentage">
            <text:p>0.00%</text:p>
          </table:table-cell>
          <table:table-cell table:style-name="ce29"/>
          <table:table-cell table:number-columns-repeated="1006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29" office:value-type="percentage" office:value="0.0127294769340055" calcext:value-type="percentage">
            <text:p>1.27%</text:p>
          </table:table-cell>
          <table:table-cell table:style-name="ce29" office:value-type="percentage" office:value="0.000666603868820108" calcext:value-type="percentage">
            <text:p>0.07%</text:p>
          </table:table-cell>
          <table:table-cell table:style-name="ce29" office:value-type="percentage" office:value="0.00726716278767824" calcext:value-type="percentage">
            <text:p>0.73%</text:p>
          </table:table-cell>
          <table:table-cell table:style-name="ce29" office:value-type="percentage" office:value="0.00948495384244874" calcext:value-type="percentage">
            <text:p>0.95%</text:p>
          </table:table-cell>
          <table:table-cell table:style-name="ce29" office:value-type="percentage" office:value="0.000489779941810133" calcext:value-type="percentage">
            <text:p>0.05%</text:p>
          </table:table-cell>
          <table:table-cell table:style-name="ce29" office:value-type="percentage" office:value="0.0163707146913644" calcext:value-type="percentage">
            <text:p>1.64%</text:p>
          </table:table-cell>
          <table:table-cell table:style-name="ce29" office:value-type="percentage" office:value="0.0160551081025211" calcext:value-type="percentage">
            <text:p>1.61%</text:p>
          </table:table-cell>
          <table:table-cell table:style-name="ce29" office:value-type="percentage" office:value="0.00238471307698379" calcext:value-type="percentage">
            <text:p>0.24%</text:p>
          </table:table-cell>
          <table:table-cell table:style-name="ce47" office:value-type="percentage" office:value="0.00209681091536374" calcext:value-type="percentage">
            <text:p>0.21%</text:p>
          </table:table-cell>
          <table:table-cell table:style-name="ce47" office:value-type="percentage" office:value="0.000365874491397112" calcext:value-type="percentage">
            <text:p>0.04%</text:p>
          </table:table-cell>
          <table:table-cell table:style-name="ce47" office:value-type="percentage" office:value="0.00269349490539226" calcext:value-type="percentage">
            <text:p>0.27%</text:p>
          </table:table-cell>
          <table:table-cell table:style-name="ce47" office:value-type="percentage" office:value="0.0114806560184775" calcext:value-type="percentage">
            <text:p>1.15%</text:p>
          </table:table-cell>
          <table:table-cell table:style-name="ce47" office:value-type="percentage" office:value="0.00171424659032607" calcext:value-type="percentage">
            <text:p>0.17%</text:p>
          </table:table-cell>
          <table:table-cell table:style-name="ce47"/>
          <table:table-cell table:number-columns-repeated="2" table:style-name="ce47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style-name="ce30" office:value-type="percentage" office:value="0.0105109702628087" calcext:value-type="percentage">
            <text:p>1.05%</text:p>
          </table:table-cell>
          <table:table-cell table:style-name="ce30" office:value-type="percentage" office:value="0.000584590024895527" calcext:value-type="percentage">
            <text:p>0.06%</text:p>
          </table:table-cell>
          <table:table-cell table:style-name="ce30" office:value-type="percentage" office:value="0.00708050197613375" calcext:value-type="percentage">
            <text:p>0.71%</text:p>
          </table:table-cell>
          <table:table-cell table:style-name="ce30" office:value-type="percentage" office:value="0.00919573417118446" calcext:value-type="percentage">
            <text:p>0.92%</text:p>
          </table:table-cell>
          <table:table-cell table:style-name="ce30" office:value-type="percentage" office:value="0.00050893519641016" calcext:value-type="percentage">
            <text:p>0.05%</text:p>
          </table:table-cell>
          <table:table-cell table:style-name="ce30" office:value-type="percentage" office:value="0.0160022515479057" calcext:value-type="percentage">
            <text:p>1.60%</text:p>
          </table:table-cell>
          <table:table-cell table:style-name="ce30" office:value-type="percentage" office:value="0.0153374756841884" calcext:value-type="percentage">
            <text:p>1.53%</text:p>
          </table:table-cell>
          <table:table-cell table:style-name="ce30" office:value-type="percentage" office:value="0.00242605893369462" calcext:value-type="percentage">
            <text:p>0.24%</text:p>
          </table:table-cell>
          <table:table-cell table:style-name="ce29" office:value-type="percentage" office:value="0.00176886207484977" calcext:value-type="percentage">
            <text:p>0.18%</text:p>
          </table:table-cell>
          <table:table-cell table:style-name="ce29" office:value-type="percentage" office:value="0.000354503345784394" calcext:value-type="percentage">
            <text:p>0.04%</text:p>
          </table:table-cell>
          <table:table-cell table:style-name="ce29" office:value-type="percentage" office:value="0.00272424448676778" calcext:value-type="percentage">
            <text:p>0.27%</text:p>
          </table:table-cell>
          <table:table-cell table:style-name="ce29" office:value-type="percentage" office:value="0.0107438261877048" calcext:value-type="percentage">
            <text:p>1.07%</text:p>
          </table:table-cell>
          <table:table-cell table:style-name="ce29" office:value-type="percentage" office:value="0.00197107261819154" calcext:value-type="percentage">
            <text:p>0.20%</text:p>
          </table:table-cell>
          <table:table-cell table:style-name="ce29"/>
          <table:table-cell table:style-name="ce29" office:value-type="percentage" office:value="0.0014704867980335" calcext:value-type="percentage">
            <text:p>0.15%</text:p>
          </table:table-cell>
          <table:table-cell table:style-name="ce29" office:value-type="percentage" office:value="0.00380407762138458" calcext:value-type="percentage">
            <text:p>0.38%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style-name="ce29" office:value-type="percentage" office:value="0.0102628562112773" calcext:value-type="percentage">
            <text:p>1.03%</text:p>
          </table:table-cell>
          <table:table-cell table:style-name="ce29" office:value-type="percentage" office:value="0.000684112440227956" calcext:value-type="percentage">
            <text:p>0.07%</text:p>
          </table:table-cell>
          <table:table-cell table:style-name="ce29" office:value-type="percentage" office:value="0.00702011141307824" calcext:value-type="percentage">
            <text:p>0.70%</text:p>
          </table:table-cell>
          <table:table-cell table:style-name="ce29" office:value-type="percentage" office:value="0.00966160001444418" calcext:value-type="percentage">
            <text:p>0.97%</text:p>
          </table:table-cell>
          <table:table-cell table:style-name="ce29" office:value-type="percentage" office:value="0.000528483222256211" calcext:value-type="percentage">
            <text:p>0.05%</text:p>
          </table:table-cell>
          <table:table-cell table:style-name="ce29" office:value-type="percentage" office:value="0.0162369256572215" calcext:value-type="percentage">
            <text:p>1.62%</text:p>
          </table:table-cell>
          <table:table-cell table:style-name="ce29" office:value-type="percentage" office:value="0.0156379005322433" calcext:value-type="percentage">
            <text:p>1.56%</text:p>
          </table:table-cell>
          <table:table-cell table:style-name="ce29" office:value-type="percentage" office:value="0.00276714880493469" calcext:value-type="percentage">
            <text:p>0.28%</text:p>
          </table:table-cell>
          <table:table-cell table:style-name="ce47" office:value-type="percentage" office:value="0.00172129952860513" calcext:value-type="percentage">
            <text:p>0.17%</text:p>
          </table:table-cell>
          <table:table-cell table:style-name="ce47" office:value-type="percentage" office:value="0.000471364562460638" calcext:value-type="percentage">
            <text:p>0.05%</text:p>
          </table:table-cell>
          <table:table-cell table:style-name="ce47" office:value-type="percentage" office:value="0.00290593948372479" calcext:value-type="percentage">
            <text:p>0.29%</text:p>
          </table:table-cell>
          <table:table-cell table:style-name="ce47" office:value-type="percentage" office:value="0.00982746458674933" calcext:value-type="percentage">
            <text:p>0.98%</text:p>
          </table:table-cell>
          <table:table-cell table:style-name="ce47" office:value-type="percentage" office:value="0.00169318277702992" calcext:value-type="percentage">
            <text:p>0.17%</text:p>
          </table:table-cell>
          <table:table-cell table:style-name="ce47" office:value-type="percentage" office:value="0.000880593978403211" calcext:value-type="percentage">
            <text:p>0.09%</text:p>
          </table:table-cell>
          <table:table-cell table:style-name="ce47" office:value-type="percentage" office:value="0.00101880933409591" calcext:value-type="percentage">
            <text:p>0.10%</text:p>
          </table:table-cell>
          <table:table-cell table:style-name="ce47" office:value-type="percentage" office:value="0.00732550025557765" calcext:value-type="percentage">
            <text:p>0.73%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style-name="ce31" office:value-type="percentage" office:value="0" calcext:value-type="percentage">
            <text:p>0.00%</text:p>
          </table:table-cell>
          <table:table-cell table:style-name="ce31" office:value-type="percentage" office:value="0.00075631386805743" calcext:value-type="percentage">
            <text:p>0.08%</text:p>
          </table:table-cell>
          <table:table-cell table:style-name="ce31" office:value-type="percentage" office:value="0.00734452401730619" calcext:value-type="percentage">
            <text:p>0.73%</text:p>
          </table:table-cell>
          <table:table-cell table:style-name="ce31" office:value-type="percentage" office:value="0.00799150623036929" calcext:value-type="percentage">
            <text:p>0.80%</text:p>
          </table:table-cell>
          <table:table-cell table:style-name="ce31" office:value-type="percentage" office:value="0.000469975376524546" calcext:value-type="percentage">
            <text:p>0.05%</text:p>
          </table:table-cell>
          <table:table-cell table:style-name="ce31" office:value-type="percentage" office:value="0.0159674857167433" calcext:value-type="percentage">
            <text:p>1.60%</text:p>
          </table:table-cell>
          <table:table-cell table:style-name="ce31" office:value-type="percentage" office:value="0.0178786425763565" calcext:value-type="percentage">
            <text:p>1.79%</text:p>
          </table:table-cell>
          <table:table-cell table:style-name="ce31" office:value-type="percentage" office:value="0.00208292693837073" calcext:value-type="percentage">
            <text:p>0.21%</text:p>
          </table:table-cell>
          <table:table-cell table:style-name="ce29" office:value-type="percentage" office:value="0.00147773148713019" calcext:value-type="percentage">
            <text:p>0.15%</text:p>
          </table:table-cell>
          <table:table-cell table:style-name="ce29" office:value-type="percentage" office:value="0.000430015334349855" calcext:value-type="percentage">
            <text:p>0.04%</text:p>
          </table:table-cell>
          <table:table-cell table:style-name="ce29" office:value-type="percentage" office:value="0.00269794801353933" calcext:value-type="percentage">
            <text:p>0.27%</text:p>
          </table:table-cell>
          <table:table-cell table:style-name="ce29" office:value-type="percentage" office:value="0.00695203916219705" calcext:value-type="percentage">
            <text:p>0.70%</text:p>
          </table:table-cell>
          <table:table-cell table:style-name="ce29" office:value-type="percentage" office:value="0.00155582043184477" calcext:value-type="percentage">
            <text:p>0.16%</text:p>
          </table:table-cell>
          <table:table-cell table:style-name="ce29" office:value-type="percentage" office:value="0.00262234557625097" calcext:value-type="percentage">
            <text:p>0.26%</text:p>
          </table:table-cell>
          <table:table-cell table:style-name="ce29" office:value-type="percentage" office:value="0.00134070786001073" calcext:value-type="percentage">
            <text:p>0.13%</text:p>
          </table:table-cell>
          <table:table-cell table:style-name="ce29" office:value-type="percentage" office:value="0.0115429938700718" calcext:value-type="percentage">
            <text:p>1.15%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style-name="ce32" office:value-type="percentage" office:value="0" calcext:value-type="percentage">
            <text:p>0.00%</text:p>
          </table:table-cell>
          <table:table-cell table:style-name="ce32" office:value-type="percentage" office:value="0.000655630335754841" calcext:value-type="percentage">
            <text:p>0.07%</text:p>
          </table:table-cell>
          <table:table-cell table:style-name="ce32" office:value-type="percentage" office:value="0.00699593283225069" calcext:value-type="percentage">
            <text:p>0.70%</text:p>
          </table:table-cell>
          <table:table-cell table:style-name="ce32" office:value-type="percentage" office:value="0.00748253306970056" calcext:value-type="percentage">
            <text:p>0.75%</text:p>
          </table:table-cell>
          <table:table-cell table:style-name="ce32" office:value-type="percentage" office:value="0.00042895846045955" calcext:value-type="percentage">
            <text:p>0.04%</text:p>
          </table:table-cell>
          <table:table-cell table:style-name="ce32" office:value-type="percentage" office:value="0.0158898222397003" calcext:value-type="percentage">
            <text:p>1.59%</text:p>
          </table:table-cell>
          <table:table-cell table:style-name="ce32" office:value-type="percentage" office:value="0.0172365647069281" calcext:value-type="percentage">
            <text:p>1.72%</text:p>
          </table:table-cell>
          <table:table-cell table:style-name="ce32" office:value-type="percentage" office:value="0.00192996429530297" calcext:value-type="percentage">
            <text:p>0.19%</text:p>
          </table:table-cell>
          <table:table-cell table:style-name="ce48" office:value-type="percentage" office:value="0.00125284370299925" calcext:value-type="percentage">
            <text:p>0.13%</text:p>
          </table:table-cell>
          <table:table-cell table:style-name="ce48" office:value-type="percentage" office:value="0.000395371443253911" calcext:value-type="percentage">
            <text:p>0.04%</text:p>
          </table:table-cell>
          <table:table-cell table:style-name="ce48" office:value-type="percentage" office:value="0.00316211821936252" calcext:value-type="percentage">
            <text:p>0.32%</text:p>
          </table:table-cell>
          <table:table-cell table:style-name="ce48" office:value-type="percentage" office:value="0.00647005180407838" calcext:value-type="percentage">
            <text:p>0.65%</text:p>
          </table:table-cell>
          <table:table-cell table:style-name="ce48" office:value-type="percentage" office:value="0.00160666051995564" calcext:value-type="percentage">
            <text:p>0.16%</text:p>
          </table:table-cell>
          <table:table-cell table:style-name="ce48" office:value-type="percentage" office:value="0.00244608697988098" calcext:value-type="percentage">
            <text:p>0.24%</text:p>
          </table:table-cell>
          <table:table-cell table:style-name="ce48" office:value-type="percentage" office:value="0.00115984767102009" calcext:value-type="percentage">
            <text:p>0.12%</text:p>
          </table:table-cell>
          <table:table-cell table:style-name="ce48" office:value-type="percentage" office:value="0.0141825054372025" calcext:value-type="percentage">
            <text:p>1.42%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verage non-contributive income and expense</text:p>
          </table:table-cell>
          <table:table-cell table:style-name="ce14"/>
          <table:table-cell table:style-name="ce37" table:formula="of:=AVERAGE([.D100:.D111])" office:value-type="percentage" office:value="0.000758726208392369" calcext:value-type="percentage">
            <text:p>0.08%</text:p>
          </table:table-cell>
          <table:table-cell table:style-name="ce37" table:formula="of:=AVERAGE([.E100:.E111])*0.2869" office:value-type="percentage" office:value="0.00205813029947858" calcext:value-type="percentage">
            <text:p>0.21%</text:p>
          </table:table-cell>
          <table:table-cell table:style-name="ce37" table:formula="of:=AVERAGE([.F100:.F111])/3" office:value-type="percentage" office:value="0.00299445280082657" calcext:value-type="percentage">
            <text:p>0.30%</text:p>
          </table:table-cell>
          <table:table-cell table:style-name="ce37" table:formula="of:=AVERAGE([.G100:.G111])" office:value-type="percentage" office:value="0.000471925570451055" calcext:value-type="percentage">
            <text:p>0.05%</text:p>
          </table:table-cell>
          <table:table-cell table:style-name="ce37" table:formula="of:=AVERAGE([.H100:.H111])" office:value-type="percentage" office:value="0.0164145592695402" calcext:value-type="percentage">
            <text:p>1.64%</text:p>
          </table:table-cell>
          <table:table-cell table:style-name="ce37" table:formula="of:=AVERAGE([.I100:.I111])" office:value-type="percentage" office:value="0.0156925271106058" calcext:value-type="percentage">
            <text:p>1.57%</text:p>
          </table:table-cell>
          <table:table-cell table:style-name="ce37" table:formula="of:=AVERAGE([.J100:.J111])" office:value-type="percentage" office:value="0.00262222641643577" calcext:value-type="percentage">
            <text:p>0.26%</text:p>
          </table:table-cell>
          <table:table-cell table:style-name="ce49" table:formula="of:=AVERAGE([.K100:.K111])" office:value-type="percentage" office:value="0.00182166254705213" calcext:value-type="percentage">
            <text:p>0.18%</text:p>
          </table:table-cell>
          <table:table-cell table:style-name="ce49" table:formula="of:=[.L111]" office:value-type="percentage" office:value="0.000395371443253911" calcext:value-type="percentage">
            <text:p>0.04%</text:p>
          </table:table-cell>
          <table:table-cell table:style-name="ce49" table:formula="of:=AVERAGE([.M100:.M111])" office:value-type="percentage" office:value="0.00267796396440646" calcext:value-type="percentage">
            <text:p>0.27%</text:p>
          </table:table-cell>
          <table:table-cell table:style-name="ce49" table:formula="of:=[.N111]" office:value-type="percentage" office:value="0.00647005180407838" calcext:value-type="percentage">
            <text:p>0.65%</text:p>
          </table:table-cell>
          <table:table-cell table:style-name="ce49" table:formula="of:=AVERAGE([.O100:.O111])" office:value-type="percentage" office:value="0.00153467572669624" calcext:value-type="percentage">
            <text:p>0.15%</text:p>
          </table:table-cell>
          <table:table-cell table:style-name="ce49" table:formula="of:=AVERAGE([.P110:.P111])" office:value-type="percentage" office:value="0.00253421627806598" calcext:value-type="percentage">
            <text:p>0.25%</text:p>
          </table:table-cell>
          <table:table-cell table:style-name="ce49" table:formula="of:=AVERAGE([.Q108:.Q111])" office:value-type="percentage" office:value="0.00124746291579006" calcext:value-type="percentage">
            <text:p>0.12%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7" table:formula="of:=SUM([.D114:.J114])-[.E114]" office:value-type="percentage" office:value="0.0389544173762517" calcext:value-type="percentage">
            <text:p>3.90%</text:p>
          </table:table-cell>
          <table:table-cell table:style-name="Default"/>
          <table:table-cell table:style-name="ce21" office:value-type="string" calcext:value-type="string">
            <text:p>New taxes: dollar tax and export tariffs increase</text:p>
          </table:table-cell>
          <table:table-cell table:style-name="ce21" table:number-columns-repeated="2"/>
          <table:table-cell table:style-name="ce37" office:value-type="percentage" office:value="0.0075" calcext:value-type="percentage">
            <text:p>0.75%</text:p>
          </table:table-cell>
          <table:table-cell/>
          <table:table-cell table:style-name="ce49" table:formula="of:=SUM([.K114:.Q114])" office:value-type="percentage" office:value="0.0166814046793431" calcext:value-type="percentage">
            <text:p>1.67%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/>
          <table:table-cell table:style-name="ce34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Family benefits</text:p>
          </table:table-cell>
          <table:table-cell table:style-name="ce4" office:value-type="string" calcext:value-type="string">
            <text:p>Pensions</text:p>
          </table:table-cell>
          <table:table-cell table:style-name="ce4" office:value-type="string" calcext:value-type="string">
            <text:p>Social security contributions</text:p>
          </table:table-cell>
          <table:table-cell table:style-name="ce41" office:value-type="string" calcext:value-type="string">
            <text:p>Fiscal income net of non-simulated expenses</text:p>
          </table:table-cell>
          <table:table-cell table:style-name="ce4" office:value-type="string" calcext:value-type="string">
            <text:p>Economic result</text:p>
          </table:table-cell>
          <table:table-cell table:style-name="ce4" office:value-type="string" calcext:value-type="string">
            <text:p>IFE cost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" office:value-type="string" calcext:value-type="string">
            <text:p>Fiscal ANSES income, MECON hypothesis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float" office:value="2014" calcext:value-type="float">
            <text:p>2014</text:p>
          </table:table-cell>
          <table:table-cell table:formula="of:=(SUM(['file:///C:/Users/Leonardo/Documents/Git_MISSAR_model/MISSAR_private/Ex_ante_policy_evaluation/31_12_2019_legislation/2020_quarterly_formula/Results/Deficit_computation_50_1.03_trim.xlsx'#$'Central pensions'.Y4:.Y7])/AVERAGE(['file:///C:/Users/Leonardo/Documents/Git_MISSAR_model/MISSAR_private/Ex_ante_policy_evaluation/31_12_2019_legislation/2020_quarterly_formula/Results/Deficit_computation_50_1.03_trim.xlsx'#$'Central scenario'.AG3:.AG6]))" office:value-type="percentage" office:value="0.0100080003976103" calcext:value-type="percentage">
            <text:p>1.00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3]+['file:///C:/Users/Leonardo/Documents/Git_MISSAR_model/MISSAR_private/Ex_ante_policy_evaluation/31_12_2019_legislation/2020_quarterly_formula/Results/Deficit_computation_50_1.03_trim.xlsx'#$'Central scenario'.BN3]+['file:///C:/Users/Leonardo/Documents/Git_MISSAR_model/MISSAR_private/Ex_ante_policy_evaluation/31_12_2019_legislation/2020_quarterly_formula/Results/Deficit_computation_50_1.03_trim.xlsx'#$'Central scenario'.BL3]-[.C121]" office:value-type="percentage" office:value="0.0636642641339579" calcext:value-type="percentage">
            <text:p>6.37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3]" office:value-type="percentage" office:value="0.0539797598100557" calcext:value-type="percentage">
            <text:p>5.40%</text:p>
          </table:table-cell>
          <table:table-cell table:formula="of:=SUM([.$C106:.$J106])-[.$H106]-[.$F106]-SUM([.$K106:.$Q106])" office:value-type="percentage" office:value="0.0208507583843275" calcext:value-type="percentage">
            <text:p>2.09%</text:p>
          </table:table-cell>
          <table:table-cell table:formula="of:=[.E121]+[.F121]-[.D121]-[.C121]" office:value-type="percentage" office:value="0.00115825366281498" calcext:value-type="percentage">
            <text:p>0.12%</text:p>
          </table:table-cell>
          <table:table-cell table:style-name="ce34"/>
          <table:table-cell table:style-name="ce34" table:formula="of:=SUM([.$C106:.$J106])-[.$H106]-[.$F106]" office:value-type="percentage" office:value="0.038388825748299" calcext:value-type="percentage">
            <text:p>3.84%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15" calcext:value-type="float">
            <text:p>2015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14:.Y17])/AVERAGE(['file:///C:/Users/Leonardo/Documents/Git_MISSAR_model/MISSAR_private/Ex_ante_policy_evaluation/31_12_2019_legislation/2020_quarterly_formula/Results/Deficit_computation_50_1.03_trim.xlsx'#$'Central scenario'.AG14:.AG17])" office:value-type="percentage" office:value="0.0108295290339839" calcext:value-type="percentage">
            <text:p>1.08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4]+['file:///C:/Users/Leonardo/Documents/Git_MISSAR_model/MISSAR_private/Ex_ante_policy_evaluation/31_12_2019_legislation/2020_quarterly_formula/Results/Deficit_computation_50_1.03_trim.xlsx'#$'Central scenario'.BN4]+['file:///C:/Users/Leonardo/Documents/Git_MISSAR_model/MISSAR_private/Ex_ante_policy_evaluation/31_12_2019_legislation/2020_quarterly_formula/Results/Deficit_computation_50_1.03_trim.xlsx'#$'Central scenario'.BL4]-[.C122]" office:value-type="percentage" office:value="0.0830665025814917" calcext:value-type="percentage">
            <text:p>8.31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4]" office:value-type="percentage" office:value="0.0607395187891978" calcext:value-type="percentage">
            <text:p>6.07%</text:p>
          </table:table-cell>
          <table:table-cell table:style-name="ce34" table:formula="of:=SUM([.$C107:.$J107])-[.$H107]-[.$F107]-SUM([.$K107:.$Q107])" office:value-type="percentage" office:value="0.0212417617908622" calcext:value-type="percentage">
            <text:p>2.12%</text:p>
          </table:table-cell>
          <table:table-cell table:style-name="ce34" table:formula="of:=[.E122]+[.F122]-[.D122]-[.C122]" office:value-type="percentage" office:value="-0.0119147510354156" calcext:value-type="percentage">
            <text:p>-1.19%</text:p>
          </table:table-cell>
          <table:table-cell table:style-name="ce34"/>
          <table:table-cell table:style-name="ce34" table:formula="of:=SUM([.$C107:.$J107])-[.$H107]-[.$F107]" office:value-type="percentage" office:value="0.0395928447118189" calcext:value-type="percentage">
            <text:p>3.96%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2016" calcext:value-type="float">
            <text:p>2016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18:.Y21])/AVERAGE(['file:///C:/Users/Leonardo/Documents/Git_MISSAR_model/MISSAR_private/Ex_ante_policy_evaluation/31_12_2019_legislation/2020_quarterly_formula/Results/Deficit_computation_50_1.03_trim.xlsx'#$'Central scenario'.AG18:.AG21])" office:value-type="percentage" office:value="0.0120066425234995" calcext:value-type="percentage">
            <text:p>1.20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5]+['file:///C:/Users/Leonardo/Documents/Git_MISSAR_model/MISSAR_private/Ex_ante_policy_evaluation/31_12_2019_legislation/2020_quarterly_formula/Results/Deficit_computation_50_1.03_trim.xlsx'#$'Central scenario'.BN5]+['file:///C:/Users/Leonardo/Documents/Git_MISSAR_model/MISSAR_private/Ex_ante_policy_evaluation/31_12_2019_legislation/2020_quarterly_formula/Results/Deficit_computation_50_1.03_trim.xlsx'#$'Central scenario'.BL5]-[.C123]" office:value-type="percentage" office:value="0.082141043339025" calcext:value-type="percentage">
            <text:p>8.21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5]" office:value-type="percentage" office:value="0.0611320051364955" calcext:value-type="percentage">
            <text:p>6.11%</text:p>
          </table:table-cell>
          <table:table-cell table:formula="of:=SUM([.$C108:.$J108])-[.$H108]-[.$F108]-SUM([.$K108:.$R108])" office:value-type="percentage" office:value="0.0136114589454148" calcext:value-type="percentage">
            <text:p>1.36%</text:p>
          </table:table-cell>
          <table:table-cell table:formula="of:=[.E123]+[.F123]-[.D123]-[.C123]" office:value-type="percentage" office:value="-0.0194042217806141" calcext:value-type="percentage">
            <text:p>-1.94%</text:p>
          </table:table-cell>
          <table:table-cell table:style-name="ce34"/>
          <table:table-cell table:style-name="ce34" table:formula="of:=SUM([.$C108:.$J108])-[.$H108]-[.$F108]" office:value-type="percentage" office:value="0.0364485320781312" calcext:value-type="percentage">
            <text:p>3.64%</text:p>
          </table:table-cell>
          <table:table-cell table:number-columns-repeated="5"/>
          <table:table-cell>
            <draw:frame draw:z-index="2" draw:style-name="gr1" draw:text-style-name="P1" svg:width="577.36pt" svg:height="736.53pt" svg:x="44.59pt" svg:y="10.94pt">
              <draw:object draw:notify-on-update-of-ranges="'Economic result'.B149:'Economic result'.B175 'Economic result'.C148:'Economic result'.C148 'Economic result'.C149:'Economic result'.C175 'Economic result'.D148:'Economic result'.D148 'Economic result'.D149:'Economic result'.D175 'Economic result'.E148:'Economic result'.E148 'Economic result'.E149:'Economic result'.E175 'Economic result'.F148:'Economic result'.F148 'Economic result'.F149:'Economic result'.F175 'Economic result'.G148:'Economic result'.G148 'Economic result'.G149:'Economic result'.G17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017" calcext:value-type="float">
            <text:p>2017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22:.Y25])/AVERAGE(['file:///C:/Users/Leonardo/Documents/Git_MISSAR_model/MISSAR_private/Ex_ante_policy_evaluation/31_12_2019_legislation/2020_quarterly_formula/Results/Deficit_computation_50_1.03_trim.xlsx'#$'Central scenario'.AG22:.AG25])" office:value-type="percentage" office:value="0.0154323264568133" calcext:value-type="percentage">
            <text:p>1.54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6]+['file:///C:/Users/Leonardo/Documents/Git_MISSAR_model/MISSAR_private/Ex_ante_policy_evaluation/31_12_2019_legislation/2020_quarterly_formula/Results/Deficit_computation_50_1.03_trim.xlsx'#$'Central scenario'.BN6]+['file:///C:/Users/Leonardo/Documents/Git_MISSAR_model/MISSAR_private/Ex_ante_policy_evaluation/31_12_2019_legislation/2020_quarterly_formula/Results/Deficit_computation_50_1.03_trim.xlsx'#$'Central scenario'.BL6]-[.C124]" office:value-type="percentage" office:value="0.084924466669661" calcext:value-type="percentage">
            <text:p>8.49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6]" office:value-type="percentage" office:value="0.0628649338766236" calcext:value-type="percentage">
            <text:p>6.29%</text:p>
          </table:table-cell>
          <table:table-cell table:style-name="ce34" table:formula="of:=SUM([.$C109:.$J109])-[.$H109]-[.$F109]-SUM([.$K109:.$R109])" office:value-type="percentage" office:value="0.0110564581173711" calcext:value-type="percentage">
            <text:p>1.11%</text:p>
          </table:table-cell>
          <table:table-cell table:style-name="ce34" table:formula="of:=[.E124]+[.F124]-[.D124]-[.C124]" office:value-type="percentage" office:value="-0.0264354011324795" calcext:value-type="percentage">
            <text:p>-2.64%</text:p>
          </table:table-cell>
          <table:table-cell table:style-name="ce34"/>
          <table:table-cell table:style-name="ce34" table:formula="of:=SUM([.$C109:.$J109])-[.$H109]-[.$F109]" office:value-type="percentage" office:value="0.0369006126240177" calcext:value-type="percentage">
            <text:p>3.69%</text:p>
          </table:table-cell>
          <table:table-cell table:number-columns-repeated="1015"/>
        </table:table-row>
        <table:table-row table:style-name="ro1">
          <table:table-cell/>
          <table:table-cell table:style-name="ce15" table:formula="of:=[.B124]+1" office:value-type="float" office:value="2018" calcext:value-type="float">
            <text:p>2018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26:.Y29])/AVERAGE(['file:///C:/Users/Leonardo/Documents/Git_MISSAR_model/MISSAR_private/Ex_ante_policy_evaluation/31_12_2019_legislation/2020_quarterly_formula/Results/Deficit_computation_50_1.03_trim.xlsx'#$'Central scenario'.AG26:.AG29])" office:value-type="percentage" office:value="0.0142170624303096" calcext:value-type="percentage">
            <text:p>1.42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7]+['file:///C:/Users/Leonardo/Documents/Git_MISSAR_model/MISSAR_private/Ex_ante_policy_evaluation/31_12_2019_legislation/2020_quarterly_formula/Results/Deficit_computation_50_1.03_trim.xlsx'#$'Central scenario'.BN7]+['file:///C:/Users/Leonardo/Documents/Git_MISSAR_model/MISSAR_private/Ex_ante_policy_evaluation/31_12_2019_legislation/2020_quarterly_formula/Results/Deficit_computation_50_1.03_trim.xlsx'#$'Central scenario'.BL7]-[.C125]" office:value-type="percentage" office:value="0.0822399373724801" calcext:value-type="percentage">
            <text:p>8.22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7]" office:value-type="percentage" office:value="0.0587398562806465" calcext:value-type="percentage">
            <text:p>5.87%</text:p>
          </table:table-cell>
          <table:table-cell table:formula="of:=SUM([.$C110:.$J110])-[.$F110]-SUM([.$K110:.$R110])" office:value-type="percentage" office:value="0.015880266757964" calcext:value-type="percentage">
            <text:p>1.59%</text:p>
          </table:table-cell>
          <table:table-cell table:formula="of:=[.E125]+[.F125]-[.D125]-[.C125]" office:value-type="percentage" office:value="-0.0218368767641793" calcext:value-type="percentage">
            <text:p>-2.18%</text:p>
          </table:table-cell>
          <table:table-cell table:style-name="ce34"/>
          <table:table-cell table:style-name="ce34" table:formula="of:=SUM([.$C110:.$J110])-[.$F110]-[.$R110]" office:value-type="percentage" office:value="0.0329568746232869" calcext:value-type="percentage">
            <text:p>3.30%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.B125]+1" office:value-type="float" office:value="2019" calcext:value-type="float">
            <text:p>2019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30:.Y33])/AVERAGE(['file:///C:/Users/Leonardo/Documents/Git_MISSAR_model/MISSAR_private/Ex_ante_policy_evaluation/31_12_2019_legislation/2020_quarterly_formula/Results/Deficit_computation_50_1.03_trim.xlsx'#$'Central scenario'.AG30:.AG33])" office:value-type="percentage" office:value="0.0135381023056581" calcext:value-type="percentage">
            <text:p>1.35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8]+['file:///C:/Users/Leonardo/Documents/Git_MISSAR_model/MISSAR_private/Ex_ante_policy_evaluation/31_12_2019_legislation/2020_quarterly_formula/Results/Deficit_computation_50_1.03_trim.xlsx'#$'Central scenario'.BN8]+['file:///C:/Users/Leonardo/Documents/Git_MISSAR_model/MISSAR_private/Ex_ante_policy_evaluation/31_12_2019_legislation/2020_quarterly_formula/Results/Deficit_computation_50_1.03_trim.xlsx'#$'Central scenario'.BL8]-[.C126]" office:value-type="percentage" office:value="0.0767398432299661" calcext:value-type="percentage">
            <text:p>7.67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8]" office:value-type="percentage" office:value="0.0515592193109002" calcext:value-type="percentage">
            <text:p>5.16%</text:p>
          </table:table-cell>
          <table:table-cell table:style-name="ce34" table:formula="of:=SUM([.$C111:.$J111])-[.$F111]-SUM([.$K111:.$R111])" office:value-type="percentage" office:value="0.0124613870926432" calcext:value-type="percentage">
            <text:p>1.25%</text:p>
          </table:table-cell>
          <table:table-cell table:style-name="ce34" table:formula="of:=[.E126]+[.F126]-[.D126]-[.C126]" office:value-type="percentage" office:value="-0.0262573391320808" calcext:value-type="percentage">
            <text:p>-2.63%</text:p>
          </table:table-cell>
          <table:table-cell table:style-name="ce34"/>
          <table:table-cell table:style-name="ce34" table:formula="of:=SUM([.$C111:.$J111])-[.$F111]-[.$R111]" office:value-type="percentage" office:value="0.0289543674331939" calcext:value-type="percentage">
            <text:p>2.90%</text:p>
          </table:table-cell>
          <table:table-cell table:style-name="ce34" office:value-type="percentage" office:value="0.0260918114750425" calcext:value-type="percentage">
            <text:p>2.61%</text:p>
          </table:table-cell>
          <table:table-cell table:number-columns-repeated="1014"/>
        </table:table-row>
        <table:table-row table:style-name="ro1">
          <table:table-cell/>
          <table:table-cell table:style-name="ce15" table:formula="of:=[.B126]+1" office:value-type="float" office:value="2020" calcext:value-type="float">
            <text:p>2020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34:.Y37])/AVERAGE(['file:///C:/Users/Leonardo/Documents/Git_MISSAR_model/MISSAR_private/Ex_ante_policy_evaluation/31_12_2019_legislation/2020_quarterly_formula/Results/Deficit_computation_50_1.03_trim.xlsx'#$'Central scenario'.AG34:.AG37])" office:value-type="percentage" office:value="0.014463357517358" calcext:value-type="percentage">
            <text:p>1.45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9]+['file:///C:/Users/Leonardo/Documents/Git_MISSAR_model/MISSAR_private/Ex_ante_policy_evaluation/31_12_2019_legislation/2020_quarterly_formula/Results/Deficit_computation_50_1.03_trim.xlsx'#$'Central scenario'.BN9]+['file:///C:/Users/Leonardo/Documents/Git_MISSAR_model/MISSAR_private/Ex_ante_policy_evaluation/31_12_2019_legislation/2020_quarterly_formula/Results/Deficit_computation_50_1.03_trim.xlsx'#$'Central scenario'.BL9]-[.C127]" office:value-type="percentage" office:value="0.0924967832526068" calcext:value-type="percentage">
            <text:p>9.25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9]" office:value-type="percentage" office:value="0.0586018837441637" calcext:value-type="percentage">
            <text:p>5.86%</text:p>
          </table:table-cell>
          <table:table-cell table:formula="of:=[.J127]-SUM([.$K$114:.$Q$114])" office:value-type="percentage" office:value="0.0143162415877109" calcext:value-type="percentage">
            <text:p>1.43%</text:p>
          </table:table-cell>
          <table:table-cell table:formula="of:=[.E127]+[.F127]-[.D127]-[.C127]" office:value-type="percentage" office:value="-0.0340420154380901" calcext:value-type="percentage">
            <text:p>-3.40%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AB35:.AB37])/AVERAGE(['file:///C:/Users/Leonardo/Documents/Git_MISSAR_model/MISSAR_private/Ex_ante_policy_evaluation/31_12_2019_legislation/2020_quarterly_formula/Results/Deficit_computation_50_1.03_trim.xlsx'#$'Central scenario'.AG34:.AG37])" office:value-type="percentage" office:value="0.0110308754787898" calcext:value-type="percentage">
            <text:p>1.10%</text:p>
          </table:table-cell>
          <table:table-cell table:style-name="ce34" table:formula="of:=SUM([.$D$114:.$J$114])-[.$I$114]+[.$I$116]" office:value-type="percentage" office:value="0.0328200205651245" calcext:value-type="percentage">
            <text:p>3.28%</text:p>
          </table:table-cell>
          <table:table-cell table:style-name="ce34" office:value-type="percentage" office:value="0.030997646267054" calcext:value-type="percentage">
            <text:p>3.10%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.B127]+1" office:value-type="float" office:value="2021" calcext:value-type="float">
            <text:p>2021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38:.Y41])/AVERAGE(['file:///C:/Users/Leonardo/Documents/Git_MISSAR_model/MISSAR_private/Ex_ante_policy_evaluation/31_12_2019_legislation/2020_quarterly_formula/Results/Deficit_computation_50_1.03_trim.xlsx'#$'Central scenario'.AG38:.AG41])" office:value-type="percentage" office:value="0.0135107823780878" calcext:value-type="percentage">
            <text:p>1.35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10]+['file:///C:/Users/Leonardo/Documents/Git_MISSAR_model/MISSAR_private/Ex_ante_policy_evaluation/31_12_2019_legislation/2020_quarterly_formula/Results/Deficit_computation_50_1.03_trim.xlsx'#$'Central scenario'.BN10]+['file:///C:/Users/Leonardo/Documents/Git_MISSAR_model/MISSAR_private/Ex_ante_policy_evaluation/31_12_2019_legislation/2020_quarterly_formula/Results/Deficit_computation_50_1.03_trim.xlsx'#$'Central scenario'.BL10]-[.C128]" office:value-type="percentage" office:value="0.0843268398203328" calcext:value-type="percentage">
            <text:p>8.43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10]" office:value-type="percentage" office:value="0.0579629202611978" calcext:value-type="percentage">
            <text:p>5.80%</text:p>
          </table:table-cell>
          <table:table-cell table:style-name="ce34" table:formula="of:=[.J128]-SUM([.$K$114:.$Q$114])" office:value-type="percentage" office:value="0.0140853616752376" calcext:value-type="percentage">
            <text:p>1.41%</text:p>
          </table:table-cell>
          <table:table-cell table:style-name="ce34" table:formula="of:=[.E128]+[.F128]-[.D128]-[.C128]" office:value-type="percentage" office:value="-0.0257893402619852" calcext:value-type="percentage">
            <text:p>-2.58%</text:p>
          </table:table-cell>
          <table:table-cell table:style-name="ce34"/>
          <table:table-cell table:style-name="ce34" table:formula="of:=SUM([.$D$114:.$J$114])-[.$I$114]+[.$I$116]" office:value-type="percentage" office:value="0.0328200205651245" calcext:value-type="percentage">
            <text:p>3.28%</text:p>
          </table:table-cell>
          <table:table-cell table:style-name="ce34" office:value-type="percentage" office:value="0.0307667663545807" calcext:value-type="percentage">
            <text:p>3.08%</text:p>
          </table:table-cell>
          <table:table-cell table:number-columns-repeated="1014"/>
        </table:table-row>
        <table:table-row table:style-name="ro1">
          <table:table-cell/>
          <table:table-cell table:style-name="ce15" table:formula="of:=[.B128]+1" office:value-type="float" office:value="2022" calcext:value-type="float">
            <text:p>2022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42:.Y45])/AVERAGE(['file:///C:/Users/Leonardo/Documents/Git_MISSAR_model/MISSAR_private/Ex_ante_policy_evaluation/31_12_2019_legislation/2020_quarterly_formula/Results/Deficit_computation_50_1.03_trim.xlsx'#$'Central scenario'.AG42:.AG45])" office:value-type="percentage" office:value="0.0148674867833315" calcext:value-type="percentage">
            <text:p>1.49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11]+['file:///C:/Users/Leonardo/Documents/Git_MISSAR_model/MISSAR_private/Ex_ante_policy_evaluation/31_12_2019_legislation/2020_quarterly_formula/Results/Deficit_computation_50_1.03_trim.xlsx'#$'Central scenario'.BN11]+['file:///C:/Users/Leonardo/Documents/Git_MISSAR_model/MISSAR_private/Ex_ante_policy_evaluation/31_12_2019_legislation/2020_quarterly_formula/Results/Deficit_computation_50_1.03_trim.xlsx'#$'Central scenario'.BL11]-[.C129]" office:value-type="percentage" office:value="0.0905245036201987" calcext:value-type="percentage">
            <text:p>9.05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11]" office:value-type="percentage" office:value="0.0582978489517037" calcext:value-type="percentage">
            <text:p>5.83%</text:p>
          </table:table-cell>
          <table:table-cell table:formula="of:=[.J129]-SUM([.$K$114:.$Q$114])" office:value-type="percentage" office:value="0.0143611196738877" calcext:value-type="percentage">
            <text:p>1.44%</text:p>
          </table:table-cell>
          <table:table-cell table:formula="of:=[.E129]+[.F129]-[.D129]-[.C129]" office:value-type="percentage" office:value="-0.0327330217779388" calcext:value-type="percentage">
            <text:p>-3.27%</text:p>
          </table:table-cell>
          <table:table-cell table:style-name="ce34"/>
          <table:table-cell/>
          <table:table-cell table:style-name="ce34" office:value-type="percentage" office:value="0.0310425243532308" calcext:value-type="percentage">
            <text:p>3.10%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.B129]+1" office:value-type="float" office:value="2023" calcext:value-type="float">
            <text:p>2023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46:.Y49])/AVERAGE(['file:///C:/Users/Leonardo/Documents/Git_MISSAR_model/MISSAR_private/Ex_ante_policy_evaluation/31_12_2019_legislation/2020_quarterly_formula/Results/Deficit_computation_50_1.03_trim.xlsx'#$'Central scenario'.AG46:.AG49])" office:value-type="percentage" office:value="0.0153079547303813" calcext:value-type="percentage">
            <text:p>1.53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12]+['file:///C:/Users/Leonardo/Documents/Git_MISSAR_model/MISSAR_private/Ex_ante_policy_evaluation/31_12_2019_legislation/2020_quarterly_formula/Results/Deficit_computation_50_1.03_trim.xlsx'#$'Central scenario'.BN12]+['file:///C:/Users/Leonardo/Documents/Git_MISSAR_model/MISSAR_private/Ex_ante_policy_evaluation/31_12_2019_legislation/2020_quarterly_formula/Results/Deficit_computation_50_1.03_trim.xlsx'#$'Central scenario'.BL12]-[.C130]" office:value-type="percentage" office:value="0.0935680754865355" calcext:value-type="percentage">
            <text:p>9.36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12]" office:value-type="percentage" office:value="0.0587788253578276" calcext:value-type="percentage">
            <text:p>5.88%</text:p>
          </table:table-cell>
          <table:table-cell table:style-name="ce34" table:formula="of:=[.J130]-SUM([.$K$114:.$Q$114])" office:value-type="percentage" office:value="0.0146098308509987" calcext:value-type="percentage">
            <text:p>1.46%</text:p>
          </table:table-cell>
          <table:table-cell table:style-name="ce34" table:formula="of:=[.E130]+[.F130]-[.D130]-[.C130]" office:value-type="percentage" office:value="-0.0354873740080905" calcext:value-type="percentage">
            <text:p>-3.55%</text:p>
          </table:table-cell>
          <table:table-cell table:style-name="ce34"/>
          <table:table-cell/>
          <table:table-cell table:style-name="ce34" office:value-type="percentage" office:value="0.0312912355303418" calcext:value-type="percentage">
            <text:p>3.13%</text:p>
          </table:table-cell>
          <table:table-cell table:number-columns-repeated="1014"/>
        </table:table-row>
        <table:table-row table:style-name="ro1">
          <table:table-cell/>
          <table:table-cell table:style-name="ce15" table:formula="of:=[.B130]+1" office:value-type="float" office:value="2024" calcext:value-type="float">
            <text:p>2024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50:.Y53])/AVERAGE(['file:///C:/Users/Leonardo/Documents/Git_MISSAR_model/MISSAR_private/Ex_ante_policy_evaluation/31_12_2019_legislation/2020_quarterly_formula/Results/Deficit_computation_50_1.03_trim.xlsx'#$'Central scenario'.AG50:.AG53])" office:value-type="percentage" office:value="0.0154457980257278" calcext:value-type="percentage">
            <text:p>1.54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13]+['file:///C:/Users/Leonardo/Documents/Git_MISSAR_model/MISSAR_private/Ex_ante_policy_evaluation/31_12_2019_legislation/2020_quarterly_formula/Results/Deficit_computation_50_1.03_trim.xlsx'#$'Central scenario'.BN13]+['file:///C:/Users/Leonardo/Documents/Git_MISSAR_model/MISSAR_private/Ex_ante_policy_evaluation/31_12_2019_legislation/2020_quarterly_formula/Results/Deficit_computation_50_1.03_trim.xlsx'#$'Central scenario'.BL13]-[.C131]" office:value-type="percentage" office:value="0.0957310118641845" calcext:value-type="percentage">
            <text:p>9.57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13]" office:value-type="percentage" office:value="0.0600841517282316" calcext:value-type="percentage">
            <text:p>6.01%</text:p>
          </table:table-cell>
          <table:table-cell table:formula="of:=[.J131]-SUM([.$K$114:.$Q$114])" office:value-type="percentage" office:value="0.0147425454717507" calcext:value-type="percentage">
            <text:p>1.47%</text:p>
          </table:table-cell>
          <table:table-cell table:formula="of:=[.E131]+[.F131]-[.D131]-[.C131]" office:value-type="percentage" office:value="-0.03635011268993" calcext:value-type="percentage">
            <text:p>-3.64%</text:p>
          </table:table-cell>
          <table:table-cell table:style-name="ce34"/>
          <table:table-cell/>
          <table:table-cell table:style-name="ce34" office:value-type="percentage" office:value="0.0314239501510938" calcext:value-type="percentage">
            <text:p>3.14%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.B131]+1" office:value-type="float" office:value="2025" calcext:value-type="float">
            <text:p>2025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54:.Y57])/AVERAGE(['file:///C:/Users/Leonardo/Documents/Git_MISSAR_model/MISSAR_private/Ex_ante_policy_evaluation/31_12_2019_legislation/2020_quarterly_formula/Results/Deficit_computation_50_1.03_trim.xlsx'#$'Central scenario'.AG54:.AG57])" office:value-type="percentage" office:value="0.0155339862431573" calcext:value-type="percentage">
            <text:p>1.55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14]+['file:///C:/Users/Leonardo/Documents/Git_MISSAR_model/MISSAR_private/Ex_ante_policy_evaluation/31_12_2019_legislation/2020_quarterly_formula/Results/Deficit_computation_50_1.03_trim.xlsx'#$'Central scenario'.BN14]+['file:///C:/Users/Leonardo/Documents/Git_MISSAR_model/MISSAR_private/Ex_ante_policy_evaluation/31_12_2019_legislation/2020_quarterly_formula/Results/Deficit_computation_50_1.03_trim.xlsx'#$'Central scenario'.BL14]-[.C132]" office:value-type="percentage" office:value="0.0983325922437746" calcext:value-type="percentage">
            <text:p>9.83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14]" office:value-type="percentage" office:value="0.0615199058332108" calcext:value-type="percentage">
            <text:p>6.15%</text:p>
          </table:table-cell>
          <table:table-cell table:style-name="ce34" table:formula="of:=[.J132]-SUM([.$K$114:.$Q$114])" office:value-type="percentage" office:value="0.0148487389348057" calcext:value-type="percentage">
            <text:p>1.48%</text:p>
          </table:table-cell>
          <table:table-cell table:style-name="ce34" table:formula="of:=[.E132]+[.F132]-[.D132]-[.C132]" office:value-type="percentage" office:value="-0.0374979337189155" calcext:value-type="percentage">
            <text:p>-3.75%</text:p>
          </table:table-cell>
          <table:table-cell table:style-name="ce34"/>
          <table:table-cell/>
          <table:table-cell table:style-name="ce34" office:value-type="percentage" office:value="0.0315301436141488" calcext:value-type="percentage">
            <text:p>3.15%</text:p>
          </table:table-cell>
          <table:table-cell table:number-columns-repeated="1014"/>
        </table:table-row>
        <table:table-row table:style-name="ro1">
          <table:table-cell/>
          <table:table-cell table:style-name="ce15" table:formula="of:=[.B132]+1" office:value-type="float" office:value="2026" calcext:value-type="float">
            <text:p>2026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58:.Y61])/AVERAGE(['file:///C:/Users/Leonardo/Documents/Git_MISSAR_model/MISSAR_private/Ex_ante_policy_evaluation/31_12_2019_legislation/2020_quarterly_formula/Results/Deficit_computation_50_1.03_trim.xlsx'#$'Central scenario'.AG58:.AG61])" office:value-type="percentage" office:value="0.0154536464638186" calcext:value-type="percentage">
            <text:p>1.55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15]+['file:///C:/Users/Leonardo/Documents/Git_MISSAR_model/MISSAR_private/Ex_ante_policy_evaluation/31_12_2019_legislation/2020_quarterly_formula/Results/Deficit_computation_50_1.03_trim.xlsx'#$'Central scenario'.BN15]+['file:///C:/Users/Leonardo/Documents/Git_MISSAR_model/MISSAR_private/Ex_ante_policy_evaluation/31_12_2019_legislation/2020_quarterly_formula/Results/Deficit_computation_50_1.03_trim.xlsx'#$'Central scenario'.BL15]-[.C133]" office:value-type="percentage" office:value="0.100915665747139" calcext:value-type="percentage">
            <text:p>10.09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15]" office:value-type="percentage" office:value="0.0625112038993719" calcext:value-type="percentage">
            <text:p>6.25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33]+[.F133]-[.D133]-[.C133]" office:value-type="percentage" office:value="-0.037719492425804" calcext:value-type="percentage">
            <text:p>-3.77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4" table:formula="of:=[.B133]+1" office:value-type="float" office:value="2027" calcext:value-type="float">
            <text:p>2027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62:.Y65])/AVERAGE(['file:///C:/Users/Leonardo/Documents/Git_MISSAR_model/MISSAR_private/Ex_ante_policy_evaluation/31_12_2019_legislation/2020_quarterly_formula/Results/Deficit_computation_50_1.03_trim.xlsx'#$'Central scenario'.AG62:.AG65])" office:value-type="percentage" office:value="0.0153725765425354" calcext:value-type="percentage">
            <text:p>1.54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16]+['file:///C:/Users/Leonardo/Documents/Git_MISSAR_model/MISSAR_private/Ex_ante_policy_evaluation/31_12_2019_legislation/2020_quarterly_formula/Results/Deficit_computation_50_1.03_trim.xlsx'#$'Central scenario'.BN16]+['file:///C:/Users/Leonardo/Documents/Git_MISSAR_model/MISSAR_private/Ex_ante_policy_evaluation/31_12_2019_legislation/2020_quarterly_formula/Results/Deficit_computation_50_1.03_trim.xlsx'#$'Central scenario'.BL16]-[.C134]" office:value-type="percentage" office:value="0.102362507645914" calcext:value-type="percentage">
            <text:p>10.24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16]" office:value-type="percentage" office:value="0.0625451732909861" calcext:value-type="percentage">
            <text:p>6.25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34]+[.F134]-[.D134]-[.C134]" office:value-type="percentage" office:value="-0.0390512950116817" calcext:value-type="percentage">
            <text:p>-3.91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34]+1" office:value-type="float" office:value="2028" calcext:value-type="float">
            <text:p>2028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66:.Y69])/AVERAGE(['file:///C:/Users/Leonardo/Documents/Git_MISSAR_model/MISSAR_private/Ex_ante_policy_evaluation/31_12_2019_legislation/2020_quarterly_formula/Results/Deficit_computation_50_1.03_trim.xlsx'#$'Central scenario'.AG66:.AG69])" office:value-type="percentage" office:value="0.0151627629009655" calcext:value-type="percentage">
            <text:p>1.52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17]+['file:///C:/Users/Leonardo/Documents/Git_MISSAR_model/MISSAR_private/Ex_ante_policy_evaluation/31_12_2019_legislation/2020_quarterly_formula/Results/Deficit_computation_50_1.03_trim.xlsx'#$'Central scenario'.BN17]+['file:///C:/Users/Leonardo/Documents/Git_MISSAR_model/MISSAR_private/Ex_ante_policy_evaluation/31_12_2019_legislation/2020_quarterly_formula/Results/Deficit_computation_50_1.03_trim.xlsx'#$'Central scenario'.BL17]-[.C135]" office:value-type="percentage" office:value="0.103727048947369" calcext:value-type="percentage">
            <text:p>10.37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17]" office:value-type="percentage" office:value="0.0628970966138616" calcext:value-type="percentage">
            <text:p>6.29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35]+[.F135]-[.D135]-[.C135]" office:value-type="percentage" office:value="-0.0398540993486913" calcext:value-type="percentage">
            <text:p>-3.99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4" table:formula="of:=[.B135]+1" office:value-type="float" office:value="2029" calcext:value-type="float">
            <text:p>2029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70:.Y73])/AVERAGE(['file:///C:/Users/Leonardo/Documents/Git_MISSAR_model/MISSAR_private/Ex_ante_policy_evaluation/31_12_2019_legislation/2020_quarterly_formula/Results/Deficit_computation_50_1.03_trim.xlsx'#$'Central scenario'.AG70:.AG73])" office:value-type="percentage" office:value="0.0146633498058784" calcext:value-type="percentage">
            <text:p>1.47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18]+['file:///C:/Users/Leonardo/Documents/Git_MISSAR_model/MISSAR_private/Ex_ante_policy_evaluation/31_12_2019_legislation/2020_quarterly_formula/Results/Deficit_computation_50_1.03_trim.xlsx'#$'Central scenario'.BN18]+['file:///C:/Users/Leonardo/Documents/Git_MISSAR_model/MISSAR_private/Ex_ante_policy_evaluation/31_12_2019_legislation/2020_quarterly_formula/Results/Deficit_computation_50_1.03_trim.xlsx'#$'Central scenario'.BL18]-[.C136]" office:value-type="percentage" office:value="0.104258176402711" calcext:value-type="percentage">
            <text:p>10.43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18]" office:value-type="percentage" office:value="0.0634174518370946" calcext:value-type="percentage">
            <text:p>6.34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36]+[.F136]-[.D136]-[.C136]" office:value-type="percentage" office:value="-0.0393654584857138" calcext:value-type="percentage">
            <text:p>-3.94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36]+1" office:value-type="float" office:value="2030" calcext:value-type="float">
            <text:p>2030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74:.Y77])/AVERAGE(['file:///C:/Users/Leonardo/Documents/Git_MISSAR_model/MISSAR_private/Ex_ante_policy_evaluation/31_12_2019_legislation/2020_quarterly_formula/Results/Deficit_computation_50_1.03_trim.xlsx'#$'Central scenario'.AG74:.AG77])" office:value-type="percentage" office:value="0.0141405345755919" calcext:value-type="percentage">
            <text:p>1.41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19]+['file:///C:/Users/Leonardo/Documents/Git_MISSAR_model/MISSAR_private/Ex_ante_policy_evaluation/31_12_2019_legislation/2020_quarterly_formula/Results/Deficit_computation_50_1.03_trim.xlsx'#$'Central scenario'.BN19]+['file:///C:/Users/Leonardo/Documents/Git_MISSAR_model/MISSAR_private/Ex_ante_policy_evaluation/31_12_2019_legislation/2020_quarterly_formula/Results/Deficit_computation_50_1.03_trim.xlsx'#$'Central scenario'.BL19]-[.C137]" office:value-type="percentage" office:value="0.103703996766867" calcext:value-type="percentage">
            <text:p>10.37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19]" office:value-type="percentage" office:value="0.0639102979245745" calcext:value-type="percentage">
            <text:p>6.39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37]+[.F137]-[.D137]-[.C137]" office:value-type="percentage" office:value="-0.0377956175321031" calcext:value-type="percentage">
            <text:p>-3.78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4" table:formula="of:=[.B137]+1" office:value-type="float" office:value="2031" calcext:value-type="float">
            <text:p>2031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78:.Y81])/AVERAGE(['file:///C:/Users/Leonardo/Documents/Git_MISSAR_model/MISSAR_private/Ex_ante_policy_evaluation/31_12_2019_legislation/2020_quarterly_formula/Results/Deficit_computation_50_1.03_trim.xlsx'#$'Central scenario'.AG78:.AG81])" office:value-type="percentage" office:value="0.0138003450796825" calcext:value-type="percentage">
            <text:p>1.38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20]+['file:///C:/Users/Leonardo/Documents/Git_MISSAR_model/MISSAR_private/Ex_ante_policy_evaluation/31_12_2019_legislation/2020_quarterly_formula/Results/Deficit_computation_50_1.03_trim.xlsx'#$'Central scenario'.BN20]+['file:///C:/Users/Leonardo/Documents/Git_MISSAR_model/MISSAR_private/Ex_ante_policy_evaluation/31_12_2019_legislation/2020_quarterly_formula/Results/Deficit_computation_50_1.03_trim.xlsx'#$'Central scenario'.BL20]-[.C138]" office:value-type="percentage" office:value="0.104609060423245" calcext:value-type="percentage">
            <text:p>10.46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20]" office:value-type="percentage" office:value="0.0643851889746454" calcext:value-type="percentage">
            <text:p>6.44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38]+[.F138]-[.D138]-[.C138]" office:value-type="percentage" office:value="-0.0378856006425003" calcext:value-type="percentage">
            <text:p>-3.79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38]+1" office:value-type="float" office:value="2032" calcext:value-type="float">
            <text:p>2032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82:.Y85])/AVERAGE(['file:///C:/Users/Leonardo/Documents/Git_MISSAR_model/MISSAR_private/Ex_ante_policy_evaluation/31_12_2019_legislation/2020_quarterly_formula/Results/Deficit_computation_50_1.03_trim.xlsx'#$'Central scenario'.AG82:.AG85])" office:value-type="percentage" office:value="0.0134203125453994" calcext:value-type="percentage">
            <text:p>1.34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21]+['file:///C:/Users/Leonardo/Documents/Git_MISSAR_model/MISSAR_private/Ex_ante_policy_evaluation/31_12_2019_legislation/2020_quarterly_formula/Results/Deficit_computation_50_1.03_trim.xlsx'#$'Central scenario'.BN21]+['file:///C:/Users/Leonardo/Documents/Git_MISSAR_model/MISSAR_private/Ex_ante_policy_evaluation/31_12_2019_legislation/2020_quarterly_formula/Results/Deficit_computation_50_1.03_trim.xlsx'#$'Central scenario'.BL21]-[.C139]" office:value-type="percentage" office:value="0.104720541437902" calcext:value-type="percentage">
            <text:p>10.47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21]" office:value-type="percentage" office:value="0.0644524077945962" calcext:value-type="percentage">
            <text:p>6.45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39]+[.F139]-[.D139]-[.C139]" office:value-type="percentage" office:value="-0.037549830302924" calcext:value-type="percentage">
            <text:p>-3.75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4" table:formula="of:=[.B139]+1" office:value-type="float" office:value="2033" calcext:value-type="float">
            <text:p>2033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86:.Y89])/AVERAGE(['file:///C:/Users/Leonardo/Documents/Git_MISSAR_model/MISSAR_private/Ex_ante_policy_evaluation/31_12_2019_legislation/2020_quarterly_formula/Results/Deficit_computation_50_1.03_trim.xlsx'#$'Central scenario'.AG86:.AG89])" office:value-type="percentage" office:value="0.0131022959931135" calcext:value-type="percentage">
            <text:p>1.31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22]+['file:///C:/Users/Leonardo/Documents/Git_MISSAR_model/MISSAR_private/Ex_ante_policy_evaluation/31_12_2019_legislation/2020_quarterly_formula/Results/Deficit_computation_50_1.03_trim.xlsx'#$'Central scenario'.BN22]+['file:///C:/Users/Leonardo/Documents/Git_MISSAR_model/MISSAR_private/Ex_ante_policy_evaluation/31_12_2019_legislation/2020_quarterly_formula/Results/Deficit_computation_50_1.03_trim.xlsx'#$'Central scenario'.BL22]-[.C140]" office:value-type="percentage" office:value="0.10511349604695" calcext:value-type="percentage">
            <text:p>10.51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22]" office:value-type="percentage" office:value="0.0646439461185863" calcext:value-type="percentage">
            <text:p>6.46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40]+[.F140]-[.D140]-[.C140]" office:value-type="percentage" office:value="-0.0374332300356955" calcext:value-type="percentage">
            <text:p>-3.74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40]+1" office:value-type="float" office:value="2034" calcext:value-type="float">
            <text:p>2034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90:.Y93])/AVERAGE(['file:///C:/Users/Leonardo/Documents/Git_MISSAR_model/MISSAR_private/Ex_ante_policy_evaluation/31_12_2019_legislation/2020_quarterly_formula/Results/Deficit_computation_50_1.03_trim.xlsx'#$'Central scenario'.AG90:.AG93])" office:value-type="percentage" office:value="0.0127556891994228" calcext:value-type="percentage">
            <text:p>1.28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23]+['file:///C:/Users/Leonardo/Documents/Git_MISSAR_model/MISSAR_private/Ex_ante_policy_evaluation/31_12_2019_legislation/2020_quarterly_formula/Results/Deficit_computation_50_1.03_trim.xlsx'#$'Central scenario'.BN23]+['file:///C:/Users/Leonardo/Documents/Git_MISSAR_model/MISSAR_private/Ex_ante_policy_evaluation/31_12_2019_legislation/2020_quarterly_formula/Results/Deficit_computation_50_1.03_trim.xlsx'#$'Central scenario'.BL23]-[.C141]" office:value-type="percentage" office:value="0.104342003015644" calcext:value-type="percentage">
            <text:p>10.43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23]" office:value-type="percentage" office:value="0.0648152271216775" calcext:value-type="percentage">
            <text:p>6.48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41]+[.F141]-[.D141]-[.C141]" office:value-type="percentage" office:value="-0.0361438492076076" calcext:value-type="percentage">
            <text:p>-3.61%</text:p>
          </table:table-cell>
          <table:table-cell table:style-name="ce34"/>
          <table:table-cell>
            <draw:frame draw:z-index="0" draw:style-name="gr1" draw:text-style-name="P1" svg:width="507.23pt" svg:height="684.71pt" svg:x="2.24pt" svg:y="9.35pt">
              <draw:object draw:notify-on-update-of-ranges="'Economic result'.B148:'Economic result'.B174 'Economic result'.C147:'Economic result'.C147 'Economic result'.C148:'Economic result'.C174 'Economic result'.D147:'Economic result'.D147 'Economic result'.D148:'Economic result'.D174 'Economic result'.E147:'Economic result'.E147 'Economic result'.E148:'Economic result'.E174 'Economic result'.F147:'Economic result'.F147 'Economic result'.F148:'Economic result'.F174 'Economic result'.G147:'Economic result'.G147 'Economic result'.G148:'Economic result'.G17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4" table:formula="of:=[.B141]+1" office:value-type="float" office:value="2035" calcext:value-type="float">
            <text:p>2035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94:.Y97])/AVERAGE(['file:///C:/Users/Leonardo/Documents/Git_MISSAR_model/MISSAR_private/Ex_ante_policy_evaluation/31_12_2019_legislation/2020_quarterly_formula/Results/Deficit_computation_50_1.03_trim.xlsx'#$'Central scenario'.AG94:.AG97])" office:value-type="percentage" office:value="0.0124506597673812" calcext:value-type="percentage">
            <text:p>1.25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24]+['file:///C:/Users/Leonardo/Documents/Git_MISSAR_model/MISSAR_private/Ex_ante_policy_evaluation/31_12_2019_legislation/2020_quarterly_formula/Results/Deficit_computation_50_1.03_trim.xlsx'#$'Central scenario'.BN24]+['file:///C:/Users/Leonardo/Documents/Git_MISSAR_model/MISSAR_private/Ex_ante_policy_evaluation/31_12_2019_legislation/2020_quarterly_formula/Results/Deficit_computation_50_1.03_trim.xlsx'#$'Central scenario'.BL24]-[.C142]" office:value-type="percentage" office:value="0.104462681366512" calcext:value-type="percentage">
            <text:p>10.45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24]" office:value-type="percentage" office:value="0.0650132070510817" calcext:value-type="percentage">
            <text:p>6.50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42]+[.F142]-[.D142]-[.C142]" office:value-type="percentage" office:value="-0.0357615181970301" calcext:value-type="percentage">
            <text:p>-3.58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42]+1" office:value-type="float" office:value="2036" calcext:value-type="float">
            <text:p>2036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98:.Y101])/AVERAGE(['file:///C:/Users/Leonardo/Documents/Git_MISSAR_model/MISSAR_private/Ex_ante_policy_evaluation/31_12_2019_legislation/2020_quarterly_formula/Results/Deficit_computation_50_1.03_trim.xlsx'#$'Central scenario'.AG98:.AG101])" office:value-type="percentage" office:value="0.0123662088399081" calcext:value-type="percentage">
            <text:p>1.24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25]+['file:///C:/Users/Leonardo/Documents/Git_MISSAR_model/MISSAR_private/Ex_ante_policy_evaluation/31_12_2019_legislation/2020_quarterly_formula/Results/Deficit_computation_50_1.03_trim.xlsx'#$'Central scenario'.BN25]+['file:///C:/Users/Leonardo/Documents/Git_MISSAR_model/MISSAR_private/Ex_ante_policy_evaluation/31_12_2019_legislation/2020_quarterly_formula/Results/Deficit_computation_50_1.03_trim.xlsx'#$'Central scenario'.BL25]-[.C143]" office:value-type="percentage" office:value="0.1041731790351" calcext:value-type="percentage">
            <text:p>10.42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25]" office:value-type="percentage" office:value="0.0652688041594687" calcext:value-type="percentage">
            <text:p>6.53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43]+[.F143]-[.D143]-[.C143]" office:value-type="percentage" office:value="-0.0351319678297581" calcext:value-type="percentage">
            <text:p>-3.51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4" table:formula="of:=[.B143]+1" office:value-type="float" office:value="2037" calcext:value-type="float">
            <text:p>2037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102:.Y105])/AVERAGE(['file:///C:/Users/Leonardo/Documents/Git_MISSAR_model/MISSAR_private/Ex_ante_policy_evaluation/31_12_2019_legislation/2020_quarterly_formula/Results/Deficit_computation_50_1.03_trim.xlsx'#$'Central scenario'.AG102:.AG105])" office:value-type="percentage" office:value="0.0122557015559551" calcext:value-type="percentage">
            <text:p>1.23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26]+['file:///C:/Users/Leonardo/Documents/Git_MISSAR_model/MISSAR_private/Ex_ante_policy_evaluation/31_12_2019_legislation/2020_quarterly_formula/Results/Deficit_computation_50_1.03_trim.xlsx'#$'Central scenario'.BN26]+['file:///C:/Users/Leonardo/Documents/Git_MISSAR_model/MISSAR_private/Ex_ante_policy_evaluation/31_12_2019_legislation/2020_quarterly_formula/Results/Deficit_computation_50_1.03_trim.xlsx'#$'Central scenario'.BL26]-[.C144]" office:value-type="percentage" office:value="0.104364964055126" calcext:value-type="percentage">
            <text:p>10.44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26]" office:value-type="percentage" office:value="0.0655644133787453" calcext:value-type="percentage">
            <text:p>6.56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44]+[.F144]-[.D144]-[.C144]" office:value-type="percentage" office:value="-0.0349176363465541" calcext:value-type="percentage">
            <text:p>-3.49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44]+1" office:value-type="float" office:value="2038" calcext:value-type="float">
            <text:p>2038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106:.Y109])/AVERAGE(['file:///C:/Users/Leonardo/Documents/Git_MISSAR_model/MISSAR_private/Ex_ante_policy_evaluation/31_12_2019_legislation/2020_quarterly_formula/Results/Deficit_computation_50_1.03_trim.xlsx'#$'Central scenario'.AG106:.AG109])" office:value-type="percentage" office:value="0.0121187360418604" calcext:value-type="percentage">
            <text:p>1.21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27]+['file:///C:/Users/Leonardo/Documents/Git_MISSAR_model/MISSAR_private/Ex_ante_policy_evaluation/31_12_2019_legislation/2020_quarterly_formula/Results/Deficit_computation_50_1.03_trim.xlsx'#$'Central scenario'.BN27]+['file:///C:/Users/Leonardo/Documents/Git_MISSAR_model/MISSAR_private/Ex_ante_policy_evaluation/31_12_2019_legislation/2020_quarterly_formula/Results/Deficit_computation_50_1.03_trim.xlsx'#$'Central scenario'.BL27]-[.C145]" office:value-type="percentage" office:value="0.103756488410208" calcext:value-type="percentage">
            <text:p>10.38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27]" office:value-type="percentage" office:value="0.0659640083935124" calcext:value-type="percentage">
            <text:p>6.60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45]+[.F145]-[.D145]-[.C145]" office:value-type="percentage" office:value="-0.0337726001727747" calcext:value-type="percentage">
            <text:p>-3.38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4" table:formula="of:=[.B145]+1" office:value-type="float" office:value="2039" calcext:value-type="float">
            <text:p>2039</text:p>
          </table:table-cell>
          <table:table-cell table:style-name="ce34" table:formula="of:=SUM(['file:///C:/Users/Leonardo/Documents/Git_MISSAR_model/MISSAR_private/Ex_ante_policy_evaluation/31_12_2019_legislation/2020_quarterly_formula/Results/Deficit_computation_50_1.03_trim.xlsx'#$'Central pensions'.Y110:.Y113])/AVERAGE(['file:///C:/Users/Leonardo/Documents/Git_MISSAR_model/MISSAR_private/Ex_ante_policy_evaluation/31_12_2019_legislation/2020_quarterly_formula/Results/Deficit_computation_50_1.03_trim.xlsx'#$'Central scenario'.AG110:.AG113])" office:value-type="percentage" office:value="0.0117608479714573" calcext:value-type="percentage">
            <text:p>1.18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M28]+['file:///C:/Users/Leonardo/Documents/Git_MISSAR_model/MISSAR_private/Ex_ante_policy_evaluation/31_12_2019_legislation/2020_quarterly_formula/Results/Deficit_computation_50_1.03_trim.xlsx'#$'Central scenario'.BN28]+['file:///C:/Users/Leonardo/Documents/Git_MISSAR_model/MISSAR_private/Ex_ante_policy_evaluation/31_12_2019_legislation/2020_quarterly_formula/Results/Deficit_computation_50_1.03_trim.xlsx'#$'Central scenario'.BL28]-[.C146]" office:value-type="percentage" office:value="0.102982427433337" calcext:value-type="percentage">
            <text:p>10.30%</text:p>
          </table:table-cell>
          <table:table-cell table:style-name="ce34" table:formula="of:=['file:///C:/Users/Leonardo/Documents/Git_MISSAR_model/MISSAR_private/Ex_ante_policy_evaluation/31_12_2019_legislation/2020_quarterly_formula/Results/Deficit_computation_50_1.03_trim.xlsx'#$'Central scenario'.BK28]" office:value-type="percentage" office:value="0.0660124714936623" calcext:value-type="percentage">
            <text:p>6.60%</text:p>
          </table:table-cell>
          <table:table-cell table:style-name="ce34"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style-name="ce34" table:formula="of:=[.E146]+[.F146]-[.D146]-[.C146]" office:value-type="percentage" office:value="-0.0325921880253509" calcext:value-type="percentage">
            <text:p>-3.26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ce15" table:formula="of:=[.B146]+1" office:value-type="float" office:value="2040" calcext:value-type="float">
            <text:p>2040</text:p>
          </table:table-cell>
          <table:table-cell table:formula="of:=SUM(['file:///C:/Users/Leonardo/Documents/Git_MISSAR_model/MISSAR_private/Ex_ante_policy_evaluation/31_12_2019_legislation/2020_quarterly_formula/Results/Deficit_computation_50_1.03_trim.xlsx'#$'Central pensions'.Y114:.Y117])/AVERAGE(['file:///C:/Users/Leonardo/Documents/Git_MISSAR_model/MISSAR_private/Ex_ante_policy_evaluation/31_12_2019_legislation/2020_quarterly_formula/Results/Deficit_computation_50_1.03_trim.xlsx'#$'Central scenario'.AG114:.AG117])" office:value-type="percentage" office:value="0.0113510005329196" calcext:value-type="percentage">
            <text:p>1.14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M29]+['file:///C:/Users/Leonardo/Documents/Git_MISSAR_model/MISSAR_private/Ex_ante_policy_evaluation/31_12_2019_legislation/2020_quarterly_formula/Results/Deficit_computation_50_1.03_trim.xlsx'#$'Central scenario'.BN29]+['file:///C:/Users/Leonardo/Documents/Git_MISSAR_model/MISSAR_private/Ex_ante_policy_evaluation/31_12_2019_legislation/2020_quarterly_formula/Results/Deficit_computation_50_1.03_trim.xlsx'#$'Central scenario'.BL29]-[.C147]" office:value-type="percentage" office:value="0.103556379252192" calcext:value-type="percentage">
            <text:p>10.36%</text:p>
          </table:table-cell>
          <table:table-cell table:formula="of:=['file:///C:/Users/Leonardo/Documents/Git_MISSAR_model/MISSAR_private/Ex_ante_policy_evaluation/31_12_2019_legislation/2020_quarterly_formula/Results/Deficit_computation_50_1.03_trim.xlsx'#$'Central scenario'.BK29]" office:value-type="percentage" office:value="0.0661663472693214" calcext:value-type="percentage">
            <text:p>6.62%</text:p>
          </table:table-cell>
          <table:table-cell table:formula="of:=SUM([.$D$114:.$J$114])-SUM([.$K$114:.$Q$114])-[.$I$114]+[.$I$116]" office:value-type="percentage" office:value="0.0161386158857814" calcext:value-type="percentage">
            <text:p>1.61%</text:p>
          </table:table-cell>
          <table:table-cell table:formula="of:=[.E147]+[.F147]-[.D147]-[.C147]" office:value-type="percentage" office:value="-0.0326024166300089" calcext:value-type="percentage">
            <text:p>-3.26%</text:p>
          </table:table-cell>
          <table:table-cell table:style-name="ce34"/>
          <table:table-cell table:number-columns-repeated="1016"/>
        </table:table-row>
        <table:table-row table:style-name="ro1">
          <table:table-cell/>
          <table:table-cell table:style-name="Default"/>
          <table:table-cell office:value-type="string" calcext:value-type="string">
            <text:p>Asignaciones familiares</text:p>
          </table:table-cell>
          <table:table-cell office:value-type="string" calcext:value-type="string">
            <text:p>Jubilaciones y pensiones</text:p>
          </table:table-cell>
          <table:table-cell office:value-type="string" calcext:value-type="string">
            <text:p>Aportes y contribuciones</text:p>
          </table:table-cell>
          <table:table-cell office:value-type="string" calcext:value-type="string">
            <text:p>Ingresos fiscales netos de gastos (figurativos y no simulados)</text:p>
          </table:table-cell>
          <table:table-cell office:value-type="string" calcext:value-type="string">
            <text:p>Resultado económico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4" calcext:value-type="float">
            <text:p>2014</text:p>
          </table:table-cell>
          <table:table-cell table:formula="of:=-[.C121]" office:value-type="percentage" office:value="-0.0100080003976103" calcext:value-type="percentage">
            <text:p>-1.00%</text:p>
          </table:table-cell>
          <table:table-cell table:formula="of:=-[.D121]" office:value-type="percentage" office:value="-0.0636642641339579" calcext:value-type="percentage">
            <text:p>-6.37%</text:p>
          </table:table-cell>
          <table:table-cell table:formula="of:=[.E121]" office:value-type="percentage" office:value="0.0539797598100557" calcext:value-type="percentage">
            <text:p>5.40%</text:p>
          </table:table-cell>
          <table:table-cell table:formula="of:=[.F121]" office:value-type="percentage" office:value="0.0208507583843275" calcext:value-type="percentage">
            <text:p>2.09%</text:p>
          </table:table-cell>
          <table:table-cell table:formula="of:=[.G121]" office:value-type="percentage" office:value="0.00115825366281498" calcext:value-type="percentage">
            <text:p>0.12%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015" calcext:value-type="float">
            <text:p>2015</text:p>
          </table:table-cell>
          <table:table-cell table:style-name="ce34" table:formula="of:=-[.C122]" office:value-type="percentage" office:value="-0.0108295290339839" calcext:value-type="percentage">
            <text:p>-1.08%</text:p>
          </table:table-cell>
          <table:table-cell table:style-name="ce34" table:formula="of:=-[.D122]" office:value-type="percentage" office:value="-0.0830665025814917" calcext:value-type="percentage">
            <text:p>-8.31%</text:p>
          </table:table-cell>
          <table:table-cell table:style-name="ce34" table:formula="of:=[.E122]" office:value-type="percentage" office:value="0.0607395187891978" calcext:value-type="percentage">
            <text:p>6.07%</text:p>
          </table:table-cell>
          <table:table-cell table:style-name="ce34" table:formula="of:=[.F122]" office:value-type="percentage" office:value="0.0212417617908622" calcext:value-type="percentage">
            <text:p>2.12%</text:p>
          </table:table-cell>
          <table:table-cell table:style-name="ce34" table:formula="of:=[.G122]" office:value-type="percentage" office:value="-0.0119147510354156" calcext:value-type="percentage">
            <text:p>-1.19%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6" calcext:value-type="float">
            <text:p>2016</text:p>
          </table:table-cell>
          <table:table-cell table:formula="of:=-[.C123]" office:value-type="percentage" office:value="-0.0120066425234995" calcext:value-type="percentage">
            <text:p>-1.20%</text:p>
          </table:table-cell>
          <table:table-cell table:formula="of:=-[.D123]" office:value-type="percentage" office:value="-0.082141043339025" calcext:value-type="percentage">
            <text:p>-8.21%</text:p>
          </table:table-cell>
          <table:table-cell table:formula="of:=[.E123]" office:value-type="percentage" office:value="0.0611320051364955" calcext:value-type="percentage">
            <text:p>6.11%</text:p>
          </table:table-cell>
          <table:table-cell table:formula="of:=[.F123]" office:value-type="percentage" office:value="0.0136114589454148" calcext:value-type="percentage">
            <text:p>1.36%</text:p>
          </table:table-cell>
          <table:table-cell table:formula="of:=[.G123]" office:value-type="percentage" office:value="-0.0194042217806141" calcext:value-type="percentage">
            <text:p>-1.94%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017" calcext:value-type="float">
            <text:p>2017</text:p>
          </table:table-cell>
          <table:table-cell table:style-name="ce34" table:formula="of:=-[.C124]" office:value-type="percentage" office:value="-0.0154323264568133" calcext:value-type="percentage">
            <text:p>-1.54%</text:p>
          </table:table-cell>
          <table:table-cell table:style-name="ce34" table:formula="of:=-[.D124]" office:value-type="percentage" office:value="-0.084924466669661" calcext:value-type="percentage">
            <text:p>-8.49%</text:p>
          </table:table-cell>
          <table:table-cell table:style-name="ce34" table:formula="of:=[.E124]" office:value-type="percentage" office:value="0.0628649338766236" calcext:value-type="percentage">
            <text:p>6.29%</text:p>
          </table:table-cell>
          <table:table-cell table:style-name="ce34" table:formula="of:=[.F124]" office:value-type="percentage" office:value="0.0110564581173711" calcext:value-type="percentage">
            <text:p>1.11%</text:p>
          </table:table-cell>
          <table:table-cell table:style-name="ce34" table:formula="of:=[.G124]" office:value-type="percentage" office:value="-0.0264354011324795" calcext:value-type="percentage">
            <text:p>-2.6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2]+1" office:value-type="float" office:value="2018" calcext:value-type="float">
            <text:p>2018</text:p>
          </table:table-cell>
          <table:table-cell table:formula="of:=-[.C125]" office:value-type="percentage" office:value="-0.0142170624303096" calcext:value-type="percentage">
            <text:p>-1.42%</text:p>
          </table:table-cell>
          <table:table-cell table:formula="of:=-[.D125]" office:value-type="percentage" office:value="-0.0822399373724801" calcext:value-type="percentage">
            <text:p>-8.22%</text:p>
          </table:table-cell>
          <table:table-cell table:formula="of:=[.E125]" office:value-type="percentage" office:value="0.0587398562806465" calcext:value-type="percentage">
            <text:p>5.87%</text:p>
          </table:table-cell>
          <table:table-cell table:formula="of:=[.F125]" office:value-type="percentage" office:value="0.015880266757964" calcext:value-type="percentage">
            <text:p>1.59%</text:p>
          </table:table-cell>
          <table:table-cell table:formula="of:=[.G125]" office:value-type="percentage" office:value="-0.0218368767641793" calcext:value-type="percentage">
            <text:p>-2.18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53]+1" office:value-type="float" office:value="2019" calcext:value-type="float">
            <text:p>2019</text:p>
          </table:table-cell>
          <table:table-cell table:style-name="ce34" table:formula="of:=-[.C126]" office:value-type="percentage" office:value="-0.0135381023056581" calcext:value-type="percentage">
            <text:p>-1.35%</text:p>
          </table:table-cell>
          <table:table-cell table:style-name="ce34" table:formula="of:=-[.D126]" office:value-type="percentage" office:value="-0.0767398432299661" calcext:value-type="percentage">
            <text:p>-7.67%</text:p>
          </table:table-cell>
          <table:table-cell table:style-name="ce34" table:formula="of:=[.E126]" office:value-type="percentage" office:value="0.0515592193109002" calcext:value-type="percentage">
            <text:p>5.16%</text:p>
          </table:table-cell>
          <table:table-cell table:style-name="ce34" table:formula="of:=[.F126]" office:value-type="percentage" office:value="0.0124613870926432" calcext:value-type="percentage">
            <text:p>1.25%</text:p>
          </table:table-cell>
          <table:table-cell table:style-name="ce34" table:formula="of:=[.G126]" office:value-type="percentage" office:value="-0.0262573391320808" calcext:value-type="percentage">
            <text:p>-2.6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4]+1" office:value-type="float" office:value="2020" calcext:value-type="float">
            <text:p>2020</text:p>
          </table:table-cell>
          <table:table-cell table:formula="of:=-[.C127]" office:value-type="percentage" office:value="-0.014463357517358" calcext:value-type="percentage">
            <text:p>-1.45%</text:p>
          </table:table-cell>
          <table:table-cell table:formula="of:=-[.D127]" office:value-type="percentage" office:value="-0.0924967832526068" calcext:value-type="percentage">
            <text:p>-9.25%</text:p>
          </table:table-cell>
          <table:table-cell table:formula="of:=[.E127]" office:value-type="percentage" office:value="0.0586018837441637" calcext:value-type="percentage">
            <text:p>5.86%</text:p>
          </table:table-cell>
          <table:table-cell table:formula="of:=[.F127]" office:value-type="percentage" office:value="0.0143162415877109" calcext:value-type="percentage">
            <text:p>1.43%</text:p>
          </table:table-cell>
          <table:table-cell table:formula="of:=[.G127]" office:value-type="percentage" office:value="-0.0340420154380901" calcext:value-type="percentage">
            <text:p>-3.40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55]+1" office:value-type="float" office:value="2021" calcext:value-type="float">
            <text:p>2021</text:p>
          </table:table-cell>
          <table:table-cell table:style-name="ce34" table:formula="of:=-[.C128]" office:value-type="percentage" office:value="-0.0135107823780878" calcext:value-type="percentage">
            <text:p>-1.35%</text:p>
          </table:table-cell>
          <table:table-cell table:style-name="ce34" table:formula="of:=-[.D128]" office:value-type="percentage" office:value="-0.0843268398203328" calcext:value-type="percentage">
            <text:p>-8.43%</text:p>
          </table:table-cell>
          <table:table-cell table:style-name="ce34" table:formula="of:=[.E128]" office:value-type="percentage" office:value="0.0579629202611978" calcext:value-type="percentage">
            <text:p>5.80%</text:p>
          </table:table-cell>
          <table:table-cell table:style-name="ce34" table:formula="of:=[.F128]" office:value-type="percentage" office:value="0.0140853616752376" calcext:value-type="percentage">
            <text:p>1.41%</text:p>
          </table:table-cell>
          <table:table-cell table:style-name="ce34" table:formula="of:=[.G128]" office:value-type="percentage" office:value="-0.0257893402619852" calcext:value-type="percentage">
            <text:p>-2.5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6]+1" office:value-type="float" office:value="2022" calcext:value-type="float">
            <text:p>2022</text:p>
          </table:table-cell>
          <table:table-cell table:formula="of:=-[.C129]" office:value-type="percentage" office:value="-0.0148674867833315" calcext:value-type="percentage">
            <text:p>-1.49%</text:p>
          </table:table-cell>
          <table:table-cell table:formula="of:=-[.D129]" office:value-type="percentage" office:value="-0.0905245036201987" calcext:value-type="percentage">
            <text:p>-9.05%</text:p>
          </table:table-cell>
          <table:table-cell table:formula="of:=[.E129]" office:value-type="percentage" office:value="0.0582978489517037" calcext:value-type="percentage">
            <text:p>5.83%</text:p>
          </table:table-cell>
          <table:table-cell table:formula="of:=[.F129]" office:value-type="percentage" office:value="0.0143611196738877" calcext:value-type="percentage">
            <text:p>1.44%</text:p>
          </table:table-cell>
          <table:table-cell table:formula="of:=[.G129]" office:value-type="percentage" office:value="-0.0327330217779388" calcext:value-type="percentage">
            <text:p>-3.27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57]+1" office:value-type="float" office:value="2023" calcext:value-type="float">
            <text:p>2023</text:p>
          </table:table-cell>
          <table:table-cell table:style-name="ce34" table:formula="of:=-[.C130]" office:value-type="percentage" office:value="-0.0153079547303813" calcext:value-type="percentage">
            <text:p>-1.53%</text:p>
          </table:table-cell>
          <table:table-cell table:style-name="ce34" table:formula="of:=-[.D130]" office:value-type="percentage" office:value="-0.0935680754865355" calcext:value-type="percentage">
            <text:p>-9.36%</text:p>
          </table:table-cell>
          <table:table-cell table:style-name="ce34" table:formula="of:=[.E130]" office:value-type="percentage" office:value="0.0587788253578276" calcext:value-type="percentage">
            <text:p>5.88%</text:p>
          </table:table-cell>
          <table:table-cell table:style-name="ce34" table:formula="of:=[.F130]" office:value-type="percentage" office:value="0.0146098308509987" calcext:value-type="percentage">
            <text:p>1.46%</text:p>
          </table:table-cell>
          <table:table-cell table:style-name="ce34" table:formula="of:=[.G130]" office:value-type="percentage" office:value="-0.0354873740080905" calcext:value-type="percentage">
            <text:p>-3.5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8]+1" office:value-type="float" office:value="2024" calcext:value-type="float">
            <text:p>2024</text:p>
          </table:table-cell>
          <table:table-cell table:formula="of:=-[.C131]" office:value-type="percentage" office:value="-0.0154457980257278" calcext:value-type="percentage">
            <text:p>-1.54%</text:p>
          </table:table-cell>
          <table:table-cell table:formula="of:=-[.D131]" office:value-type="percentage" office:value="-0.0957310118641845" calcext:value-type="percentage">
            <text:p>-9.57%</text:p>
          </table:table-cell>
          <table:table-cell table:formula="of:=[.E131]" office:value-type="percentage" office:value="0.0600841517282316" calcext:value-type="percentage">
            <text:p>6.01%</text:p>
          </table:table-cell>
          <table:table-cell table:formula="of:=[.F131]" office:value-type="percentage" office:value="0.0147425454717507" calcext:value-type="percentage">
            <text:p>1.47%</text:p>
          </table:table-cell>
          <table:table-cell table:formula="of:=[.G131]" office:value-type="percentage" office:value="-0.03635011268993" calcext:value-type="percentage">
            <text:p>-3.64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59]+1" office:value-type="float" office:value="2025" calcext:value-type="float">
            <text:p>2025</text:p>
          </table:table-cell>
          <table:table-cell table:style-name="ce34" table:formula="of:=-[.C132]" office:value-type="percentage" office:value="-0.0155339862431573" calcext:value-type="percentage">
            <text:p>-1.55%</text:p>
          </table:table-cell>
          <table:table-cell table:style-name="ce34" table:formula="of:=-[.D132]" office:value-type="percentage" office:value="-0.0983325922437746" calcext:value-type="percentage">
            <text:p>-9.83%</text:p>
          </table:table-cell>
          <table:table-cell table:style-name="ce34" table:formula="of:=[.E132]" office:value-type="percentage" office:value="0.0615199058332108" calcext:value-type="percentage">
            <text:p>6.15%</text:p>
          </table:table-cell>
          <table:table-cell table:style-name="ce34" table:formula="of:=[.F132]" office:value-type="percentage" office:value="0.0148487389348057" calcext:value-type="percentage">
            <text:p>1.48%</text:p>
          </table:table-cell>
          <table:table-cell table:style-name="ce34" table:formula="of:=[.G132]" office:value-type="percentage" office:value="-0.0374979337189155" calcext:value-type="percentage">
            <text:p>-3.7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0]+1" office:value-type="float" office:value="2026" calcext:value-type="float">
            <text:p>2026</text:p>
          </table:table-cell>
          <table:table-cell table:formula="of:=-[.C133]" office:value-type="percentage" office:value="-0.0154536464638186" calcext:value-type="percentage">
            <text:p>-1.55%</text:p>
          </table:table-cell>
          <table:table-cell table:formula="of:=-[.D133]" office:value-type="percentage" office:value="-0.100915665747139" calcext:value-type="percentage">
            <text:p>-10.09%</text:p>
          </table:table-cell>
          <table:table-cell table:formula="of:=[.E133]" office:value-type="percentage" office:value="0.0625112038993719" calcext:value-type="percentage">
            <text:p>6.25%</text:p>
          </table:table-cell>
          <table:table-cell table:formula="of:=[.F133]" office:value-type="percentage" office:value="0.0161386158857814" calcext:value-type="percentage">
            <text:p>1.61%</text:p>
          </table:table-cell>
          <table:table-cell table:formula="of:=[.G133]" office:value-type="percentage" office:value="-0.037719492425804" calcext:value-type="percentage">
            <text:p>-3.77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61]+1" office:value-type="float" office:value="2027" calcext:value-type="float">
            <text:p>2027</text:p>
          </table:table-cell>
          <table:table-cell table:style-name="ce34" table:formula="of:=-[.C134]" office:value-type="percentage" office:value="-0.0153725765425354" calcext:value-type="percentage">
            <text:p>-1.54%</text:p>
          </table:table-cell>
          <table:table-cell table:style-name="ce34" table:formula="of:=-[.D134]" office:value-type="percentage" office:value="-0.102362507645914" calcext:value-type="percentage">
            <text:p>-10.24%</text:p>
          </table:table-cell>
          <table:table-cell table:style-name="ce34" table:formula="of:=[.E134]" office:value-type="percentage" office:value="0.0625451732909861" calcext:value-type="percentage">
            <text:p>6.25%</text:p>
          </table:table-cell>
          <table:table-cell table:style-name="ce34" table:formula="of:=[.F134]" office:value-type="percentage" office:value="0.0161386158857814" calcext:value-type="percentage">
            <text:p>1.61%</text:p>
          </table:table-cell>
          <table:table-cell table:style-name="ce34" table:formula="of:=[.G134]" office:value-type="percentage" office:value="-0.0390512950116817" calcext:value-type="percentage">
            <text:p>-3.9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2]+1" office:value-type="float" office:value="2028" calcext:value-type="float">
            <text:p>2028</text:p>
          </table:table-cell>
          <table:table-cell table:formula="of:=-[.C135]" office:value-type="percentage" office:value="-0.0151627629009655" calcext:value-type="percentage">
            <text:p>-1.52%</text:p>
          </table:table-cell>
          <table:table-cell table:formula="of:=-[.D135]" office:value-type="percentage" office:value="-0.103727048947369" calcext:value-type="percentage">
            <text:p>-10.37%</text:p>
          </table:table-cell>
          <table:table-cell table:formula="of:=[.E135]" office:value-type="percentage" office:value="0.0628970966138616" calcext:value-type="percentage">
            <text:p>6.29%</text:p>
          </table:table-cell>
          <table:table-cell table:formula="of:=[.F135]" office:value-type="percentage" office:value="0.0161386158857814" calcext:value-type="percentage">
            <text:p>1.61%</text:p>
          </table:table-cell>
          <table:table-cell table:formula="of:=[.G135]" office:value-type="percentage" office:value="-0.0398540993486913" calcext:value-type="percentage">
            <text:p>-3.99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63]+1" office:value-type="float" office:value="2029" calcext:value-type="float">
            <text:p>2029</text:p>
          </table:table-cell>
          <table:table-cell table:style-name="ce34" table:formula="of:=-[.C136]" office:value-type="percentage" office:value="-0.0146633498058784" calcext:value-type="percentage">
            <text:p>-1.47%</text:p>
          </table:table-cell>
          <table:table-cell table:style-name="ce34" table:formula="of:=-[.D136]" office:value-type="percentage" office:value="-0.104258176402711" calcext:value-type="percentage">
            <text:p>-10.43%</text:p>
          </table:table-cell>
          <table:table-cell table:style-name="ce34" table:formula="of:=[.E136]" office:value-type="percentage" office:value="0.0634174518370946" calcext:value-type="percentage">
            <text:p>6.34%</text:p>
          </table:table-cell>
          <table:table-cell table:style-name="ce34" table:formula="of:=[.F136]" office:value-type="percentage" office:value="0.0161386158857814" calcext:value-type="percentage">
            <text:p>1.61%</text:p>
          </table:table-cell>
          <table:table-cell table:style-name="ce34" table:formula="of:=[.G136]" office:value-type="percentage" office:value="-0.0393654584857138" calcext:value-type="percentage">
            <text:p>-3.9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4]+1" office:value-type="float" office:value="2030" calcext:value-type="float">
            <text:p>2030</text:p>
          </table:table-cell>
          <table:table-cell table:formula="of:=-[.C137]" office:value-type="percentage" office:value="-0.0141405345755919" calcext:value-type="percentage">
            <text:p>-1.41%</text:p>
          </table:table-cell>
          <table:table-cell table:formula="of:=-[.D137]" office:value-type="percentage" office:value="-0.103703996766867" calcext:value-type="percentage">
            <text:p>-10.37%</text:p>
          </table:table-cell>
          <table:table-cell table:formula="of:=[.E137]" office:value-type="percentage" office:value="0.0639102979245745" calcext:value-type="percentage">
            <text:p>6.39%</text:p>
          </table:table-cell>
          <table:table-cell table:formula="of:=[.F137]" office:value-type="percentage" office:value="0.0161386158857814" calcext:value-type="percentage">
            <text:p>1.61%</text:p>
          </table:table-cell>
          <table:table-cell table:formula="of:=[.G137]" office:value-type="percentage" office:value="-0.0377956175321031" calcext:value-type="percentage">
            <text:p>-3.78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65]+1" office:value-type="float" office:value="2031" calcext:value-type="float">
            <text:p>2031</text:p>
          </table:table-cell>
          <table:table-cell table:style-name="ce34" table:formula="of:=-[.C138]" office:value-type="percentage" office:value="-0.0138003450796825" calcext:value-type="percentage">
            <text:p>-1.38%</text:p>
          </table:table-cell>
          <table:table-cell table:style-name="ce34" table:formula="of:=-[.D138]" office:value-type="percentage" office:value="-0.104609060423245" calcext:value-type="percentage">
            <text:p>-10.46%</text:p>
          </table:table-cell>
          <table:table-cell table:style-name="ce34" table:formula="of:=[.E138]" office:value-type="percentage" office:value="0.0643851889746454" calcext:value-type="percentage">
            <text:p>6.44%</text:p>
          </table:table-cell>
          <table:table-cell table:style-name="ce34" table:formula="of:=[.F138]" office:value-type="percentage" office:value="0.0161386158857814" calcext:value-type="percentage">
            <text:p>1.61%</text:p>
          </table:table-cell>
          <table:table-cell table:style-name="ce34" table:formula="of:=[.G138]" office:value-type="percentage" office:value="-0.0378856006425003" calcext:value-type="percentage">
            <text:p>-3.79%</text:p>
          </table:table-cell>
          <table:table-cell table:number-columns-repeated="15"/>
          <table:table-cell>
            <draw:frame draw:z-index="4" draw:style-name="gr1" draw:text-style-name="P1" svg:width="576.82pt" svg:height="736.53pt" svg:x="0.11pt" svg:y="8.39pt">
              <draw:object draw:notify-on-update-of-ranges="'Economic result'.B149:'Economic result'.B160 'Economic result'.C148:'Economic result'.C148 'Economic result'.C149:'Economic result'.C160 'Economic result'.D148:'Economic result'.D148 'Economic result'.D149:'Economic result'.D160 'Economic result'.E148:'Economic result'.E148 'Economic result'.E149:'Economic result'.E160 'Economic result'.F148:'Economic result'.F148 'Economic result'.F149:'Economic result'.F160 'Economic result'.G148:'Economic result'.G148 'Economic result'.G149:'Economic result'.G16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/>
          <table:table-cell table:style-name="ce15" table:formula="of:=[.B166]+1" office:value-type="float" office:value="2032" calcext:value-type="float">
            <text:p>2032</text:p>
          </table:table-cell>
          <table:table-cell table:formula="of:=-[.C139]" office:value-type="percentage" office:value="-0.0134203125453994" calcext:value-type="percentage">
            <text:p>-1.34%</text:p>
          </table:table-cell>
          <table:table-cell table:formula="of:=-[.D139]" office:value-type="percentage" office:value="-0.104720541437902" calcext:value-type="percentage">
            <text:p>-10.47%</text:p>
          </table:table-cell>
          <table:table-cell table:formula="of:=[.E139]" office:value-type="percentage" office:value="0.0644524077945962" calcext:value-type="percentage">
            <text:p>6.45%</text:p>
          </table:table-cell>
          <table:table-cell table:formula="of:=[.F139]" office:value-type="percentage" office:value="0.0161386158857814" calcext:value-type="percentage">
            <text:p>1.61%</text:p>
          </table:table-cell>
          <table:table-cell table:formula="of:=[.G139]" office:value-type="percentage" office:value="-0.037549830302924" calcext:value-type="percentage">
            <text:p>-3.75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67]+1" office:value-type="float" office:value="2033" calcext:value-type="float">
            <text:p>2033</text:p>
          </table:table-cell>
          <table:table-cell table:style-name="ce34" table:formula="of:=-[.C140]" office:value-type="percentage" office:value="-0.0131022959931135" calcext:value-type="percentage">
            <text:p>-1.31%</text:p>
          </table:table-cell>
          <table:table-cell table:style-name="ce34" table:formula="of:=-[.D140]" office:value-type="percentage" office:value="-0.10511349604695" calcext:value-type="percentage">
            <text:p>-10.51%</text:p>
          </table:table-cell>
          <table:table-cell table:style-name="ce34" table:formula="of:=[.E140]" office:value-type="percentage" office:value="0.0646439461185863" calcext:value-type="percentage">
            <text:p>6.46%</text:p>
          </table:table-cell>
          <table:table-cell table:style-name="ce34" table:formula="of:=[.F140]" office:value-type="percentage" office:value="0.0161386158857814" calcext:value-type="percentage">
            <text:p>1.61%</text:p>
          </table:table-cell>
          <table:table-cell table:style-name="ce34" table:formula="of:=[.G140]" office:value-type="percentage" office:value="-0.0374332300356955" calcext:value-type="percentage">
            <text:p>-3.7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8]+1" office:value-type="float" office:value="2034" calcext:value-type="float">
            <text:p>2034</text:p>
          </table:table-cell>
          <table:table-cell table:formula="of:=-[.C141]" office:value-type="percentage" office:value="-0.0127556891994228" calcext:value-type="percentage">
            <text:p>-1.28%</text:p>
          </table:table-cell>
          <table:table-cell table:formula="of:=-[.D141]" office:value-type="percentage" office:value="-0.104342003015644" calcext:value-type="percentage">
            <text:p>-10.43%</text:p>
          </table:table-cell>
          <table:table-cell table:formula="of:=[.E141]" office:value-type="percentage" office:value="0.0648152271216775" calcext:value-type="percentage">
            <text:p>6.48%</text:p>
          </table:table-cell>
          <table:table-cell table:formula="of:=[.F141]" office:value-type="percentage" office:value="0.0161386158857814" calcext:value-type="percentage">
            <text:p>1.61%</text:p>
          </table:table-cell>
          <table:table-cell table:formula="of:=[.G141]" office:value-type="percentage" office:value="-0.0361438492076076" calcext:value-type="percentage">
            <text:p>-3.61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69]+1" office:value-type="float" office:value="2035" calcext:value-type="float">
            <text:p>2035</text:p>
          </table:table-cell>
          <table:table-cell table:style-name="ce34" table:formula="of:=-[.C142]" office:value-type="percentage" office:value="-0.0124506597673812" calcext:value-type="percentage">
            <text:p>-1.25%</text:p>
          </table:table-cell>
          <table:table-cell table:style-name="ce34" table:formula="of:=-[.D142]" office:value-type="percentage" office:value="-0.104462681366512" calcext:value-type="percentage">
            <text:p>-10.45%</text:p>
          </table:table-cell>
          <table:table-cell table:style-name="ce34" table:formula="of:=[.E142]" office:value-type="percentage" office:value="0.0650132070510817" calcext:value-type="percentage">
            <text:p>6.50%</text:p>
          </table:table-cell>
          <table:table-cell table:style-name="ce34" table:formula="of:=[.F142]" office:value-type="percentage" office:value="0.0161386158857814" calcext:value-type="percentage">
            <text:p>1.61%</text:p>
          </table:table-cell>
          <table:table-cell table:style-name="ce34" table:formula="of:=[.G142]" office:value-type="percentage" office:value="-0.0357615181970301" calcext:value-type="percentage">
            <text:p>-3.5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0]+1" office:value-type="float" office:value="2036" calcext:value-type="float">
            <text:p>2036</text:p>
          </table:table-cell>
          <table:table-cell table:formula="of:=-[.C143]" office:value-type="percentage" office:value="-0.0123662088399081" calcext:value-type="percentage">
            <text:p>-1.24%</text:p>
          </table:table-cell>
          <table:table-cell table:formula="of:=-[.D143]" office:value-type="percentage" office:value="-0.1041731790351" calcext:value-type="percentage">
            <text:p>-10.42%</text:p>
          </table:table-cell>
          <table:table-cell table:formula="of:=[.E143]" office:value-type="percentage" office:value="0.0652688041594687" calcext:value-type="percentage">
            <text:p>6.53%</text:p>
          </table:table-cell>
          <table:table-cell table:formula="of:=[.F143]" office:value-type="percentage" office:value="0.0161386158857814" calcext:value-type="percentage">
            <text:p>1.61%</text:p>
          </table:table-cell>
          <table:table-cell table:formula="of:=[.G143]" office:value-type="percentage" office:value="-0.0351319678297581" calcext:value-type="percentage">
            <text:p>-3.51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71]+1" office:value-type="float" office:value="2037" calcext:value-type="float">
            <text:p>2037</text:p>
          </table:table-cell>
          <table:table-cell table:style-name="ce34" table:formula="of:=-[.C144]" office:value-type="percentage" office:value="-0.0122557015559551" calcext:value-type="percentage">
            <text:p>-1.23%</text:p>
          </table:table-cell>
          <table:table-cell table:style-name="ce34" table:formula="of:=-[.D144]" office:value-type="percentage" office:value="-0.104364964055126" calcext:value-type="percentage">
            <text:p>-10.44%</text:p>
          </table:table-cell>
          <table:table-cell table:style-name="ce34" table:formula="of:=[.E144]" office:value-type="percentage" office:value="0.0655644133787453" calcext:value-type="percentage">
            <text:p>6.56%</text:p>
          </table:table-cell>
          <table:table-cell table:style-name="ce34" table:formula="of:=[.F144]" office:value-type="percentage" office:value="0.0161386158857814" calcext:value-type="percentage">
            <text:p>1.61%</text:p>
          </table:table-cell>
          <table:table-cell table:style-name="ce34" table:formula="of:=[.G144]" office:value-type="percentage" office:value="-0.0349176363465541" calcext:value-type="percentage">
            <text:p>-3.4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2]+1" office:value-type="float" office:value="2038" calcext:value-type="float">
            <text:p>2038</text:p>
          </table:table-cell>
          <table:table-cell table:formula="of:=-[.C145]" office:value-type="percentage" office:value="-0.0121187360418604" calcext:value-type="percentage">
            <text:p>-1.21%</text:p>
          </table:table-cell>
          <table:table-cell table:formula="of:=-[.D145]" office:value-type="percentage" office:value="-0.103756488410208" calcext:value-type="percentage">
            <text:p>-10.38%</text:p>
          </table:table-cell>
          <table:table-cell table:formula="of:=[.E145]" office:value-type="percentage" office:value="0.0659640083935124" calcext:value-type="percentage">
            <text:p>6.60%</text:p>
          </table:table-cell>
          <table:table-cell table:formula="of:=[.F145]" office:value-type="percentage" office:value="0.0161386158857814" calcext:value-type="percentage">
            <text:p>1.61%</text:p>
          </table:table-cell>
          <table:table-cell table:formula="of:=[.G145]" office:value-type="percentage" office:value="-0.0337726001727747" calcext:value-type="percentage">
            <text:p>-3.38%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B173]+1" office:value-type="float" office:value="2039" calcext:value-type="float">
            <text:p>2039</text:p>
          </table:table-cell>
          <table:table-cell table:style-name="ce34" table:formula="of:=-[.C146]" office:value-type="percentage" office:value="-0.0117608479714573" calcext:value-type="percentage">
            <text:p>-1.18%</text:p>
          </table:table-cell>
          <table:table-cell table:style-name="ce34" table:formula="of:=-[.D146]" office:value-type="percentage" office:value="-0.102982427433337" calcext:value-type="percentage">
            <text:p>-10.30%</text:p>
          </table:table-cell>
          <table:table-cell table:style-name="ce34" table:formula="of:=[.E146]" office:value-type="percentage" office:value="0.0660124714936623" calcext:value-type="percentage">
            <text:p>6.60%</text:p>
          </table:table-cell>
          <table:table-cell table:style-name="ce34" table:formula="of:=[.F146]" office:value-type="percentage" office:value="0.0161386158857814" calcext:value-type="percentage">
            <text:p>1.61%</text:p>
          </table:table-cell>
          <table:table-cell table:style-name="ce34" table:formula="of:=[.G146]" office:value-type="percentage" office:value="-0.0325921880253509" calcext:value-type="percentage">
            <text:p>-3.2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4]+1" office:value-type="float" office:value="2040" calcext:value-type="float">
            <text:p>2040</text:p>
          </table:table-cell>
          <table:table-cell table:formula="of:=-[.C147]" office:value-type="percentage" office:value="-0.0113510005329196" calcext:value-type="percentage">
            <text:p>-1.14%</text:p>
          </table:table-cell>
          <table:table-cell table:formula="of:=-[.D147]" office:value-type="percentage" office:value="-0.103556379252192" calcext:value-type="percentage">
            <text:p>-10.36%</text:p>
          </table:table-cell>
          <table:table-cell table:formula="of:=[.E147]" office:value-type="percentage" office:value="0.0661663472693214" calcext:value-type="percentage">
            <text:p>6.62%</text:p>
          </table:table-cell>
          <table:table-cell table:formula="of:=[.F147]" office:value-type="percentage" office:value="0.0161386158857814" calcext:value-type="percentage">
            <text:p>1.61%</text:p>
          </table:table-cell>
          <table:table-cell table:formula="of:=[.G147]" office:value-type="percentage" office:value="-0.0326024166300089" calcext:value-type="percentage">
            <text:p>-3.26%</text:p>
          </table:table-cell>
          <table:table-cell table:number-columns-repeated="1017"/>
        </table:table-row>
      </table:table>
      <table:table table:name="'file:///C:/Users/Leonardo/Documents/Git_MISSAR_model/MISSAR_private/Ex_ante_policy_evaluation/31_12_2019_legislation/2020_quarterly_formula/Results/Deficit_computation_50_1.03_trim.xlsx'#Central scenario" table:print="false" table:style-name="ta_extref">
        <table:table-source xlink:type="simple" xlink:href="../Deficit_computation_50_1.03_trim.xlsx" table:table-name="Central scenario" table:mode="copy-results-only"/>
        <table:table-column table:number-columns-repeated="67"/>
        <table:table-row table:number-rows-repeated="2">
          <table:table-cell table:number-columns-repeated="67"/>
        </table:table-row>
        <table:table-row>
          <table:table-cell table:number-columns-repeated="32"/>
          <table:table-cell table:style-name="ce1" office:value-type="float" office:value="4896479257.53781">
            <text:p>4896479257.53781</text:p>
          </table:table-cell>
          <table:table-cell table:number-columns-repeated="4"/>
          <table:table-cell table:style-name="ce1" office:value-type="float" office:value="-0.0196925047215125">
            <text:p>-0.0196925047215125</text:p>
          </table:table-cell>
          <table:table-cell table:number-columns-repeated="24"/>
          <table:table-cell table:style-name="ce1" office:value-type="float" office:value="0.0539797598100557">
            <text:p>0.0539797598100557</text:p>
          </table:table-cell>
          <table:table-cell table:style-name="ce1" office:value-type="float" office:value="0.0125202302384808">
            <text:p>0.0125202302384808</text:p>
          </table:table-cell>
          <table:table-cell table:style-name="ce1" office:value-type="float" office:value="0.0611520342930874">
            <text:p>0.0611520342930874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2"/>
          <table:table-cell table:style-name="ce1" office:value-type="float" office:value="5549601083.68338">
            <text:p>5549601083.68338</text:p>
          </table:table-cell>
          <table:table-cell table:number-columns-repeated="4"/>
          <table:table-cell table:style-name="ce1" office:value-type="float" office:value="-0.0331565128262777">
            <text:p>-0.0331565128262777</text:p>
          </table:table-cell>
          <table:table-cell table:number-columns-repeated="24"/>
          <table:table-cell table:style-name="ce1" office:value-type="float" office:value="0.0607395187891978">
            <text:p>0.0607395187891978</text:p>
          </table:table-cell>
          <table:table-cell table:style-name="ce1" office:value-type="float" office:value="0.0140881848578508">
            <text:p>0.0140881848578508</text:p>
          </table:table-cell>
          <table:table-cell table:style-name="ce1" office:value-type="float" office:value="0.0798078467576248">
            <text:p>0.0798078467576248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32"/>
          <table:table-cell table:style-name="ce1" office:value-type="float" office:value="5041051649.91449">
            <text:p>5041051649.91449</text:p>
          </table:table-cell>
          <table:table-cell table:number-columns-repeated="4"/>
          <table:table-cell table:style-name="ce1" office:value-type="float" office:value="-0.0329868285603578">
            <text:p>-0.0329868285603578</text:p>
          </table:table-cell>
          <table:table-cell table:number-columns-repeated="24"/>
          <table:table-cell table:style-name="ce1" office:value-type="float" office:value="0.0611320051364955">
            <text:p>0.0611320051364955</text:p>
          </table:table-cell>
          <table:table-cell table:style-name="ce1" office:value-type="float" office:value="0.0152426006618067">
            <text:p>0.0152426006618067</text:p>
          </table:table-cell>
          <table:table-cell table:style-name="ce1" office:value-type="float" office:value="0.0788762330350467">
            <text:p>0.0788762330350467</text:p>
          </table:table-cell>
          <table:table-cell table:style-name="ce1" office:value-type="float" office:value="2.88521656710338E-005">
            <text:p>2.88521656710338E-005</text:p>
          </table:table-cell>
          <table:table-cell table:style-name="ce1" office:value-type="float" office:value="-0.0330156807260289">
            <text:p>-0.0330156807260289</text:p>
          </table:table-cell>
        </table:table-row>
        <table:table-row>
          <table:table-cell table:number-columns-repeated="32"/>
          <table:table-cell table:style-name="ce1" office:value-type="float" office:value="5010564196.87073">
            <text:p>5010564196.87073</text:p>
          </table:table-cell>
          <table:table-cell table:number-columns-repeated="4"/>
          <table:table-cell table:style-name="ce1" office:value-type="float" office:value="-0.0370007665353377">
            <text:p>-0.0370007665353377</text:p>
          </table:table-cell>
          <table:table-cell table:number-columns-repeated="24"/>
          <table:table-cell table:style-name="ce1" office:value-type="float" office:value="0.0628649338766236">
            <text:p>0.0628649338766236</text:p>
          </table:table-cell>
          <table:table-cell table:style-name="ce1" office:value-type="float" office:value="0.0187841782319647">
            <text:p>0.0187841782319647</text:p>
          </table:table-cell>
          <table:table-cell table:style-name="ce1" office:value-type="float" office:value="0.0810815221799967">
            <text:p>0.0810815221799967</text:p>
          </table:table-cell>
          <table:table-cell table:style-name="ce1" office:value-type="float" office:value="0.000491092714512904">
            <text:p>0.000491092714512904</text:p>
          </table:table-cell>
          <table:table-cell table:style-name="ce1" office:value-type="float" office:value="-0.0374918592498506">
            <text:p>-0.0374918592498506</text:p>
          </table:table-cell>
        </table:table-row>
        <table:table-row>
          <table:table-cell table:number-columns-repeated="37"/>
          <table:table-cell table:style-name="ce1" office:value-type="float" office:value="-0.0367947322869077">
            <text:p>-0.0367947322869077</text:p>
          </table:table-cell>
          <table:table-cell table:number-columns-repeated="24"/>
          <table:table-cell table:style-name="ce1" office:value-type="float" office:value="0.0587398562806465">
            <text:p>0.0587398562806465</text:p>
          </table:table-cell>
          <table:table-cell table:style-name="ce1" office:value-type="float" office:value="0.0174435294023944">
            <text:p>0.0174435294023944</text:p>
          </table:table-cell>
          <table:table-cell table:style-name="ce1" office:value-type="float" office:value="0.0780910591651598">
            <text:p>0.0780910591651598</text:p>
          </table:table-cell>
          <table:table-cell table:style-name="ce1" office:value-type="float" office:value="0.000922411235235612">
            <text:p>0.000922411235235612</text:p>
          </table:table-cell>
          <table:table-cell table:style-name="ce1" office:value-type="float" office:value="-0.0377171435221433">
            <text:p>-0.0377171435221433</text:p>
          </table:table-cell>
        </table:table-row>
        <table:table-row>
          <table:table-cell table:number-columns-repeated="37"/>
          <table:table-cell table:style-name="ce1" office:value-type="float" office:value="-0.0378732696610133">
            <text:p>-0.0378732696610133</text:p>
          </table:table-cell>
          <table:table-cell table:number-columns-repeated="24"/>
          <table:table-cell table:style-name="ce1" office:value-type="float" office:value="0.0515592193109002">
            <text:p>0.0515592193109002</text:p>
          </table:table-cell>
          <table:table-cell table:style-name="ce1" office:value-type="float" office:value="0.0165671281372107">
            <text:p>0.0165671281372107</text:p>
          </table:table-cell>
          <table:table-cell table:style-name="ce1" office:value-type="float" office:value="0.0728653608347028">
            <text:p>0.0728653608347028</text:p>
          </table:table-cell>
          <table:table-cell table:style-name="ce1" office:value-type="float" office:value="0.000845456563710703">
            <text:p>0.000845456563710703</text:p>
          </table:table-cell>
          <table:table-cell table:style-name="ce1" office:value-type="float" office:value="-0.038718726224724">
            <text:p>-0.038718726224724</text:p>
          </table:table-cell>
        </table:table-row>
        <table:table-row>
          <table:table-cell table:number-columns-repeated="37"/>
          <table:table-cell table:style-name="ce1" office:value-type="float" office:value="-0.046948452024631">
            <text:p>-0.046948452024631</text:p>
          </table:table-cell>
          <table:table-cell table:number-columns-repeated="24"/>
          <table:table-cell table:style-name="ce1" office:value-type="float" office:value="0.0586018837441637">
            <text:p>0.0586018837441637</text:p>
          </table:table-cell>
          <table:table-cell table:style-name="ce1" office:value-type="float" office:value="0.0179799111366128">
            <text:p>0.0179799111366128</text:p>
          </table:table-cell>
          <table:table-cell table:style-name="ce1" office:value-type="float" office:value="0.0875704246321819">
            <text:p>0.0875704246321819</text:p>
          </table:table-cell>
          <table:table-cell table:style-name="ce1" office:value-type="float" office:value="0.00140980500116996">
            <text:p>0.00140980500116996</text:p>
          </table:table-cell>
          <table:table-cell table:style-name="ce1" office:value-type="float" office:value="-0.048358257025801">
            <text:p>-0.048358257025801</text:p>
          </table:table-cell>
        </table:table-row>
        <table:table-row>
          <table:table-cell table:number-columns-repeated="37"/>
          <table:table-cell table:style-name="ce1" office:value-type="float" office:value="-0.0381748905225078">
            <text:p>-0.0381748905225078</text:p>
          </table:table-cell>
          <table:table-cell table:number-columns-repeated="24"/>
          <table:table-cell table:style-name="ce1" office:value-type="float" office:value="0.0579629202611978">
            <text:p>0.0579629202611978</text:p>
          </table:table-cell>
          <table:table-cell table:style-name="ce1" office:value-type="float" office:value="0.01680699022119">
            <text:p>0.01680699022119</text:p>
          </table:table-cell>
          <table:table-cell table:style-name="ce1" office:value-type="float" office:value="0.0793308205625156">
            <text:p>0.0793308205625156</text:p>
          </table:table-cell>
          <table:table-cell table:style-name="ce1" office:value-type="float" office:value="0.00169981141471496">
            <text:p>0.00169981141471496</text:p>
          </table:table-cell>
          <table:table-cell table:style-name="ce1" office:value-type="float" office:value="-0.0398747019372227">
            <text:p>-0.0398747019372227</text:p>
          </table:table-cell>
        </table:table-row>
        <table:table-row>
          <table:table-cell table:number-columns-repeated="37"/>
          <table:table-cell table:style-name="ce1" office:value-type="float" office:value="-0.044872289274194">
            <text:p>-0.044872289274194</text:p>
          </table:table-cell>
          <table:table-cell table:number-columns-repeated="24"/>
          <table:table-cell table:style-name="ce1" office:value-type="float" office:value="0.0582978489517037">
            <text:p>0.0582978489517037</text:p>
          </table:table-cell>
          <table:table-cell table:style-name="ce1" office:value-type="float" office:value="0.01842009534403">
            <text:p>0.01842009534403</text:p>
          </table:table-cell>
          <table:table-cell table:style-name="ce1" office:value-type="float" office:value="0.0847500428818677">
            <text:p>0.0847500428818677</text:p>
          </table:table-cell>
          <table:table-cell table:style-name="ce1" office:value-type="float" office:value="0.00222185217763247">
            <text:p>0.00222185217763247</text:p>
          </table:table-cell>
          <table:table-cell table:style-name="ce1" office:value-type="float" office:value="-0.0470941414518265">
            <text:p>-0.0470941414518265</text:p>
          </table:table-cell>
        </table:table-row>
        <table:table-row>
          <table:table-cell table:number-columns-repeated="37"/>
          <table:table-cell table:style-name="ce1" office:value-type="float" office:value="-0.0475604939169885">
            <text:p>-0.0475604939169885</text:p>
          </table:table-cell>
          <table:table-cell table:number-columns-repeated="24"/>
          <table:table-cell table:style-name="ce1" office:value-type="float" office:value="0.0587788253578276">
            <text:p>0.0587788253578276</text:p>
          </table:table-cell>
          <table:table-cell table:style-name="ce1" office:value-type="float" office:value="0.0189972932066851">
            <text:p>0.0189972932066851</text:p>
          </table:table-cell>
          <table:table-cell table:style-name="ce1" office:value-type="float" office:value="0.087342026068131">
            <text:p>0.087342026068131</text:p>
          </table:table-cell>
          <table:table-cell table:style-name="ce1" office:value-type="float" office:value="0.00253671094210067">
            <text:p>0.00253671094210067</text:p>
          </table:table-cell>
          <table:table-cell table:style-name="ce1" office:value-type="float" office:value="-0.0500972048590892">
            <text:p>-0.0500972048590892</text:p>
          </table:table-cell>
        </table:table-row>
        <table:table-row>
          <table:table-cell table:number-columns-repeated="37"/>
          <table:table-cell table:style-name="ce1" office:value-type="float" office:value="-0.0480936167193902">
            <text:p>-0.0480936167193902</text:p>
          </table:table-cell>
          <table:table-cell table:number-columns-repeated="24"/>
          <table:table-cell table:style-name="ce1" office:value-type="float" office:value="0.0600841517282316">
            <text:p>0.0600841517282316</text:p>
          </table:table-cell>
          <table:table-cell table:style-name="ce1" office:value-type="float" office:value="0.0192278799017357">
            <text:p>0.0192278799017357</text:p>
          </table:table-cell>
          <table:table-cell table:style-name="ce1" office:value-type="float" office:value="0.0889498885458862">
            <text:p>0.0889498885458862</text:p>
          </table:table-cell>
          <table:table-cell table:style-name="ce1" office:value-type="float" office:value="0.00299904144229045">
            <text:p>0.00299904144229045</text:p>
          </table:table-cell>
          <table:table-cell table:style-name="ce1" office:value-type="float" office:value="-0.0510926581616807">
            <text:p>-0.0510926581616807</text:p>
          </table:table-cell>
        </table:table-row>
        <table:table-row>
          <table:table-cell table:number-columns-repeated="32"/>
          <table:table-cell table:style-name="ce1" office:value-type="float" office:value="5192108061.38261">
            <text:p>5192108061.38261</text:p>
          </table:table-cell>
          <table:table-cell table:number-columns-repeated="4"/>
          <table:table-cell table:style-name="ce1" office:value-type="float" office:value="-0.0481986594252887">
            <text:p>-0.0481986594252887</text:p>
          </table:table-cell>
          <table:table-cell table:number-columns-repeated="24"/>
          <table:table-cell table:style-name="ce1" office:value-type="float" office:value="0.0615199058332108">
            <text:p>0.0615199058332108</text:p>
          </table:table-cell>
          <table:table-cell table:style-name="ce1" office:value-type="float" office:value="0.0194059737050403">
            <text:p>0.0194059737050403</text:p>
          </table:table-cell>
          <table:table-cell table:style-name="ce1" office:value-type="float" office:value="0.0903125915534592">
            <text:p>0.0903125915534592</text:p>
          </table:table-cell>
          <table:table-cell table:style-name="ce1" office:value-type="float" office:value="0.00414801322843246">
            <text:p>0.00414801322843246</text:p>
          </table:table-cell>
          <table:table-cell table:style-name="ce1" office:value-type="float" office:value="-0.0523466726537212">
            <text:p>-0.0523466726537212</text:p>
          </table:table-cell>
        </table:table-row>
        <table:table-row>
          <table:table-cell table:number-columns-repeated="32"/>
          <table:table-cell table:style-name="ce1" office:value-type="float" office:value="5310158517.42102">
            <text:p>5310158517.42102</text:p>
          </table:table-cell>
          <table:table-cell table:number-columns-repeated="4"/>
          <table:table-cell table:style-name="ce1" office:value-type="float" office:value="-0.0482581532541795">
            <text:p>-0.0482581532541795</text:p>
          </table:table-cell>
          <table:table-cell table:number-columns-repeated="24"/>
          <table:table-cell table:style-name="ce1" office:value-type="float" office:value="0.0625112038993719">
            <text:p>0.0625112038993719</text:p>
          </table:table-cell>
          <table:table-cell table:style-name="ce1" office:value-type="float" office:value="0.0194000352200538">
            <text:p>0.0194000352200538</text:p>
          </table:table-cell>
          <table:table-cell table:style-name="ce1" office:value-type="float" office:value="0.0913693219334976">
            <text:p>0.0913693219334976</text:p>
          </table:table-cell>
          <table:table-cell table:style-name="ce1" office:value-type="float" office:value="0.0055999550574059">
            <text:p>0.0055999550574059</text:p>
          </table:table-cell>
          <table:table-cell table:style-name="ce1" office:value-type="float" office:value="-0.0538581083115854">
            <text:p>-0.0538581083115854</text:p>
          </table:table-cell>
        </table:table-row>
        <table:table-row>
          <table:table-cell table:number-columns-repeated="32"/>
          <table:table-cell table:style-name="ce1" office:value-type="float" office:value="5306463610.93908">
            <text:p>5306463610.93908</text:p>
          </table:table-cell>
          <table:table-cell table:number-columns-repeated="4"/>
          <table:table-cell table:style-name="ce1" office:value-type="float" office:value="-0.0482360187566635">
            <text:p>-0.0482360187566635</text:p>
          </table:table-cell>
          <table:table-cell table:number-columns-repeated="24"/>
          <table:table-cell table:style-name="ce1" office:value-type="float" office:value="0.0625451732909861">
            <text:p>0.0625451732909861</text:p>
          </table:table-cell>
          <table:table-cell table:style-name="ce1" office:value-type="float" office:value="0.0193445702634696">
            <text:p>0.0193445702634696</text:p>
          </table:table-cell>
          <table:table-cell table:style-name="ce1" office:value-type="float" office:value="0.09143662178418">
            <text:p>0.09143662178418</text:p>
          </table:table-cell>
          <table:table-cell table:style-name="ce1" office:value-type="float" office:value="0.00695389214079948">
            <text:p>0.00695389214079948</text:p>
          </table:table-cell>
          <table:table-cell table:style-name="ce1" office:value-type="float" office:value="-0.055189910897463">
            <text:p>-0.055189910897463</text:p>
          </table:table-cell>
        </table:table-row>
        <table:table-row>
          <table:table-cell table:number-columns-repeated="32"/>
          <table:table-cell table:style-name="ce1" office:value-type="float" office:value="5248790844.48405">
            <text:p>5248790844.48405</text:p>
          </table:table-cell>
          <table:table-cell table:number-columns-repeated="4"/>
          <table:table-cell table:style-name="ce1" office:value-type="float" office:value="-0.047802169905226">
            <text:p>-0.047802169905226</text:p>
          </table:table-cell>
          <table:table-cell table:number-columns-repeated="24"/>
          <table:table-cell table:style-name="ce1" office:value-type="float" office:value="0.0628970966138616">
            <text:p>0.0628970966138616</text:p>
          </table:table-cell>
          <table:table-cell table:style-name="ce1" office:value-type="float" office:value="0.0191663925526315">
            <text:p>0.0191663925526315</text:p>
          </table:table-cell>
          <table:table-cell table:style-name="ce1" office:value-type="float" office:value="0.0915328739664562">
            <text:p>0.0915328739664562</text:p>
          </table:table-cell>
          <table:table-cell table:style-name="ce1" office:value-type="float" office:value="0.0081905453292466">
            <text:p>0.0081905453292466</text:p>
          </table:table-cell>
          <table:table-cell table:style-name="ce1" office:value-type="float" office:value="-0.0559927152344726">
            <text:p>-0.0559927152344726</text:p>
          </table:table-cell>
        </table:table-row>
        <table:table-row>
          <table:table-cell table:number-columns-repeated="32"/>
          <table:table-cell table:style-name="ce1" office:value-type="float" office:value="5205124141.81883">
            <text:p>5205124141.81883</text:p>
          </table:table-cell>
          <table:table-cell table:number-columns-repeated="4"/>
          <table:table-cell table:style-name="ce1" office:value-type="float" office:value="-0.0462172038729181">
            <text:p>-0.0462172038729181</text:p>
          </table:table-cell>
          <table:table-cell table:number-columns-repeated="24"/>
          <table:table-cell table:style-name="ce1" office:value-type="float" office:value="0.0634174518370946">
            <text:p>0.0634174518370946</text:p>
          </table:table-cell>
          <table:table-cell table:style-name="ce1" office:value-type="float" office:value="0.0186609096875246">
            <text:p>0.0186609096875246</text:p>
          </table:table-cell>
          <table:table-cell table:style-name="ce1" office:value-type="float" office:value="0.090973746022488">
            <text:p>0.090973746022488</text:p>
          </table:table-cell>
          <table:table-cell table:style-name="ce1" office:value-type="float" office:value="0.00928687049857709">
            <text:p>0.00928687049857709</text:p>
          </table:table-cell>
          <table:table-cell table:style-name="ce1" office:value-type="float" office:value="-0.0555040743714952">
            <text:p>-0.0555040743714952</text:p>
          </table:table-cell>
        </table:table-row>
        <table:table-row>
          <table:table-cell table:number-columns-repeated="32"/>
          <table:table-cell table:style-name="ce1" office:value-type="float" office:value="5114201771.34562">
            <text:p>5114201771.34562</text:p>
          </table:table-cell>
          <table:table-cell table:number-columns-repeated="4"/>
          <table:table-cell table:style-name="ce1" office:value-type="float" office:value="-0.0440692909177102">
            <text:p>-0.0440692909177102</text:p>
          </table:table-cell>
          <table:table-cell table:number-columns-repeated="24"/>
          <table:table-cell table:style-name="ce1" office:value-type="float" office:value="0.0639102979245745">
            <text:p>0.0639102979245745</text:p>
          </table:table-cell>
          <table:table-cell table:style-name="ce1" office:value-type="float" office:value="0.0181075545531247">
            <text:p>0.0181075545531247</text:p>
          </table:table-cell>
          <table:table-cell table:style-name="ce1" office:value-type="float" office:value="0.08987203428916">
            <text:p>0.08987203428916</text:p>
          </table:table-cell>
          <table:table-cell table:style-name="ce1" office:value-type="float" office:value="0.00986494250017425">
            <text:p>0.00986494250017425</text:p>
          </table:table-cell>
          <table:table-cell table:style-name="ce1" office:value-type="float" office:value="-0.0539342334178844">
            <text:p>-0.0539342334178844</text:p>
          </table:table-cell>
        </table:table-row>
        <table:table-row>
          <table:table-cell table:number-columns-repeated="32"/>
          <table:table-cell table:style-name="ce1" office:value-type="float" office:value="5132602154.79852">
            <text:p>5132602154.79852</text:p>
          </table:table-cell>
          <table:table-cell table:number-columns-repeated="4"/>
          <table:table-cell table:style-name="ce1" office:value-type="float" office:value="-0.0432003388701275">
            <text:p>-0.0432003388701275</text:p>
          </table:table-cell>
          <table:table-cell table:number-columns-repeated="24"/>
          <table:table-cell table:style-name="ce1" office:value-type="float" office:value="0.0643851889746454">
            <text:p>0.0643851889746454</text:p>
          </table:table-cell>
          <table:table-cell table:style-name="ce1" office:value-type="float" office:value="0.0177836204394738">
            <text:p>0.0177836204394738</text:p>
          </table:table-cell>
          <table:table-cell table:style-name="ce1" office:value-type="float" office:value="0.089801907405299">
            <text:p>0.089801907405299</text:p>
          </table:table-cell>
          <table:table-cell table:style-name="ce1" office:value-type="float" office:value="0.0108238776581542">
            <text:p>0.0108238776581542</text:p>
          </table:table-cell>
          <table:table-cell table:style-name="ce1" office:value-type="float" office:value="-0.0540242165282816">
            <text:p>-0.0540242165282816</text:p>
          </table:table-cell>
        </table:table-row>
        <table:table-row>
          <table:table-cell table:number-columns-repeated="32"/>
          <table:table-cell table:style-name="ce1" office:value-type="float" office:value="5167527491.82392">
            <text:p>5167527491.82392</text:p>
          </table:table-cell>
          <table:table-cell table:number-columns-repeated="4"/>
          <table:table-cell table:style-name="ce1" office:value-type="float" office:value="-0.0419875809637458">
            <text:p>-0.0419875809637458</text:p>
          </table:table-cell>
          <table:table-cell table:number-columns-repeated="24"/>
          <table:table-cell table:style-name="ce1" office:value-type="float" office:value="0.0644524077945962">
            <text:p>0.0644524077945962</text:p>
          </table:table-cell>
          <table:table-cell table:style-name="ce1" office:value-type="float" office:value="0.017384078081353">
            <text:p>0.017384078081353</text:p>
          </table:table-cell>
          <table:table-cell table:style-name="ce1" office:value-type="float" office:value="0.089055910676989">
            <text:p>0.089055910676989</text:p>
          </table:table-cell>
          <table:table-cell table:style-name="ce1" office:value-type="float" office:value="0.0117008652249595">
            <text:p>0.0117008652249595</text:p>
          </table:table-cell>
          <table:table-cell table:style-name="ce1" office:value-type="float" office:value="-0.0536884461887053">
            <text:p>-0.0536884461887053</text:p>
          </table:table-cell>
        </table:table-row>
        <table:table-row>
          <table:table-cell table:number-columns-repeated="32"/>
          <table:table-cell table:style-name="ce1" office:value-type="float" office:value="5221404663.9263">
            <text:p>5221404663.9263</text:p>
          </table:table-cell>
          <table:table-cell table:number-columns-repeated="4"/>
          <table:table-cell table:style-name="ce1" office:value-type="float" office:value="-0.0410013518896781">
            <text:p>-0.0410013518896781</text:p>
          </table:table-cell>
          <table:table-cell table:number-columns-repeated="24"/>
          <table:table-cell table:style-name="ce1" office:value-type="float" office:value="0.0646439461185863">
            <text:p>0.0646439461185863</text:p>
          </table:table-cell>
          <table:table-cell table:style-name="ce1" office:value-type="float" office:value="0.0170566359664249">
            <text:p>0.0170566359664249</text:p>
          </table:table-cell>
          <table:table-cell table:style-name="ce1" office:value-type="float" office:value="0.0885886620418395">
            <text:p>0.0885886620418395</text:p>
          </table:table-cell>
          <table:table-cell table:style-name="ce1" office:value-type="float" office:value="0.0125704940317987">
            <text:p>0.0125704940317987</text:p>
          </table:table-cell>
          <table:table-cell table:style-name="ce1" office:value-type="float" office:value="-0.0535718459214768">
            <text:p>-0.0535718459214768</text:p>
          </table:table-cell>
        </table:table-row>
        <table:table-row>
          <table:table-cell table:number-columns-repeated="32"/>
          <table:table-cell table:style-name="ce1" office:value-type="float" office:value="5259341230.30775">
            <text:p>5259341230.30775</text:p>
          </table:table-cell>
          <table:table-cell table:number-columns-repeated="4"/>
          <table:table-cell table:style-name="ce1" office:value-type="float" office:value="-0.0391685954313888">
            <text:p>-0.0391685954313888</text:p>
          </table:table-cell>
          <table:table-cell table:number-columns-repeated="24"/>
          <table:table-cell table:style-name="ce1" office:value-type="float" office:value="0.0648152271216775">
            <text:p>0.0648152271216775</text:p>
          </table:table-cell>
          <table:table-cell table:style-name="ce1" office:value-type="float" office:value="0.0166631353985749">
            <text:p>0.0166631353985749</text:p>
          </table:table-cell>
          <table:table-cell table:style-name="ce1" office:value-type="float" office:value="0.0873206871544913">
            <text:p>0.0873206871544913</text:p>
          </table:table-cell>
          <table:table-cell table:style-name="ce1" office:value-type="float" office:value="0.0131138696620002">
            <text:p>0.0131138696620002</text:p>
          </table:table-cell>
          <table:table-cell table:style-name="ce1" office:value-type="float" office:value="-0.052282465093389">
            <text:p>-0.052282465093389</text:p>
          </table:table-cell>
        </table:table-row>
        <table:table-row>
          <table:table-cell table:number-columns-repeated="32"/>
          <table:table-cell table:style-name="ce1" office:value-type="float" office:value="5329145842.42092">
            <text:p>5329145842.42092</text:p>
          </table:table-cell>
          <table:table-cell table:number-columns-repeated="4"/>
          <table:table-cell table:style-name="ce1" office:value-type="float" office:value="-0.0378935461382623">
            <text:p>-0.0378935461382623</text:p>
          </table:table-cell>
          <table:table-cell table:number-columns-repeated="24"/>
          <table:table-cell table:style-name="ce1" office:value-type="float" office:value="0.0650132070510817">
            <text:p>0.0650132070510817</text:p>
          </table:table-cell>
          <table:table-cell table:style-name="ce1" office:value-type="float" office:value="0.0163327398291524">
            <text:p>0.0163327398291524</text:p>
          </table:table-cell>
          <table:table-cell table:style-name="ce1" office:value-type="float" office:value="0.0865740133601917">
            <text:p>0.0865740133601917</text:p>
          </table:table-cell>
          <table:table-cell table:style-name="ce1" office:value-type="float" office:value="0.0140065879445491">
            <text:p>0.0140065879445491</text:p>
          </table:table-cell>
          <table:table-cell table:style-name="ce1" office:value-type="float" office:value="-0.0519001340828115">
            <text:p>-0.0519001340828115</text:p>
          </table:table-cell>
        </table:table-row>
        <table:table-row>
          <table:table-cell table:number-columns-repeated="32"/>
          <table:table-cell table:style-name="ce1" office:value-type="float" office:value="5390723791.0674">
            <text:p>5390723791.0674</text:p>
          </table:table-cell>
          <table:table-cell table:number-columns-repeated="4"/>
          <table:table-cell table:style-name="ce1" office:value-type="float" office:value="-0.0362877913048238">
            <text:p>-0.0362877913048238</text:p>
          </table:table-cell>
          <table:table-cell table:number-columns-repeated="24"/>
          <table:table-cell table:style-name="ce1" office:value-type="float" office:value="0.0652688041594687">
            <text:p>0.0652688041594687</text:p>
          </table:table-cell>
          <table:table-cell table:style-name="ce1" office:value-type="float" office:value="0.0162033927920837">
            <text:p>0.0162033927920837</text:p>
          </table:table-cell>
          <table:table-cell table:style-name="ce1" office:value-type="float" office:value="0.0853532026722088">
            <text:p>0.0853532026722088</text:p>
          </table:table-cell>
          <table:table-cell table:style-name="ce1" office:value-type="float" office:value="0.0149827924107157">
            <text:p>0.0149827924107157</text:p>
          </table:table-cell>
          <table:table-cell table:style-name="ce1" office:value-type="float" office:value="-0.0512705837155395">
            <text:p>-0.0512705837155395</text:p>
          </table:table-cell>
        </table:table-row>
        <table:table-row>
          <table:table-cell table:number-columns-repeated="32"/>
          <table:table-cell table:style-name="ce1" office:value-type="float" office:value="5384429080.35755">
            <text:p>5384429080.35755</text:p>
          </table:table-cell>
          <table:table-cell table:number-columns-repeated="4"/>
          <table:table-cell table:style-name="ce1" office:value-type="float" office:value="-0.0349934130661185">
            <text:p>-0.0349934130661185</text:p>
          </table:table-cell>
          <table:table-cell table:number-columns-repeated="24"/>
          <table:table-cell table:style-name="ce1" office:value-type="float" office:value="0.0655644133787453">
            <text:p>0.0655644133787453</text:p>
          </table:table-cell>
          <table:table-cell table:style-name="ce1" office:value-type="float" office:value="0.0160609466423746">
            <text:p>0.0160609466423746</text:p>
          </table:table-cell>
          <table:table-cell table:style-name="ce1" office:value-type="float" office:value="0.0844968798024893">
            <text:p>0.0844968798024893</text:p>
          </table:table-cell>
          <table:table-cell table:style-name="ce1" office:value-type="float" office:value="0.0160628391662169">
            <text:p>0.0160628391662169</text:p>
          </table:table-cell>
          <table:table-cell table:style-name="ce1" office:value-type="float" office:value="-0.0510562522323354">
            <text:p>-0.0510562522323354</text:p>
          </table:table-cell>
        </table:table-row>
        <table:table-row>
          <table:table-cell table:number-columns-repeated="32"/>
          <table:table-cell table:style-name="ce1" office:value-type="float" office:value="5110565745.3297">
            <text:p>5110565745.3297</text:p>
          </table:table-cell>
          <table:table-cell table:number-columns-repeated="4"/>
          <table:table-cell table:style-name="ce1" office:value-type="float" office:value="-0.0328595187288696">
            <text:p>-0.0328595187288696</text:p>
          </table:table-cell>
          <table:table-cell table:number-columns-repeated="24"/>
          <table:table-cell table:style-name="ce1" office:value-type="float" office:value="0.0659640083935124">
            <text:p>0.0659640083935124</text:p>
          </table:table-cell>
          <table:table-cell table:style-name="ce1" office:value-type="float" office:value="0.0158629922458748">
            <text:p>0.0158629922458748</text:p>
          </table:table-cell>
          <table:table-cell table:style-name="ce1" office:value-type="float" office:value="0.0829605348765072">
            <text:p>0.0829605348765072</text:p>
          </table:table-cell>
          <table:table-cell table:style-name="ce1" office:value-type="float" office:value="0.0170516973296865">
            <text:p>0.0170516973296865</text:p>
          </table:table-cell>
          <table:table-cell table:style-name="ce1" office:value-type="float" office:value="-0.0499112160585561">
            <text:p>-0.0499112160585561</text:p>
          </table:table-cell>
        </table:table-row>
        <table:table-row>
          <table:table-cell table:number-columns-repeated="32"/>
          <table:table-cell table:style-name="ce1" office:value-type="float" office:value="5107155569.16924">
            <text:p>5107155569.16924</text:p>
          </table:table-cell>
          <table:table-cell table:number-columns-repeated="4"/>
          <table:table-cell table:style-name="ce1" office:value-type="float" office:value="-0.0304930985843125">
            <text:p>-0.0304930985843125</text:p>
          </table:table-cell>
          <table:table-cell table:number-columns-repeated="24"/>
          <table:table-cell table:style-name="ce1" office:value-type="float" office:value="0.0660124714936623">
            <text:p>0.0660124714936623</text:p>
          </table:table-cell>
          <table:table-cell table:style-name="ce1" office:value-type="float" office:value="0.0154298957508215">
            <text:p>0.0154298957508215</text:p>
          </table:table-cell>
          <table:table-cell table:style-name="ce1" office:value-type="float" office:value="0.0810756743271532">
            <text:p>0.0810756743271532</text:p>
          </table:table-cell>
          <table:table-cell table:style-name="ce1" office:value-type="float" office:value="0.0182377053268198">
            <text:p>0.0182377053268198</text:p>
          </table:table-cell>
          <table:table-cell table:style-name="ce1" office:value-type="float" office:value="-0.0487308039111323">
            <text:p>-0.0487308039111323</text:p>
          </table:table-cell>
        </table:table-row>
        <table:table-row>
          <table:table-cell table:number-columns-repeated="32"/>
          <table:table-cell table:style-name="ce1" office:value-type="float" office:value="5054594744.49258">
            <text:p>5054594744.49258</text:p>
          </table:table-cell>
          <table:table-cell table:number-columns-repeated="4"/>
          <table:table-cell table:style-name="ce1" office:value-type="float" office:value="-0.0294031315775825">
            <text:p>-0.0294031315775825</text:p>
          </table:table-cell>
          <table:table-cell table:number-columns-repeated="24"/>
          <table:table-cell table:style-name="ce1" office:value-type="float" office:value="0.0661663472693214">
            <text:p>0.0661663472693214</text:p>
          </table:table-cell>
          <table:table-cell table:style-name="ce1" office:value-type="float" office:value="0.0150018821133682">
            <text:p>0.0150018821133682</text:p>
          </table:table-cell>
          <table:table-cell table:style-name="ce1" office:value-type="float" office:value="0.0805675967335357">
            <text:p>0.0805675967335357</text:p>
          </table:table-cell>
          <table:table-cell table:style-name="ce1" office:value-type="float" office:value="0.0193379009382078">
            <text:p>0.0193379009382078</text:p>
          </table:table-cell>
          <table:table-cell table:style-name="ce1" office:value-type="float" office:value="-0.0487410325157903">
            <text:p>-0.0487410325157903</text:p>
          </table:table-cell>
        </table:table-row>
        <table:table-row>
          <table:table-cell table:number-columns-repeated="32"/>
          <table:table-cell table:style-name="ce1" office:value-type="float" office:value="5061577063.56846">
            <text:p>5061577063.56846</text:p>
          </table:table-cell>
        </table:table-row>
        <table:table-row>
          <table:table-cell table:number-columns-repeated="32"/>
          <table:table-cell table:style-name="ce1" office:value-type="float" office:value="5042490446.21757">
            <text:p>5042490446.21757</text:p>
          </table:table-cell>
        </table:table-row>
        <table:table-row>
          <table:table-cell table:number-columns-repeated="32"/>
          <table:table-cell table:style-name="ce1" office:value-type="float" office:value="5083630620.0919">
            <text:p>5083630620.0919</text:p>
          </table:table-cell>
        </table:table-row>
        <table:table-row>
          <table:table-cell table:number-columns-repeated="32"/>
          <table:table-cell table:style-name="ce1" office:value-type="float" office:value="5037731127.00825">
            <text:p>5037731127.00825</text:p>
          </table:table-cell>
        </table:table-row>
        <table:table-row>
          <table:table-cell table:number-columns-repeated="32"/>
          <table:table-cell table:style-name="ce1" office:value-type="float" office:value="4793690581.39865">
            <text:p>4793690581.39865</text:p>
          </table:table-cell>
        </table:table-row>
        <table:table-row>
          <table:table-cell table:number-columns-repeated="32"/>
          <table:table-cell table:style-name="ce1" office:value-type="float" office:value="4019949502.60615">
            <text:p>4019949502.60615</text:p>
          </table:table-cell>
        </table:table-row>
        <table:table-row>
          <table:table-cell table:number-columns-repeated="32"/>
          <table:table-cell table:style-name="ce1" office:value-type="float" office:value="4512300110.79965">
            <text:p>4512300110.79965</text:p>
          </table:table-cell>
        </table:table-row>
        <table:table-row>
          <table:table-cell table:number-columns-repeated="32"/>
          <table:table-cell table:style-name="ce1" office:value-type="float" office:value="4699819807.57936">
            <text:p>4699819807.57936</text:p>
          </table:table-cell>
        </table:table-row>
        <table:table-row>
          <table:table-cell table:number-columns-repeated="32"/>
          <table:table-cell table:style-name="ce1" office:value-type="float" office:value="4793690581.39865">
            <text:p>4793690581.39865</text:p>
          </table:table-cell>
        </table:table-row>
        <table:table-row>
          <table:table-cell table:number-columns-repeated="32"/>
          <table:table-cell table:style-name="ce1" office:value-type="float" office:value="4823939403.12739">
            <text:p>4823939403.12739</text:p>
          </table:table-cell>
        </table:table-row>
        <table:table-row>
          <table:table-cell table:number-columns-repeated="32"/>
          <table:table-cell table:style-name="ce1" office:value-type="float" office:value="4918407120.77163">
            <text:p>4918407120.77163</text:p>
          </table:table-cell>
        </table:table-row>
        <table:table-row>
          <table:table-cell table:number-columns-repeated="32"/>
          <table:table-cell table:style-name="ce1" office:value-type="float" office:value="4967835217.28166">
            <text:p>4967835217.28166</text:p>
          </table:table-cell>
        </table:table-row>
        <table:table-row>
          <table:table-cell table:number-columns-repeated="32"/>
          <table:table-cell table:style-name="ce1" office:value-type="float" office:value="5033375110.46859">
            <text:p>5033375110.46859</text:p>
          </table:table-cell>
        </table:table-row>
        <table:table-row>
          <table:table-cell table:number-columns-repeated="32"/>
          <table:table-cell table:style-name="ce1" office:value-type="float" office:value="5113375767.31503">
            <text:p>5113375767.31503</text:p>
          </table:table-cell>
        </table:table-row>
        <table:table-row>
          <table:table-cell table:number-columns-repeated="32"/>
          <table:table-cell table:style-name="ce1" office:value-type="float" office:value="5164327476.81018">
            <text:p>5164327476.81018</text:p>
          </table:table-cell>
        </table:table-row>
        <table:table-row>
          <table:table-cell table:number-columns-repeated="32"/>
          <table:table-cell table:style-name="ce1" office:value-type="float" office:value="5285010818.04992">
            <text:p>5285010818.04992</text:p>
          </table:table-cell>
        </table:table-row>
        <table:table-row>
          <table:table-cell table:number-columns-repeated="32"/>
          <table:table-cell table:style-name="ce1" office:value-type="float" office:value="5285043865.99202">
            <text:p>5285043865.99202</text:p>
          </table:table-cell>
        </table:table-row>
        <table:table-row>
          <table:table-cell table:number-columns-repeated="32"/>
          <table:table-cell table:style-name="ce1" office:value-type="float" office:value="5317910798.00764">
            <text:p>5317910798.00764</text:p>
          </table:table-cell>
        </table:table-row>
        <table:table-row>
          <table:table-cell table:number-columns-repeated="32"/>
          <table:table-cell table:style-name="ce1" office:value-type="float" office:value="5370900575.8826">
            <text:p>5370900575.8826</text:p>
          </table:table-cell>
        </table:table-row>
        <table:table-row>
          <table:table-cell table:number-columns-repeated="32"/>
          <table:table-cell table:style-name="ce1" office:value-type="float" office:value="5446077499.66725">
            <text:p>5446077499.66725</text:p>
          </table:table-cell>
        </table:table-row>
        <table:table-row>
          <table:table-cell table:number-columns-repeated="32"/>
          <table:table-cell table:style-name="ce1" office:value-type="float" office:value="5496445620.6317">
            <text:p>5496445620.6317</text:p>
          </table:table-cell>
        </table:table-row>
        <table:table-row>
          <table:table-cell table:number-columns-repeated="32"/>
          <table:table-cell table:style-name="ce1" office:value-type="float" office:value="5530627229.92793">
            <text:p>5530627229.92793</text:p>
          </table:table-cell>
        </table:table-row>
        <table:table-row>
          <table:table-cell table:number-columns-repeated="32"/>
          <table:table-cell table:style-name="ce1" office:value-type="float" office:value="5558882096.03851">
            <text:p>5558882096.03851</text:p>
          </table:table-cell>
        </table:table-row>
        <table:table-row>
          <table:table-cell table:number-columns-repeated="32"/>
          <table:table-cell table:style-name="ce1" office:value-type="float" office:value="5583675438.83561">
            <text:p>5583675438.83561</text:p>
          </table:table-cell>
        </table:table-row>
        <table:table-row>
          <table:table-cell table:number-columns-repeated="32"/>
          <table:table-cell table:style-name="ce1" office:value-type="float" office:value="5661338989.25063">
            <text:p>5661338989.25063</text:p>
          </table:table-cell>
        </table:table-row>
        <table:table-row>
          <table:table-cell table:number-columns-repeated="32"/>
          <table:table-cell table:style-name="ce1" office:value-type="float" office:value="5696546046.82576">
            <text:p>5696546046.82576</text:p>
          </table:table-cell>
        </table:table-row>
        <table:table-row>
          <table:table-cell table:number-columns-repeated="32"/>
          <table:table-cell table:style-name="ce1" office:value-type="float" office:value="5725648558.91964">
            <text:p>5725648558.91964</text:p>
          </table:table-cell>
        </table:table-row>
        <table:table-row>
          <table:table-cell table:number-columns-repeated="32"/>
          <table:table-cell table:style-name="ce1" office:value-type="float" office:value="5751185702.00067">
            <text:p>5751185702.00067</text:p>
          </table:table-cell>
        </table:table-row>
        <table:table-row>
          <table:table-cell table:number-columns-repeated="32"/>
          <table:table-cell table:style-name="ce1" office:value-type="float" office:value="5795191484.18346">
            <text:p>5795191484.18346</text:p>
          </table:table-cell>
        </table:table-row>
        <table:table-row>
          <table:table-cell table:number-columns-repeated="32"/>
          <table:table-cell table:style-name="ce1" office:value-type="float" office:value="5835357834.52256">
            <text:p>5835357834.52256</text:p>
          </table:table-cell>
        </table:table-row>
        <table:table-row>
          <table:table-cell table:number-columns-repeated="32"/>
          <table:table-cell table:style-name="ce1" office:value-type="float" office:value="5893101664.96084">
            <text:p>5893101664.96084</text:p>
          </table:table-cell>
        </table:table-row>
        <table:table-row>
          <table:table-cell table:number-columns-repeated="32"/>
          <table:table-cell table:style-name="ce1" office:value-type="float" office:value="5941700522.67002">
            <text:p>5941700522.67002</text:p>
          </table:table-cell>
        </table:table-row>
        <table:table-row>
          <table:table-cell table:number-columns-repeated="32"/>
          <table:table-cell table:style-name="ce1" office:value-type="float" office:value="5973987335.36424">
            <text:p>5973987335.36424</text:p>
          </table:table-cell>
        </table:table-row>
        <table:table-row>
          <table:table-cell table:number-columns-repeated="32"/>
          <table:table-cell table:style-name="ce1" office:value-type="float" office:value="6017619398.50049">
            <text:p>6017619398.50049</text:p>
          </table:table-cell>
        </table:table-row>
        <table:table-row>
          <table:table-cell table:number-columns-repeated="32"/>
          <table:table-cell table:style-name="ce1" office:value-type="float" office:value="6097399877.77689">
            <text:p>6097399877.77689</text:p>
          </table:table-cell>
        </table:table-row>
        <table:table-row>
          <table:table-cell table:number-columns-repeated="32"/>
          <table:table-cell table:style-name="ce1" office:value-type="float" office:value="6143031571.12474">
            <text:p>6143031571.12474</text:p>
          </table:table-cell>
        </table:table-row>
        <table:table-row>
          <table:table-cell table:number-columns-repeated="32"/>
          <table:table-cell table:style-name="ce1" office:value-type="float" office:value="6197499530.98972">
            <text:p>6197499530.98972</text:p>
          </table:table-cell>
        </table:table-row>
        <table:table-row>
          <table:table-cell table:number-columns-repeated="32"/>
          <table:table-cell table:style-name="ce1" office:value-type="float" office:value="6228767855.03553">
            <text:p>6228767855.03553</text:p>
          </table:table-cell>
        </table:table-row>
        <table:table-row>
          <table:table-cell table:number-columns-repeated="32"/>
          <table:table-cell table:style-name="ce1" office:value-type="float" office:value="6282226857.41732">
            <text:p>6282226857.41732</text:p>
          </table:table-cell>
        </table:table-row>
        <table:table-row>
          <table:table-cell table:number-columns-repeated="32"/>
          <table:table-cell table:style-name="ce1" office:value-type="float" office:value="6331853163.05453">
            <text:p>6331853163.05453</text:p>
          </table:table-cell>
        </table:table-row>
        <table:table-row>
          <table:table-cell table:number-columns-repeated="32"/>
          <table:table-cell table:style-name="ce1" office:value-type="float" office:value="6350297737.05247">
            <text:p>6350297737.05247</text:p>
          </table:table-cell>
        </table:table-row>
        <table:table-row>
          <table:table-cell table:number-columns-repeated="32"/>
          <table:table-cell table:style-name="ce1" office:value-type="float" office:value="6386625038.09436">
            <text:p>6386625038.09436</text:p>
          </table:table-cell>
        </table:table-row>
        <table:table-row>
          <table:table-cell table:number-columns-repeated="32"/>
          <table:table-cell table:style-name="ce1" office:value-type="float" office:value="6424367462.0196">
            <text:p>6424367462.0196</text:p>
          </table:table-cell>
        </table:table-row>
        <table:table-row>
          <table:table-cell table:number-columns-repeated="32"/>
          <table:table-cell table:style-name="ce1" office:value-type="float" office:value="6480775650.0564">
            <text:p>6480775650.0564</text:p>
          </table:table-cell>
        </table:table-row>
        <table:table-row>
          <table:table-cell table:number-columns-repeated="32"/>
          <table:table-cell table:style-name="ce1" office:value-type="float" office:value="6523718814.60235">
            <text:p>6523718814.60235</text:p>
          </table:table-cell>
        </table:table-row>
        <table:table-row>
          <table:table-cell table:number-columns-repeated="32"/>
          <table:table-cell table:style-name="ce1" office:value-type="float" office:value="6566018434.44859">
            <text:p>6566018434.44859</text:p>
          </table:table-cell>
        </table:table-row>
        <table:table-row>
          <table:table-cell table:number-columns-repeated="32"/>
          <table:table-cell table:style-name="ce1" office:value-type="float" office:value="6581221956.99322">
            <text:p>6581221956.99322</text:p>
          </table:table-cell>
        </table:table-row>
        <table:table-row>
          <table:table-cell table:number-columns-repeated="32"/>
          <table:table-cell table:style-name="ce1" office:value-type="float" office:value="6626310973.04114">
            <text:p>6626310973.04114</text:p>
          </table:table-cell>
        </table:table-row>
        <table:table-row>
          <table:table-cell table:number-columns-repeated="32"/>
          <table:table-cell table:style-name="ce1" office:value-type="float" office:value="6644753024.72856">
            <text:p>6644753024.72856</text:p>
          </table:table-cell>
        </table:table-row>
        <table:table-row>
          <table:table-cell table:number-columns-repeated="32"/>
          <table:table-cell table:style-name="ce1" office:value-type="float" office:value="6688617700.5262">
            <text:p>6688617700.5262</text:p>
          </table:table-cell>
        </table:table-row>
        <table:table-row>
          <table:table-cell table:number-columns-repeated="32"/>
          <table:table-cell table:style-name="ce1" office:value-type="float" office:value="6703953628.29238">
            <text:p>6703953628.29238</text:p>
          </table:table-cell>
        </table:table-row>
        <table:table-row>
          <table:table-cell table:number-columns-repeated="32"/>
          <table:table-cell table:style-name="ce1" office:value-type="float" office:value="6747900925.58798">
            <text:p>6747900925.58798</text:p>
          </table:table-cell>
        </table:table-row>
        <table:table-row>
          <table:table-cell table:number-columns-repeated="32"/>
          <table:table-cell table:style-name="ce1" office:value-type="float" office:value="6783653270.01024">
            <text:p>6783653270.01024</text:p>
          </table:table-cell>
        </table:table-row>
        <table:table-row>
          <table:table-cell table:number-columns-repeated="32"/>
          <table:table-cell table:style-name="ce1" office:value-type="float" office:value="6824272269.7158">
            <text:p>6824272269.7158</text:p>
          </table:table-cell>
        </table:table-row>
        <table:table-row>
          <table:table-cell table:number-columns-repeated="32"/>
          <table:table-cell table:style-name="ce1" office:value-type="float" office:value="6836002351.25642">
            <text:p>6836002351.25642</text:p>
          </table:table-cell>
        </table:table-row>
        <table:table-row>
          <table:table-cell table:number-columns-repeated="32"/>
          <table:table-cell table:style-name="ce1" office:value-type="float" office:value="6904464400.74845">
            <text:p>6904464400.74845</text:p>
          </table:table-cell>
        </table:table-row>
        <table:table-row>
          <table:table-cell table:number-columns-repeated="32"/>
          <table:table-cell table:style-name="ce1" office:value-type="float" office:value="6923093522.84135">
            <text:p>6923093522.84135</text:p>
          </table:table-cell>
        </table:table-row>
        <table:table-row>
          <table:table-cell table:number-columns-repeated="32"/>
          <table:table-cell table:style-name="ce1" office:value-type="float" office:value="6945527034.34743">
            <text:p>6945527034.34743</text:p>
          </table:table-cell>
        </table:table-row>
        <table:table-row>
          <table:table-cell table:number-columns-repeated="32"/>
          <table:table-cell table:style-name="ce1" office:value-type="float" office:value="6971138883.8175">
            <text:p>6971138883.8175</text:p>
          </table:table-cell>
        </table:table-row>
        <table:table-row>
          <table:table-cell table:number-columns-repeated="32"/>
          <table:table-cell table:style-name="ce1" office:value-type="float" office:value="6993539934.0115">
            <text:p>6993539934.0115</text:p>
          </table:table-cell>
        </table:table-row>
        <table:table-row>
          <table:table-cell table:number-columns-repeated="32"/>
          <table:table-cell table:style-name="ce1" office:value-type="float" office:value="7048496564.67529">
            <text:p>7048496564.67529</text:p>
          </table:table-cell>
        </table:table-row>
        <table:table-row>
          <table:table-cell table:number-columns-repeated="32"/>
          <table:table-cell table:style-name="ce1" office:value-type="float" office:value="7156887630.2924">
            <text:p>7156887630.2924</text:p>
          </table:table-cell>
        </table:table-row>
        <table:table-row>
          <table:table-cell table:number-columns-repeated="32"/>
          <table:table-cell table:style-name="ce1" office:value-type="float" office:value="7157157998.68803">
            <text:p>7157157998.68803</text:p>
          </table:table-cell>
        </table:table-row>
        <table:table-row>
          <table:table-cell table:number-columns-repeated="32"/>
          <table:table-cell table:style-name="ce1" office:value-type="float" office:value="7159594746.74635">
            <text:p>7159594746.74635</text:p>
          </table:table-cell>
        </table:table-row>
        <table:table-row>
          <table:table-cell table:number-columns-repeated="32"/>
          <table:table-cell table:style-name="ce1" office:value-type="float" office:value="7219247507.84604">
            <text:p>7219247507.84604</text:p>
          </table:table-cell>
        </table:table-row>
        <table:table-row>
          <table:table-cell table:number-columns-repeated="32"/>
          <table:table-cell table:style-name="ce1" office:value-type="float" office:value="7241775700.99271">
            <text:p>7241775700.99271</text:p>
          </table:table-cell>
        </table:table-row>
        <table:table-row>
          <table:table-cell table:number-columns-repeated="32"/>
          <table:table-cell table:style-name="ce1" office:value-type="float" office:value="7271049213.21487">
            <text:p>7271049213.21487</text:p>
          </table:table-cell>
        </table:table-row>
        <table:table-row>
          <table:table-cell table:number-columns-repeated="32"/>
          <table:table-cell table:style-name="ce1" office:value-type="float" office:value="7311002298.47194">
            <text:p>7311002298.47194</text:p>
          </table:table-cell>
        </table:table-row>
        <table:table-row>
          <table:table-cell table:number-columns-repeated="32"/>
          <table:table-cell table:style-name="ce1" office:value-type="float" office:value="7360083879.23968">
            <text:p>7360083879.23968</text:p>
          </table:table-cell>
        </table:table-row>
        <table:table-row>
          <table:table-cell table:number-columns-repeated="32"/>
          <table:table-cell table:style-name="ce1" office:value-type="float" office:value="7394599944.22631">
            <text:p>7394599944.22631</text:p>
          </table:table-cell>
        </table:table-row>
        <table:table-row>
          <table:table-cell table:number-columns-repeated="32"/>
          <table:table-cell table:style-name="ce1" office:value-type="float" office:value="7424861718.06854">
            <text:p>7424861718.06854</text:p>
          </table:table-cell>
        </table:table-row>
        <table:table-row>
          <table:table-cell table:number-columns-repeated="32"/>
          <table:table-cell table:style-name="ce1" office:value-type="float" office:value="7422503341.65715">
            <text:p>7422503341.65715</text:p>
          </table:table-cell>
        </table:table-row>
        <table:table-row>
          <table:table-cell table:number-columns-repeated="32"/>
          <table:table-cell table:style-name="ce1" office:value-type="float" office:value="7437931420.30552">
            <text:p>7437931420.30552</text:p>
          </table:table-cell>
        </table:table-row>
        <table:table-row>
          <table:table-cell table:number-columns-repeated="32"/>
          <table:table-cell table:style-name="ce1" office:value-type="float" office:value="7485785267.40431">
            <text:p>7485785267.40431</text:p>
          </table:table-cell>
        </table:table-row>
        <table:table-row>
          <table:table-cell table:number-columns-repeated="32"/>
          <table:table-cell table:style-name="ce1" office:value-type="float" office:value="7530543012.75706">
            <text:p>7530543012.75706</text:p>
          </table:table-cell>
        </table:table-row>
        <table:table-row>
          <table:table-cell table:number-columns-repeated="32"/>
          <table:table-cell table:style-name="ce1" office:value-type="float" office:value="7562687710.94036">
            <text:p>7562687710.94036</text:p>
          </table:table-cell>
        </table:table-row>
        <table:table-row>
          <table:table-cell table:number-columns-repeated="32"/>
          <table:table-cell table:style-name="ce1" office:value-type="float" office:value="7620532418.17537">
            <text:p>7620532418.17537</text:p>
          </table:table-cell>
        </table:table-row>
        <table:table-row>
          <table:table-cell table:number-columns-repeated="32"/>
          <table:table-cell table:style-name="ce1" office:value-type="float" office:value="7655816366.62857">
            <text:p>7655816366.62857</text:p>
          </table:table-cell>
        </table:table-row>
        <table:table-row>
          <table:table-cell table:number-columns-repeated="32"/>
          <table:table-cell table:style-name="ce1" office:value-type="float" office:value="7661729576.33305">
            <text:p>7661729576.33305</text:p>
          </table:table-cell>
        </table:table-row>
        <table:table-row>
          <table:table-cell table:number-columns-repeated="32"/>
          <table:table-cell table:style-name="ce1" office:value-type="float" office:value="7688281528.87902">
            <text:p>7688281528.87902</text:p>
          </table:table-cell>
        </table:table-row>
        <table:table-row>
          <table:table-cell table:number-columns-repeated="32"/>
          <table:table-cell table:style-name="ce1" office:value-type="float" office:value="7759712847.01542">
            <text:p>7759712847.01542</text:p>
          </table:table-cell>
        </table:table-row>
        <table:table-row>
          <table:table-cell table:number-columns-repeated="32"/>
          <table:table-cell table:style-name="ce1" office:value-type="float" office:value="7825396081.81258">
            <text:p>7825396081.81258</text:p>
          </table:table-cell>
        </table:table-row>
        <table:table-row>
          <table:table-cell table:number-columns-repeated="32"/>
          <table:table-cell table:style-name="ce1" office:value-type="float" office:value="7826456234.03901">
            <text:p>7826456234.03901</text:p>
          </table:table-cell>
        </table:table-row>
        <table:table-row>
          <table:table-cell table:number-columns-repeated="32"/>
          <table:table-cell table:style-name="ce1" office:value-type="float" office:value="7863497532.97123">
            <text:p>7863497532.97123</text:p>
          </table:table-cell>
        </table:table-row>
        <table:table-row>
          <table:table-cell table:number-columns-repeated="32"/>
          <table:table-cell table:style-name="ce1" office:value-type="float" office:value="7856236245.9008">
            <text:p>7856236245.9008</text:p>
          </table:table-cell>
        </table:table-row>
        <table:table-row>
          <table:table-cell table:number-columns-repeated="32"/>
          <table:table-cell table:style-name="ce1" office:value-type="float" office:value="7861385283.39567">
            <text:p>7861385283.39567</text:p>
          </table:table-cell>
        </table:table-row>
        <table:table-row>
          <table:table-cell table:number-columns-repeated="32"/>
          <table:table-cell table:style-name="ce1" office:value-type="float" office:value="7909426889.67763">
            <text:p>7909426889.67763</text:p>
          </table:table-cell>
        </table:table-row>
        <table:table-row>
          <table:table-cell table:number-columns-repeated="32"/>
          <table:table-cell table:style-name="ce1" office:value-type="float" office:value="7924134136.0782">
            <text:p>7924134136.0782</text:p>
          </table:table-cell>
        </table:table-row>
      </table:table>
      <table:table table:name="'file:///C:/Users/Leonardo/Documents/Git_MISSAR_model/MISSAR_private/Ex_ante_policy_evaluation/31_12_2019_legislation/2020_quarterly_formula/Results/Deficit_computation_50_1.03_trim.xlsx'#Central pensions" table:print="false" table:style-name="ta_extref">
        <table:table-source xlink:type="simple" xlink:href="../Deficit_computation_50_1.03_trim.xlsx" table:table-name="Central pensions" table:mode="copy-results-only"/>
        <table:table-column table:number-columns-repeated="28"/>
        <table:table-row table:number-rows-repeated="3">
          <table:table-cell table:number-columns-repeated="28"/>
        </table:table-row>
        <table:table-row>
          <table:table-cell table:number-columns-repeated="24"/>
          <table:table-cell table:style-name="ce1" office:value-type="float" office:value="12617174.0279645">
            <text:p>12617174.0279645</text:p>
          </table:table-cell>
        </table:table-row>
        <table:table-row>
          <table:table-cell table:number-columns-repeated="24"/>
          <table:table-cell table:style-name="ce1" office:value-type="float" office:value="11187784.833459">
            <text:p>11187784.833459</text:p>
          </table:table-cell>
        </table:table-row>
        <table:table-row>
          <table:table-cell table:number-columns-repeated="24"/>
          <table:table-cell table:style-name="ce1" office:value-type="float" office:value="13995295.8555025">
            <text:p>13995295.8555025</text:p>
          </table:table-cell>
        </table:table-row>
        <table:table-row>
          <table:table-cell table:number-columns-repeated="24"/>
          <table:table-cell table:style-name="ce1" office:value-type="float" office:value="13484983.18299">
            <text:p>13484983.18299</text:p>
          </table:table-cell>
        </table:table-row>
        <table:table-row table:number-rows-repeated="6">
          <table:table-cell table:number-columns-repeated="28"/>
        </table:table-row>
        <table:table-row>
          <table:table-cell table:number-columns-repeated="24"/>
          <table:table-cell table:style-name="ce1" office:value-type="float" office:value="14486822.2039904">
            <text:p>14486822.2039904</text:p>
          </table:table-cell>
        </table:table-row>
        <table:table-row>
          <table:table-cell table:number-columns-repeated="24"/>
          <table:table-cell table:style-name="ce1" office:value-type="float" office:value="12836715.6812893">
            <text:p>12836715.6812893</text:p>
          </table:table-cell>
        </table:table-row>
        <table:table-row>
          <table:table-cell table:number-columns-repeated="24"/>
          <table:table-cell table:style-name="ce1" office:value-type="float" office:value="15259334.0414826">
            <text:p>15259334.0414826</text:p>
          </table:table-cell>
        </table:table-row>
        <table:table-row>
          <table:table-cell table:number-columns-repeated="24"/>
          <table:table-cell table:style-name="ce1" office:value-type="float" office:value="14427886.9292089">
            <text:p>14427886.9292089</text:p>
          </table:table-cell>
        </table:table-row>
        <table:table-row>
          <table:table-cell table:number-columns-repeated="24"/>
          <table:table-cell table:style-name="ce1" office:value-type="float" office:value="14559570.658618">
            <text:p>14559570.658618</text:p>
          </table:table-cell>
        </table:table-row>
        <table:table-row>
          <table:table-cell table:number-columns-repeated="24"/>
          <table:table-cell table:style-name="ce1" office:value-type="float" office:value="14561778.1532786">
            <text:p>14561778.1532786</text:p>
          </table:table-cell>
        </table:table-row>
        <table:table-row>
          <table:table-cell table:number-columns-repeated="24"/>
          <table:table-cell table:style-name="ce1" office:value-type="float" office:value="12792854.2064256">
            <text:p>12792854.2064256</text:p>
          </table:table-cell>
        </table:table-row>
        <table:table-row>
          <table:table-cell table:number-columns-repeated="24"/>
          <table:table-cell table:style-name="ce1" office:value-type="float" office:value="19978404.9655639">
            <text:p>19978404.9655639</text:p>
          </table:table-cell>
        </table:table-row>
        <table:table-row>
          <table:table-cell table:number-columns-repeated="24"/>
          <table:table-cell table:style-name="ce1" office:value-type="float" office:value="22226778.6275759">
            <text:p>22226778.6275759</text:p>
          </table:table-cell>
        </table:table-row>
        <table:table-row>
          <table:table-cell table:number-columns-repeated="24"/>
          <table:table-cell table:style-name="ce1" office:value-type="float" office:value="20421097.7810752">
            <text:p>20421097.7810752</text:p>
          </table:table-cell>
        </table:table-row>
        <table:table-row>
          <table:table-cell table:number-columns-repeated="24"/>
          <table:table-cell table:style-name="ce1" office:value-type="float" office:value="18375234.0135827">
            <text:p>18375234.0135827</text:p>
          </table:table-cell>
        </table:table-row>
        <table:table-row>
          <table:table-cell table:number-columns-repeated="24"/>
          <table:table-cell table:style-name="ce1" office:value-type="float" office:value="20770594.5550653">
            <text:p>20770594.5550653</text:p>
          </table:table-cell>
        </table:table-row>
        <table:table-row>
          <table:table-cell table:number-columns-repeated="24"/>
          <table:table-cell table:style-name="ce1" office:value-type="float" office:value="22029333.1166931">
            <text:p>22029333.1166931</text:p>
          </table:table-cell>
        </table:table-row>
        <table:table-row>
          <table:table-cell table:number-columns-repeated="24"/>
          <table:table-cell table:style-name="ce1" office:value-type="float" office:value="18881662.9870127">
            <text:p>18881662.9870127</text:p>
          </table:table-cell>
        </table:table-row>
        <table:table-row>
          <table:table-cell table:number-columns-repeated="24"/>
          <table:table-cell table:style-name="ce1" office:value-type="float" office:value="16957038.840063">
            <text:p>16957038.840063</text:p>
          </table:table-cell>
        </table:table-row>
        <table:table-row>
          <table:table-cell table:number-columns-repeated="24"/>
          <table:table-cell table:style-name="ce1" office:value-type="float" office:value="15551523.8695114">
            <text:p>15551523.8695114</text:p>
          </table:table-cell>
        </table:table-row>
        <table:table-row>
          <table:table-cell table:number-columns-repeated="24"/>
          <table:table-cell table:style-name="ce1" office:value-type="float" office:value="18234750.0255229">
            <text:p>18234750.0255229</text:p>
          </table:table-cell>
        </table:table-row>
        <table:table-row>
          <table:table-cell table:number-columns-repeated="24"/>
          <table:table-cell table:style-name="ce1" office:value-type="float" office:value="16710419.6090945">
            <text:p>16710419.6090945</text:p>
          </table:table-cell>
        </table:table-row>
        <table:table-row>
          <table:table-cell table:number-columns-repeated="24"/>
          <table:table-cell table:style-name="ce1" office:value-type="float" office:value="16353617.4972879">
            <text:p>16353617.4972879</text:p>
          </table:table-cell>
        </table:table-row>
        <table:table-row>
          <table:table-cell table:number-columns-repeated="24"/>
          <table:table-cell table:style-name="ce1" office:value-type="float" office:value="17154695.4819886">
            <text:p>17154695.4819886</text:p>
          </table:table-cell>
        </table:table-row>
        <table:table-row>
          <table:table-cell table:number-columns-repeated="24"/>
          <table:table-cell table:style-name="ce1" office:value-type="float" office:value="19718995.7227092">
            <text:p>19718995.7227092</text:p>
          </table:table-cell>
        </table:table-row>
        <table:table-row>
          <table:table-cell table:number-columns-repeated="24"/>
          <table:table-cell table:style-name="ce1" office:value-type="float" office:value="15281782.0207558">
            <text:p>15281782.0207558</text:p>
          </table:table-cell>
          <table:table-cell table:number-columns-repeated="2"/>
          <table:table-cell table:style-name="ce1" office:value-type="float" office:value="18384723.3141008">
            <text:p>18384723.3141008</text:p>
          </table:table-cell>
        </table:table-row>
        <table:table-row>
          <table:table-cell table:number-columns-repeated="24"/>
          <table:table-cell table:style-name="ce1" office:value-type="float" office:value="15099916.642514">
            <text:p>15099916.642514</text:p>
          </table:table-cell>
          <table:table-cell table:number-columns-repeated="2"/>
          <table:table-cell table:style-name="ce1" office:value-type="float" office:value="24057419.2165946">
            <text:p>24057419.2165946</text:p>
          </table:table-cell>
        </table:table-row>
        <table:table-row>
          <table:table-cell table:number-columns-repeated="24"/>
          <table:table-cell table:style-name="ce1" office:value-type="float" office:value="15077558.4731631">
            <text:p>15077558.4731631</text:p>
          </table:table-cell>
          <table:table-cell table:number-columns-repeated="2"/>
          <table:table-cell table:style-name="ce1" office:value-type="float" office:value="7267835.96851605">
            <text:p>7267835.96851605</text:p>
          </table:table-cell>
        </table:table-row>
        <table:table-row>
          <table:table-cell table:number-columns-repeated="24"/>
          <table:table-cell table:style-name="ce1" office:value-type="float" office:value="17824496.1978699">
            <text:p>17824496.1978699</text:p>
          </table:table-cell>
        </table:table-row>
        <table:table-row>
          <table:table-cell table:number-columns-repeated="24"/>
          <table:table-cell table:style-name="ce1" office:value-type="float" office:value="15307508.9185678">
            <text:p>15307508.9185678</text:p>
          </table:table-cell>
        </table:table-row>
        <table:table-row>
          <table:table-cell table:number-columns-repeated="24"/>
          <table:table-cell table:style-name="ce1" office:value-type="float" office:value="15836645.1419622">
            <text:p>15836645.1419622</text:p>
          </table:table-cell>
        </table:table-row>
        <table:table-row>
          <table:table-cell table:number-columns-repeated="24"/>
          <table:table-cell table:style-name="ce1" office:value-type="float" office:value="16909493.3616948">
            <text:p>16909493.3616948</text:p>
          </table:table-cell>
        </table:table-row>
        <table:table-row>
          <table:table-cell table:number-columns-repeated="24"/>
          <table:table-cell table:style-name="ce1" office:value-type="float" office:value="21383791.1807654">
            <text:p>21383791.1807654</text:p>
          </table:table-cell>
        </table:table-row>
        <table:table-row>
          <table:table-cell table:number-columns-repeated="24"/>
          <table:table-cell table:style-name="ce1" office:value-type="float" office:value="17959816.654746">
            <text:p>17959816.654746</text:p>
          </table:table-cell>
        </table:table-row>
        <table:table-row>
          <table:table-cell table:number-columns-repeated="24"/>
          <table:table-cell table:style-name="ce1" office:value-type="float" office:value="18331733.8390736">
            <text:p>18331733.8390736</text:p>
          </table:table-cell>
        </table:table-row>
        <table:table-row>
          <table:table-cell table:number-columns-repeated="24"/>
          <table:table-cell table:style-name="ce1" office:value-type="float" office:value="18877679.2160642">
            <text:p>18877679.2160642</text:p>
          </table:table-cell>
        </table:table-row>
        <table:table-row>
          <table:table-cell table:number-columns-repeated="24"/>
          <table:table-cell table:style-name="ce1" office:value-type="float" office:value="22988657.8211517">
            <text:p>22988657.8211517</text:p>
          </table:table-cell>
        </table:table-row>
        <table:table-row>
          <table:table-cell table:number-columns-repeated="24"/>
          <table:table-cell table:style-name="ce1" office:value-type="float" office:value="19535034.0565894">
            <text:p>19535034.0565894</text:p>
          </table:table-cell>
        </table:table-row>
        <table:table-row>
          <table:table-cell table:number-columns-repeated="24"/>
          <table:table-cell table:style-name="ce1" office:value-type="float" office:value="19482598.5882459">
            <text:p>19482598.5882459</text:p>
          </table:table-cell>
        </table:table-row>
        <table:table-row>
          <table:table-cell table:number-columns-repeated="24"/>
          <table:table-cell table:style-name="ce1" office:value-type="float" office:value="19967549.710222">
            <text:p>19967549.710222</text:p>
          </table:table-cell>
        </table:table-row>
        <table:table-row>
          <table:table-cell table:number-columns-repeated="24"/>
          <table:table-cell table:style-name="ce1" office:value-type="float" office:value="24292304.0649328">
            <text:p>24292304.0649328</text:p>
          </table:table-cell>
        </table:table-row>
        <table:table-row>
          <table:table-cell table:number-columns-repeated="24"/>
          <table:table-cell table:style-name="ce1" office:value-type="float" office:value="20335734.8734194">
            <text:p>20335734.8734194</text:p>
          </table:table-cell>
        </table:table-row>
        <table:table-row>
          <table:table-cell table:number-columns-repeated="24"/>
          <table:table-cell table:style-name="ce1" office:value-type="float" office:value="20373626.3047649">
            <text:p>20373626.3047649</text:p>
          </table:table-cell>
        </table:table-row>
        <table:table-row>
          <table:table-cell table:number-columns-repeated="24"/>
          <table:table-cell table:style-name="ce1" office:value-type="float" office:value="20605243.0664949">
            <text:p>20605243.0664949</text:p>
          </table:table-cell>
        </table:table-row>
        <table:table-row>
          <table:table-cell table:number-columns-repeated="24"/>
          <table:table-cell table:style-name="ce1" office:value-type="float" office:value="25291821.9606003">
            <text:p>25291821.9606003</text:p>
          </table:table-cell>
        </table:table-row>
        <table:table-row>
          <table:table-cell table:number-columns-repeated="24"/>
          <table:table-cell table:style-name="ce1" office:value-type="float" office:value="21186681.9857455">
            <text:p>21186681.9857455</text:p>
          </table:table-cell>
        </table:table-row>
        <table:table-row>
          <table:table-cell table:number-columns-repeated="24"/>
          <table:table-cell table:style-name="ce1" office:value-type="float" office:value="21016556.9659417">
            <text:p>21016556.9659417</text:p>
          </table:table-cell>
        </table:table-row>
        <table:table-row>
          <table:table-cell table:number-columns-repeated="24"/>
          <table:table-cell table:style-name="ce1" office:value-type="float" office:value="21183492.944189">
            <text:p>21183492.944189</text:p>
          </table:table-cell>
        </table:table-row>
        <table:table-row>
          <table:table-cell table:number-columns-repeated="24"/>
          <table:table-cell table:style-name="ce1" office:value-type="float" office:value="25646692.2801391">
            <text:p>25646692.2801391</text:p>
          </table:table-cell>
        </table:table-row>
        <table:table-row>
          <table:table-cell table:number-columns-repeated="24"/>
          <table:table-cell table:style-name="ce1" office:value-type="float" office:value="21737276.0423413">
            <text:p>21737276.0423413</text:p>
          </table:table-cell>
        </table:table-row>
        <table:table-row>
          <table:table-cell table:number-columns-repeated="24"/>
          <table:table-cell table:style-name="ce1" office:value-type="float" office:value="21629628.0199414">
            <text:p>21629628.0199414</text:p>
          </table:table-cell>
        </table:table-row>
        <table:table-row>
          <table:table-cell table:number-columns-repeated="24"/>
          <table:table-cell table:style-name="ce1" office:value-type="float" office:value="21642715.2396189">
            <text:p>21642715.2396189</text:p>
          </table:table-cell>
        </table:table-row>
        <table:table-row>
          <table:table-cell table:number-columns-repeated="24"/>
          <table:table-cell table:style-name="ce1" office:value-type="float" office:value="26202043.6513141">
            <text:p>26202043.6513141</text:p>
          </table:table-cell>
        </table:table-row>
        <table:table-row>
          <table:table-cell table:number-columns-repeated="24"/>
          <table:table-cell table:style-name="ce1" office:value-type="float" office:value="22145880.6916323">
            <text:p>22145880.6916323</text:p>
          </table:table-cell>
        </table:table-row>
        <table:table-row>
          <table:table-cell table:number-columns-repeated="24"/>
          <table:table-cell table:style-name="ce1" office:value-type="float" office:value="22365624.2197633">
            <text:p>22365624.2197633</text:p>
          </table:table-cell>
        </table:table-row>
        <table:table-row>
          <table:table-cell table:number-columns-repeated="24"/>
          <table:table-cell table:style-name="ce1" office:value-type="float" office:value="22413666.8738446">
            <text:p>22413666.8738446</text:p>
          </table:table-cell>
        </table:table-row>
        <table:table-row>
          <table:table-cell table:number-columns-repeated="24"/>
          <table:table-cell table:style-name="ce1" office:value-type="float" office:value="26999275.7001703">
            <text:p>26999275.7001703</text:p>
          </table:table-cell>
        </table:table-row>
        <table:table-row>
          <table:table-cell table:number-columns-repeated="24"/>
          <table:table-cell table:style-name="ce1" office:value-type="float" office:value="22653481.8771062">
            <text:p>22653481.8771062</text:p>
          </table:table-cell>
        </table:table-row>
        <table:table-row>
          <table:table-cell table:number-columns-repeated="24"/>
          <table:table-cell table:style-name="ce1" office:value-type="float" office:value="22655332.3394415">
            <text:p>22655332.3394415</text:p>
          </table:table-cell>
        </table:table-row>
        <table:table-row>
          <table:table-cell table:number-columns-repeated="24"/>
          <table:table-cell table:style-name="ce1" office:value-type="float" office:value="22612122.7539126">
            <text:p>22612122.7539126</text:p>
          </table:table-cell>
        </table:table-row>
        <table:table-row>
          <table:table-cell table:number-columns-repeated="24"/>
          <table:table-cell table:style-name="ce1" office:value-type="float" office:value="27330091.4784047">
            <text:p>27330091.4784047</text:p>
          </table:table-cell>
        </table:table-row>
        <table:table-row>
          <table:table-cell table:number-columns-repeated="24"/>
          <table:table-cell table:style-name="ce1" office:value-type="float" office:value="22442600.921805">
            <text:p>22442600.921805</text:p>
          </table:table-cell>
        </table:table-row>
        <table:table-row>
          <table:table-cell table:number-columns-repeated="24"/>
          <table:table-cell table:style-name="ce1" office:value-type="float" office:value="22027402.7768774">
            <text:p>22027402.7768774</text:p>
          </table:table-cell>
        </table:table-row>
        <table:table-row>
          <table:table-cell table:number-columns-repeated="24"/>
          <table:table-cell table:style-name="ce1" office:value-type="float" office:value="22199550.2853456">
            <text:p>22199550.2853456</text:p>
          </table:table-cell>
        </table:table-row>
        <table:table-row>
          <table:table-cell table:number-columns-repeated="24"/>
          <table:table-cell table:style-name="ce1" office:value-type="float" office:value="26612292.1112081">
            <text:p>26612292.1112081</text:p>
          </table:table-cell>
        </table:table-row>
        <table:table-row>
          <table:table-cell table:number-columns-repeated="24"/>
          <table:table-cell table:style-name="ce1" office:value-type="float" office:value="21913168.5199413">
            <text:p>21913168.5199413</text:p>
          </table:table-cell>
        </table:table-row>
        <table:table-row>
          <table:table-cell table:number-columns-repeated="24"/>
          <table:table-cell table:style-name="ce1" office:value-type="float" office:value="22121929.3235005">
            <text:p>22121929.3235005</text:p>
          </table:table-cell>
        </table:table-row>
        <table:table-row>
          <table:table-cell table:number-columns-repeated="24"/>
          <table:table-cell table:style-name="ce1" office:value-type="float" office:value="22316974.5981094">
            <text:p>22316974.5981094</text:p>
          </table:table-cell>
        </table:table-row>
        <table:table-row>
          <table:table-cell table:number-columns-repeated="24"/>
          <table:table-cell table:style-name="ce1" office:value-type="float" office:value="26874578.8917695">
            <text:p>26874578.8917695</text:p>
          </table:table-cell>
        </table:table-row>
        <table:table-row>
          <table:table-cell table:number-columns-repeated="24"/>
          <table:table-cell table:style-name="ce1" office:value-type="float" office:value="21937285.2072006">
            <text:p>21937285.2072006</text:p>
          </table:table-cell>
        </table:table-row>
        <table:table-row>
          <table:table-cell table:number-columns-repeated="24"/>
          <table:table-cell table:style-name="ce1" office:value-type="float" office:value="21872010.2706798">
            <text:p>21872010.2706798</text:p>
          </table:table-cell>
        </table:table-row>
        <table:table-row>
          <table:table-cell table:number-columns-repeated="24"/>
          <table:table-cell table:style-name="ce1" office:value-type="float" office:value="21727463.6026252">
            <text:p>21727463.6026252</text:p>
          </table:table-cell>
        </table:table-row>
        <table:table-row>
          <table:table-cell table:number-columns-repeated="24"/>
          <table:table-cell table:style-name="ce1" office:value-type="float" office:value="26361640.7208927">
            <text:p>26361640.7208927</text:p>
          </table:table-cell>
        </table:table-row>
        <table:table-row>
          <table:table-cell table:number-columns-repeated="24"/>
          <table:table-cell table:style-name="ce1" office:value-type="float" office:value="22168685.0819434">
            <text:p>22168685.0819434</text:p>
          </table:table-cell>
        </table:table-row>
        <table:table-row>
          <table:table-cell table:number-columns-repeated="24"/>
          <table:table-cell table:style-name="ce1" office:value-type="float" office:value="21528966.4230181">
            <text:p>21528966.4230181</text:p>
          </table:table-cell>
        </table:table-row>
        <table:table-row>
          <table:table-cell table:number-columns-repeated="24"/>
          <table:table-cell table:style-name="ce1" office:value-type="float" office:value="21696700.8164509">
            <text:p>21696700.8164509</text:p>
          </table:table-cell>
        </table:table-row>
        <table:table-row>
          <table:table-cell table:number-columns-repeated="24"/>
          <table:table-cell table:style-name="ce1" office:value-type="float" office:value="26451735.9363952">
            <text:p>26451735.9363952</text:p>
          </table:table-cell>
        </table:table-row>
        <table:table-row>
          <table:table-cell table:number-columns-repeated="24"/>
          <table:table-cell table:style-name="ce1" office:value-type="float" office:value="21376838.1478929">
            <text:p>21376838.1478929</text:p>
          </table:table-cell>
        </table:table-row>
        <table:table-row>
          <table:table-cell table:number-columns-repeated="24"/>
          <table:table-cell table:style-name="ce1" office:value-type="float" office:value="21565241.6369807">
            <text:p>21565241.6369807</text:p>
          </table:table-cell>
        </table:table-row>
        <table:table-row>
          <table:table-cell table:number-columns-repeated="24"/>
          <table:table-cell table:style-name="ce1" office:value-type="float" office:value="21776215.997837">
            <text:p>21776215.997837</text:p>
          </table:table-cell>
        </table:table-row>
        <table:table-row>
          <table:table-cell table:number-columns-repeated="24"/>
          <table:table-cell table:style-name="ce1" office:value-type="float" office:value="26133715.1681366">
            <text:p>26133715.1681366</text:p>
          </table:table-cell>
        </table:table-row>
        <table:table-row>
          <table:table-cell table:number-columns-repeated="24"/>
          <table:table-cell table:style-name="ce1" office:value-type="float" office:value="21291175.0928873">
            <text:p>21291175.0928873</text:p>
          </table:table-cell>
        </table:table-row>
        <table:table-row>
          <table:table-cell table:number-columns-repeated="24"/>
          <table:table-cell table:style-name="ce1" office:value-type="float" office:value="21555528.4743174">
            <text:p>21555528.4743174</text:p>
          </table:table-cell>
        </table:table-row>
        <table:table-row>
          <table:table-cell table:number-columns-repeated="24"/>
          <table:table-cell table:style-name="ce1" office:value-type="float" office:value="21974459.7934452">
            <text:p>21974459.7934452</text:p>
          </table:table-cell>
        </table:table-row>
        <table:table-row>
          <table:table-cell table:number-columns-repeated="24"/>
          <table:table-cell table:style-name="ce1" office:value-type="float" office:value="25863938.0667776">
            <text:p>25863938.0667776</text:p>
          </table:table-cell>
        </table:table-row>
        <table:table-row>
          <table:table-cell table:number-columns-repeated="24"/>
          <table:table-cell table:style-name="ce1" office:value-type="float" office:value="21311975.541083">
            <text:p>21311975.541083</text:p>
          </table:table-cell>
        </table:table-row>
        <table:table-row>
          <table:table-cell table:number-columns-repeated="24"/>
          <table:table-cell table:style-name="ce1" office:value-type="float" office:value="21585083.9404022">
            <text:p>21585083.9404022</text:p>
          </table:table-cell>
        </table:table-row>
        <table:table-row>
          <table:table-cell table:number-columns-repeated="24"/>
          <table:table-cell table:style-name="ce1" office:value-type="float" office:value="21640362.9377107">
            <text:p>21640362.9377107</text:p>
          </table:table-cell>
        </table:table-row>
        <table:table-row>
          <table:table-cell table:number-columns-repeated="24"/>
          <table:table-cell table:style-name="ce1" office:value-type="float" office:value="26188017.9127852">
            <text:p>26188017.9127852</text:p>
          </table:table-cell>
        </table:table-row>
        <table:table-row>
          <table:table-cell table:number-columns-repeated="24"/>
          <table:table-cell table:style-name="ce1" office:value-type="float" office:value="21947471.6075981">
            <text:p>21947471.6075981</text:p>
          </table:table-cell>
        </table:table-row>
        <table:table-row>
          <table:table-cell table:number-columns-repeated="24"/>
          <table:table-cell table:style-name="ce1" office:value-type="float" office:value="21685108.1217732">
            <text:p>21685108.1217732</text:p>
          </table:table-cell>
        </table:table-row>
        <table:table-row>
          <table:table-cell table:number-columns-repeated="24"/>
          <table:table-cell table:style-name="ce1" office:value-type="float" office:value="21695682.002523">
            <text:p>21695682.002523</text:p>
          </table:table-cell>
        </table:table-row>
        <table:table-row>
          <table:table-cell table:number-columns-repeated="24"/>
          <table:table-cell table:style-name="ce1" office:value-type="float" office:value="26247199.3846401">
            <text:p>26247199.3846401</text:p>
          </table:table-cell>
        </table:table-row>
        <table:table-row>
          <table:table-cell table:number-columns-repeated="24"/>
          <table:table-cell table:style-name="ce1" office:value-type="float" office:value="21807352.7970686">
            <text:p>21807352.7970686</text:p>
          </table:table-cell>
        </table:table-row>
        <table:table-row>
          <table:table-cell table:number-columns-repeated="24"/>
          <table:table-cell table:style-name="ce1" office:value-type="float" office:value="21915803.4660001">
            <text:p>21915803.4660001</text:p>
          </table:table-cell>
        </table:table-row>
        <table:table-row>
          <table:table-cell table:number-columns-repeated="24"/>
          <table:table-cell table:style-name="ce1" office:value-type="float" office:value="21999331.6260428">
            <text:p>21999331.6260428</text:p>
          </table:table-cell>
        </table:table-row>
        <table:table-row>
          <table:table-cell table:number-columns-repeated="24"/>
          <table:table-cell table:style-name="ce1" office:value-type="float" office:value="26599793.0992852">
            <text:p>26599793.0992852</text:p>
          </table:table-cell>
        </table:table-row>
        <table:table-row>
          <table:table-cell table:number-columns-repeated="24"/>
          <table:table-cell table:style-name="ce1" office:value-type="float" office:value="22074572.0936859">
            <text:p>22074572.0936859</text:p>
          </table:table-cell>
        </table:table-row>
        <table:table-row>
          <table:table-cell table:number-columns-repeated="24"/>
          <table:table-cell table:style-name="ce1" office:value-type="float" office:value="22144578.4129195">
            <text:p>22144578.4129195</text:p>
          </table:table-cell>
        </table:table-row>
        <table:table-row>
          <table:table-cell table:number-columns-repeated="24"/>
          <table:table-cell table:style-name="ce1" office:value-type="float" office:value="21969249.2516404">
            <text:p>21969249.2516404</text:p>
          </table:table-cell>
        </table:table-row>
        <table:table-row>
          <table:table-cell table:number-columns-repeated="24"/>
          <table:table-cell table:style-name="ce1" office:value-type="float" office:value="26662245.7790157">
            <text:p>26662245.7790157</text:p>
          </table:table-cell>
        </table:table-row>
        <table:table-row>
          <table:table-cell table:number-columns-repeated="24"/>
          <table:table-cell table:style-name="ce1" office:value-type="float" office:value="22162210.0809241">
            <text:p>22162210.0809241</text:p>
          </table:table-cell>
        </table:table-row>
        <table:table-row>
          <table:table-cell table:number-columns-repeated="24"/>
          <table:table-cell table:style-name="ce1" office:value-type="float" office:value="21647420.3397885">
            <text:p>21647420.3397885</text:p>
          </table:table-cell>
        </table:table-row>
        <table:table-row>
          <table:table-cell table:number-columns-repeated="24"/>
          <table:table-cell table:style-name="ce1" office:value-type="float" office:value="21483438.2161591">
            <text:p>21483438.2161591</text:p>
          </table:table-cell>
        </table:table-row>
        <table:table-row>
          <table:table-cell table:number-columns-repeated="24"/>
          <table:table-cell table:style-name="ce1" office:value-type="float" office:value="25929773.6526551">
            <text:p>25929773.6526551</text:p>
          </table:table-cell>
        </table:table-row>
        <table:table-row>
          <table:table-cell table:number-columns-repeated="24"/>
          <table:table-cell table:style-name="ce1" office:value-type="float" office:value="21379358.1620989">
            <text:p>21379358.1620989</text:p>
          </table:table-cell>
        </table:table-row>
        <table:table-row>
          <table:table-cell table:number-columns-repeated="24"/>
          <table:table-cell table:style-name="ce1" office:value-type="float" office:value="21107994.5980463">
            <text:p>21107994.5980463</text:p>
          </table:table-cell>
        </table:table-row>
        <table:table-row>
          <table:table-cell table:number-columns-repeated="24"/>
          <table:table-cell table:style-name="ce1" office:value-type="float" office:value="21117246.0863603">
            <text:p>21117246.0863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6P0"/>
    </number:currency-style>
    <number:number-style style:name="N127">
      <number:number number:decimal-places="5" loext:min-decimal-places="5" number:min-integer-digits="1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3" loext:min-decimal-places="3" number:min-integer-digits="1" number:grouping="true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1:26:16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onardo Calcagno</meta:initial-creator>
    <meta:creation-date>2020-12-22T13:01:30.863000000</meta:creation-date>
    <dc:date>2020-12-23T12:18:18.138000000</dc:date>
    <dc:creator>Leonardo Calcagno</dc:creator>
    <meta:editing-duration>PT3H47M12S</meta:editing-duration>
    <meta:editing-cycles>3</meta:editing-cycles>
    <meta:generator>LibreOffice/6.3.3.2$Windows_X86_64 LibreOffice_project/a64200df03143b798afd1ec74a12ab50359878ed</meta:generator>
    <meta:document-statistic meta:table-count="1" meta:cell-count="2748" meta:object-count="5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1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dddddd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11">
      <style:chart-properties chart:link-data-style-to-source="true" chart:label-position="center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11">
      <style:chart-properties chart:link-data-style-to-source="true" chart:label-position="center"/>
      <style:graphic-properties draw:stroke="none" draw:fill-color="#ffd320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11">
      <style:chart-properties chart:link-data-style-to-source="true" chart:label-position="center"/>
      <style:graphic-properties draw:stroke="none" draw:fill-color="#579d1c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 chart:label-position="right"/>
      <style:graphic-properties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895cm" svg:height="24.156cm" xlink:href=".." xlink:type="simple" chart:class="chart:bar" chart:style-name="ch1">
        <chart:subtitle svg:x="0cm" svg:y="0cm" chart:style-name="ch2">
          <text:p/>
        </chart:subtitle>
        <chart:legend chart:legend-position="end" svg:x="15.334cm" svg:y="10.783cm" style:legend-expansion="high" chart:style-name="ch3"/>
        <chart:plot-area chart:style-name="ch4" table:cell-range-address="'Economic result'.B147:'Economic result'.G174" chart:data-source-has-labels="both" svg:x="0.357cm" svg:y="0.483cm" svg:width="14.62cm" svg:height="23.19cm">
          <chartooo:coordinate-region svg:x="1.944cm" svg:y="0.683cm" svg:width="13.033cm" svg:height="22.791cm"/>
          <chart:axis chart:dimension="x" chart:name="primary-x" chart:style-name="ch5" chartooo:axis-type="auto">
            <chartooo:date-scale/>
            <chart:categories table:cell-range-address="'Economic result'.B148:'Economic result'.B1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onomic result'.C148:'Economic result'.C174" chart:label-cell-address="'Economic result'.C147:'Economic result'.C147" chart:class="chart:bar">
            <chart:data-point chart:repeated="27"/>
          </chart:series>
          <chart:series chart:style-name="ch9" chart:values-cell-range-address="'Economic result'.D148:'Economic result'.D174" chart:label-cell-address="'Economic result'.D147:'Economic result'.D147" chart:class="chart:bar">
            <chart:data-point chart:repeated="27"/>
          </chart:series>
          <chart:series chart:style-name="ch10" chart:values-cell-range-address="'Economic result'.E148:'Economic result'.E174" chart:label-cell-address="'Economic result'.E147:'Economic result'.E147" chart:class="chart:bar">
            <chart:data-point chart:repeated="27"/>
          </chart:series>
          <chart:series chart:style-name="ch11" chart:values-cell-range-address="'Economic result'.F148:'Economic result'.F174" chart:label-cell-address="'Economic result'.F147:'Economic result'.F147" chart:class="chart:bar">
            <chart:data-point chart:repeated="27"/>
          </chart:series>
          <chart:series chart:style-name="ch12" chart:values-cell-range-address="'Economic result'.G148:'Economic result'.G174" chart:label-cell-address="'Economic result'.G147:'Economic result'.G147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4%</text:p>
                <draw:g>
                  <svg:desc>'Economic result'.C147:'Economic result'.C147</svg:desc>
                </draw:g>
              </table:table-cell>
              <table:table-cell office:value-type="string">
                <text:p>10.36%</text:p>
                <draw:g>
                  <svg:desc>'Economic result'.D147:'Economic result'.D147</svg:desc>
                </draw:g>
              </table:table-cell>
              <table:table-cell office:value-type="string">
                <text:p>6.62%</text:p>
                <draw:g>
                  <svg:desc>'Economic result'.E147:'Economic result'.E147</svg:desc>
                </draw:g>
              </table:table-cell>
              <table:table-cell office:value-type="string">
                <text:p>1.61%</text:p>
                <draw:g>
                  <svg:desc>'Economic result'.F147:'Economic result'.F147</svg:desc>
                </draw:g>
              </table:table-cell>
              <table:table-cell office:value-type="string">
                <text:p>-3.26%</text:p>
                <draw:g>
                  <svg:desc>'Economic result'.G147:'Economic result'.G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conomic result'.B148:'Economic result'.B174</svg:desc>
                </draw:g>
              </table:table-cell>
              <table:table-cell office:value-type="float" office:value="NaN">
                <text:p>NaN</text:p>
                <draw:g>
                  <svg:desc>'Economic result'.C148:'Economic result'.C174</svg:desc>
                </draw:g>
              </table:table-cell>
              <table:table-cell office:value-type="float" office:value="NaN">
                <text:p>NaN</text:p>
                <draw:g>
                  <svg:desc>'Economic result'.D148:'Economic result'.D174</svg:desc>
                </draw:g>
              </table:table-cell>
              <table:table-cell office:value-type="float" office:value="NaN">
                <text:p>NaN</text:p>
                <draw:g>
                  <svg:desc>'Economic result'.E148:'Economic result'.E174</svg:desc>
                </draw:g>
              </table:table-cell>
              <table:table-cell office:value-type="float" office:value="NaN">
                <text:p>NaN</text:p>
                <draw:g>
                  <svg:desc>'Economic result'.F148:'Economic result'.F174</svg:desc>
                </draw:g>
              </table:table-cell>
              <table:table-cell office:value-type="float" office:value="NaN">
                <text:p>NaN</text:p>
                <draw:g>
                  <svg:desc>'Economic result'.G148:'Economic result'.G174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0.0100080003976103">
                <text:p>-0.0100080003976103</text:p>
              </table:table-cell>
              <table:table-cell office:value-type="float" office:value="-0.0636642641339579">
                <text:p>-0.0636642641339579</text:p>
              </table:table-cell>
              <table:table-cell office:value-type="float" office:value="0.0539797598100557">
                <text:p>0.0539797598100557</text:p>
              </table:table-cell>
              <table:table-cell office:value-type="float" office:value="0.0208507583843275">
                <text:p>0.0208507583843275</text:p>
              </table:table-cell>
              <table:table-cell office:value-type="float" office:value="0.00115825366281498">
                <text:p>0.0011582536628149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0108295290339839">
                <text:p>-0.0108295290339839</text:p>
              </table:table-cell>
              <table:table-cell office:value-type="float" office:value="-0.0830665025814917">
                <text:p>-0.0830665025814917</text:p>
              </table:table-cell>
              <table:table-cell office:value-type="float" office:value="0.0607395187891978">
                <text:p>0.0607395187891978</text:p>
              </table:table-cell>
              <table:table-cell office:value-type="float" office:value="0.0212417617908622">
                <text:p>0.0212417617908622</text:p>
              </table:table-cell>
              <table:table-cell office:value-type="float" office:value="-0.0119147510354156">
                <text:p>-0.011914751035415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-0.0120066425234995">
                <text:p>-0.0120066425234995</text:p>
              </table:table-cell>
              <table:table-cell office:value-type="float" office:value="-0.082141043339025">
                <text:p>-0.082141043339025</text:p>
              </table:table-cell>
              <table:table-cell office:value-type="float" office:value="0.0611320051364955">
                <text:p>0.0611320051364955</text:p>
              </table:table-cell>
              <table:table-cell office:value-type="float" office:value="0.0136114589454148">
                <text:p>0.0136114589454148</text:p>
              </table:table-cell>
              <table:table-cell office:value-type="float" office:value="-0.0194042217806141">
                <text:p>-0.01940422178061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0154323264568133">
                <text:p>-0.0154323264568133</text:p>
              </table:table-cell>
              <table:table-cell office:value-type="float" office:value="-0.084924466669661">
                <text:p>-0.084924466669661</text:p>
              </table:table-cell>
              <table:table-cell office:value-type="float" office:value="0.0628649338766236">
                <text:p>0.0628649338766236</text:p>
              </table:table-cell>
              <table:table-cell office:value-type="float" office:value="0.0110564581173711">
                <text:p>0.0110564581173711</text:p>
              </table:table-cell>
              <table:table-cell office:value-type="float" office:value="-0.0264354011324795">
                <text:p>-0.026435401132479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0.0142170624303096">
                <text:p>-0.0142170624303096</text:p>
              </table:table-cell>
              <table:table-cell office:value-type="float" office:value="-0.0822399373724801">
                <text:p>-0.0822399373724801</text:p>
              </table:table-cell>
              <table:table-cell office:value-type="float" office:value="0.0587398562806465">
                <text:p>0.0587398562806465</text:p>
              </table:table-cell>
              <table:table-cell office:value-type="float" office:value="0.015880266757964">
                <text:p>0.015880266757964</text:p>
              </table:table-cell>
              <table:table-cell office:value-type="float" office:value="-0.0218368767641793">
                <text:p>-0.021836876764179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-0.0135381023056581">
                <text:p>-0.0135381023056581</text:p>
              </table:table-cell>
              <table:table-cell office:value-type="float" office:value="-0.0767398432299661">
                <text:p>-0.0767398432299661</text:p>
              </table:table-cell>
              <table:table-cell office:value-type="float" office:value="0.0515592193109002">
                <text:p>0.0515592193109002</text:p>
              </table:table-cell>
              <table:table-cell office:value-type="float" office:value="0.0124613870926432">
                <text:p>0.0124613870926432</text:p>
              </table:table-cell>
              <table:table-cell office:value-type="float" office:value="-0.0262573391320808">
                <text:p>-0.026257339132080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-0.014463357517358">
                <text:p>-0.014463357517358</text:p>
              </table:table-cell>
              <table:table-cell office:value-type="float" office:value="-0.0924967832526068">
                <text:p>-0.0924967832526068</text:p>
              </table:table-cell>
              <table:table-cell office:value-type="float" office:value="0.0586018837441637">
                <text:p>0.0586018837441637</text:p>
              </table:table-cell>
              <table:table-cell office:value-type="float" office:value="0.0143162415877109">
                <text:p>0.0143162415877109</text:p>
              </table:table-cell>
              <table:table-cell office:value-type="float" office:value="-0.0340420154380901">
                <text:p>-0.03404201543809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-0.0135107823780878">
                <text:p>-0.0135107823780878</text:p>
              </table:table-cell>
              <table:table-cell office:value-type="float" office:value="-0.0843268398203328">
                <text:p>-0.0843268398203328</text:p>
              </table:table-cell>
              <table:table-cell office:value-type="float" office:value="0.0579629202611978">
                <text:p>0.0579629202611978</text:p>
              </table:table-cell>
              <table:table-cell office:value-type="float" office:value="0.0140853616752376">
                <text:p>0.0140853616752376</text:p>
              </table:table-cell>
              <table:table-cell office:value-type="float" office:value="-0.0257893402619852">
                <text:p>-0.025789340261985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-0.0148674867833315">
                <text:p>-0.0148674867833315</text:p>
              </table:table-cell>
              <table:table-cell office:value-type="float" office:value="-0.0905245036201987">
                <text:p>-0.0905245036201987</text:p>
              </table:table-cell>
              <table:table-cell office:value-type="float" office:value="0.0582978489517037">
                <text:p>0.0582978489517037</text:p>
              </table:table-cell>
              <table:table-cell office:value-type="float" office:value="0.0143611196738877">
                <text:p>0.0143611196738877</text:p>
              </table:table-cell>
              <table:table-cell office:value-type="float" office:value="-0.0327330217779388">
                <text:p>-0.032733021777938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-0.0153079547303813">
                <text:p>-0.0153079547303813</text:p>
              </table:table-cell>
              <table:table-cell office:value-type="float" office:value="-0.0935680754865355">
                <text:p>-0.0935680754865355</text:p>
              </table:table-cell>
              <table:table-cell office:value-type="float" office:value="0.0587788253578276">
                <text:p>0.0587788253578276</text:p>
              </table:table-cell>
              <table:table-cell office:value-type="float" office:value="0.0146098308509987">
                <text:p>0.0146098308509987</text:p>
              </table:table-cell>
              <table:table-cell office:value-type="float" office:value="-0.0354873740080905">
                <text:p>-0.0354873740080905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-0.0154457980257278">
                <text:p>-0.0154457980257278</text:p>
              </table:table-cell>
              <table:table-cell office:value-type="float" office:value="-0.0957310118641845">
                <text:p>-0.0957310118641845</text:p>
              </table:table-cell>
              <table:table-cell office:value-type="float" office:value="0.0600841517282316">
                <text:p>0.0600841517282316</text:p>
              </table:table-cell>
              <table:table-cell office:value-type="float" office:value="0.0147425454717507">
                <text:p>0.0147425454717507</text:p>
              </table:table-cell>
              <table:table-cell office:value-type="float" office:value="-0.03635011268993">
                <text:p>-0.03635011268993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-0.0155339862431573">
                <text:p>-0.0155339862431573</text:p>
              </table:table-cell>
              <table:table-cell office:value-type="float" office:value="-0.0983325922437746">
                <text:p>-0.0983325922437746</text:p>
              </table:table-cell>
              <table:table-cell office:value-type="float" office:value="0.0615199058332108">
                <text:p>0.0615199058332108</text:p>
              </table:table-cell>
              <table:table-cell office:value-type="float" office:value="0.0148487389348057">
                <text:p>0.0148487389348057</text:p>
              </table:table-cell>
              <table:table-cell office:value-type="float" office:value="-0.0374979337189155">
                <text:p>-0.0374979337189155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-0.0154536464638186">
                <text:p>-0.0154536464638186</text:p>
              </table:table-cell>
              <table:table-cell office:value-type="float" office:value="-0.100915665747139">
                <text:p>-0.100915665747139</text:p>
              </table:table-cell>
              <table:table-cell office:value-type="float" office:value="0.0625112038993719">
                <text:p>0.0625112038993719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719492425804">
                <text:p>-0.037719492425804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-0.0153725765425354">
                <text:p>-0.0153725765425354</text:p>
              </table:table-cell>
              <table:table-cell office:value-type="float" office:value="-0.102362507645914">
                <text:p>-0.102362507645914</text:p>
              </table:table-cell>
              <table:table-cell office:value-type="float" office:value="0.0625451732909861">
                <text:p>0.0625451732909861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90512950116817">
                <text:p>-0.0390512950116817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-0.0151627629009655">
                <text:p>-0.0151627629009655</text:p>
              </table:table-cell>
              <table:table-cell office:value-type="float" office:value="-0.103727048947369">
                <text:p>-0.103727048947369</text:p>
              </table:table-cell>
              <table:table-cell office:value-type="float" office:value="0.0628970966138616">
                <text:p>0.0628970966138616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98540993486913">
                <text:p>-0.0398540993486913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-0.0146633498058784">
                <text:p>-0.0146633498058784</text:p>
              </table:table-cell>
              <table:table-cell office:value-type="float" office:value="-0.104258176402711">
                <text:p>-0.104258176402711</text:p>
              </table:table-cell>
              <table:table-cell office:value-type="float" office:value="0.0634174518370946">
                <text:p>0.0634174518370946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93654584857138">
                <text:p>-0.039365458485713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-0.0141405345755919">
                <text:p>-0.0141405345755919</text:p>
              </table:table-cell>
              <table:table-cell office:value-type="float" office:value="-0.103703996766867">
                <text:p>-0.103703996766867</text:p>
              </table:table-cell>
              <table:table-cell office:value-type="float" office:value="0.0639102979245745">
                <text:p>0.0639102979245745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7956175321031">
                <text:p>-0.0377956175321031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-0.0138003450796825">
                <text:p>-0.0138003450796825</text:p>
              </table:table-cell>
              <table:table-cell office:value-type="float" office:value="-0.104609060423245">
                <text:p>-0.104609060423245</text:p>
              </table:table-cell>
              <table:table-cell office:value-type="float" office:value="0.0643851889746454">
                <text:p>0.0643851889746454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8856006425003">
                <text:p>-0.0378856006425003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-0.0134203125453994">
                <text:p>-0.0134203125453994</text:p>
              </table:table-cell>
              <table:table-cell office:value-type="float" office:value="-0.104720541437902">
                <text:p>-0.104720541437902</text:p>
              </table:table-cell>
              <table:table-cell office:value-type="float" office:value="0.0644524077945962">
                <text:p>0.0644524077945962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549830302924">
                <text:p>-0.037549830302924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-0.0131022959931135">
                <text:p>-0.0131022959931135</text:p>
              </table:table-cell>
              <table:table-cell office:value-type="float" office:value="-0.10511349604695">
                <text:p>-0.10511349604695</text:p>
              </table:table-cell>
              <table:table-cell office:value-type="float" office:value="0.0646439461185863">
                <text:p>0.0646439461185863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4332300356955">
                <text:p>-0.0374332300356955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-0.0127556891994228">
                <text:p>-0.0127556891994228</text:p>
              </table:table-cell>
              <table:table-cell office:value-type="float" office:value="-0.104342003015644">
                <text:p>-0.104342003015644</text:p>
              </table:table-cell>
              <table:table-cell office:value-type="float" office:value="0.0648152271216775">
                <text:p>0.0648152271216775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61438492076076">
                <text:p>-0.0361438492076076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-0.0124506597673812">
                <text:p>-0.0124506597673812</text:p>
              </table:table-cell>
              <table:table-cell office:value-type="float" office:value="-0.104462681366512">
                <text:p>-0.104462681366512</text:p>
              </table:table-cell>
              <table:table-cell office:value-type="float" office:value="0.0650132070510817">
                <text:p>0.0650132070510817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57615181970301">
                <text:p>-0.0357615181970301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-0.0123662088399081">
                <text:p>-0.0123662088399081</text:p>
              </table:table-cell>
              <table:table-cell office:value-type="float" office:value="-0.1041731790351">
                <text:p>-0.1041731790351</text:p>
              </table:table-cell>
              <table:table-cell office:value-type="float" office:value="0.0652688041594687">
                <text:p>0.0652688041594687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51319678297581">
                <text:p>-0.0351319678297581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-0.0122557015559551">
                <text:p>-0.0122557015559551</text:p>
              </table:table-cell>
              <table:table-cell office:value-type="float" office:value="-0.104364964055126">
                <text:p>-0.104364964055126</text:p>
              </table:table-cell>
              <table:table-cell office:value-type="float" office:value="0.0655644133787453">
                <text:p>0.0655644133787453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49176363465541">
                <text:p>-0.0349176363465541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-0.0121187360418604">
                <text:p>-0.0121187360418604</text:p>
              </table:table-cell>
              <table:table-cell office:value-type="float" office:value="-0.103756488410208">
                <text:p>-0.103756488410208</text:p>
              </table:table-cell>
              <table:table-cell office:value-type="float" office:value="0.0659640083935124">
                <text:p>0.0659640083935124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37726001727747">
                <text:p>-0.033772600172774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-0.0117608479714573">
                <text:p>-0.0117608479714573</text:p>
              </table:table-cell>
              <table:table-cell office:value-type="float" office:value="-0.102982427433337">
                <text:p>-0.102982427433337</text:p>
              </table:table-cell>
              <table:table-cell office:value-type="float" office:value="0.0660124714936623">
                <text:p>0.0660124714936623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25921880253509">
                <text:p>-0.0325921880253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20pt" style:font-size-asian="20pt" style:font-size-complex="20pt"/>
    </style:style>
    <style:style style:name="ch4" style:family="chart">
      <style:chart-properties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11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314004" draw:fill-color="#314004" fo:wrap-option="wrap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723cm" svg:height="19.635cm" xlink:href=".." xlink:type="simple" chart:class="chart:scatter" chart:style-name="ch1">
        <chart:subtitle svg:x="0cm" svg:y="0cm" chart:style-name="ch2">
          <text:p/>
        </chart:subtitle>
        <chart:legend chart:legend-position="bottom" svg:x="5.954cm" svg:y="18.65cm" style:legend-expansion="wide" chart:style-name="ch3"/>
        <chart:plot-area chart:style-name="ch4" table:cell-range-address="'Economic result'.B1:'Economic result'.B50 'Economic result'.D1:'Economic result'.D50 'Economic result'.F1:'Economic result'.F50 'Economic result'.H1:'Economic result'.H50" chart:data-source-has-labels="row" svg:x="0.774cm" svg:y="0.392cm" svg:width="37.175cm" svg:height="17.682cm">
          <chartooo:coordinate-region svg:x="2.163cm" svg:y="0.591cm" svg:width="35.586cm" svg:height="17.2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onomic result'.B2:'Economic result'.B50" chart:label-cell-address="'Economic result'.B1:'Economic result'.B1" chart:class="chart:scatter">
            <chart:data-point chart:repeated="49"/>
          </chart:series>
          <chart:series chart:style-name="ch9" chart:values-cell-range-address="'Economic result'.D2:'Economic result'.D50" chart:label-cell-address="'Economic result'.D1:'Economic result'.D1" chart:class="chart:scatter">
            <chart:data-point chart:repeated="49"/>
          </chart:series>
          <chart:series chart:style-name="ch10" chart:values-cell-range-address="'Economic result'.F2:'Economic result'.F50" chart:label-cell-address="'Economic result'.F1:'Economic result'.F1" chart:class="chart:scatter">
            <chart:data-point chart:repeated="49"/>
          </chart:series>
          <chart:series chart:style-name="ch11" chart:values-cell-range-address="'Economic result'.H2:'Economic result'.H50" chart:label-cell-address="'Economic result'.H1:'Economic result'.H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es Históricos</text:p>
                <draw:g>
                  <svg:desc>'Economic result'.B1:'Economic result'.B1</svg:desc>
                </draw:g>
              </table:table-cell>
              <table:table-cell office:value-type="string">
                <text:p>Escenario central</text:p>
                <draw:g>
                  <svg:desc>'Economic result'.D1:'Economic result'.D1</svg:desc>
                </draw:g>
              </table:table-cell>
              <table:table-cell office:value-type="string">
                <text:p>Escenario pesimista</text:p>
                <draw:g>
                  <svg:desc>'Economic result'.F1:'Economic result'.F1</svg:desc>
                </draw:g>
              </table:table-cell>
              <table:table-cell office:value-type="string">
                <text:p>Escenario optimista</text:p>
                <draw:g>
                  <svg:desc>'Economic result'.H1:'Economic resul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omic result'.B2:'Economic result'.B50</svg:desc>
                </draw:g>
              </table:table-cell>
              <table:table-cell office:value-type="float" office:value="NaN">
                <text:p>NaN</text:p>
                <draw:g>
                  <svg:desc>'Economic result'.D2:'Economic result'.D50</svg:desc>
                </draw:g>
              </table:table-cell>
              <table:table-cell office:value-type="float" office:value="NaN">
                <text:p>NaN</text:p>
                <draw:g>
                  <svg:desc>'Economic result'.F2:'Economic result'.F50</svg:desc>
                </draw:g>
              </table:table-cell>
              <table:table-cell office:value-type="float" office:value="NaN">
                <text:p>NaN</text:p>
                <draw:g>
                  <svg:desc>'Economic result'.H2:'Economic result'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.01661604082304E-017">
                <text:p>2.01661604082304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-0.0016754635334168">
                <text:p>-0.0016754635334168</text:p>
              </table:table-cell>
              <table:table-cell office:value-type="float" office:value="-0.0015969119684585">
                <text:p>-0.0015969119684585</text:p>
              </table:table-cell>
              <table:table-cell office:value-type="float" office:value="-0.00170877316183907">
                <text:p>-0.00170877316183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-0.0033895260063268">
                <text:p>-0.0033895260063268</text:p>
              </table:table-cell>
              <table:table-cell office:value-type="float" office:value="-0.0036791676734381">
                <text:p>-0.0036791676734381</text:p>
              </table:table-cell>
              <table:table-cell office:value-type="float" office:value="-0.00392036945142702">
                <text:p>-0.00392036945142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-0.00249832711014671">
                <text:p>-0.00249832711014671</text:p>
              </table:table-cell>
              <table:table-cell office:value-type="float" office:value="-0.0026974101712324">
                <text:p>-0.0026974101712324</text:p>
              </table:table-cell>
              <table:table-cell office:value-type="float" office:value="-0.00236063176440626">
                <text:p>-0.00236063176440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0.0021046543487473">
                <text:p>-0.0021046543487473</text:p>
              </table:table-cell>
              <table:table-cell office:value-type="float" office:value="-0.0022461822533163">
                <text:p>-0.0022461822533163</text:p>
              </table:table-cell>
              <table:table-cell office:value-type="float" office:value="-0.00187368831087011">
                <text:p>-0.00187368831087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-0.0012350846385027">
                <text:p>-0.0012350846385027</text:p>
              </table:table-cell>
              <table:table-cell office:value-type="float" office:value="-0.0027547463969864">
                <text:p>-0.0027547463969864</text:p>
              </table:table-cell>
              <table:table-cell office:value-type="float" office:value="-0.00176325118168368">
                <text:p>-0.00176325118168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-0.0010517295810397">
                <text:p>-0.0010517295810397</text:p>
              </table:table-cell>
              <table:table-cell office:value-type="float" office:value="-0.0018787529947252">
                <text:p>-0.0018787529947252</text:p>
              </table:table-cell>
              <table:table-cell office:value-type="float" office:value="-0.00105620474898011">
                <text:p>-0.00105620474898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-0.0013410823600969">
                <text:p>-0.0013410823600969</text:p>
              </table:table-cell>
              <table:table-cell office:value-type="float" office:value="-0.0012128141280912">
                <text:p>-0.0012128141280912</text:p>
              </table:table-cell>
              <table:table-cell office:value-type="float" office:value="0.00071219833137004">
                <text:p>0.00071219833137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-0.0007854589485779">
                <text:p>-0.0007854589485779</text:p>
              </table:table-cell>
              <table:table-cell office:value-type="float" office:value="-0.0005789034130338">
                <text:p>-0.0005789034130338</text:p>
              </table:table-cell>
              <table:table-cell office:value-type="float" office:value="0.000513189443283386">
                <text:p>0.000513189443283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-0.000996490730404302">
                <text:p>-0.000996490730404302</text:p>
              </table:table-cell>
              <table:table-cell office:value-type="float" office:value="0.000534016038559099">
                <text:p>0.000534016038559099</text:p>
              </table:table-cell>
              <table:table-cell office:value-type="float" office:value="0.00000177676197882226">
                <text:p>0.00000177676197882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0.000609467615674202">
                <text:p>-0.000609467615674202</text:p>
              </table:table-cell>
              <table:table-cell office:value-type="float" office:value="0.000672041070532897">
                <text:p>0.000672041070532897</text:p>
              </table:table-cell>
              <table:table-cell office:value-type="float" office:value="0.000862195757689033">
                <text:p>0.000862195757689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-0.000650320599016201">
                <text:p>-0.000650320599016201</text:p>
              </table:table-cell>
              <table:table-cell office:value-type="float" office:value="0.000793255970037501">
                <text:p>0.000793255970037501</text:p>
              </table:table-cell>
              <table:table-cell office:value-type="float" office:value="-0.000686764065557677">
                <text:p>-0.000686764065557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-0.000610967427932603">
                <text:p>-0.000610967427932603</text:p>
              </table:table-cell>
              <table:table-cell office:value-type="float" office:value="0.000110892552971503">
                <text:p>0.000110892552971503</text:p>
              </table:table-cell>
              <table:table-cell office:value-type="float" office:value="-0.00080999563096476">
                <text:p>-0.00080999563096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-0.000165036909739902">
                <text:p>-0.000165036909739902</text:p>
              </table:table-cell>
              <table:table-cell office:value-type="float" office:value="0.0011149597966497">
                <text:p>0.0011149597966497</text:p>
              </table:table-cell>
              <table:table-cell office:value-type="float" office:value="-0.000375394634853823">
                <text:p>-0.000375394634853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0003615413367088">
                <text:p>0.0003615413367088</text:p>
              </table:table-cell>
              <table:table-cell office:value-type="float" office:value="0.0010858230925976">
                <text:p>0.0010858230925976</text:p>
              </table:table-cell>
              <table:table-cell office:value-type="float" office:value="-0.000731220849605758">
                <text:p>-0.000731220849605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0008550217492269">
                <text:p>0.0008550217492269</text:p>
              </table:table-cell>
              <table:table-cell office:value-type="float" office:value="-0.000176502602021102">
                <text:p>-0.000176502602021102</text:p>
              </table:table-cell>
              <table:table-cell office:value-type="float" office:value="-0.000701682534526495">
                <text:p>-0.000701682534526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000267253556880197">
                <text:p>0.000267253556880197</text:p>
              </table:table-cell>
              <table:table-cell office:value-type="float" office:value="0.000264479979461898">
                <text:p>0.000264479979461898</text:p>
              </table:table-cell>
              <table:table-cell office:value-type="float" office:value="0.0000800905761769721">
                <text:p>0.0000800905761769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000411740508071502">
                <text:p>0.000411740508071502</text:p>
              </table:table-cell>
              <table:table-cell office:value-type="float" office:value="0.000466123144954998">
                <text:p>0.000466123144954998</text:p>
              </table:table-cell>
              <table:table-cell office:value-type="float" office:value="0.00022592355292602">
                <text:p>0.00022592355292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0000659730384136026">
                <text:p>0.0000659730384136026</text:p>
              </table:table-cell>
              <table:table-cell office:value-type="float" office:value="-0.00016450447955">
                <text:p>-0.00016450447955</text:p>
              </table:table-cell>
              <table:table-cell office:value-type="float" office:value="-0.00103091506369787">
                <text:p>-0.00103091506369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000218211350967806">
                <text:p>0.000218211350967806</text:p>
              </table:table-cell>
              <table:table-cell office:value-type="float" office:value="0.000552361275159501">
                <text:p>0.000552361275159501</text:p>
              </table:table-cell>
              <table:table-cell office:value-type="float" office:value="-0.00145057430680863">
                <text:p>-0.00145057430680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fo:color="#333333" style:text-position="0% 100%" fo:font-family="Arial" fo:font-size="16pt" style:font-size-asian="16pt" style:font-size-complex="16pt"/>
    </style:style>
    <style:style style:name="ch5" style:family="chart" style:data-style-name="N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6pt" style:font-size-asian="16pt" style:font-size-complex="1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cccc99" draw:opacity="70%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ff950e" draw:opacity="70%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579d1c" draw:opacity="70%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3465a4" draw:opacity="70%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176cm" chart:symbol-height="0.176cm" chart:link-data-style-to-source="true" chart:label-position="center">
        <chart:label-separator>
          <text:p>; </text:p>
        </chart:label-separator>
      </style:chart-properties>
      <style:graphic-properties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369cm" svg:height="25.984cm" xlink:href=".." xlink:type="simple" chart:class="chart:bar" chart:style-name="ch1">
        <chart:subtitle svg:x="0cm" svg:y="0cm" chart:style-name="ch2">
          <text:p/>
        </chart:subtitle>
        <chart:plot-area chart:style-name="ch3" table:cell-range-address="'Economic result'.B148:'Economic result'.G175" chart:data-source-has-labels="both" svg:x="0.407cm" svg:y="0.519cm" svg:width="19.555cm" svg:height="24.946cm">
          <chartooo:coordinate-region svg:x="1.981cm" svg:y="0.838cm" svg:width="17.981cm" svg:height="24.309cm"/>
          <chart:axis chart:dimension="x" chart:name="primary-x" chart:style-name="ch4" chartooo:axis-type="auto">
            <chartooo:date-scale/>
            <chart:categories table:cell-range-address="'Economic result'.B149:'Economic result'.B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onomic result'.C149:'Economic result'.C175" chart:label-cell-address="'Economic result'.C148:'Economic result'.C148" chart:class="chart:bar">
            <chart:data-point chart:repeated="27"/>
          </chart:series>
          <chart:series chart:style-name="ch8" chart:values-cell-range-address="'Economic result'.D149:'Economic result'.D175" chart:label-cell-address="'Economic result'.D148:'Economic result'.D148" chart:class="chart:bar">
            <chart:data-point chart:repeated="27"/>
          </chart:series>
          <chart:series chart:style-name="ch9" chart:values-cell-range-address="'Economic result'.E149:'Economic result'.E175" chart:label-cell-address="'Economic result'.E148:'Economic result'.E148" chart:class="chart:bar">
            <chart:data-point chart:repeated="27"/>
          </chart:series>
          <chart:series chart:style-name="ch10" chart:values-cell-range-address="'Economic result'.F149:'Economic result'.F175" chart:label-cell-address="'Economic result'.F148:'Economic result'.F148" chart:class="chart:bar">
            <chart:data-point chart:repeated="27"/>
          </chart:series>
          <chart:series chart:style-name="ch11" chart:values-cell-range-address="'Economic result'.G149:'Economic result'.G175" chart:label-cell-address="'Economic result'.G148:'Economic result'.G148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 familiares</text:p>
                <draw:g>
                  <svg:desc>'Economic result'.C148:'Economic result'.C148</svg:desc>
                </draw:g>
              </table:table-cell>
              <table:table-cell office:value-type="string">
                <text:p>Jubilaciones y pensiones</text:p>
                <draw:g>
                  <svg:desc>'Economic result'.D148:'Economic result'.D148</svg:desc>
                </draw:g>
              </table:table-cell>
              <table:table-cell office:value-type="string">
                <text:p>Aportes y contribuciones</text:p>
                <draw:g>
                  <svg:desc>'Economic result'.E148:'Economic result'.E148</svg:desc>
                </draw:g>
              </table:table-cell>
              <table:table-cell office:value-type="string">
                <text:p>Ingresos fiscales netos de gastos (figurativos y no simulados)</text:p>
                <draw:g>
                  <svg:desc>'Economic result'.F148:'Economic result'.F148</svg:desc>
                </draw:g>
              </table:table-cell>
              <table:table-cell office:value-type="string">
                <text:p>Resultado económico</text:p>
                <draw:g>
                  <svg:desc>'Economic result'.G148:'Economic result'.G148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'Economic result'.B149:'Economic result'.B175</svg:desc>
                </draw:g>
              </table:table-cell>
              <table:table-cell office:value-type="float" office:value="-0.0100080003976103">
                <text:p>-0.0100080003976103</text:p>
                <draw:g>
                  <svg:desc>'Economic result'.C149:'Economic result'.C175</svg:desc>
                </draw:g>
              </table:table-cell>
              <table:table-cell office:value-type="float" office:value="-0.0636642641339579">
                <text:p>-0.0636642641339579</text:p>
                <draw:g>
                  <svg:desc>'Economic result'.D149:'Economic result'.D175</svg:desc>
                </draw:g>
              </table:table-cell>
              <table:table-cell office:value-type="float" office:value="0.0539797598100557">
                <text:p>0.0539797598100557</text:p>
                <draw:g>
                  <svg:desc>'Economic result'.E149:'Economic result'.E175</svg:desc>
                </draw:g>
              </table:table-cell>
              <table:table-cell office:value-type="float" office:value="0.0208507583843275">
                <text:p>0.0208507583843275</text:p>
                <draw:g>
                  <svg:desc>'Economic result'.F149:'Economic result'.F175</svg:desc>
                </draw:g>
              </table:table-cell>
              <table:table-cell office:value-type="float" office:value="0.00115825366281498">
                <text:p>0.00115825366281498</text:p>
                <draw:g>
                  <svg:desc>'Economic result'.G149:'Economic result'.G175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0108295290339839">
                <text:p>-0.0108295290339839</text:p>
              </table:table-cell>
              <table:table-cell office:value-type="float" office:value="-0.0830665025814917">
                <text:p>-0.0830665025814917</text:p>
              </table:table-cell>
              <table:table-cell office:value-type="float" office:value="0.0607395187891978">
                <text:p>0.0607395187891978</text:p>
              </table:table-cell>
              <table:table-cell office:value-type="float" office:value="0.0212417617908622">
                <text:p>0.0212417617908622</text:p>
              </table:table-cell>
              <table:table-cell office:value-type="float" office:value="-0.0119147510354156">
                <text:p>-0.011914751035415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-0.0120066425234995">
                <text:p>-0.0120066425234995</text:p>
              </table:table-cell>
              <table:table-cell office:value-type="float" office:value="-0.082141043339025">
                <text:p>-0.082141043339025</text:p>
              </table:table-cell>
              <table:table-cell office:value-type="float" office:value="0.0611320051364955">
                <text:p>0.0611320051364955</text:p>
              </table:table-cell>
              <table:table-cell office:value-type="float" office:value="0.0136114589454148">
                <text:p>0.0136114589454148</text:p>
              </table:table-cell>
              <table:table-cell office:value-type="float" office:value="-0.0194042217806141">
                <text:p>-0.01940422178061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0154323264568133">
                <text:p>-0.0154323264568133</text:p>
              </table:table-cell>
              <table:table-cell office:value-type="float" office:value="-0.084924466669661">
                <text:p>-0.084924466669661</text:p>
              </table:table-cell>
              <table:table-cell office:value-type="float" office:value="0.0628649338766236">
                <text:p>0.0628649338766236</text:p>
              </table:table-cell>
              <table:table-cell office:value-type="float" office:value="0.0110564581173711">
                <text:p>0.0110564581173711</text:p>
              </table:table-cell>
              <table:table-cell office:value-type="float" office:value="-0.0264354011324795">
                <text:p>-0.026435401132479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0.0142170624303096">
                <text:p>-0.0142170624303096</text:p>
              </table:table-cell>
              <table:table-cell office:value-type="float" office:value="-0.0822399373724801">
                <text:p>-0.0822399373724801</text:p>
              </table:table-cell>
              <table:table-cell office:value-type="float" office:value="0.0587398562806465">
                <text:p>0.0587398562806465</text:p>
              </table:table-cell>
              <table:table-cell office:value-type="float" office:value="0.015880266757964">
                <text:p>0.015880266757964</text:p>
              </table:table-cell>
              <table:table-cell office:value-type="float" office:value="-0.0218368767641793">
                <text:p>-0.021836876764179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-0.0135381023056581">
                <text:p>-0.0135381023056581</text:p>
              </table:table-cell>
              <table:table-cell office:value-type="float" office:value="-0.0767398432299661">
                <text:p>-0.0767398432299661</text:p>
              </table:table-cell>
              <table:table-cell office:value-type="float" office:value="0.0515592193109002">
                <text:p>0.0515592193109002</text:p>
              </table:table-cell>
              <table:table-cell office:value-type="float" office:value="0.0124613870926432">
                <text:p>0.0124613870926432</text:p>
              </table:table-cell>
              <table:table-cell office:value-type="float" office:value="-0.0262573391320808">
                <text:p>-0.026257339132080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-0.014463357517358">
                <text:p>-0.014463357517358</text:p>
              </table:table-cell>
              <table:table-cell office:value-type="float" office:value="-0.0924967832526068">
                <text:p>-0.0924967832526068</text:p>
              </table:table-cell>
              <table:table-cell office:value-type="float" office:value="0.0586018837441637">
                <text:p>0.0586018837441637</text:p>
              </table:table-cell>
              <table:table-cell office:value-type="float" office:value="0.0143162415877109">
                <text:p>0.0143162415877109</text:p>
              </table:table-cell>
              <table:table-cell office:value-type="float" office:value="-0.0340420154380901">
                <text:p>-0.03404201543809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-0.0135107823780878">
                <text:p>-0.0135107823780878</text:p>
              </table:table-cell>
              <table:table-cell office:value-type="float" office:value="-0.0843268398203328">
                <text:p>-0.0843268398203328</text:p>
              </table:table-cell>
              <table:table-cell office:value-type="float" office:value="0.0579629202611978">
                <text:p>0.0579629202611978</text:p>
              </table:table-cell>
              <table:table-cell office:value-type="float" office:value="0.0140853616752376">
                <text:p>0.0140853616752376</text:p>
              </table:table-cell>
              <table:table-cell office:value-type="float" office:value="-0.0257893402619852">
                <text:p>-0.025789340261985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-0.0148674867833315">
                <text:p>-0.0148674867833315</text:p>
              </table:table-cell>
              <table:table-cell office:value-type="float" office:value="-0.0905245036201987">
                <text:p>-0.0905245036201987</text:p>
              </table:table-cell>
              <table:table-cell office:value-type="float" office:value="0.0582978489517037">
                <text:p>0.0582978489517037</text:p>
              </table:table-cell>
              <table:table-cell office:value-type="float" office:value="0.0143611196738877">
                <text:p>0.0143611196738877</text:p>
              </table:table-cell>
              <table:table-cell office:value-type="float" office:value="-0.0327330217779388">
                <text:p>-0.032733021777938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-0.0153079547303813">
                <text:p>-0.0153079547303813</text:p>
              </table:table-cell>
              <table:table-cell office:value-type="float" office:value="-0.0935680754865355">
                <text:p>-0.0935680754865355</text:p>
              </table:table-cell>
              <table:table-cell office:value-type="float" office:value="0.0587788253578276">
                <text:p>0.0587788253578276</text:p>
              </table:table-cell>
              <table:table-cell office:value-type="float" office:value="0.0146098308509987">
                <text:p>0.0146098308509987</text:p>
              </table:table-cell>
              <table:table-cell office:value-type="float" office:value="-0.0354873740080905">
                <text:p>-0.0354873740080905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-0.0154457980257278">
                <text:p>-0.0154457980257278</text:p>
              </table:table-cell>
              <table:table-cell office:value-type="float" office:value="-0.0957310118641845">
                <text:p>-0.0957310118641845</text:p>
              </table:table-cell>
              <table:table-cell office:value-type="float" office:value="0.0600841517282316">
                <text:p>0.0600841517282316</text:p>
              </table:table-cell>
              <table:table-cell office:value-type="float" office:value="0.0147425454717507">
                <text:p>0.0147425454717507</text:p>
              </table:table-cell>
              <table:table-cell office:value-type="float" office:value="-0.03635011268993">
                <text:p>-0.03635011268993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-0.0155339862431573">
                <text:p>-0.0155339862431573</text:p>
              </table:table-cell>
              <table:table-cell office:value-type="float" office:value="-0.0983325922437746">
                <text:p>-0.0983325922437746</text:p>
              </table:table-cell>
              <table:table-cell office:value-type="float" office:value="0.0615199058332108">
                <text:p>0.0615199058332108</text:p>
              </table:table-cell>
              <table:table-cell office:value-type="float" office:value="0.0148487389348057">
                <text:p>0.0148487389348057</text:p>
              </table:table-cell>
              <table:table-cell office:value-type="float" office:value="-0.0374979337189155">
                <text:p>-0.0374979337189155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-0.0154536464638186">
                <text:p>-0.0154536464638186</text:p>
              </table:table-cell>
              <table:table-cell office:value-type="float" office:value="-0.100915665747139">
                <text:p>-0.100915665747139</text:p>
              </table:table-cell>
              <table:table-cell office:value-type="float" office:value="0.0625112038993719">
                <text:p>0.0625112038993719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719492425804">
                <text:p>-0.037719492425804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-0.0153725765425354">
                <text:p>-0.0153725765425354</text:p>
              </table:table-cell>
              <table:table-cell office:value-type="float" office:value="-0.102362507645914">
                <text:p>-0.102362507645914</text:p>
              </table:table-cell>
              <table:table-cell office:value-type="float" office:value="0.0625451732909861">
                <text:p>0.0625451732909861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90512950116817">
                <text:p>-0.0390512950116817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-0.0151627629009655">
                <text:p>-0.0151627629009655</text:p>
              </table:table-cell>
              <table:table-cell office:value-type="float" office:value="-0.103727048947369">
                <text:p>-0.103727048947369</text:p>
              </table:table-cell>
              <table:table-cell office:value-type="float" office:value="0.0628970966138616">
                <text:p>0.0628970966138616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98540993486913">
                <text:p>-0.0398540993486913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-0.0146633498058784">
                <text:p>-0.0146633498058784</text:p>
              </table:table-cell>
              <table:table-cell office:value-type="float" office:value="-0.104258176402711">
                <text:p>-0.104258176402711</text:p>
              </table:table-cell>
              <table:table-cell office:value-type="float" office:value="0.0634174518370946">
                <text:p>0.0634174518370946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93654584857138">
                <text:p>-0.039365458485713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-0.0141405345755919">
                <text:p>-0.0141405345755919</text:p>
              </table:table-cell>
              <table:table-cell office:value-type="float" office:value="-0.103703996766867">
                <text:p>-0.103703996766867</text:p>
              </table:table-cell>
              <table:table-cell office:value-type="float" office:value="0.0639102979245745">
                <text:p>0.0639102979245745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7956175321031">
                <text:p>-0.0377956175321031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-0.0138003450796825">
                <text:p>-0.0138003450796825</text:p>
              </table:table-cell>
              <table:table-cell office:value-type="float" office:value="-0.104609060423245">
                <text:p>-0.104609060423245</text:p>
              </table:table-cell>
              <table:table-cell office:value-type="float" office:value="0.0643851889746454">
                <text:p>0.0643851889746454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8856006425003">
                <text:p>-0.0378856006425003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-0.0134203125453994">
                <text:p>-0.0134203125453994</text:p>
              </table:table-cell>
              <table:table-cell office:value-type="float" office:value="-0.104720541437902">
                <text:p>-0.104720541437902</text:p>
              </table:table-cell>
              <table:table-cell office:value-type="float" office:value="0.0644524077945962">
                <text:p>0.0644524077945962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549830302924">
                <text:p>-0.037549830302924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-0.0131022959931135">
                <text:p>-0.0131022959931135</text:p>
              </table:table-cell>
              <table:table-cell office:value-type="float" office:value="-0.10511349604695">
                <text:p>-0.10511349604695</text:p>
              </table:table-cell>
              <table:table-cell office:value-type="float" office:value="0.0646439461185863">
                <text:p>0.0646439461185863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74332300356955">
                <text:p>-0.0374332300356955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-0.0127556891994228">
                <text:p>-0.0127556891994228</text:p>
              </table:table-cell>
              <table:table-cell office:value-type="float" office:value="-0.104342003015644">
                <text:p>-0.104342003015644</text:p>
              </table:table-cell>
              <table:table-cell office:value-type="float" office:value="0.0648152271216775">
                <text:p>0.0648152271216775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61438492076076">
                <text:p>-0.0361438492076076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-0.0124506597673812">
                <text:p>-0.0124506597673812</text:p>
              </table:table-cell>
              <table:table-cell office:value-type="float" office:value="-0.104462681366512">
                <text:p>-0.104462681366512</text:p>
              </table:table-cell>
              <table:table-cell office:value-type="float" office:value="0.0650132070510817">
                <text:p>0.0650132070510817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57615181970301">
                <text:p>-0.0357615181970301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-0.0123662088399081">
                <text:p>-0.0123662088399081</text:p>
              </table:table-cell>
              <table:table-cell office:value-type="float" office:value="-0.1041731790351">
                <text:p>-0.1041731790351</text:p>
              </table:table-cell>
              <table:table-cell office:value-type="float" office:value="0.0652688041594687">
                <text:p>0.0652688041594687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51319678297581">
                <text:p>-0.0351319678297581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-0.0122557015559551">
                <text:p>-0.0122557015559551</text:p>
              </table:table-cell>
              <table:table-cell office:value-type="float" office:value="-0.104364964055126">
                <text:p>-0.104364964055126</text:p>
              </table:table-cell>
              <table:table-cell office:value-type="float" office:value="0.0655644133787453">
                <text:p>0.0655644133787453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49176363465541">
                <text:p>-0.0349176363465541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-0.0121187360418604">
                <text:p>-0.0121187360418604</text:p>
              </table:table-cell>
              <table:table-cell office:value-type="float" office:value="-0.103756488410208">
                <text:p>-0.103756488410208</text:p>
              </table:table-cell>
              <table:table-cell office:value-type="float" office:value="0.0659640083935124">
                <text:p>0.0659640083935124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37726001727747">
                <text:p>-0.033772600172774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-0.0117608479714573">
                <text:p>-0.0117608479714573</text:p>
              </table:table-cell>
              <table:table-cell office:value-type="float" office:value="-0.102982427433337">
                <text:p>-0.102982427433337</text:p>
              </table:table-cell>
              <table:table-cell office:value-type="float" office:value="0.0660124714936623">
                <text:p>0.0660124714936623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25921880253509">
                <text:p>-0.032592188025350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-0.0113510005329196">
                <text:p>-0.0113510005329196</text:p>
              </table:table-cell>
              <table:table-cell office:value-type="float" office:value="-0.103556379252192">
                <text:p>-0.103556379252192</text:p>
              </table:table-cell>
              <table:table-cell office:value-type="float" office:value="0.0661663472693214">
                <text:p>0.0661663472693214</text:p>
              </table:table-cell>
              <table:table-cell office:value-type="float" office:value="0.0161386158857814">
                <text:p>0.0161386158857814</text:p>
              </table:table-cell>
              <table:table-cell office:value-type="float" office:value="-0.0326024166300089">
                <text:p>-0.03260241663000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draw:fill="solid" draw:fill-color="#ffffff"/>
      <style:text-properties style:text-position="0% 100%" fo:font-family="Arial" fo:font-size="20pt" style:font-size-asian="20pt" style:font-size-complex="20pt"/>
    </style:style>
    <style:style style:name="ch5" style:family="chart">
      <style:chart-properties chart:symbol-type="automatic" chart:auto-position="true" chart:auto-size="true" chart:treat-empty-cells="ignore"/>
    </style:style>
    <style:style style:name="ch6" style:family="chart" style:data-style-name="N0">
      <style:chart-properties chart:display-label="true" chart:logarithmic="false" chart:minimum="2020" chart:maximum="2040" chart:origin="0" chart:interval-major="2" chart:interval-minor-divisor="5" chart:reverse-direction="false" text:line-break="false" loext:try-staggering-first="false" chart:link-data-style-to-source="false" chart:axis-position="0" chart:tick-mark-position="at-axis" style:rotation-angle="270"/>
      <style:graphic-properties svg:stroke-width="0.018cm" svg:stroke-color="#b3b3b3"/>
      <style:text-properties fo:color="#000000" style:text-position="0% 100%" fo:font-family="Arial" fo:font-size="20pt" style:font-size-asian="20pt" style:font-size-complex="20pt"/>
    </style:style>
    <style:style style:name="ch7" style:family="chart" style:data-style-name="N133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20pt" style:font-size-asian="20pt" style:font-size-complex="20pt"/>
    </style:style>
    <style:style style:name="ch8" style:family="chart">
      <style:graphic-properties svg:stroke-width="0.018cm" svg:stroke-color="#b3b3b3"/>
    </style:style>
    <style:style style:name="ch9" style:family="chart" style:data-style-name="N133">
      <style:chart-properties chart:symbol-type="named-symbol" chart:symbol-name="arrow-up" chart:symbol-width="0.494cm" chart:symbol-height="0.494cm" chart:link-data-style-to-source="true" chart:label-position="right"/>
      <style:graphic-properties svg:stroke-width="0.08cm" svg:stroke-color="#ffd320" draw:fill-color="#ffd320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 style:data-style-name="N133">
      <style:chart-properties chart:symbol-type="named-symbol" chart:symbol-name="circle" chart:symbol-width="0.423cm" chart:symbol-height="0.423cm" chart:link-data-style-to-source="true" chart:label-position="right"/>
      <style:graphic-properties svg:stroke-width="0.08cm" svg:stroke-color="#c5000b" draw:fill-color="#c5000b" fo:wrap-option="wrap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133">
      <style:chart-properties chart:symbol-type="named-symbol" chart:symbol-name="diamond" chart:symbol-width="0.529cm" chart:symbol-height="0.529cm" chart:link-data-style-to-source="true" chart:label-position="right"/>
      <style:graphic-properties svg:stroke-width="0.08cm" svg:stroke-color="#548235" draw:fill-color="#548235" fo:wrap-option="wrap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329cm" svg:height="25.988cm" xlink:href=".." xlink:type="simple" chart:class="chart:scatter" chart:style-name="ch1">
        <chart:title svg:x="2.739cm" svg:y="0.655cm" chart:style-name="ch2">
          <text:p>Resultado económico según frecuencia de ajuste (% PIB)</text:p>
        </chart:title>
        <chart:subtitle svg:x="3.123cm" svg:y="2.148cm" chart:style-name="ch3">
          <text:p>Resultado con ajuste trimestral - resultado con ajuste semestral</text:p>
        </chart:subtitle>
        <chart:legend chart:legend-position="bottom" svg:x="2.551cm" svg:y="24cm" style:legend-expansion="wide" chart:style-name="ch4"/>
        <chart:plot-area chart:style-name="ch5" table:cell-range-address="'Economic result'.A31:'Economic result'.A51 'Economic result'.D1:'Economic result'.D1 'Economic result'.D31:'Economic result'.D51 'Economic result'.F1:'Economic result'.F1 'Economic result'.F31:'Economic result'.F51 'Economic result'.H1:'Economic result'.H1 'Economic result'.H31:'Economic result'.H51" chart:data-source-has-labels="row" svg:x="0.406cm" svg:y="3.506cm" svg:width="19.517cm" svg:height="19.791cm">
          <chartooo:coordinate-region svg:x="2.483cm" svg:y="3.897cm" svg:width="17.049cm" svg:height="19.00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Economic result'.D31:'Economic result'.D51" chart:label-cell-address="'Economic result'.D1:'Economic result'.D1" chart:class="chart:scatter">
            <chart:domain table:cell-range-address="'Economic result'.A31:'Economic result'.A51"/>
            <chart:data-point chart:repeated="21"/>
          </chart:series>
          <chart:series chart:style-name="ch10" chart:values-cell-range-address="'Economic result'.F31:'Economic result'.F51" chart:label-cell-address="'Economic result'.F1:'Economic result'.F1" chart:class="chart:scatter">
            <chart:data-point chart:repeated="21"/>
          </chart:series>
          <chart:series chart:style-name="ch11" chart:values-cell-range-address="'Economic result'.H31:'Economic result'.H51" chart:label-cell-address="'Economic result'.H1:'Economic result'.H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cenario central</text:p>
                <draw:g>
                  <svg:desc>'Economic result'.D1:'Economic result'.D1</svg:desc>
                </draw:g>
              </table:table-cell>
              <table:table-cell office:value-type="string">
                <text:p>Escenario pesimista</text:p>
                <draw:g>
                  <svg:desc>'Economic result'.F1:'Economic result'.F1</svg:desc>
                </draw:g>
              </table:table-cell>
              <table:table-cell office:value-type="string">
                <text:p>Escenario optimista</text:p>
                <draw:g>
                  <svg:desc>'Economic result'.H1:'Economic resul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0">
                <text:p>2020</text:p>
                <draw:g>
                  <svg:desc>'Economic result'.A31:'Economic result'.A51</svg:desc>
                </draw:g>
              </table:table-cell>
              <table:table-cell office:value-type="float" office:value="0">
                <text:p>0</text:p>
                <draw:g>
                  <svg:desc>'Economic result'.D31:'Economic result'.D51</svg:desc>
                </draw:g>
              </table:table-cell>
              <table:table-cell office:value-type="float" office:value="0">
                <text:p>0</text:p>
                <draw:g>
                  <svg:desc>'Economic result'.F31:'Economic result'.F51</svg:desc>
                </draw:g>
              </table:table-cell>
              <table:table-cell office:value-type="float" office:value="0">
                <text:p>0</text:p>
                <draw:g>
                  <svg:desc>'Economic result'.H31:'Economic result'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1">
                <text:p>2021</text:p>
              </table:table-cell>
              <table:table-cell office:value-type="float" office:value="-0.0016754635334168">
                <text:p>-0.0016754635334168</text:p>
              </table:table-cell>
              <table:table-cell office:value-type="float" office:value="-0.0015969119684585">
                <text:p>-0.0015969119684585</text:p>
              </table:table-cell>
              <table:table-cell office:value-type="float" office:value="-0.00170877316183907">
                <text:p>-0.00170877316183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2">
                <text:p>2022</text:p>
              </table:table-cell>
              <table:table-cell office:value-type="float" office:value="-0.0033895260063268">
                <text:p>-0.0033895260063268</text:p>
              </table:table-cell>
              <table:table-cell office:value-type="float" office:value="-0.0036791676734381">
                <text:p>-0.0036791676734381</text:p>
              </table:table-cell>
              <table:table-cell office:value-type="float" office:value="-0.00392036945142702">
                <text:p>-0.00392036945142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3">
                <text:p>2023</text:p>
              </table:table-cell>
              <table:table-cell office:value-type="float" office:value="-0.00249832711014671">
                <text:p>-0.00249832711014671</text:p>
              </table:table-cell>
              <table:table-cell office:value-type="float" office:value="-0.0026974101712324">
                <text:p>-0.0026974101712324</text:p>
              </table:table-cell>
              <table:table-cell office:value-type="float" office:value="-0.00236063176440626">
                <text:p>-0.00236063176440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4">
                <text:p>2024</text:p>
              </table:table-cell>
              <table:table-cell office:value-type="float" office:value="-0.0021046543487473">
                <text:p>-0.0021046543487473</text:p>
              </table:table-cell>
              <table:table-cell office:value-type="float" office:value="-0.0022461822533163">
                <text:p>-0.0022461822533163</text:p>
              </table:table-cell>
              <table:table-cell office:value-type="float" office:value="-0.00187368831087011">
                <text:p>-0.00187368831087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5">
                <text:p>2025</text:p>
              </table:table-cell>
              <table:table-cell office:value-type="float" office:value="-0.0012350846385027">
                <text:p>-0.0012350846385027</text:p>
              </table:table-cell>
              <table:table-cell office:value-type="float" office:value="-0.0027547463969864">
                <text:p>-0.0027547463969864</text:p>
              </table:table-cell>
              <table:table-cell office:value-type="float" office:value="-0.00176325118168368">
                <text:p>-0.0017632511816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6">
                <text:p>2026</text:p>
              </table:table-cell>
              <table:table-cell office:value-type="float" office:value="-0.0010517295810397">
                <text:p>-0.0010517295810397</text:p>
              </table:table-cell>
              <table:table-cell office:value-type="float" office:value="-0.0018787529947252">
                <text:p>-0.0018787529947252</text:p>
              </table:table-cell>
              <table:table-cell office:value-type="float" office:value="-0.00105620474898011">
                <text:p>-0.00105620474898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7">
                <text:p>2027</text:p>
              </table:table-cell>
              <table:table-cell office:value-type="float" office:value="-0.0013410823600969">
                <text:p>-0.0013410823600969</text:p>
              </table:table-cell>
              <table:table-cell office:value-type="float" office:value="-0.0012128141280912">
                <text:p>-0.0012128141280912</text:p>
              </table:table-cell>
              <table:table-cell office:value-type="float" office:value="0.00071219833137004">
                <text:p>0.00071219833137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8">
                <text:p>2028</text:p>
              </table:table-cell>
              <table:table-cell office:value-type="float" office:value="-0.0007854589485779">
                <text:p>-0.0007854589485779</text:p>
              </table:table-cell>
              <table:table-cell office:value-type="float" office:value="-0.0005789034130338">
                <text:p>-0.0005789034130338</text:p>
              </table:table-cell>
              <table:table-cell office:value-type="float" office:value="0.000513189443283386">
                <text:p>0.000513189443283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9">
                <text:p>2029</text:p>
              </table:table-cell>
              <table:table-cell office:value-type="float" office:value="-0.000996490730404302">
                <text:p>-0.000996490730404302</text:p>
              </table:table-cell>
              <table:table-cell office:value-type="float" office:value="0.000534016038559099">
                <text:p>0.000534016038559099</text:p>
              </table:table-cell>
              <table:table-cell office:value-type="float" office:value="0.00000177676197882226">
                <text:p>0.00000177676197882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0">
                <text:p>2030</text:p>
              </table:table-cell>
              <table:table-cell office:value-type="float" office:value="-0.000609467615674202">
                <text:p>-0.000609467615674202</text:p>
              </table:table-cell>
              <table:table-cell office:value-type="float" office:value="0.000672041070532897">
                <text:p>0.000672041070532897</text:p>
              </table:table-cell>
              <table:table-cell office:value-type="float" office:value="0.000862195757689033">
                <text:p>0.00086219575768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1">
                <text:p>2031</text:p>
              </table:table-cell>
              <table:table-cell office:value-type="float" office:value="-0.000650320599016201">
                <text:p>-0.000650320599016201</text:p>
              </table:table-cell>
              <table:table-cell office:value-type="float" office:value="0.000793255970037501">
                <text:p>0.000793255970037501</text:p>
              </table:table-cell>
              <table:table-cell office:value-type="float" office:value="-0.000686764065557677">
                <text:p>-0.000686764065557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2">
                <text:p>2032</text:p>
              </table:table-cell>
              <table:table-cell office:value-type="float" office:value="-0.000610967427932603">
                <text:p>-0.000610967427932603</text:p>
              </table:table-cell>
              <table:table-cell office:value-type="float" office:value="0.000110892552971503">
                <text:p>0.000110892552971503</text:p>
              </table:table-cell>
              <table:table-cell office:value-type="float" office:value="-0.00080999563096476">
                <text:p>-0.00080999563096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3">
                <text:p>2033</text:p>
              </table:table-cell>
              <table:table-cell office:value-type="float" office:value="-0.000165036909739902">
                <text:p>-0.000165036909739902</text:p>
              </table:table-cell>
              <table:table-cell office:value-type="float" office:value="0.0011149597966497">
                <text:p>0.0011149597966497</text:p>
              </table:table-cell>
              <table:table-cell office:value-type="float" office:value="-0.000375394634853823">
                <text:p>-0.000375394634853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4">
                <text:p>2034</text:p>
              </table:table-cell>
              <table:table-cell office:value-type="float" office:value="0.0003615413367088">
                <text:p>0.0003615413367088</text:p>
              </table:table-cell>
              <table:table-cell office:value-type="float" office:value="0.0010858230925976">
                <text:p>0.0010858230925976</text:p>
              </table:table-cell>
              <table:table-cell office:value-type="float" office:value="-0.000731220849605758">
                <text:p>-0.000731220849605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5">
                <text:p>2035</text:p>
              </table:table-cell>
              <table:table-cell office:value-type="float" office:value="0.0008550217492269">
                <text:p>0.0008550217492269</text:p>
              </table:table-cell>
              <table:table-cell office:value-type="float" office:value="-0.000176502602021102">
                <text:p>-0.000176502602021102</text:p>
              </table:table-cell>
              <table:table-cell office:value-type="float" office:value="-0.000701682534526495">
                <text:p>-0.000701682534526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6">
                <text:p>2036</text:p>
              </table:table-cell>
              <table:table-cell office:value-type="float" office:value="0.000267253556880197">
                <text:p>0.000267253556880197</text:p>
              </table:table-cell>
              <table:table-cell office:value-type="float" office:value="0.000264479979461898">
                <text:p>0.000264479979461898</text:p>
              </table:table-cell>
              <table:table-cell office:value-type="float" office:value="0.0000800905761769721">
                <text:p>0.0000800905761769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7">
                <text:p>2037</text:p>
              </table:table-cell>
              <table:table-cell office:value-type="float" office:value="0.000411740508071502">
                <text:p>0.000411740508071502</text:p>
              </table:table-cell>
              <table:table-cell office:value-type="float" office:value="0.000466123144954998">
                <text:p>0.000466123144954998</text:p>
              </table:table-cell>
              <table:table-cell office:value-type="float" office:value="0.00022592355292602">
                <text:p>0.00022592355292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8">
                <text:p>2038</text:p>
              </table:table-cell>
              <table:table-cell office:value-type="float" office:value="0.0000659730384136026">
                <text:p>0.0000659730384136026</text:p>
              </table:table-cell>
              <table:table-cell office:value-type="float" office:value="-0.00016450447955">
                <text:p>-0.00016450447955</text:p>
              </table:table-cell>
              <table:table-cell office:value-type="float" office:value="-0.00103091506369787">
                <text:p>-0.00103091506369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9">
                <text:p>2039</text:p>
              </table:table-cell>
              <table:table-cell office:value-type="float" office:value="0.000218211350967806">
                <text:p>0.000218211350967806</text:p>
              </table:table-cell>
              <table:table-cell office:value-type="float" office:value="0.000552361275159501">
                <text:p>0.000552361275159501</text:p>
              </table:table-cell>
              <table:table-cell office:value-type="float" office:value="-0.00145057430680863">
                <text:p>-0.00145057430680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0">
                <text:p>2040</text:p>
              </table:table-cell>
              <table:table-cell office:value-type="float" office:value="-0.000680806037257897">
                <text:p>-0.000680806037257897</text:p>
              </table:table-cell>
              <table:table-cell office:value-type="float" office:value="0.000355206349730602">
                <text:p>0.000355206349730602</text:p>
              </table:table-cell>
              <table:table-cell office:value-type="float" office:value="-0.00150445592683754">
                <text:p>-0.001504455926837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fo:color="#333333" style:text-position="0% 100%" fo:font-family="Arial" fo:font-size="16pt" style:font-size-asian="16pt" style:font-size-complex="16pt"/>
    </style:style>
    <style:style style:name="ch5" style:family="chart" style:data-style-name="N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6pt" style:font-size-asian="16pt" style:font-size-complex="1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cccc99" draw:opacity="70%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ff950e" draw:opacity="70%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579d1c" draw:opacity="70%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automatic" chart:symbol-width="0.519cm" chart:symbol-height="0.519cm" chart:link-data-style-to-source="true" chart:label-position="center">
        <chart:label-separator>
          <text:p>; </text:p>
        </chart:label-separator>
      </style:chart-properties>
      <style:graphic-properties draw:stroke="none" draw:fill-color="#3465a4" draw:opacity="70%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176cm" chart:symbol-height="0.176cm" chart:link-data-style-to-source="true" chart:label-position="center">
        <chart:label-separator>
          <text:p>; </text:p>
        </chart:label-separator>
      </style:chart-properties>
      <style:graphic-properties svg:stroke-width="0.08cm" svg:stroke-color="#7e0021" draw:fill-color="#7e0021" fo:wrap-option="wrap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35cm" svg:height="25.984cm" xlink:href=".." xlink:type="simple" chart:class="chart:bar" chart:style-name="ch1">
        <chart:subtitle svg:x="0cm" svg:y="0cm" chart:style-name="ch2">
          <text:p/>
        </chart:subtitle>
        <chart:plot-area chart:style-name="ch3" table:cell-range-address="'Economic result'.B148:'Economic result'.G160" chart:data-source-has-labels="both" svg:x="0.407cm" svg:y="0.519cm" svg:width="19.536cm" svg:height="24.946cm">
          <chartooo:coordinate-region svg:x="1.981cm" svg:y="0.838cm" svg:width="17.962cm" svg:height="24.309cm"/>
          <chart:axis chart:dimension="x" chart:name="primary-x" chart:style-name="ch4" chartooo:axis-type="auto">
            <chartooo:date-scale/>
            <chart:categories table:cell-range-address="'Economic result'.B149:'Economic result'.B1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onomic result'.C149:'Economic result'.C160" chart:label-cell-address="'Economic result'.C148:'Economic result'.C148" chart:class="chart:bar">
            <chart:data-point chart:repeated="12"/>
          </chart:series>
          <chart:series chart:style-name="ch8" chart:values-cell-range-address="'Economic result'.D149:'Economic result'.D160" chart:label-cell-address="'Economic result'.D148:'Economic result'.D148" chart:class="chart:bar">
            <chart:data-point chart:repeated="12"/>
          </chart:series>
          <chart:series chart:style-name="ch9" chart:values-cell-range-address="'Economic result'.E149:'Economic result'.E160" chart:label-cell-address="'Economic result'.E148:'Economic result'.E148" chart:class="chart:bar">
            <chart:data-point chart:repeated="12"/>
          </chart:series>
          <chart:series chart:style-name="ch10" chart:values-cell-range-address="'Economic result'.F149:'Economic result'.F160" chart:label-cell-address="'Economic result'.F148:'Economic result'.F148" chart:class="chart:bar">
            <chart:data-point chart:repeated="12"/>
          </chart:series>
          <chart:series chart:style-name="ch11" chart:values-cell-range-address="'Economic result'.G149:'Economic result'.G160" chart:label-cell-address="'Economic result'.G148:'Economic result'.G14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 familiares</text:p>
                <draw:g>
                  <svg:desc>'Economic result'.C148:'Economic result'.C148</svg:desc>
                </draw:g>
              </table:table-cell>
              <table:table-cell office:value-type="string">
                <text:p>Jubilaciones y pensiones</text:p>
                <draw:g>
                  <svg:desc>'Economic result'.D148:'Economic result'.D148</svg:desc>
                </draw:g>
              </table:table-cell>
              <table:table-cell office:value-type="string">
                <text:p>Aportes y contribuciones</text:p>
                <draw:g>
                  <svg:desc>'Economic result'.E148:'Economic result'.E148</svg:desc>
                </draw:g>
              </table:table-cell>
              <table:table-cell office:value-type="string">
                <text:p>Ingresos fiscales netos de gastos (figurativos y no simulados)</text:p>
                <draw:g>
                  <svg:desc>'Economic result'.F148:'Economic result'.F148</svg:desc>
                </draw:g>
              </table:table-cell>
              <table:table-cell office:value-type="string">
                <text:p>Resultado económico</text:p>
                <draw:g>
                  <svg:desc>'Economic result'.G148:'Economic result'.G148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'Economic result'.B149:'Economic result'.B160</svg:desc>
                </draw:g>
              </table:table-cell>
              <table:table-cell office:value-type="float" office:value="-0.0100080003976103">
                <text:p>-0.0100080003976103</text:p>
                <draw:g>
                  <svg:desc>'Economic result'.C149:'Economic result'.C160</svg:desc>
                </draw:g>
              </table:table-cell>
              <table:table-cell office:value-type="float" office:value="-0.0636642641339579">
                <text:p>-0.0636642641339579</text:p>
                <draw:g>
                  <svg:desc>'Economic result'.D149:'Economic result'.D160</svg:desc>
                </draw:g>
              </table:table-cell>
              <table:table-cell office:value-type="float" office:value="0.0539797598100557">
                <text:p>0.0539797598100557</text:p>
                <draw:g>
                  <svg:desc>'Economic result'.E149:'Economic result'.E160</svg:desc>
                </draw:g>
              </table:table-cell>
              <table:table-cell office:value-type="float" office:value="0.0208507583843275">
                <text:p>0.0208507583843275</text:p>
                <draw:g>
                  <svg:desc>'Economic result'.F149:'Economic result'.F160</svg:desc>
                </draw:g>
              </table:table-cell>
              <table:table-cell office:value-type="float" office:value="0.00115825366281498">
                <text:p>0.00115825366281498</text:p>
                <draw:g>
                  <svg:desc>'Economic result'.G149:'Economic result'.G16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0108295290339839">
                <text:p>-0.0108295290339839</text:p>
              </table:table-cell>
              <table:table-cell office:value-type="float" office:value="-0.0830665025814917">
                <text:p>-0.0830665025814917</text:p>
              </table:table-cell>
              <table:table-cell office:value-type="float" office:value="0.0607395187891978">
                <text:p>0.0607395187891978</text:p>
              </table:table-cell>
              <table:table-cell office:value-type="float" office:value="0.0212417617908622">
                <text:p>0.0212417617908622</text:p>
              </table:table-cell>
              <table:table-cell office:value-type="float" office:value="-0.0119147510354156">
                <text:p>-0.011914751035415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-0.0120066425234995">
                <text:p>-0.0120066425234995</text:p>
              </table:table-cell>
              <table:table-cell office:value-type="float" office:value="-0.082141043339025">
                <text:p>-0.082141043339025</text:p>
              </table:table-cell>
              <table:table-cell office:value-type="float" office:value="0.0611320051364955">
                <text:p>0.0611320051364955</text:p>
              </table:table-cell>
              <table:table-cell office:value-type="float" office:value="0.0136114589454148">
                <text:p>0.0136114589454148</text:p>
              </table:table-cell>
              <table:table-cell office:value-type="float" office:value="-0.0194042217806141">
                <text:p>-0.01940422178061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0154323264568133">
                <text:p>-0.0154323264568133</text:p>
              </table:table-cell>
              <table:table-cell office:value-type="float" office:value="-0.084924466669661">
                <text:p>-0.084924466669661</text:p>
              </table:table-cell>
              <table:table-cell office:value-type="float" office:value="0.0628649338766236">
                <text:p>0.0628649338766236</text:p>
              </table:table-cell>
              <table:table-cell office:value-type="float" office:value="0.0110564581173711">
                <text:p>0.0110564581173711</text:p>
              </table:table-cell>
              <table:table-cell office:value-type="float" office:value="-0.0264354011324795">
                <text:p>-0.026435401132479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0.0142170624303096">
                <text:p>-0.0142170624303096</text:p>
              </table:table-cell>
              <table:table-cell office:value-type="float" office:value="-0.0822399373724801">
                <text:p>-0.0822399373724801</text:p>
              </table:table-cell>
              <table:table-cell office:value-type="float" office:value="0.0587398562806465">
                <text:p>0.0587398562806465</text:p>
              </table:table-cell>
              <table:table-cell office:value-type="float" office:value="0.015880266757964">
                <text:p>0.015880266757964</text:p>
              </table:table-cell>
              <table:table-cell office:value-type="float" office:value="-0.0218368767641793">
                <text:p>-0.021836876764179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-0.0135381023056581">
                <text:p>-0.0135381023056581</text:p>
              </table:table-cell>
              <table:table-cell office:value-type="float" office:value="-0.0767398432299661">
                <text:p>-0.0767398432299661</text:p>
              </table:table-cell>
              <table:table-cell office:value-type="float" office:value="0.0515592193109002">
                <text:p>0.0515592193109002</text:p>
              </table:table-cell>
              <table:table-cell office:value-type="float" office:value="0.0124613870926432">
                <text:p>0.0124613870926432</text:p>
              </table:table-cell>
              <table:table-cell office:value-type="float" office:value="-0.0262573391320808">
                <text:p>-0.026257339132080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-0.014463357517358">
                <text:p>-0.014463357517358</text:p>
              </table:table-cell>
              <table:table-cell office:value-type="float" office:value="-0.0924967832526068">
                <text:p>-0.0924967832526068</text:p>
              </table:table-cell>
              <table:table-cell office:value-type="float" office:value="0.0586018837441637">
                <text:p>0.0586018837441637</text:p>
              </table:table-cell>
              <table:table-cell office:value-type="float" office:value="0.0143162415877109">
                <text:p>0.0143162415877109</text:p>
              </table:table-cell>
              <table:table-cell office:value-type="float" office:value="-0.0340420154380901">
                <text:p>-0.03404201543809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-0.0135107823780878">
                <text:p>-0.0135107823780878</text:p>
              </table:table-cell>
              <table:table-cell office:value-type="float" office:value="-0.0843268398203328">
                <text:p>-0.0843268398203328</text:p>
              </table:table-cell>
              <table:table-cell office:value-type="float" office:value="0.0579629202611978">
                <text:p>0.0579629202611978</text:p>
              </table:table-cell>
              <table:table-cell office:value-type="float" office:value="0.0140853616752376">
                <text:p>0.0140853616752376</text:p>
              </table:table-cell>
              <table:table-cell office:value-type="float" office:value="-0.0257893402619852">
                <text:p>-0.025789340261985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-0.0148674867833315">
                <text:p>-0.0148674867833315</text:p>
              </table:table-cell>
              <table:table-cell office:value-type="float" office:value="-0.0905245036201987">
                <text:p>-0.0905245036201987</text:p>
              </table:table-cell>
              <table:table-cell office:value-type="float" office:value="0.0582978489517037">
                <text:p>0.0582978489517037</text:p>
              </table:table-cell>
              <table:table-cell office:value-type="float" office:value="0.0143611196738877">
                <text:p>0.0143611196738877</text:p>
              </table:table-cell>
              <table:table-cell office:value-type="float" office:value="-0.0327330217779388">
                <text:p>-0.032733021777938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-0.0153079547303813">
                <text:p>-0.0153079547303813</text:p>
              </table:table-cell>
              <table:table-cell office:value-type="float" office:value="-0.0935680754865355">
                <text:p>-0.0935680754865355</text:p>
              </table:table-cell>
              <table:table-cell office:value-type="float" office:value="0.0587788253578276">
                <text:p>0.0587788253578276</text:p>
              </table:table-cell>
              <table:table-cell office:value-type="float" office:value="0.0146098308509987">
                <text:p>0.0146098308509987</text:p>
              </table:table-cell>
              <table:table-cell office:value-type="float" office:value="-0.0354873740080905">
                <text:p>-0.0354873740080905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-0.0154457980257278">
                <text:p>-0.0154457980257278</text:p>
              </table:table-cell>
              <table:table-cell office:value-type="float" office:value="-0.0957310118641845">
                <text:p>-0.0957310118641845</text:p>
              </table:table-cell>
              <table:table-cell office:value-type="float" office:value="0.0600841517282316">
                <text:p>0.0600841517282316</text:p>
              </table:table-cell>
              <table:table-cell office:value-type="float" office:value="0.0147425454717507">
                <text:p>0.0147425454717507</text:p>
              </table:table-cell>
              <table:table-cell office:value-type="float" office:value="-0.03635011268993">
                <text:p>-0.03635011268993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-0.0155339862431573">
                <text:p>-0.0155339862431573</text:p>
              </table:table-cell>
              <table:table-cell office:value-type="float" office:value="-0.0983325922437746">
                <text:p>-0.0983325922437746</text:p>
              </table:table-cell>
              <table:table-cell office:value-type="float" office:value="0.0615199058332108">
                <text:p>0.0615199058332108</text:p>
              </table:table-cell>
              <table:table-cell office:value-type="float" office:value="0.0148487389348057">
                <text:p>0.0148487389348057</text:p>
              </table:table-cell>
              <table:table-cell office:value-type="float" office:value="-0.0374979337189155">
                <text:p>-0.03749793371891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